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319/settings.xml" manifest:media-type="text/xml"/>
  <manifest:file-entry manifest:full-path="Object 319/content.xml" manifest:media-type="text/xml"/>
  <manifest:file-entry manifest:full-path="Object 319/Configurations2/" manifest:media-type="application/vnd.sun.xml.ui.configuration"/>
  <manifest:file-entry manifest:full-path="Object 319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content.xml" manifest:media-type="text/xml"/>
  <manifest:file-entry manifest:full-path="Object 484/settings.xml" manifest:media-type="text/xml"/>
  <manifest:file-entry manifest:full-path="Object 484/" manifest:version="1.3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246/content.xml" manifest:media-type="text/xml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82/content.xml" manifest:media-type="text/xml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476/content.xml" manifest:media-type="text/xml"/>
  <manifest:file-entry manifest:full-path="Object 476/settings.xml" manifest:media-type="text/xml"/>
  <manifest:file-entry manifest:full-path="Object 476/Configurations2/" manifest:media-type="application/vnd.sun.xml.ui.configuration"/>
  <manifest:file-entry manifest:full-path="Object 47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238/settings.xml" manifest:media-type="text/xml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306/settings.xml" manifest:media-type="text/xml"/>
  <manifest:file-entry manifest:full-path="Object 306/content.xml" manifest:media-type="text/xml"/>
  <manifest:file-entry manifest:full-path="Object 306/Configurations2/" manifest:media-type="application/vnd.sun.xml.ui.configuration"/>
  <manifest:file-entry manifest:full-path="Object 306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" manifest:version="1.3" manifest:media-type="application/vnd.oasis.opendocument.formula"/>
  <manifest:file-entry manifest:full-path="Object 471/content.xml" manifest:media-type="text/xml"/>
  <manifest:file-entry manifest:full-path="Object 471/Configurations2/" manifest:media-type="application/vnd.sun.xml.ui.configuration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407/content.xml" manifest:media-type="text/xml"/>
  <manifest:file-entry manifest:full-path="Object 407/Configurations2/" manifest:media-type="application/vnd.sun.xml.ui.configuration"/>
  <manifest:file-entry manifest:full-path="Object 407/settings.xml" manifest:media-type="text/xml"/>
  <manifest:file-entry manifest:full-path="Object 407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378/settings.xml" manifest:media-type="text/xml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" manifest:version="1.3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405/settings.xml" manifest:media-type="text/xml"/>
  <manifest:file-entry manifest:full-path="Object 405/Configurations2/" manifest:media-type="application/vnd.sun.xml.ui.configuration"/>
  <manifest:file-entry manifest:full-path="Object 405/content.xml" manifest:media-type="text/xml"/>
  <manifest:file-entry manifest:full-path="Object 405/" manifest:version="1.3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Configurations2/" manifest:media-type="application/vnd.sun.xml.ui.configuration"/>
  <manifest:file-entry manifest:full-path="Object 211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468/settings.xml" manifest:media-type="text/xml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274/content.xml" manifest:media-type="text/xml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467/content.xml" manifest:media-type="text/xml"/>
  <manifest:file-entry manifest:full-path="Object 467/settings.xml" manifest:media-type="text/xml"/>
  <manifest:file-entry manifest:full-path="Object 467/Configurations2/" manifest:media-type="application/vnd.sun.xml.ui.configuration"/>
  <manifest:file-entry manifest:full-path="Object 467/" manifest:version="1.3" manifest:media-type="application/vnd.oasis.opendocument.formula"/>
  <manifest:file-entry manifest:full-path="Object 273/content.xml" manifest:media-type="text/xml"/>
  <manifest:file-entry manifest:full-path="Object 273/settings.xml" manifest:media-type="text/xml"/>
  <manifest:file-entry manifest:full-path="Object 273/Configurations2/" manifest:media-type="application/vnd.sun.xml.ui.configuration"/>
  <manifest:file-entry manifest:full-path="Object 273/" manifest:version="1.3" manifest:media-type="application/vnd.oasis.opendocument.formula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styles.xml" manifest:media-type="text/xml"/>
  <manifest:file-entry manifest:full-path="Object 272/content.xml" manifest:media-type="text/xml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66/content.xml" manifest:media-type="text/xml"/>
  <manifest:file-entry manifest:full-path="Object 466/settings.xml" manifest:media-type="text/xml"/>
  <manifest:file-entry manifest:full-path="Object 466/Configurations2/" manifest:media-type="application/vnd.sun.xml.ui.configuration"/>
  <manifest:file-entry manifest:full-path="Object 466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3" manifest:media-type="application/vnd.oasis.opendocument.formula"/>
  <manifest:file-entry manifest:full-path="Object 301/settings.xml" manifest:media-type="text/xml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" manifest:version="1.3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Configurations2/" manifest:media-type="application/vnd.sun.xml.ui.configuration"/>
  <manifest:file-entry manifest:full-path="Object 223/" manifest:version="1.3" manifest:media-type="application/vnd.oasis.opendocument.formula"/>
  <manifest:file-entry manifest:full-path="Object 417/content.xml" manifest:media-type="text/xml"/>
  <manifest:file-entry manifest:full-path="Object 417/Configurations2/" manifest:media-type="application/vnd.sun.xml.ui.configuration"/>
  <manifest:file-entry manifest:full-path="Object 417/settings.xml" manifest:media-type="text/xml"/>
  <manifest:file-entry manifest:full-path="Object 417/" manifest:version="1.3" manifest:media-type="application/vnd.oasis.opendocument.formula"/>
  <manifest:file-entry manifest:full-path="Object 388/content.xml" manifest:media-type="text/xml"/>
  <manifest:file-entry manifest:full-path="Object 388/Configurations2/" manifest:media-type="application/vnd.sun.xml.ui.configuration"/>
  <manifest:file-entry manifest:full-path="Object 388/settings.xml" manifest:media-type="text/xml"/>
  <manifest:file-entry manifest:full-path="Object 388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470/settings.xml" manifest:media-type="text/xml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305/content.xml" manifest:media-type="text/xml"/>
  <manifest:file-entry manifest:full-path="Object 305/settings.xml" manifest:media-type="text/xml"/>
  <manifest:file-entry manifest:full-path="Object 305/Configurations2/" manifest:media-type="application/vnd.sun.xml.ui.configuration"/>
  <manifest:file-entry manifest:full-path="Object 305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317/content.xml" manifest:media-type="text/xml"/>
  <manifest:file-entry manifest:full-path="Object 317/settings.xml" manifest:media-type="text/xml"/>
  <manifest:file-entry manifest:full-path="Object 317/Configurations2/" manifest:media-type="application/vnd.sun.xml.ui.configuration"/>
  <manifest:file-entry manifest:full-path="Object 317/" manifest:version="1.3" manifest:media-type="application/vnd.oasis.opendocument.formula"/>
  <manifest:file-entry manifest:full-path="Object 123/settings.xml" manifest:media-type="text/xml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482/content.xml" manifest:media-type="text/xml"/>
  <manifest:file-entry manifest:full-path="Object 482/Configurations2/" manifest:media-type="application/vnd.sun.xml.ui.configuration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498/Configurations2/" manifest:media-type="application/vnd.sun.xml.ui.configuration"/>
  <manifest:file-entry manifest:full-path="Object 498/settings.xml" manifest:media-type="text/xml"/>
  <manifest:file-entry manifest:full-path="Object 498/content.xml" manifest:media-type="text/xml"/>
  <manifest:file-entry manifest:full-path="Object 498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settings.xml" manifest:media-type="text/xml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360/content.xml" manifest:media-type="text/xml"/>
  <manifest:file-entry manifest:full-path="Object 360/settings.xml" manifest:media-type="text/xml"/>
  <manifest:file-entry manifest:full-path="Object 360/Configurations2/" manifest:media-type="application/vnd.sun.xml.ui.configuration"/>
  <manifest:file-entry manifest:full-path="Object 360/" manifest:version="1.3" manifest:media-type="application/vnd.oasis.opendocument.formula"/>
  <manifest:file-entry manifest:full-path="Object 434/settings.xml" manifest:media-type="text/xml"/>
  <manifest:file-entry manifest:full-path="Object 434/Configurations2/" manifest:media-type="application/vnd.sun.xml.ui.configuration"/>
  <manifest:file-entry manifest:full-path="Object 434/content.xml" manifest:media-type="text/xml"/>
  <manifest:file-entry manifest:full-path="Object 434/" manifest:version="1.3" manifest:media-type="application/vnd.oasis.opendocument.formula"/>
  <manifest:file-entry manifest:full-path="Object 240/settings.xml" manifest:media-type="text/xml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552/Configurations2/" manifest:media-type="application/vnd.sun.xml.ui.configuration"/>
  <manifest:file-entry manifest:full-path="Object 552/settings.xml" manifest:media-type="text/xml"/>
  <manifest:file-entry manifest:full-path="Object 552/content.xml" manifest:media-type="text/xml"/>
  <manifest:file-entry manifest:full-path="Object 552/" manifest:version="1.3" manifest:media-type="application/vnd.oasis.opendocument.formula"/>
  <manifest:file-entry manifest:full-path="Object 258/content.xml" manifest:media-type="text/xml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486/settings.xml" manifest:media-type="text/xml"/>
  <manifest:file-entry manifest:full-path="Object 486/Configurations2/" manifest:media-type="application/vnd.sun.xml.ui.configuration"/>
  <manifest:file-entry manifest:full-path="Object 486/content.xml" manifest:media-type="text/xml"/>
  <manifest:file-entry manifest:full-path="Object 486/" manifest:version="1.3" manifest:media-type="application/vnd.oasis.opendocument.formula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" manifest:version="1.3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447/settings.xml" manifest:media-type="text/xml"/>
  <manifest:file-entry manifest:full-path="Object 447/content.xml" manifest:media-type="text/xml"/>
  <manifest:file-entry manifest:full-path="Object 447/Configurations2/" manifest:media-type="application/vnd.sun.xml.ui.configuration"/>
  <manifest:file-entry manifest:full-path="Object 447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Configurations2/" manifest:media-type="application/vnd.sun.xml.ui.configuration"/>
  <manifest:file-entry manifest:full-path="Object 188/" manifest:version="1.3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Configurations2/" manifest:media-type="application/vnd.sun.xml.ui.configuration"/>
  <manifest:file-entry manifest:full-path="Object 217/" manifest:version="1.3" manifest:media-type="application/vnd.oasis.opendocument.formula"/>
  <manifest:file-entry manifest:full-path="Object 382/content.xml" manifest:media-type="text/xml"/>
  <manifest:file-entry manifest:full-path="Object 382/settings.xml" manifest:media-type="text/xml"/>
  <manifest:file-entry manifest:full-path="Object 382/Configurations2/" manifest:media-type="application/vnd.sun.xml.ui.configuration"/>
  <manifest:file-entry manifest:full-path="Object 382/" manifest:version="1.3" manifest:media-type="application/vnd.oasis.opendocument.formula"/>
  <manifest:file-entry manifest:full-path="Object 463/settings.xml" manifest:media-type="text/xml"/>
  <manifest:file-entry manifest:full-path="Object 463/content.xml" manifest:media-type="text/xml"/>
  <manifest:file-entry manifest:full-path="Object 463/Configurations2/" manifest:media-type="application/vnd.sun.xml.ui.configuration"/>
  <manifest:file-entry manifest:full-path="Object 463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390/content.xml" manifest:media-type="text/xml"/>
  <manifest:file-entry manifest:full-path="Object 390/Configurations2/" manifest:media-type="application/vnd.sun.xml.ui.configuration"/>
  <manifest:file-entry manifest:full-path="Object 390/settings.xml" manifest:media-type="text/xml"/>
  <manifest:file-entry manifest:full-path="Object 390/" manifest:version="1.3" manifest:media-type="application/vnd.oasis.opendocument.formula"/>
  <manifest:file-entry manifest:full-path="Object 419/settings.xml" manifest:media-type="text/xml"/>
  <manifest:file-entry manifest:full-path="Object 419/Configurations2/" manifest:media-type="application/vnd.sun.xml.ui.configuration"/>
  <manifest:file-entry manifest:full-path="Object 419/content.xml" manifest:media-type="text/xml"/>
  <manifest:file-entry manifest:full-path="Object 419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251/content.xml" manifest:media-type="text/xml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settings.xml" manifest:media-type="text/xml"/>
  <manifest:file-entry manifest:full-path="Object 445/content.xml" manifest:media-type="text/xml"/>
  <manifest:file-entry manifest:full-path="Object 445/" manifest:version="1.3" manifest:media-type="application/vnd.oasis.opendocument.formula"/>
  <manifest:file-entry manifest:full-path="Object 186/settings.xml" manifest:media-type="text/xml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3/settings.xml" manifest:media-type="text/xml"/>
  <manifest:file-entry manifest:full-path="Object 453/content.xml" manifest:media-type="text/xml"/>
  <manifest:file-entry manifest:full-path="Object 453/Configurations2/" manifest:media-type="application/vnd.sun.xml.ui.configuration"/>
  <manifest:file-entry manifest:full-path="Object 453/" manifest:version="1.3" manifest:media-type="application/vnd.oasis.opendocument.formula"/>
  <manifest:file-entry manifest:full-path="Object 215/content.xml" manifest:media-type="text/xml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380/content.xml" manifest:media-type="text/xml"/>
  <manifest:file-entry manifest:full-path="Object 380/settings.xml" manifest:media-type="text/xml"/>
  <manifest:file-entry manifest:full-path="Object 380/Configurations2/" manifest:media-type="application/vnd.sun.xml.ui.configuration"/>
  <manifest:file-entry manifest:full-path="Object 380/" manifest:version="1.3" manifest:media-type="application/vnd.oasis.opendocument.formula"/>
  <manifest:file-entry manifest:full-path="Object 409/content.xml" manifest:media-type="text/xml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" manifest:version="1.3" manifest:media-type="application/vnd.oasis.opendocument.formula"/>
  <manifest:file-entry manifest:full-path="Object 398/Configurations2/" manifest:media-type="application/vnd.sun.xml.ui.configuration"/>
  <manifest:file-entry manifest:full-path="Object 398/content.xml" manifest:media-type="text/xml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425/content.xml" manifest:media-type="text/xml"/>
  <manifest:file-entry manifest:full-path="Object 425/Configurations2/" manifest:media-type="application/vnd.sun.xml.ui.configuration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" manifest:version="1.3" manifest:media-type="application/vnd.oasis.opendocument.formula"/>
  <manifest:file-entry manifest:full-path="Object 396/content.xml" manifest:media-type="text/xml"/>
  <manifest:file-entry manifest:full-path="Object 396/settings.xml" manifest:media-type="text/xml"/>
  <manifest:file-entry manifest:full-path="Object 396/Configurations2/" manifest:media-type="application/vnd.sun.xml.ui.configuration"/>
  <manifest:file-entry manifest:full-path="Object 396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3" manifest:media-type="application/vnd.oasis.opendocument.formula"/>
  <manifest:file-entry manifest:full-path="Object 254/content.xml" manifest:media-type="text/xml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Configurations2/" manifest:media-type="application/vnd.sun.xml.ui.configuration"/>
  <manifest:file-entry manifest:full-path="Object 189/" manifest:version="1.3" manifest:media-type="application/vnd.oasis.opendocument.formula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383/content.xml" manifest:media-type="text/xml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464/settings.xml" manifest:media-type="text/xml"/>
  <manifest:file-entry manifest:full-path="Object 464/content.xml" manifest:media-type="text/xml"/>
  <manifest:file-entry manifest:full-path="Object 464/Configurations2/" manifest:media-type="application/vnd.sun.xml.ui.configuration"/>
  <manifest:file-entry manifest:full-path="Object 464/" manifest:version="1.3" manifest:media-type="application/vnd.oasis.opendocument.formula"/>
  <manifest:file-entry manifest:full-path="Object 270/content.xml" manifest:media-type="text/xml"/>
  <manifest:file-entry manifest:full-path="Object 270/settings.xml" manifest:media-type="text/xml"/>
  <manifest:file-entry manifest:full-path="Object 270/Configurations2/" manifest:media-type="application/vnd.sun.xml.ui.configuration"/>
  <manifest:file-entry manifest:full-path="Object 270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496/Configurations2/" manifest:media-type="application/vnd.sun.xml.ui.configuration"/>
  <manifest:file-entry manifest:full-path="Object 496/content.xml" manifest:media-type="text/xml"/>
  <manifest:file-entry manifest:full-path="Object 496/settings.xml" manifest:media-type="text/xml"/>
  <manifest:file-entry manifest:full-path="Object 496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449/content.xml" manifest:media-type="text/xml"/>
  <manifest:file-entry manifest:full-path="Object 449/settings.xml" manifest:media-type="text/xml"/>
  <manifest:file-entry manifest:full-path="Object 449/Configurations2/" manifest:media-type="application/vnd.sun.xml.ui.configuration"/>
  <manifest:file-entry manifest:full-path="Object 449/" manifest:version="1.3" manifest:media-type="application/vnd.oasis.opendocument.formula"/>
  <manifest:file-entry manifest:full-path="Object 255/content.xml" manifest:media-type="text/xml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485/Configurations2/" manifest:media-type="application/vnd.sun.xml.ui.configuration"/>
  <manifest:file-entry manifest:full-path="Object 485/settings.xml" manifest:media-type="text/xml"/>
  <manifest:file-entry manifest:full-path="Object 485/content.xml" manifest:media-type="text/xml"/>
  <manifest:file-entry manifest:full-path="Object 485/" manifest:version="1.3" manifest:media-type="application/vnd.oasis.opendocument.formula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47/settings.xml" manifest:media-type="text/xml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" manifest:version="1.3" manifest:media-type="application/vnd.oasis.opendocument.formula"/>
  <manifest:file-entry manifest:full-path="Object 495/Configurations2/" manifest:media-type="application/vnd.sun.xml.ui.configuration"/>
  <manifest:file-entry manifest:full-path="Object 495/settings.xml" manifest:media-type="text/xml"/>
  <manifest:file-entry manifest:full-path="Object 495/content.xml" manifest:media-type="text/xml"/>
  <manifest:file-entry manifest:full-path="Object 495/" manifest:version="1.3" manifest:media-type="application/vnd.oasis.opendocument.formula"/>
  <manifest:file-entry manifest:full-path="Object 551/content.xml" manifest:media-type="text/xml"/>
  <manifest:file-entry manifest:full-path="Object 551/Configurations2/" manifest:media-type="application/vnd.sun.xml.ui.configuration"/>
  <manifest:file-entry manifest:full-path="Object 551/settings.xml" manifest:media-type="text/xml"/>
  <manifest:file-entry manifest:full-path="Object 551/" manifest:version="1.3" manifest:media-type="application/vnd.oasis.opendocument.formula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3" manifest:media-type="application/vnd.oasis.opendocument.formula"/>
  <manifest:file-entry manifest:full-path="Object 307/settings.xml" manifest:media-type="text/xml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" manifest:version="1.3" manifest:media-type="application/vnd.oasis.opendocument.formula"/>
  <manifest:file-entry manifest:full-path="Object 472/content.xml" manifest:media-type="text/xml"/>
  <manifest:file-entry manifest:full-path="Object 472/settings.xml" manifest:media-type="text/xml"/>
  <manifest:file-entry manifest:full-path="Object 472/Configurations2/" manifest:media-type="application/vnd.sun.xml.ui.configuration"/>
  <manifest:file-entry manifest:full-path="Object 472/" manifest:version="1.3" manifest:media-type="application/vnd.oasis.opendocument.formula"/>
  <manifest:file-entry manifest:full-path="Object 418/settings.xml" manifest:media-type="text/xml"/>
  <manifest:file-entry manifest:full-path="Object 418/Configurations2/" manifest:media-type="application/vnd.sun.xml.ui.configuration"/>
  <manifest:file-entry manifest:full-path="Object 418/content.xml" manifest:media-type="text/xml"/>
  <manifest:file-entry manifest:full-path="Object 418/" manifest:version="1.3" manifest:media-type="application/vnd.oasis.opendocument.formula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308/settings.xml" manifest:media-type="text/xml"/>
  <manifest:file-entry manifest:full-path="Object 308/content.xml" manifest:media-type="text/xml"/>
  <manifest:file-entry manifest:full-path="Object 308/Configurations2/" manifest:media-type="application/vnd.sun.xml.ui.configuration"/>
  <manifest:file-entry manifest:full-path="Object 308/" manifest:version="1.3" manifest:media-type="application/vnd.oasis.opendocument.formula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" manifest:version="1.3" manifest:media-type="application/vnd.oasis.opendocument.formula"/>
  <manifest:file-entry manifest:full-path="Object 429/settings.xml" manifest:media-type="text/xml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" manifest:version="1.3" manifest:media-type="application/vnd.oasis.opendocument.formula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355/settings.xml" manifest:media-type="text/xml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549/content.xml" manifest:media-type="text/xml"/>
  <manifest:file-entry manifest:full-path="Object 549/settings.xml" manifest:media-type="text/xml"/>
  <manifest:file-entry manifest:full-path="Object 549/Configurations2/" manifest:media-type="application/vnd.sun.xml.ui.configuration"/>
  <manifest:file-entry manifest:full-path="Object 54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59/content.xml" manifest:media-type="text/xml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393/settings.xml" manifest:media-type="text/xml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163/settings.xml" manifest:media-type="text/xml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Replacements/Object 52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44" manifest:media-type=""/>
  <manifest:file-entry manifest:full-path="ObjectReplacements/Object 282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117" manifest:media-type=""/>
  <manifest:file-entry manifest:full-path="ObjectReplacements/Object 238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78" manifest:media-type=""/>
  <manifest:file-entry manifest:full-path="ObjectReplacements/Object 18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109" manifest:media-type=""/>
  <manifest:file-entry manifest:full-path="ObjectReplacements/Object 27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08" manifest:media-type=""/>
  <manifest:file-entry manifest:full-path="ObjectReplacements/Object 27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107" manifest:media-type=""/>
  <manifest:file-entry manifest:full-path="ObjectReplacements/Object 301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434" manifest:media-type=""/>
  <manifest:file-entry manifest:full-path="ObjectReplacements/Object 240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447" manifest:media-type=""/>
  <manifest:file-entry manifest:full-path="ObjectReplacements/Object 2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382" manifest:media-type=""/>
  <manifest:file-entry manifest:full-path="ObjectReplacements/Object 46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4" manifest:media-type=""/>
  <manifest:file-entry manifest:full-path="ObjectReplacements/Object 225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45" manifest:media-type=""/>
  <manifest:file-entry manifest:full-path="ObjectReplacements/Object 18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380" manifest:media-type=""/>
  <manifest:file-entry manifest:full-path="ObjectReplacements/Object 409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383" manifest:media-type=""/>
  <manifest:file-entry manifest:full-path="ObjectReplacements/Object 464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36" manifest:media-type=""/>
  <manifest:file-entry manifest:full-path="ObjectReplacements/Object 63" manifest:media-type="application/x-openoffice-gdimetafile;windows_formatname=&quot;GDIMetaFile&quot;"/>
  <manifest:file-entry manifest:full-path="ObjectReplacements/Object 495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438" manifest:media-type=""/>
  <manifest:file-entry manifest:full-path="ObjectReplacements/Object 24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435" manifest:media-type=""/>
  <manifest:file-entry manifest:full-path="ObjectReplacements/Object 24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3" manifest:media-type=""/>
  <manifest:file-entry manifest:full-path="ObjectReplacements/Object 30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36" manifest:media-type=""/>
  <manifest:file-entry manifest:full-path="ObjectReplacements/Object 547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437" manifest:media-type=""/>
  <manifest:file-entry manifest:full-path="ObjectReplacements/Object 24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493" manifest:media-type="application/x-openoffice-gdimetafile;windows_formatname=&quot;GDIMetaFile&quot;"/>
  <manifest:file-entry manifest:full-path="ObjectReplacements/Object 439" manifest:media-type=""/>
  <manifest:file-entry manifest:full-path="ObjectReplacements/Object 245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87" manifest:media-type=""/>
  <manifest:file-entry manifest:full-path="ObjectReplacements/Object 555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44" manifest:media-type="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101" manifest:media-type=""/>
  <manifest:file-entry manifest:full-path="ObjectReplacements/Object 460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77" manifest:media-type=""/>
  <manifest:file-entry manifest:full-path="ObjectReplacements/Object 183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102" manifest:media-type=""/>
  <manifest:file-entry manifest:full-path="ObjectReplacements/Object 36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432" manifest:media-type=""/>
  <manifest:file-entry manifest:full-path="ObjectReplacements/Object 323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381" manifest:media-type=""/>
  <manifest:file-entry manifest:full-path="ObjectReplacements/Object 216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119" manifest:media-type=""/>
  <manifest:file-entry manifest:full-path="ObjectReplacements/Object 478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440" manifest:media-type=""/>
  <manifest:file-entry manifest:full-path="ObjectReplacements/Object 441" manifest:media-type=""/>
  <manifest:file-entry manifest:full-path="ObjectReplacements/Object 540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431" manifest:media-type="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33" manifest:media-type=""/>
  <manifest:file-entry manifest:full-path="ObjectReplacements/Object 100" manifest:media-type=""/>
  <manifest:file-entry manifest:full-path="ObjectReplacements/Object 14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93" manifest:media-type=""/>
  <manifest:file-entry manifest:full-path="ObjectReplacements/Object 19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46" manifest:media-type=""/>
  <manifest:file-entry manifest:full-path="ObjectReplacements/Object 252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379" manifest:media-type=""/>
  <manifest:file-entry manifest:full-path="ObjectReplacements/Object 408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9" manifest:media-type=""/>
  <manifest:file-entry manifest:full-path="ObjectReplacements/Object 144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400" manifest:media-type="application/x-openoffice-gdimetafile;windows_formatname=&quot;GDIMetaFile&quot;"/>
  <manifest:file-entry manifest:full-path="ObjectReplacements/Object 98" manifest:media-type=""/>
  <manifest:file-entry manifest:full-path="ObjectReplacements/Object 370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120" manifest:media-type=""/>
  <manifest:file-entry manifest:full-path="ObjectReplacements/Object 169" manifest:media-type="application/x-openoffice-gdimetafile;windows_formatname=&quot;GDIMetaFile&quot;"/>
  <manifest:file-entry manifest:full-path="ObjectReplacements/Object 96" manifest:media-type=""/>
  <manifest:file-entry manifest:full-path="ObjectReplacements/Object 20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110" manifest:media-type=""/>
  <manifest:file-entry manifest:full-path="ObjectReplacements/Object 30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42" manifest:media-type=""/>
  <manifest:file-entry manifest:full-path="ObjectReplacements/Object 23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43" manifest:media-type=""/>
  <manifest:file-entry manifest:full-path="ObjectReplacements/Object 395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43" manifest:media-type=""/>
  <manifest:file-entry manifest:full-path="ObjectReplacements/Object 14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88" manifest:media-type=""/>
  <manifest:file-entry manifest:full-path="ObjectReplacements/Object 25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26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384" manifest:media-type=""/>
  <manifest:file-entry manifest:full-path="ObjectReplacements/Object 190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 249/settings.xml" manifest:media-type="text/xml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488/settings.xml" manifest:media-type="text/xml"/>
  <manifest:file-entry manifest:full-path="Object 488/Configurations2/" manifest:media-type="application/vnd.sun.xml.ui.configuration"/>
  <manifest:file-entry manifest:full-path="Object 488/content.xml" manifest:media-type="text/xml"/>
  <manifest:file-entry manifest:full-path="Object 488/" manifest:version="1.3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438/content.xml" manifest:media-type="text/xml"/>
  <manifest:file-entry manifest:full-path="Object 438/settings.xml" manifest:media-type="text/xml"/>
  <manifest:file-entry manifest:full-path="Object 438/Configurations2/" manifest:media-type="application/vnd.sun.xml.ui.configuration"/>
  <manifest:file-entry manifest:full-path="Object 438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492/Configurations2/" manifest:media-type="application/vnd.sun.xml.ui.configuration"/>
  <manifest:file-entry manifest:full-path="Object 492/settings.xml" manifest:media-type="text/xml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392/settings.xml" manifest:media-type="text/xml"/>
  <manifest:file-entry manifest:full-path="Object 392/content.xml" manifest:media-type="text/xml"/>
  <manifest:file-entry manifest:full-path="Object 392/Configurations2/" manifest:media-type="application/vnd.sun.xml.ui.configuration"/>
  <manifest:file-entry manifest:full-path="Object 392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" manifest:version="1.3" manifest:media-type="application/vnd.oasis.opendocument.formula"/>
  <manifest:file-entry manifest:full-path="Object 234/settings.xml" manifest:media-type="text/xml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428/settings.xml" manifest:media-type="text/xml"/>
  <manifest:file-entry manifest:full-path="Object 428/Configurations2/" manifest:media-type="application/vnd.sun.xml.ui.configuration"/>
  <manifest:file-entry manifest:full-path="Object 428/content.xml" manifest:media-type="text/xml"/>
  <manifest:file-entry manifest:full-path="Object 428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435/settings.xml" manifest:media-type="text/xml"/>
  <manifest:file-entry manifest:full-path="Object 435/content.xml" manifest:media-type="text/xml"/>
  <manifest:file-entry manifest:full-path="Object 435/Configurations2/" manifest:media-type="application/vnd.sun.xml.ui.configuration"/>
  <manifest:file-entry manifest:full-path="Object 435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324/settings.xml" manifest:media-type="text/xml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" manifest:version="1.3" manifest:media-type="application/vnd.oasis.opendocument.formula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" manifest:version="1.3" manifest:media-type="application/vnd.oasis.opendocument.formula"/>
  <manifest:file-entry manifest:full-path="Object 236/content.xml" manifest:media-type="text/xml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content.xml" manifest:media-type="text/xml"/>
  <manifest:file-entry manifest:full-path="Object 455/settings.xml" manifest:media-type="text/xml"/>
  <manifest:file-entry manifest:full-path="Object 455/" manifest:version="1.3" manifest:media-type="application/vnd.oasis.opendocument.formula"/>
  <manifest:file-entry manifest:full-path="Object 196/content.xml" manifest:media-type="text/xml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293/content.xml" manifest:media-type="text/xml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487/content.xml" manifest:media-type="text/xml"/>
  <manifest:file-entry manifest:full-path="Object 487/Configurations2/" manifest:media-type="application/vnd.sun.xml.ui.configuration"/>
  <manifest:file-entry manifest:full-path="Object 487/settings.xml" manifest:media-type="text/xml"/>
  <manifest:file-entry manifest:full-path="Object 487/" manifest:version="1.3" manifest:media-type="application/vnd.oasis.opendocument.formula"/>
  <manifest:file-entry manifest:full-path="Object 544/Configurations2/" manifest:media-type="application/vnd.sun.xml.ui.configuration"/>
  <manifest:file-entry manifest:full-path="Object 544/content.xml" manifest:media-type="text/xml"/>
  <manifest:file-entry manifest:full-path="Object 544/settings.xml" manifest:media-type="text/xml"/>
  <manifest:file-entry manifest:full-path="Object 544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62/content.xml" manifest:media-type="text/xml"/>
  <manifest:file-entry manifest:full-path="Object 462/settings.xml" manifest:media-type="text/xml"/>
  <manifest:file-entry manifest:full-path="Object 462/Configurations2/" manifest:media-type="application/vnd.sun.xml.ui.configuration"/>
  <manifest:file-entry manifest:full-path="Object 46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Configurations2/" manifest:media-type="application/vnd.sun.xml.ui.configuration"/>
  <manifest:file-entry manifest:full-path="Object 197/" manifest:version="1.3" manifest:media-type="application/vnd.oasis.opendocument.formula"/>
  <manifest:file-entry manifest:full-path="Object 545/Configurations2/" manifest:media-type="application/vnd.sun.xml.ui.configuration"/>
  <manifest:file-entry manifest:full-path="Object 545/content.xml" manifest:media-type="text/xml"/>
  <manifest:file-entry manifest:full-path="Object 545/settings.xml" manifest:media-type="text/xml"/>
  <manifest:file-entry manifest:full-path="Object 545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settings.xml" manifest:media-type="text/xml"/>
  <manifest:file-entry manifest:full-path="Object 351/" manifest:version="1.3" manifest:media-type="application/vnd.oasis.opendocument.formula"/>
  <manifest:file-entry manifest:full-path="Object 182/settings.xml" manifest:media-type="text/xml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546/content.xml" manifest:media-type="text/xml"/>
  <manifest:file-entry manifest:full-path="Object 546/Configurations2/" manifest:media-type="application/vnd.sun.xml.ui.configuration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352/content.xml" manifest:media-type="text/xml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543/content.xml" manifest:media-type="text/xml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" manifest:version="1.3" manifest:media-type="application/vnd.oasis.opendocument.formula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36/settings.xml" manifest:media-type="text/xml"/>
  <manifest:file-entry manifest:full-path="Object 436/content.xml" manifest:media-type="text/xml"/>
  <manifest:file-entry manifest:full-path="Object 436/Configurations2/" manifest:media-type="application/vnd.sun.xml.ui.configuration"/>
  <manifest:file-entry manifest:full-path="Object 436/" manifest:version="1.3" manifest:media-type="application/vnd.oasis.opendocument.formula"/>
  <manifest:file-entry manifest:full-path="Object 547/Configurations2/" manifest:media-type="application/vnd.sun.xml.ui.configuration"/>
  <manifest:file-entry manifest:full-path="Object 547/content.xml" manifest:media-type="text/xml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content.xml" manifest:media-type="text/xml"/>
  <manifest:file-entry manifest:full-path="Object 353/" manifest:version="1.3" manifest:media-type="application/vnd.oasis.opendocument.formula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491/settings.xml" manifest:media-type="text/xml"/>
  <manifest:file-entry manifest:full-path="Object 491/Configurations2/" manifest:media-type="application/vnd.sun.xml.ui.configuration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437/settings.xml" manifest:media-type="text/xml"/>
  <manifest:file-entry manifest:full-path="Object 437/content.xml" manifest:media-type="text/xml"/>
  <manifest:file-entry manifest:full-path="Object 437/Configurations2/" manifest:media-type="application/vnd.sun.xml.ui.configuration"/>
  <manifest:file-entry manifest:full-path="Object 437/" manifest:version="1.3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287/settings.xml" manifest:media-type="text/xml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328/content.xml" manifest:media-type="text/xml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493/content.xml" manifest:media-type="text/xml"/>
  <manifest:file-entry manifest:full-path="Object 493/Configurations2/" manifest:media-type="application/vnd.sun.xml.ui.configuration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439/settings.xml" manifest:media-type="text/xml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256/settings.xml" manifest:media-type="text/xml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424/settings.xml" manifest:media-type="text/xml"/>
  <manifest:file-entry manifest:full-path="Object 424/Configurations2/" manifest:media-type="application/vnd.sun.xml.ui.configuration"/>
  <manifest:file-entry manifest:full-path="Object 424/content.xml" manifest:media-type="text/xml"/>
  <manifest:file-entry manifest:full-path="Object 424/" manifest:version="1.3" manifest:media-type="application/vnd.oasis.opendocument.formula"/>
  <manifest:file-entry manifest:full-path="Object 548/Configurations2/" manifest:media-type="application/vnd.sun.xml.ui.configuration"/>
  <manifest:file-entry manifest:full-path="Object 548/content.xml" manifest:media-type="text/xml"/>
  <manifest:file-entry manifest:full-path="Object 548/settings.xml" manifest:media-type="text/xml"/>
  <manifest:file-entry manifest:full-path="Object 548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490/settings.xml" manifest:media-type="text/xml"/>
  <manifest:file-entry manifest:full-path="Object 490/content.xml" manifest:media-type="text/xml"/>
  <manifest:file-entry manifest:full-path="Object 490/Configurations2/" manifest:media-type="application/vnd.sun.xml.ui.configuration"/>
  <manifest:file-entry manifest:full-path="Object 490/" manifest:version="1.3" manifest:media-type="application/vnd.oasis.opendocument.formula"/>
  <manifest:file-entry manifest:full-path="Object 325/content.xml" manifest:media-type="text/xml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content.xml" manifest:media-type="text/xml"/>
  <manifest:file-entry manifest:full-path="Object 469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555/Configurations2/" manifest:media-type="application/vnd.sun.xml.ui.configuration"/>
  <manifest:file-entry manifest:full-path="Object 555/content.xml" manifest:media-type="text/xml"/>
  <manifest:file-entry manifest:full-path="Object 555/settings.xml" manifest:media-type="text/xml"/>
  <manifest:file-entry manifest:full-path="Object 555/" manifest:version="1.3" manifest:media-type="application/vnd.oasis.opendocument.formula"/>
  <manifest:file-entry manifest:full-path="Object 361/content.xml" manifest:media-type="text/xml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44/content.xml" manifest:media-type="text/xml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30/content.xml" manifest:media-type="text/xml"/>
  <manifest:file-entry manifest:full-path="Object 430/Configurations2/" manifest:media-type="application/vnd.sun.xml.ui.configuration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Object 397/Configurations2/" manifest:media-type="application/vnd.sun.xml.ui.configuration"/>
  <manifest:file-entry manifest:full-path="Object 397/settings.xml" manifest:media-type="text/xml"/>
  <manifest:file-entry manifest:full-path="Object 397/content.xml" manifest:media-type="text/xml"/>
  <manifest:file-entry manifest:full-path="Object 397/" manifest:version="1.3" manifest:media-type="application/vnd.oasis.opendocument.formula"/>
  <manifest:file-entry manifest:full-path="Object 329/settings.xml" manifest:media-type="text/xml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" manifest:version="1.3" manifest:media-type="application/vnd.oasis.opendocument.formula"/>
  <manifest:file-entry manifest:full-path="Object 494/Configurations2/" manifest:media-type="application/vnd.sun.xml.ui.configuration"/>
  <manifest:file-entry manifest:full-path="Object 494/content.xml" manifest:media-type="text/xml"/>
  <manifest:file-entry manifest:full-path="Object 494/settings.xml" manifest:media-type="text/xml"/>
  <manifest:file-entry manifest:full-path="Object 494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415/content.xml" manifest:media-type="text/xml"/>
  <manifest:file-entry manifest:full-path="Object 415/Configurations2/" manifest:media-type="application/vnd.sun.xml.ui.configuration"/>
  <manifest:file-entry manifest:full-path="Object 415/settings.xml" manifest:media-type="text/xml"/>
  <manifest:file-entry manifest:full-path="Object 415/" manifest:version="1.3" manifest:media-type="application/vnd.oasis.opendocument.formula"/>
  <manifest:file-entry manifest:full-path="Object 387/Configurations2/" manifest:media-type="application/vnd.sun.xml.ui.configuration"/>
  <manifest:file-entry manifest:full-path="Object 387/settings.xml" manifest:media-type="text/xml"/>
  <manifest:file-entry manifest:full-path="Object 387/content.xml" manifest:media-type="text/xml"/>
  <manifest:file-entry manifest:full-path="Object 387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500/settings.xml" manifest:media-type="text/xml"/>
  <manifest:file-entry manifest:full-path="Object 500/Configurations2/" manifest:media-type="application/vnd.sun.xml.ui.configuration"/>
  <manifest:file-entry manifest:full-path="Object 500/content.xml" manifest:media-type="text/xml"/>
  <manifest:file-entry manifest:full-path="Object 500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settings.xml" manifest:media-type="text/xml"/>
  <manifest:file-entry manifest:full-path="Object 452/content.xml" manifest:media-type="text/xml"/>
  <manifest:file-entry manifest:full-path="Object 452/" manifest:version="1.3" manifest:media-type="application/vnd.oasis.opendocument.formula"/>
  <manifest:file-entry manifest:full-path="Object 410/settings.xml" manifest:media-type="text/xml"/>
  <manifest:file-entry manifest:full-path="Object 410/Configurations2/" manifest:media-type="application/vnd.sun.xml.ui.configuration"/>
  <manifest:file-entry manifest:full-path="Object 410/content.xml" manifest:media-type="text/xml"/>
  <manifest:file-entry manifest:full-path="Object 410/" manifest:version="1.3" manifest:media-type="application/vnd.oasis.opendocument.formula"/>
  <manifest:file-entry manifest:full-path="Object 411/settings.xml" manifest:media-type="text/xml"/>
  <manifest:file-entry manifest:full-path="Object 411/content.xml" manifest:media-type="text/xml"/>
  <manifest:file-entry manifest:full-path="Object 411/Configurations2/" manifest:media-type="application/vnd.sun.xml.ui.configuration"/>
  <manifest:file-entry manifest:full-path="Object 411/" manifest:version="1.3" manifest:media-type="application/vnd.oasis.opendocument.formula"/>
  <manifest:file-entry manifest:full-path="Object 412/Configurations2/" manifest:media-type="application/vnd.sun.xml.ui.configuration"/>
  <manifest:file-entry manifest:full-path="Object 412/settings.xml" manifest:media-type="text/xml"/>
  <manifest:file-entry manifest:full-path="Object 412/content.xml" manifest:media-type="text/xml"/>
  <manifest:file-entry manifest:full-path="Object 412/" manifest:version="1.3" manifest:media-type="application/vnd.oasis.opendocument.formula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settings.xml" manifest:media-type="text/xml"/>
  <manifest:file-entry manifest:full-path="Object 413/" manifest:version="1.3" manifest:media-type="application/vnd.oasis.opendocument.formula"/>
  <manifest:file-entry manifest:full-path="Object 300/settings.xml" manifest:media-type="text/xml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content.xml" manifest:media-type="text/xml"/>
  <manifest:file-entry manifest:full-path="Object 298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3" manifest:media-type="application/vnd.oasis.opendocument.formula"/>
  <manifest:file-entry manifest:full-path="Object 312/settings.xml" manifest:media-type="text/xml"/>
  <manifest:file-entry manifest:full-path="Object 312/content.xml" manifest:media-type="text/xml"/>
  <manifest:file-entry manifest:full-path="Object 312/Configurations2/" manifest:media-type="application/vnd.sun.xml.ui.configuration"/>
  <manifest:file-entry manifest:full-path="Object 312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402/content.xml" manifest:media-type="text/xml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" manifest:version="1.3" manifest:media-type="application/vnd.oasis.opendocument.formula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316/content.xml" manifest:media-type="text/xml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416/content.xml" manifest:media-type="text/xml"/>
  <manifest:file-entry manifest:full-path="Object 416/Configurations2/" manifest:media-type="application/vnd.sun.xml.ui.configuration"/>
  <manifest:file-entry manifest:full-path="Object 416/settings.xml" manifest:media-type="text/xml"/>
  <manifest:file-entry manifest:full-path="Object 416/" manifest:version="1.3" manifest:media-type="application/vnd.oasis.opendocument.formula"/>
  <manifest:file-entry manifest:full-path="Object 222/content.xml" manifest:media-type="text/xml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531/content.xml" manifest:media-type="text/xml"/>
  <manifest:file-entry manifest:full-path="Object 531/Configurations2/" manifest:media-type="application/vnd.sun.xml.ui.configuration"/>
  <manifest:file-entry manifest:full-path="Object 531/settings.xml" manifest:media-type="text/xml"/>
  <manifest:file-entry manifest:full-path="Object 531/" manifest:version="1.3" manifest:media-type="application/vnd.oasis.opendocument.formula"/>
  <manifest:file-entry manifest:full-path="Object 386/Configurations2/" manifest:media-type="application/vnd.sun.xml.ui.configuration"/>
  <manifest:file-entry manifest:full-path="Object 386/settings.xml" manifest:media-type="text/xml"/>
  <manifest:file-entry manifest:full-path="Object 386/content.xml" manifest:media-type="text/xml"/>
  <manifest:file-entry manifest:full-path="Object 386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483/content.xml" manifest:media-type="text/xml"/>
  <manifest:file-entry manifest:full-path="Object 483/Configurations2/" manifest:media-type="application/vnd.sun.xml.ui.configuration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310/content.xml" manifest:media-type="text/xml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504/content.xml" manifest:media-type="text/xml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330/settings.xml" manifest:media-type="text/xml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331/content.xml" manifest:media-type="text/xml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32/settings.xml" manifest:media-type="text/xml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363/settings.xml" manifest:media-type="text/xml"/>
  <manifest:file-entry manifest:full-path="Object 363/content.xml" manifest:media-type="text/xml"/>
  <manifest:file-entry manifest:full-path="Object 363/Configurations2/" manifest:media-type="application/vnd.sun.xml.ui.configuration"/>
  <manifest:file-entry manifest:full-path="Object 363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538/Configurations2/" manifest:media-type="application/vnd.sun.xml.ui.configuration"/>
  <manifest:file-entry manifest:full-path="Object 538/settings.xml" manifest:media-type="text/xml"/>
  <manifest:file-entry manifest:full-path="Object 538/content.xml" manifest:media-type="text/xml"/>
  <manifest:file-entry manifest:full-path="Object 538/" manifest:version="1.3" manifest:media-type="application/vnd.oasis.opendocument.formula"/>
  <manifest:file-entry manifest:full-path="Object 427/content.xml" manifest:media-type="text/xml"/>
  <manifest:file-entry manifest:full-path="Object 427/Configurations2/" manifest:media-type="application/vnd.sun.xml.ui.configuration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202/setting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450/content.xml" manifest:media-type="text/xml"/>
  <manifest:file-entry manifest:full-path="Object 450/settings.xml" manifest:media-type="text/xml"/>
  <manifest:file-entry manifest:full-path="Object 450/Configurations2/" manifest:media-type="application/vnd.sun.xml.ui.configuration"/>
  <manifest:file-entry manifest:full-path="Object 450/" manifest:version="1.3" manifest:media-type="application/vnd.oasis.opendocument.formula"/>
  <manifest:file-entry manifest:full-path="Object 461/content.xml" manifest:media-type="text/xml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533/Configurations2/" manifest:media-type="application/vnd.sun.xml.ui.configuration"/>
  <manifest:file-entry manifest:full-path="Object 533/settings.xml" manifest:media-type="text/xml"/>
  <manifest:file-entry manifest:full-path="Object 533/content.xml" manifest:media-type="text/xml"/>
  <manifest:file-entry manifest:full-path="Object 533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451/content.xml" manifest:media-type="text/xml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432/settings.xml" manifest:media-type="text/xml"/>
  <manifest:file-entry manifest:full-path="Object 432/content.xml" manifest:media-type="text/xml"/>
  <manifest:file-entry manifest:full-path="Object 432/Configurations2/" manifest:media-type="application/vnd.sun.xml.ui.configuration"/>
  <manifest:file-entry manifest:full-path="Object 432/" manifest:version="1.3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Configurations2/" manifest:media-type="application/vnd.sun.xml.ui.configuration"/>
  <manifest:file-entry manifest:full-path="Object 289/" manifest:version="1.3" manifest:media-type="application/vnd.oasis.opendocument.formula"/>
  <manifest:file-entry manifest:full-path="Thumbnails/thumbnail.png" manifest:media-type="image/png"/>
  <manifest:file-entry manifest:full-path="Object 440/settings.xml" manifest:media-type="text/xml"/>
  <manifest:file-entry manifest:full-path="Object 440/Configurations2/" manifest:media-type="application/vnd.sun.xml.ui.configuration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403/content.xml" manifest:media-type="text/xml"/>
  <manifest:file-entry manifest:full-path="Object 403/Configurations2/" manifest:media-type="application/vnd.sun.xml.ui.configuration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406/Configurations2/" manifest:media-type="application/vnd.sun.xml.ui.configuration"/>
  <manifest:file-entry manifest:full-path="Object 406/content.xml" manifest:media-type="text/xml"/>
  <manifest:file-entry manifest:full-path="Object 406/settings.xml" manifest:media-type="text/xml"/>
  <manifest:file-entry manifest:full-path="Object 406/" manifest:version="1.3" manifest:media-type="application/vnd.oasis.opendocument.formula"/>
  <manifest:file-entry manifest:full-path="Object 460/content.xml" manifest:media-type="text/xml"/>
  <manifest:file-entry manifest:full-path="Object 460/settings.xml" manifest:media-type="text/xml"/>
  <manifest:file-entry manifest:full-path="Object 460/Configurations2/" manifest:media-type="application/vnd.sun.xml.ui.configuration"/>
  <manifest:file-entry manifest:full-path="Object 46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433/content.xml" manifest:media-type="text/xml"/>
  <manifest:file-entry manifest:full-path="Object 433/Configurations2/" manifest:media-type="application/vnd.sun.xml.ui.configuration"/>
  <manifest:file-entry manifest:full-path="Object 433/settings.xml" manifest:media-type="text/xml"/>
  <manifest:file-entry manifest:full-path="Object 433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537/Configurations2/" manifest:media-type="application/vnd.sun.xml.ui.configuration"/>
  <manifest:file-entry manifest:full-path="Object 537/content.xml" manifest:media-type="text/xml"/>
  <manifest:file-entry manifest:full-path="Object 537/settings.xml" manifest:media-type="text/xml"/>
  <manifest:file-entry manifest:full-path="Object 537/" manifest:version="1.3" manifest:media-type="application/vnd.oasis.opendocument.formula"/>
  <manifest:file-entry manifest:full-path="Object 365/settings.xml" manifest:media-type="text/xml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535/Configurations2/" manifest:media-type="application/vnd.sun.xml.ui.configuration"/>
  <manifest:file-entry manifest:full-path="Object 535/content.xml" manifest:media-type="text/xml"/>
  <manifest:file-entry manifest:full-path="Object 535/settings.xml" manifest:media-type="text/xml"/>
  <manifest:file-entry manifest:full-path="Object 535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499/settings.xml" manifest:media-type="text/xml"/>
  <manifest:file-entry manifest:full-path="Object 499/Configurations2/" manifest:media-type="application/vnd.sun.xml.ui.configuration"/>
  <manifest:file-entry manifest:full-path="Object 499/content.xml" manifest:media-type="text/xml"/>
  <manifest:file-entry manifest:full-path="Object 499/" manifest:version="1.3" manifest:media-type="application/vnd.oasis.opendocument.formula"/>
  <manifest:file-entry manifest:full-path="Object 501/content.xml" manifest:media-type="text/xml"/>
  <manifest:file-entry manifest:full-path="Object 501/settings.xml" manifest:media-type="text/xml"/>
  <manifest:file-entry manifest:full-path="Object 501/Configurations2/" manifest:media-type="application/vnd.sun.xml.ui.configuration"/>
  <manifest:file-entry manifest:full-path="Object 501/" manifest:version="1.3" manifest:media-type="application/vnd.oasis.opendocument.formula"/>
  <manifest:file-entry manifest:full-path="Object 541/Configurations2/" manifest:media-type="application/vnd.sun.xml.ui.configuration"/>
  <manifest:file-entry manifest:full-path="Object 541/content.xml" manifest:media-type="text/xml"/>
  <manifest:file-entry manifest:full-path="Object 541/settings.xml" manifest:media-type="text/xml"/>
  <manifest:file-entry manifest:full-path="Object 541/" manifest:version="1.3" manifest:media-type="application/vnd.oasis.opendocument.formula"/>
  <manifest:file-entry manifest:full-path="Object 323/content.xml" manifest:media-type="text/xml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530/Configurations2/" manifest:media-type="application/vnd.sun.xml.ui.configuration"/>
  <manifest:file-entry manifest:full-path="Object 530/content.xml" manifest:media-type="text/xml"/>
  <manifest:file-entry manifest:full-path="Object 530/settings.xml" manifest:media-type="text/xml"/>
  <manifest:file-entry manifest:full-path="Object 530/" manifest:version="1.3" manifest:media-type="application/vnd.oasis.opendocument.formula"/>
  <manifest:file-entry manifest:full-path="Object 342/content.xml" manifest:media-type="text/xml"/>
  <manifest:file-entry manifest:full-path="Object 342/settings.xml" manifest:media-type="text/xml"/>
  <manifest:file-entry manifest:full-path="Object 342/Configurations2/" manifest:media-type="application/vnd.sun.xml.ui.configuration"/>
  <manifest:file-entry manifest:full-path="Object 342/" manifest:version="1.3" manifest:media-type="application/vnd.oasis.opendocument.formula"/>
  <manifest:file-entry manifest:full-path="Object 536/content.xml" manifest:media-type="text/xml"/>
  <manifest:file-entry manifest:full-path="Object 536/Configurations2/" manifest:media-type="application/vnd.sun.xml.ui.configuration"/>
  <manifest:file-entry manifest:full-path="Object 536/settings.xml" manifest:media-type="text/xml"/>
  <manifest:file-entry manifest:full-path="Object 536/" manifest:version="1.3" manifest:media-type="application/vnd.oasis.opendocument.formula"/>
  <manifest:file-entry manifest:full-path="Object 381/settings.xml" manifest:media-type="text/xml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" manifest:version="1.3" manifest:media-type="application/vnd.oasis.opendocument.formula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content.xml" manifest:media-type="text/xml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503/Configurations2/" manifest:media-type="application/vnd.sun.xml.ui.configuration"/>
  <manifest:file-entry manifest:full-path="Object 503/settings.xml" manifest:media-type="text/xml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478/content.xml" manifest:media-type="text/xml"/>
  <manifest:file-entry manifest:full-path="Object 478/Configurations2/" manifest:media-type="application/vnd.sun.xml.ui.configuration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" manifest:version="1.3" manifest:media-type="application/vnd.oasis.opendocument.formula"/>
  <manifest:file-entry manifest:full-path="Object 284/content.xml" manifest:media-type="text/xml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532/Configurations2/" manifest:media-type="application/vnd.sun.xml.ui.configuration"/>
  <manifest:file-entry manifest:full-path="Object 532/settings.xml" manifest:media-type="text/xml"/>
  <manifest:file-entry manifest:full-path="Object 532/content.xml" manifest:media-type="text/xml"/>
  <manifest:file-entry manifest:full-path="Object 532/" manifest:version="1.3" manifest:media-type="application/vnd.oasis.opendocument.formula"/>
  <manifest:file-entry manifest:full-path="content.xml" manifest:media-type="text/xml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441/settings.xml" manifest:media-type="text/xml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346/content.xml" manifest:media-type="text/xml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529/Configurations2/" manifest:media-type="application/vnd.sun.xml.ui.configuration"/>
  <manifest:file-entry manifest:full-path="Object 529/settings.xml" manifest:media-type="text/xml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meta.xml" manifest:media-type="text/xml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534/Configurations2/" manifest:media-type="application/vnd.sun.xml.ui.configuration"/>
  <manifest:file-entry manifest:full-path="Object 534/settings.xml" manifest:media-type="text/xml"/>
  <manifest:file-entry manifest:full-path="Object 534/content.xml" manifest:media-type="text/xml"/>
  <manifest:file-entry manifest:full-path="Object 534/" manifest:version="1.3" manifest:media-type="application/vnd.oasis.opendocument.formula"/>
  <manifest:file-entry manifest:full-path="Object 540/Configurations2/" manifest:media-type="application/vnd.sun.xml.ui.configuration"/>
  <manifest:file-entry manifest:full-path="Object 540/content.xml" manifest:media-type="text/xml"/>
  <manifest:file-entry manifest:full-path="Object 540/settings.xml" manifest:media-type="text/xml"/>
  <manifest:file-entry manifest:full-path="Object 540/" manifest:version="1.3" manifest:media-type="application/vnd.oasis.opendocument.formula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474/Configurations2/" manifest:media-type="application/vnd.sun.xml.ui.configuration"/>
  <manifest:file-entry manifest:full-path="Object 474/content.xml" manifest:media-type="text/xml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303/content.xml" manifest:media-type="text/xml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539/Configurations2/" manifest:media-type="application/vnd.sun.xml.ui.configuration"/>
  <manifest:file-entry manifest:full-path="Object 539/content.xml" manifest:media-type="text/xml"/>
  <manifest:file-entry manifest:full-path="Object 539/settings.xml" manifest:media-type="text/xml"/>
  <manifest:file-entry manifest:full-path="Object 539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" manifest:version="1.3" manifest:media-type="application/vnd.oasis.opendocument.formula"/>
  <manifest:file-entry manifest:full-path="Object 528/Configurations2/" manifest:media-type="application/vnd.sun.xml.ui.configuration"/>
  <manifest:file-entry manifest:full-path="Object 528/content.xml" manifest:media-type="text/xml"/>
  <manifest:file-entry manifest:full-path="Object 528/settings.xml" manifest:media-type="text/xml"/>
  <manifest:file-entry manifest:full-path="Object 528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334/content.xml" manifest:media-type="text/xml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349/settings.xml" manifest:media-type="text/xml"/>
  <manifest:file-entry manifest:full-path="Object 349/content.xml" manifest:media-type="text/xml"/>
  <manifest:file-entry manifest:full-path="Object 349/Configurations2/" manifest:media-type="application/vnd.sun.xml.ui.configuration"/>
  <manifest:file-entry manifest:full-path="Object 349/" manifest:version="1.3" manifest:media-type="application/vnd.oasis.opendocument.formula"/>
  <manifest:file-entry manifest:full-path="Object 446/Configurations2/" manifest:media-type="application/vnd.sun.xml.ui.configuration"/>
  <manifest:file-entry manifest:full-path="Object 446/content.xml" manifest:media-type="text/xml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52/settings.xml" manifest:media-type="text/xml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" manifest:version="1.3" manifest:media-type="application/vnd.oasis.opendocument.formula"/>
  <manifest:file-entry manifest:full-path="Object 401/Configurations2/" manifest:media-type="application/vnd.sun.xml.ui.configuration"/>
  <manifest:file-entry manifest:full-path="Object 401/content.xml" manifest:media-type="text/xml"/>
  <manifest:file-entry manifest:full-path="Object 401/settings.xml" manifest:media-type="text/xml"/>
  <manifest:file-entry manifest:full-path="Object 401/" manifest:version="1.3" manifest:media-type="application/vnd.oasis.opendocument.formula"/>
  <manifest:file-entry manifest:full-path="Object 399/Configurations2/" manifest:media-type="application/vnd.sun.xml.ui.configuration"/>
  <manifest:file-entry manifest:full-path="Object 399/content.xml" manifest:media-type="text/xml"/>
  <manifest:file-entry manifest:full-path="Object 399/settings.xml" manifest:media-type="text/xml"/>
  <manifest:file-entry manifest:full-path="Object 399/" manifest:version="1.3" manifest:media-type="application/vnd.oasis.opendocument.formula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379/settings.xml" manifest:media-type="text/xml"/>
  <manifest:file-entry manifest:full-path="Object 379/content.xml" manifest:media-type="text/xml"/>
  <manifest:file-entry manifest:full-path="Object 379/Configurations2/" manifest:media-type="application/vnd.sun.xml.ui.configuration"/>
  <manifest:file-entry manifest:full-path="Object 379/" manifest:version="1.3" manifest:media-type="application/vnd.oasis.opendocument.formula"/>
  <manifest:file-entry manifest:full-path="Object 408/Configurations2/" manifest:media-type="application/vnd.sun.xml.ui.configuration"/>
  <manifest:file-entry manifest:full-path="Object 408/content.xml" manifest:media-type="text/xml"/>
  <manifest:file-entry manifest:full-path="Object 408/settings.xml" manifest:media-type="text/xml"/>
  <manifest:file-entry manifest:full-path="Object 408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337/content.xml" manifest:media-type="text/xml"/>
  <manifest:file-entry manifest:full-path="Object 337/settings.xml" manifest:media-type="text/xml"/>
  <manifest:file-entry manifest:full-path="Object 337/Configurations2/" manifest:media-type="application/vnd.sun.xml.ui.configuration"/>
  <manifest:file-entry manifest:full-path="Object 337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content.xml" manifest:media-type="text/xml"/>
  <manifest:file-entry manifest:full-path="Object 550/settings.xml" manifest:media-type="text/xml"/>
  <manifest:file-entry manifest:full-path="Object 550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369/settings.xml" manifest:media-type="text/xml"/>
  <manifest:file-entry manifest:full-path="Object 369/content.xml" manifest:media-type="text/xml"/>
  <manifest:file-entry manifest:full-path="Object 369/Configurations2/" manifest:media-type="application/vnd.sun.xml.ui.configuration"/>
  <manifest:file-entry manifest:full-path="Object 369/" manifest:version="1.3" manifest:media-type="application/vnd.oasis.opendocument.formula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content.xml" manifest:media-type="text/xml"/>
  <manifest:file-entry manifest:full-path="Object 400/settings.xml" manifest:media-type="text/xml"/>
  <manifest:file-entry manifest:full-path="Object 400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370/content.xml" manifest:media-type="text/xml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settings.xml" manifest:media-type="text/xml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67/content.xml" manifest:media-type="text/xml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314/content.xml" manifest:media-type="text/xml"/>
  <manifest:file-entry manifest:full-path="Object 314/Configurations2/" manifest:media-type="application/vnd.sun.xml.ui.configuration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404/settings.xml" manifest:media-type="text/xml"/>
  <manifest:file-entry manifest:full-path="Object 404/Configurations2/" manifest:media-type="application/vnd.sun.xml.ui.configuration"/>
  <manifest:file-entry manifest:full-path="Object 404/content.xml" manifest:media-type="text/xml"/>
  <manifest:file-entry manifest:full-path="Object 404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settings.xml" manifest:media-type="text/xml"/>
  <manifest:file-entry manifest:full-path="Object 479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settings.xml" manifest:media-type="text/xml"/>
  <manifest:file-entry manifest:full-path="Object 28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42/settings.xml" manifest:media-type="text/xml"/>
  <manifest:file-entry manifest:full-path="Object 442/content.xml" manifest:media-type="text/xml"/>
  <manifest:file-entry manifest:full-path="Object 442/Configurations2/" manifest:media-type="application/vnd.sun.xml.ui.configuration"/>
  <manifest:file-entry manifest:full-path="Object 442/" manifest:version="1.3" manifest:media-type="application/vnd.oasis.opendocument.formula"/>
  <manifest:file-entry manifest:full-path="Object 237/settings.xml" manifest:media-type="text/xml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43/settings.xml" manifest:media-type="text/xml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281/settings.xml" manifest:media-type="text/xml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542/Configurations2/" manifest:media-type="application/vnd.sun.xml.ui.configuration"/>
  <manifest:file-entry manifest:full-path="Object 542/content.xml" manifest:media-type="text/xml"/>
  <manifest:file-entry manifest:full-path="Object 542/settings.xml" manifest:media-type="text/xml"/>
  <manifest:file-entry manifest:full-path="Object 542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553/settings.xml" manifest:media-type="text/xml"/>
  <manifest:file-entry manifest:full-path="Object 553/Configurations2/" manifest:media-type="application/vnd.sun.xml.ui.configuration"/>
  <manifest:file-entry manifest:full-path="Object 553/content.xml" manifest:media-type="text/xml"/>
  <manifest:file-entry manifest:full-path="Object 553/" manifest:version="1.3" manifest:media-type="application/vnd.oasis.opendocument.formula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423/content.xml" manifest:media-type="text/xml"/>
  <manifest:file-entry manifest:full-path="Object 423/Configurations2/" manifest:media-type="application/vnd.sun.xml.ui.configuration"/>
  <manifest:file-entry manifest:full-path="Object 423/settings.xml" manifest:media-type="text/xml"/>
  <manifest:file-entry manifest:full-path="Object 423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settings.xml" manifest:media-type="text/xml"/>
  <manifest:file-entry manifest:full-path="Object 384/content.xml" manifest:media-type="text/xml"/>
  <manifest:file-entry manifest:full-path="Object 384/" manifest:version="1.3" manifest:media-type="application/vnd.oasis.opendocument.formula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421/content.xml" manifest:media-type="text/xml"/>
  <manifest:file-entry manifest:full-path="Object 421/Configurations2/" manifest:media-type="application/vnd.sun.xml.ui.configuration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385/content.xml" manifest:media-type="text/xml"/>
  <manifest:file-entry manifest:full-path="Object 385/settings.xml" manifest:media-type="text/xml"/>
  <manifest:file-entry manifest:full-path="Object 385/Configurations2/" manifest:media-type="application/vnd.sun.xml.ui.configuration"/>
  <manifest:file-entry manifest:full-path="Object 385/" manifest:version="1.3" manifest:media-type="application/vnd.oasis.opendocument.formula"/>
  <manifest:file-entry manifest:full-path="Object 414/content.xml" manifest:media-type="text/xml"/>
  <manifest:file-entry manifest:full-path="Object 414/Configurations2/" manifest:media-type="application/vnd.sun.xml.ui.configuration"/>
  <manifest:file-entry manifest:full-path="Object 414/settings.xml" manifest:media-type="text/xml"/>
  <manifest:file-entry manifest:full-path="Object 414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477/settings.xml" manifest:media-type="text/xml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283/content.xml" manifest:media-type="text/xml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settings.xml" manifest:media-type="text/xml"/>
  <manifest:file-entry manifest:full-path="Object 422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426/Configurations2/" manifest:media-type="application/vnd.sun.xml.ui.configuration"/>
  <manifest:file-entry manifest:full-path="Object 426/content.xml" manifest:media-type="text/xml"/>
  <manifest:file-entry manifest:full-path="Object 426/settings.xml" manifest:media-type="text/xml"/>
  <manifest:file-entry manifest:full-path="Object 426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settings.xml" manifest:media-type="text/xml"/>
  <manifest:file-entry manifest:full-path="Object 480/content.xml" manifest:media-type="text/xml"/>
  <manifest:file-entry manifest:full-path="Object 48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315/settings.xml" manifest:media-type="text/xml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" manifest:version="1.3" manifest:media-type="application/vnd.oasis.opendocument.formula"/>
  <manifest:file-entry manifest:full-path="Object 497/Configurations2/" manifest:media-type="application/vnd.sun.xml.ui.configuration"/>
  <manifest:file-entry manifest:full-path="Object 497/content.xml" manifest:media-type="text/xml"/>
  <manifest:file-entry manifest:full-path="Object 497/settings.xml" manifest:media-type="text/xml"/>
  <manifest:file-entry manifest:full-path="Object 497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8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objectwithoutfill">
      <style:graphic-properties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40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9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63" style:family="graphic" style:parent-style-name="objectwithoutfill">
      <style:graphic-properties draw:marker-end="Arrowheads_20_6" draw:marker-end-width="0.3cm" draw:fill="none" draw:textarea-vertical-align="middle"/>
    </style:style>
    <style:style style:name="gr64" style:family="graphic" style:parent-style-name="objectwithoutfill">
      <style:graphic-properties draw:stroke="dash" draw:stroke-dash="Dot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69" style:family="graphic" style:parent-style-name="objectwithoutfill">
      <style:graphic-properties draw:marker-end="Arrowheads_20_7" draw:marker-end-width="0.3cm" draw:fill="none" draw:textarea-vertical-align="middle"/>
    </style:style>
    <style:style style:name="gr70" style:family="graphic" style:parent-style-name="objectwithoutfill">
      <style:graphic-properties draw:marker-end="Arrowheads_20_9" draw:marker-end-width="0.3cm" draw:fill="none" draw:textarea-vertical-align="middle"/>
    </style:style>
    <style:style style:name="gr71" style:family="graphic" style:parent-style-name="objectwithoutfill">
      <style:graphic-properties draw:marker-end="Arrowheads_20_10" draw:marker-end-width="0.3cm" draw:fill="none" draw:textarea-vertical-align="middle"/>
    </style:style>
    <style:style style:name="gr72" style:family="graphic" style:parent-style-name="objectwithoutfill">
      <style:graphic-properties draw:marker-end="Arrowheads_20_11" draw:marker-end-width="0.3cm" draw:fill="none" draw:textarea-vertical-align="middle"/>
    </style:style>
    <style:style style:name="gr73" style:family="graphic" style:parent-style-name="objectwithoutfill">
      <style:graphic-properties draw:marker-end="Arrowheads_20_12" draw:marker-end-width="0.3cm" draw:fill="none" draw:textarea-vertical-align="middle"/>
    </style:style>
    <style:style style:name="gr74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5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7" style:family="graphic" style:parent-style-name="objectwithoutfill">
      <style:graphic-properties draw:marker-end="Arrowheads_20_13" draw:marker-end-width="0.3cm" draw:fill="none" draw:textarea-vertical-align="middle"/>
    </style:style>
    <style:style style:name="gr78" style:family="graphic" style:parent-style-name="objectwithoutfill">
      <style:graphic-properties draw:marker-end="Arrowheads_20_14" draw:marker-end-width="0.3cm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80" style:family="graphic" style:parent-style-name="standard">
      <style:graphic-properties draw:stroke="none" draw:fill="none" fo:min-height="0.32cm"/>
      <style:paragraph-properties style:writing-mode="lr-tb"/>
    </style:style>
    <style:style style:name="gr81" style:family="graphic" style:parent-style-name="objectwithoutfill">
      <style:graphic-properties draw:marker-end="Arrowheads_20_15" draw:marker-end-width="0.3cm" draw:fill="none" draw:textarea-vertical-align="middle"/>
    </style:style>
    <style:style style:name="gr8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/>
      <style:paragraph-properties style:writing-mode="lr-tb"/>
    </style:style>
    <style:style style:name="gr83" style:family="graphic" style:parent-style-name="objectwithoutfill">
      <style:graphic-properties draw:marker-end="Arrowheads_20_17" draw:marker-end-width="0.3cm" draw:fill="none" draw:textarea-vertical-align="middle"/>
    </style:style>
    <style:style style:name="gr84" style:family="graphic" style:parent-style-name="objectwithoutfill">
      <style:graphic-properties draw:marker-end="Arrowheads_20_18" draw:marker-end-width="0.3cm" draw:fill="none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9.347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/>
      <style:paragraph-properties style:writing-mode="lr-tb"/>
    </style:style>
    <style:style style:name="gr96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/>
    </style:style>
    <style:style style:name="gr97" style:family="graphic" style:parent-style-name="objectwithoutfill">
      <style:graphic-properties draw:marker-end="Arrowheads_20_21" draw:marker-end-width="0.3cm" draw:fill="none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/>
      <style:paragraph-properties style:writing-mode="lr-tb"/>
    </style:style>
    <style:style style:name="gr99" style:family="graphic" style:parent-style-name="standard">
      <style:graphic-properties draw:textarea-horizontal-align="justify" draw:textarea-vertical-align="middle" draw:auto-grow-height="false" fo:min-height="0.172cm" fo:min-width="0.125cm"/>
    </style:style>
    <style:style style:name="gr100" style:family="graphic" style:parent-style-name="objectwithoutfill">
      <style:graphic-properties draw:marker-end="Arrowheads_20_19" draw:marker-end-width="0.3cm" draw:fill="none" draw:textarea-vertical-align="middl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/>
      <style:paragraph-properties style:writing-mode="lr-tb"/>
    </style:style>
    <style:style style:name="gr102" style:family="graphic" style:parent-style-name="standard">
      <style:graphic-properties draw:textarea-horizontal-align="justify" draw:textarea-vertical-align="middle" draw:auto-grow-height="false" fo:min-height="0.074cm" fo:min-width="0.125cm"/>
      <style:paragraph-properties style:writing-mode="lr-tb"/>
    </style:style>
    <style:style style:name="gr103" style:family="graphic" style:parent-style-name="objectwithoutfill">
      <style:graphic-properties draw:marker-end="Arrowheads_20_20" draw:marker-end-width="0.3cm" draw:fill="none" draw:textarea-vertical-align="middle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/>
      <style:paragraph-properties style:writing-mode="lr-tb"/>
    </style:style>
    <style:style style:name="gr10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/>
    </style:style>
    <style:style style:name="gr10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/>
      <style:paragraph-properties style:writing-mode="lr-tb"/>
    </style:style>
    <style:style style:name="gr10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/>
    </style:style>
    <style:style style:name="gr10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/>
      <style:paragraph-properties style:writing-mode="lr-tb"/>
    </style:style>
    <style:style style:name="gr112" style:family="graphic" style:parent-style-name="objectwithoutfill">
      <style:graphic-properties draw:stroke="dash" draw:fill="none" draw:textarea-vertical-align="middle"/>
    </style:style>
    <style:style style:name="gr113" style:family="graphic" style:parent-style-name="objectwithoutfill">
      <style:graphic-properties svg:stroke-color="#000000" draw:fill="none" draw:textarea-vertical-align="middle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/>
      <style:paragraph-properties style:writing-mode="lr-tb"/>
    </style:style>
    <style:style style:name="gr116" style:family="graphic" style:parent-style-name="objectwithoutfill">
      <style:graphic-properties draw:marker-end="Arrowheads_20_1" draw:marker-end-width="0.3cm" draw:fill="none" draw:textarea-vertical-align="middle"/>
    </style:style>
    <style:style style:name="gr117" style:family="graphic" style:parent-style-name="objectwithoutfill">
      <style:graphic-properties draw:marker-end="Arrowheads_20_2" draw:marker-end-width="0.3cm" draw:fill="none" draw:textarea-vertical-align="middle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/>
    </style:style>
    <style:style style:name="gr120" style:family="graphic" style:parent-style-name="objectwithoutfill">
      <style:graphic-properties draw:stroke="dash" draw:stroke-dash="Long_20_Dot" draw:fill="none" draw:textarea-vertical-align="middle"/>
    </style:style>
    <style:style style:name="gr121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7cm" fo:min-width="0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/>
      <style:paragraph-properties style:writing-mode="lr-tb"/>
    </style:style>
    <style:style style:name="gr125" style:family="graphic" style:parent-style-name="objectwithoutfill">
      <style:graphic-properties draw:marker-end="Arrowheads_20_22" draw:marker-end-width="0.3cm" draw:fill="none" draw:textarea-vertical-align="middle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/>
      <style:paragraph-properties style:writing-mode="lr-tb"/>
    </style:style>
    <style:style style:name="gr131" style:family="graphic" style:parent-style-name="objectwithoutfill">
      <style:graphic-properties draw:marker-end="Arrowheads_20_23" draw:marker-end-width="0.3cm" draw:fill="none" draw:textarea-vertical-align="middle"/>
    </style:style>
    <style:style style:name="gr13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/>
      <style:paragraph-properties style:writing-mode="lr-tb"/>
    </style:style>
    <style:style style:name="gr13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/>
      <style:paragraph-properties style:writing-mode="lr-tb"/>
    </style:style>
    <style:style style:name="gr134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3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/>
      <style:paragraph-properties style:writing-mode="lr-tb"/>
    </style:style>
    <style:style style:name="gr13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/>
      <style:paragraph-properties style:writing-mode="lr-tb"/>
    </style:style>
    <style:style style:name="gr13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/>
      <style:paragraph-properties style:writing-mode="lr-tb"/>
    </style:style>
    <style:style style:name="gr13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/>
    </style:style>
    <style:style style:name="gr139" style:family="graphic" style:parent-style-name="Default_20_Drawing_20_Style_5f_1">
      <style:graphic-properties draw:textarea-horizontal-align="justify" draw:textarea-vertical-align="middle" draw:auto-grow-height="false" fo:min-height="0cm" fo:min-width="0cm"/>
    </style:style>
    <style:style style:name="gr14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/>
      <style:paragraph-properties style:writing-mode="lr-tb"/>
    </style:style>
    <style:style style:name="gr14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/>
      <style:paragraph-properties style:writing-mode="lr-tb"/>
    </style:style>
    <style:style style:name="gr14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/>
      <style:paragraph-properties style:writing-mode="lr-tb"/>
    </style:style>
    <style:style style:name="gr14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/>
      <style:paragraph-properties style:writing-mode="lr-tb"/>
    </style:style>
    <style:style style:name="gr144" style:family="graphic" style:parent-style-name="objectwithoutfill">
      <style:graphic-properties draw:marker-end="Arrowheads_20_24" draw:marker-end-width="0.3cm" draw:fill="none" draw:textarea-vertical-align="middle"/>
    </style:style>
    <style:style style:name="gr145" style:family="graphic" style:parent-style-name="objectwithoutfill">
      <style:graphic-properties svg:stroke-color="#3465a4" draw:marker-end="Arrowheads_20_24" draw:marker-end-width="0.3cm" draw:fill="none" draw:fill-color="#1c1c1c" draw:textarea-vertical-align="middle"/>
    </style:style>
    <style:style style:name="gr14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/>
      <style:paragraph-properties style:writing-mode="lr-tb"/>
    </style:style>
    <style:style style:name="gr152" style:family="graphic" style:parent-style-name="standard">
      <style:graphic-properties draw:textarea-horizontal-align="justify" draw:textarea-vertical-align="middle" draw:auto-grow-height="false" fo:min-height="0.074cm" fo:min-width="0.2cm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/>
      <style:paragraph-properties style:writing-mode="lr-tb"/>
    </style:style>
    <style:style style:name="gr154" style:family="graphic" style:parent-style-name="Default_20_Drawing_20_Style_5f_1">
      <style:graphic-properties draw:textarea-horizontal-align="justify" draw:textarea-vertical-align="middle" draw:auto-grow-height="false" fo:min-height="0.105cm" fo:min-width="0.032cm"/>
    </style:style>
    <style:style style:name="gr155" style:family="graphic" style:parent-style-name="Default_20_Drawing_20_Style_5f_1" style:list-style-name="L2">
      <style:graphic-properties draw:stroke="none" draw:fill="none" fo:min-height="2.514cm"/>
      <style:paragraph-properties style:writing-mode="lr-tb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/>
      <style:paragraph-properties style:writing-mode="lr-tb"/>
    </style:style>
    <style:style style:name="gr157" style:family="graphic" style:parent-style-name="Default_20_Drawing_20_Style_5f_1">
      <style:graphic-properties draw:textarea-horizontal-align="justify" draw:textarea-vertical-align="middle" draw:auto-grow-height="false" fo:min-height="0.841cm" fo:min-width="0.59cm"/>
    </style:style>
    <style:style style:name="gr15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/>
      <style:paragraph-properties style:writing-mode="lr-tb"/>
    </style:style>
    <style:style style:name="gr15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/>
      <style:paragraph-properties style:writing-mode="lr-tb"/>
    </style:style>
    <style:style style:name="gr16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/>
      <style:paragraph-properties style:writing-mode="lr-tb"/>
    </style:style>
    <style:style style:name="gr16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/>
      <style:paragraph-properties style:writing-mode="lr-tb"/>
    </style:style>
    <style:style style:name="gr16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/>
      <style:paragraph-properties style:writing-mode="lr-tb"/>
    </style:style>
    <style:style style:name="gr1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/>
      <style:paragraph-properties style:writing-mode="lr-tb"/>
    </style:style>
    <style:style style:name="gr16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/>
      <style:paragraph-properties style:writing-mode="lr-tb"/>
    </style:style>
    <style:style style:name="gr16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/>
      <style:paragraph-properties style:writing-mode="lr-tb"/>
    </style:style>
    <style:style style:name="gr1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73cm"/>
      <style:paragraph-properties style:writing-mode="lr-tb"/>
    </style:style>
    <style:style style:name="gr16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276cm" fo:min-width="0.548cm"/>
      <style:paragraph-properties style:writing-mode="lr-tb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/>
      <style:paragraph-properties style:writing-mode="lr-tb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/>
      <style:paragraph-properties style:writing-mode="lr-tb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8cm" fo:min-width="1.471cm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4.276cm" fo:min-width="0cm"/>
      <style:paragraph-properties style:writing-mode="lr-tb"/>
    </style:style>
    <style:style style:name="gr173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true" fo:min-height="5.505cm" fo:min-width="9.633cm"/>
      <style:paragraph-properties style:writing-mode="lr-tb"/>
    </style:style>
    <style:style style:name="gr174" style:family="graphic" style:parent-style-name="Default_20_Drawing_20_Style_5f_1">
      <style:graphic-properties draw:textarea-horizontal-align="justify" draw:textarea-vertical-align="middle" draw:auto-grow-height="false" fo:min-height="0.008cm" fo:min-width="0cm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9cm" fo:min-width="1.803cm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3.02cm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8cm" fo:min-width="1.472cm"/>
      <style:paragraph-properties style:writing-mode="lr-tb"/>
    </style:style>
    <style:style style:name="gr17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24cm" fo:min-width="1.472cm"/>
      <style:paragraph-properties style:writing-mode="lr-tb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24cm" fo:min-width="1.805cm"/>
      <style:paragraph-properties style:writing-mode="lr-tb"/>
    </style:style>
    <style:style style:name="gr18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633cm" fo:min-width="1.471cm"/>
      <style:paragraph-properties style:writing-mode="lr-tb"/>
    </style:style>
    <style:style style:name="gr182" style:family="graphic" style:parent-style-name="objectwithoutfill">
      <style:graphic-properties draw:stroke="solid" draw:stroke-dash="Long_20_Dot" draw:fill="none" draw:textarea-vertical-align="middle" draw:shadow-offset-x="0.203cm" draw:shadow-offset-y="0.203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3pt" fo:font-weight="bold" style:font-size-asian="36pt" style:font-size-complex="36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6pt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1" style:family="paragraph">
      <loext:graphic-properties draw:fill="solid" draw:fill-color="#2a6099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font-size="12.8999996185303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9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2" style:family="paragraph">
      <style:paragraph-properties fo:text-align="center" style:writing-mode="lr-tb"/>
      <style:text-properties fo:font-size="15pt" style:font-size-asian="15pt" style:font-size-complex="15pt"/>
    </style:style>
    <style:style style:name="P23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5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6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9" style:family="paragraph">
      <style:paragraph-properties fo:text-align="center" style:writing-mode="lr-tb"/>
      <style:text-properties fo:font-size="16pt" style:font-size-asian="16pt" style:font-size-complex="16pt"/>
    </style:style>
    <style:style style:name="P30" style:family="paragraph">
      <loext:graphic-properties draw:fill="solid" draw:fill-color="#729fcf"/>
      <style:paragraph-properties fo:text-align="center"/>
    </style:style>
    <style:style style:name="P31" style:family="paragraph">
      <loext:graphic-properties draw:fill="none"/>
      <style:paragraph-properties style:writing-mode="lr-tb"/>
      <style:text-properties fo:font-size="6pt"/>
    </style:style>
    <style:style style:name="P32" style:family="paragraph">
      <style:paragraph-properties fo:text-align="center"/>
      <style:text-properties fo:font-weight="bold"/>
    </style:style>
    <style:style style:name="P33" style:family="paragraph">
      <loext:graphic-properties draw:fill="none"/>
      <style:paragraph-properties fo:text-align="center" style:writing-mode="lr-tb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36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37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38" style:family="paragraph">
      <loext:graphic-properties draw:fill="solid" draw:fill-color="#808080"/>
      <style:paragraph-properties fo:text-align="center"/>
    </style:style>
    <style:style style:name="P39" style:family="paragraph">
      <loext:graphic-properties draw:fill="solid" draw:fill-color="#808080"/>
      <style:paragraph-properties fo:text-align="center" style:writing-mode="lr-tb"/>
    </style:style>
    <style:style style:name="P40" style:family="paragraph">
      <loext:graphic-properties draw:fill="none" draw:fill-color="#ffffff"/>
      <style:paragraph-properties style:writing-mode="lr-tb"/>
      <style:text-properties fo:font-size="10pt" style:font-size-asian="21pt" style:font-size-complex="21pt"/>
    </style:style>
    <style:style style:name="P41" style:family="paragraph">
      <loext:graphic-properties draw:fill="none" draw:fill-color="#ffffff"/>
      <style:paragraph-properties style:writing-mode="lr-tb"/>
      <style:text-properties fo:font-size="8pt" fo:font-weight="bold" style:font-size-asian="21pt" style:font-size-complex="21pt"/>
    </style:style>
    <style:style style:name="P42" style:family="paragraph">
      <loext:graphic-properties draw:fill="none" draw:fill-color="#ffffff"/>
      <style:paragraph-properties style:writing-mode="lr-tb"/>
      <style:text-properties fo:font-size="6pt" fo:font-weight="bold" style:font-size-asian="18pt" style:font-size-complex="18pt"/>
    </style:style>
    <style:style style:name="P43" style:family="paragraph">
      <loext:graphic-properties draw:fill="none" draw:fill-color="#ffffff"/>
      <style:paragraph-properties style:writing-mode="lr-tb"/>
      <style:text-properties fo:font-size="8.69999980926514pt"/>
    </style:style>
    <style:style style:name="P44" style:family="paragraph">
      <loext:graphic-properties draw:fill="none" draw:fill-color="#1c1c1c"/>
      <style:paragraph-properties fo:text-align="center" style:writing-mode="lr-tb"/>
    </style:style>
    <style:style style:name="P45" style:family="paragraph">
      <style:text-properties fo:font-size="12.8999996185303pt"/>
    </style:style>
    <style:style style:name="P46" style:family="paragraph">
      <style:text-properties fo:font-size="8pt"/>
    </style:style>
    <style:style style:name="P47" style:family="paragraph">
      <style:text-properties fo:font-size="10.1999998092651pt"/>
    </style:style>
    <style:style style:name="P48" style:family="paragraph">
      <loext:graphic-properties draw:fill="none"/>
      <style:paragraph-properties style:writing-mode="lr-tb"/>
      <style:text-properties fo:font-size="10.1999998092651pt" style:font-size-asian="20pt" style:font-size-complex="20pt"/>
    </style:style>
    <style:style style:name="P49" style:family="paragraph">
      <style:text-properties fo:font-size="8.69999980926514pt"/>
    </style:style>
    <style:style style:name="P50" style:family="paragraph">
      <style:text-properties fo:font-size="5.80000019073486pt"/>
    </style:style>
    <style:style style:name="P51" style:family="paragraph">
      <loext:graphic-properties draw:fill="none" draw:fill-color="#ffffff"/>
      <style:paragraph-properties style:writing-mode="lr-tb"/>
      <style:text-properties fo:font-size="5.80000019073486pt" style:font-size-asian="14pt" style:font-size-complex="14pt"/>
    </style:style>
    <style:style style:name="P52" style:family="paragraph">
      <style:text-properties fo:font-size="11.8999996185303pt"/>
    </style:style>
    <style:style style:name="P53" style:family="paragraph">
      <loext:graphic-properties draw:fill="none" draw:fill-color="#ffffff"/>
      <style:paragraph-properties style:writing-mode="lr-tb"/>
      <style:text-properties fo:font-size="11.8999996185303pt" fo:font-weight="bold" style:font-size-asian="12pt" style:font-size-complex="12pt"/>
    </style:style>
    <style:style style:name="P54" style:family="paragraph">
      <style:text-properties fo:font-size="6pt"/>
    </style:style>
    <style:style style:name="P55" style:family="paragraph">
      <style:text-properties fo:font-size="6.40000009536743pt"/>
    </style:style>
    <style:style style:name="P56" style:family="paragraph">
      <loext:graphic-properties draw:fill="none" draw:fill-color="#ffffff"/>
      <style:paragraph-properties style:writing-mode="lr-tb"/>
      <style:text-properties fo:font-size="6.40000009536743pt" style:font-size-asian="16pt" style:font-size-complex="16pt"/>
    </style:style>
    <style:style style:name="P57" style:family="paragraph">
      <loext:graphic-properties draw:fill="none" draw:fill-color="#ffffff"/>
      <style:paragraph-properties style:writing-mode="lr-tb"/>
      <style:text-properties fo:font-size="10.1999998092651pt" fo:font-weight="bold" style:font-size-asian="7pt" style:font-size-complex="7pt"/>
    </style:style>
    <style:style style:name="P58" style:family="paragraph">
      <style:text-properties fo:font-size="10pt"/>
    </style:style>
    <style:style style:name="P59" style:family="paragraph">
      <style:text-properties fo:font-size="7pt"/>
    </style:style>
    <style:style style:name="P60" style:family="paragraph">
      <loext:graphic-properties draw:fill="none" draw:fill-color="#ffffff"/>
      <style:paragraph-properties style:writing-mode="lr-tb"/>
      <style:text-properties fo:font-size="7pt" style:font-size-asian="20pt" style:font-size-complex="20pt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4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13pt" fo:font-weight="bold" style:font-size-asian="36pt" style:font-weight-asian="bold" style:font-size-complex="36pt" style:font-weight-complex="bold"/>
    </style:style>
    <style:style style:name="T12" style:family="text">
      <style:text-properties fo:font-size="11pt" fo:font-weight="bold" style:font-size-asian="11pt" style:font-size-complex="11pt"/>
    </style:style>
    <style:style style:name="T13" style:family="text">
      <style:text-properties fo:font-size="12pt" fo:font-weight="bold" style:font-size-asian="12pt" style:font-size-complex="12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9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fo:font-size="10.5pt" fo:font-weight="normal" style:font-size-asian="10.5pt" style:font-size-complex="10.5pt"/>
    </style:style>
    <style:style style:name="T19" style:family="text">
      <style:text-properties fo:font-size="13pt" fo:font-weight="bold" style:font-size-asian="13pt" style:font-size-complex="13pt"/>
    </style:style>
    <style:style style:name="T20" style:family="text">
      <style:text-properties fo:font-size="4.90000009536743pt" style:font-size-asian="4.90000009536743pt" style:font-size-complex="4.90000009536743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/>
    </style:style>
    <style:style style:name="T23" style:family="text">
      <style:text-properties fo:font-size="6pt" fo:font-weight="bold" style:font-weight-asian="bold" style:font-weight-complex="bold"/>
    </style:style>
    <style:style style:name="T24" style:family="text">
      <style:text-properties fo:font-size="8pt" fo:font-weight="bold" style:font-size-asian="8pt" style:font-size-complex="8pt"/>
    </style:style>
    <style:style style:name="T25" style:family="text">
      <style:text-properties fo:font-size="6pt" fo:font-weight="bold"/>
    </style:style>
    <style:style style:name="T26" style:family="text">
      <style:text-properties fo:font-size="10pt" style:font-size-asian="21pt" style:font-size-complex="21pt"/>
    </style:style>
    <style:style style:name="T27" style:family="text">
      <style:text-properties fo:font-size="8pt" fo:font-weight="bold" style:font-size-asian="21pt" style:font-size-complex="21pt"/>
    </style:style>
    <style:style style:name="T28" style:family="text">
      <style:text-properties fo:font-size="8pt" fo:font-weight="normal" style:font-weight-asian="normal" style:font-weight-complex="normal"/>
    </style:style>
    <style:style style:name="T29" style:family="text">
      <style:text-properties fo:font-size="8pt" fo:font-weight="normal" style:font-size-asian="21pt" style:font-weight-asian="normal" style:font-size-complex="21pt" style:font-weight-complex="normal"/>
    </style:style>
    <style:style style:name="T30" style:family="text">
      <style:text-properties fo:font-size="8pt" fo:font-weight="bold"/>
    </style:style>
    <style:style style:name="T31" style:family="text">
      <style:text-properties fo:font-size="6pt" fo:font-weight="bold" style:font-size-asian="18pt" style:font-size-complex="18pt"/>
    </style:style>
    <style:style style:name="T32" style:family="text">
      <style:text-properties fo:font-size="6pt" fo:font-weight="normal" style:font-size-asian="18pt" style:font-weight-asian="normal" style:font-size-complex="18pt" style:font-weight-complex="normal"/>
    </style:style>
    <style:style style:name="T33" style:family="text">
      <style:text-properties fo:font-size="4.09999990463257pt"/>
    </style:style>
    <style:style style:name="T34" style:family="text">
      <style:text-properties fo:font-size="8.69999980926514pt"/>
    </style:style>
    <style:style style:name="T35" style:family="text">
      <style:text-properties fo:font-size="7pt" style:font-size-asian="20pt" style:font-size-complex="20pt"/>
    </style:style>
    <style:style style:name="T36" style:family="text">
      <style:text-properties fo:font-size="7pt" fo:font-weight="bold" style:font-size-asian="20pt" style:font-weight-asian="bold" style:font-size-complex="20pt" style:font-weight-complex="bold"/>
    </style:style>
    <style:style style:name="T37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ize="8.69999980926514pt" fo:font-weight="bold" style:font-weight-asian="bold" style:font-weight-complex="bold"/>
    </style:style>
    <style:style style:name="T39" style:family="text">
      <style:text-properties fo:font-size="5.40000009536743pt" style:font-size-asian="14pt" style:font-size-complex="14pt"/>
    </style:style>
    <style:style style:name="T40" style:family="text">
      <style:text-properties fo:font-size="5.40000009536743pt" style:font-size-asian="16pt" style:font-size-complex="16pt"/>
    </style:style>
    <style:style style:name="T41" style:family="text">
      <style:text-properties fo:font-size="7pt" fo:font-weight="bold" style:font-size-asian="7pt" style:font-weight-asian="bold" style:font-size-complex="7pt" style:font-weight-complex="bold"/>
    </style:style>
    <style:style style:name="T42" style:family="text">
      <style:text-properties fo:font-size="10.1999998092651pt" fo:font-weight="bold"/>
    </style:style>
    <style:style style:name="T43" style:family="text">
      <style:text-properties fo:font-size="9.60000038146973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</text:span><text:span text:style-name="T2">a</text:span><text:span text:style-name="T2">n</text:span><text:span text:style-name="T2">d</text:span></text:p>
              </text:list-item>
              <text:list-item>
                <text:p><text:span text:style-name="T3">A</text:span><text:span text:style-name="T3">r</text:span><text:span text:style-name="T3">b</text:span><text:span text:style-name="T3">e</text:span><text:span text:style-name="T3">i</text:span><text:span text:style-name="T3">d</text:span><text:span text:style-name="T3">s</text:span><text:span text:style-name="T3">k</text:span><text:span text:style-name="T3">r</text:span><text:span text:style-name="T3">a</text:span><text:span text:style-name="T3">f</text:span><text:span text:style-name="T3">t</text:span></text:p>
              </text:list-item>
              <text:list-item>
                <text:p><text:span text:style-name="T3">K</text:span><text:span text:style-name="T3">a</text:span><text:span text:style-name="T3">p</text:span><text:span text:style-name="T3">i</text:span><text:span text:style-name="T3">t</text:span><text:span text:style-name="T3">a</text:span><text:span text:style-name="T3">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</text:span><text:span text:style-name="T2">a</text:span><text:span text:style-name="T2">n</text:span><text:span text:style-name="T2">d</text:span></text:p>
              </text:list-item>
              <text:list-item>
                <text:p><text:span text:style-name="T3">A</text:span><text:span text:style-name="T3">r</text:span><text:span text:style-name="T3">b</text:span><text:span text:style-name="T3">e</text:span><text:span text:style-name="T3">i</text:span><text:span text:style-name="T3">d</text:span><text:span text:style-name="T3">s</text:span><text:span text:style-name="T3">k</text:span><text:span text:style-name="T3">r</text:span><text:span text:style-name="T3">a</text:span><text:span text:style-name="T3">f</text:span><text:span text:style-name="T3">t</text:span></text:p>
              </text:list-item>
              <text:list-item>
                <text:p><text:span text:style-name="T3">K</text:span><text:span text:style-name="T3">a</text:span><text:span text:style-name="T3">p</text:span><text:span text:style-name="T3">i</text:span><text:span text:style-name="T3">t</text:span><text:span text:style-name="T3">a</text:span><text:span text:style-name="T3">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</text:span><text:span text:style-name="T2">a</text:span><text:span text:style-name="T2">n</text:span><text:span text:style-name="T2">d</text:span></text:p>
              </text:list-item>
              <text:list-item>
                <text:p><text:span text:style-name="T3">A</text:span><text:span text:style-name="T3">r</text:span><text:span text:style-name="T3">b</text:span><text:span text:style-name="T3">e</text:span><text:span text:style-name="T3">i</text:span><text:span text:style-name="T3">d</text:span><text:span text:style-name="T3">s</text:span><text:span text:style-name="T3">k</text:span><text:span text:style-name="T3">r</text:span><text:span text:style-name="T3">a</text:span><text:span text:style-name="T3">f</text:span><text:span text:style-name="T3">t</text:span></text:p>
              </text:list-item>
              <text:list-item>
                <text:p><text:span text:style-name="T3">K</text:span><text:span text:style-name="T3">a</text:span><text:span text:style-name="T3">p</text:span><text:span text:style-name="T3">i</text:span><text:span text:style-name="T3">t</text:span><text:span text:style-name="T3">a</text:span><text:span text:style-name="T3">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</text:span><text:span text:style-name="T3">o</text:span><text:span text:style-name="T3">d</text:span><text:span text:style-name="T3">e</text:span><text:span text:style-name="T3"> </text:span><text:span text:style-name="T3">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</text:span><text:span text:style-name="T3">lt</text:span><text:span text:style-name="T3">e</text:span><text:span text:style-name="T3">r</text:span><text:span text:style-name="T3">n</text:span><text:span text:style-name="T3">a</text:span><text:span text:style-name="T3">ti</text:span><text:span text:style-name="T3">v</text:span><text:span text:style-name="T3"> </text:span><text:span text:style-name="T3">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</text:span><text:span text:style-name="T3">lt</text:span><text:span text:style-name="T3">e</text:span><text:span text:style-name="T3">r</text:span><text:span text:style-name="T3">n</text:span><text:span text:style-name="T3">a</text:span><text:span text:style-name="T3">ti</text:span><text:span text:style-name="T3">v</text:span><text:span text:style-name="T3"> </text:span><text:span text:style-name="T3">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</text:span><text:span text:style-name="T4">l</text:span><text:span text:style-name="T4">t</text:span><text:span text:style-name="T4">e</text:span><text:span text:style-name="T4">r</text:span><text:span text:style-name="T4">n</text:span><text:span text:style-name="T4">a</text:span><text:span text:style-name="T4">t</text:span><text:span text:style-name="T4">i</text:span><text:span text:style-name="T4">v</text:span><text:span text:style-name="T4">k</text:span><text:span text:style-name="T4">o</text:span><text:span text:style-name="T4">s</text:span><text:span text:style-name="T4">t</text:span><text:span text:style-name="T4">n</text:span><text:span text:style-name="T4">a</text:span><text:span text:style-name="T4">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5.75cm" svg:height="4.75cm" svg:x="1.6cm" svg:y="4cm">
          <text:p text:style-name="P1"><text:span text:style-name="T1">Konsu</text:span><text:span text:style-name="T1">ment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13.25cm" svg:y="4cm">
          <text:p text:style-name="P1"><text:span text:style-name="T1">Produksj</text:span><text:span text:style-name="T1">ons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</text:span><text:span text:style-name="T4">i</text:span><text:span text:style-name="T4">k</text:span><text:span text:style-name="T4">r</text:span><text:span text:style-name="T4">o</text:span><text:span text:style-name="T4">ø</text:span><text:span text:style-name="T4">k</text:span><text:span text:style-name="T4">o</text:span><text:span text:style-name="T4">n</text:span><text:span text:style-name="T4">o</text:span><text:span text:style-name="T4">m</text:span><text:span text:style-name="T4">i </text:span><text:span text:style-name="T4">o</text:span><text:span text:style-name="T4">p</text:span><text:span text:style-name="T4">p</text:span><text:span text:style-name="T4">b</text:span><text:span text:style-name="T4">y</text:span><text:span text:style-name="T4">g</text:span><text:span text:style-name="T4">g</text:span><text:span text:style-name="T4">i</text:span><text:span text:style-name="T4">n</text:span><text:span text:style-name="T4">g</text:span></text:p>
          </draw:text-box>
        </draw:frame>
        <draw:line draw:style-name="gr10" draw:text-style-name="P3" draw:layer="layout" svg:x1="7.25cm" svg:y1="16.35cm" svg:x2="13.2cm" svg:y2="16.45cm">
          <text:p/>
        </draw:line>
        <draw:line draw:style-name="gr10" draw:text-style-name="P3" draw:layer="layout" svg:x1="7.25cm" svg:y1="16.3cm" svg:x2="7.2cm" svg:y2="10.95cm">
          <text:p/>
        </draw:line>
        <draw:line draw:style-name="gr10" draw:text-style-name="P3" draw:layer="layout" svg:x1="7.176cm" svg:y1="23.423cm" svg:x2="13.126cm" svg:y2="23.523cm">
          <text:p/>
        </draw:line>
        <draw:line draw:style-name="gr10" draw:text-style-name="P3" draw:layer="layout" svg:x1="7.176cm" svg:y1="23.373cm" svg:x2="7.126cm" svg:y2="18.023cm">
          <text:p/>
        </draw:line>
        <draw:path draw:style-name="gr3" draw:text-style-name="P3" draw:layer="layout" svg:width="3.502cm" svg:height="3.499cm" svg:x="7.25cm" svg:y="20cm" svg:viewBox="0 0 3503 3500" svg:d="M0 0c3750 0 3500 3500 3500 3500">
          <text:p/>
        </draw:path>
        <draw:frame draw:style-name="gr11" draw:text-style-name="P7" draw:layer="layout" svg:width="3.923cm" svg:height="2.384cm" svg:x="1.6cm" svg:y="11cm">
          <draw:text-box>
            <text:p><text:span text:style-name="T1">Pa</text:span><text:span text:style-name="T1">rti</text:span><text:span text:style-name="T1">ell</text:span></text:p>
            <text:p><text:span text:style-name="T1">Li</text:span><text:span text:style-name="T1">ke</text:span><text:span text:style-name="T1">ve</text:span><text:span text:style-name="T1">kt</text:span></text:p>
            <text:p><text:span text:style-name="T1">(et</text:span><text:span text:style-name="T1">t </text:span><text:span text:style-name="T1">m</text:span><text:span text:style-name="T1">ar</text:span><text:span text:style-name="T1">ke</text:span><text:span text:style-name="T1">d)</text:span></text:p>
          </draw:text-box>
        </draw:frame>
        <draw:frame draw:style-name="gr12" draw:text-style-name="P7" draw:layer="layout" svg:width="3.389cm" svg:height="3.095cm" svg:x="1.4cm" svg:y="18.001cm">
          <draw:text-box>
            <text:p><text:span text:style-name="T1">G</text:span><text:span text:style-name="T1">en</text:span><text:span text:style-name="T1">er</text:span><text:span text:style-name="T1">ell</text:span></text:p>
            <text:p><text:span text:style-name="T1">Li</text:span><text:span text:style-name="T1">ke</text:span><text:span text:style-name="T1">ve</text:span><text:span text:style-name="T1">kt</text:span></text:p>
            <text:p><text:span text:style-name="T1">(</text:span><text:span text:style-name="T1">m</text:span><text:span text:style-name="T1">an</text:span><text:span text:style-name="T1">ge</text:span></text:p>
            <text:p><text:span text:style-name="T1">m</text:span><text:span text:style-name="T1">ar</text:span><text:span text:style-name="T1">ke</text:span><text:span text:style-name="T1">de</text:span><text:span text:style-name="T1">r)</text:span></text:p>
          </draw:text-box>
        </draw:frame>
        <draw:frame draw:style-name="gr13" draw:text-style-name="P4" draw:layer="layout" svg:width="6.978cm" svg:height="4.292cm" svg:x="13.6cm" svg:y="10.5cm">
          <draw:text-box>
            <text:p><text:span text:style-name="T3">M</text:span><text:span text:style-name="T3">a</text:span><text:span text:style-name="T3">r</text:span><text:span text:style-name="T3">k</text:span><text:span text:style-name="T3">e</text:span><text:span text:style-name="T3">d</text:span><text:span text:style-name="T3">s</text:span><text:span text:style-name="T3">f</text:span><text:span text:style-name="T3">o</text:span><text:span text:style-name="T3">r</text:span><text:span text:style-name="T3">m</text:span><text:span text:style-name="T3">e</text:span><text:span text:style-name="T3">r</text:span><text:span text:style-name="T3">:</text:span></text:p>
            <text:list text:style-name="L1">
              <text:list-item>
                <text:p><text:span text:style-name="T3">F</text:span><text:span text:style-name="T3">u</text:span><text:span text:style-name="T3">l</text:span><text:span text:style-name="T3">l</text:span><text:span text:style-name="T3">k</text:span><text:span text:style-name="T3">o</text:span><text:span text:style-name="T3">m</text:span><text:span text:style-name="T3">m</text:span><text:span text:style-name="T3">e</text:span><text:span text:style-name="T3">n</text:span><text:span text:style-name="T3"> </text:span><text:span text:style-name="T3">k</text:span><text:span text:style-name="T3">o</text:span><text:span text:style-name="T3">n</text:span><text:span text:style-name="T3">k</text:span><text:span text:style-name="T3">u</text:span><text:span text:style-name="T3">r</text:span><text:span text:style-name="T3">r</text:span><text:span text:style-name="T3">a</text:span><text:span text:style-name="T3">n</text:span><text:span text:style-name="T3">s</text:span><text:span text:style-name="T3">e</text:span></text:p>
              </text:list-item>
              <text:list-item>
                <text:p><text:span text:style-name="T3">M</text:span><text:span text:style-name="T3">o</text:span><text:span text:style-name="T3">n</text:span><text:span text:style-name="T3">o</text:span><text:span text:style-name="T3">p</text:span><text:span text:style-name="T3">o</text:span><text:span text:style-name="T3">l</text:span></text:p>
              </text:list-item>
              <text:list-item>
                <text:p><text:span text:style-name="T3">M</text:span><text:span text:style-name="T3">o</text:span><text:span text:style-name="T3">n</text:span><text:span text:style-name="T3">o</text:span><text:span text:style-name="T3">p</text:span><text:span text:style-name="T3">o</text:span><text:span text:style-name="T3">l</text:span><text:span text:style-name="T3">i</text:span><text:span text:style-name="T3">s</text:span><text:span text:style-name="T3">t</text:span><text:span text:style-name="T3">i</text:span><text:span text:style-name="T3">s</text:span><text:span text:style-name="T3">k</text:span><text:span text:style-name="T3"> </text:span><text:span text:style-name="T3">k</text:span><text:span text:style-name="T3">o</text:span><text:span text:style-name="T3">n</text:span><text:span text:style-name="T3">k</text:span><text:span text:style-name="T3">u</text:span><text:span text:style-name="T3">r</text:span><text:span text:style-name="T3">r</text:span><text:span text:style-name="T3">a</text:span><text:span text:style-name="T3">n</text:span><text:span text:style-name="T3">s</text:span><text:span text:style-name="T3">e</text:span></text:p>
              </text:list-item>
              <text:list-item>
                <text:p><text:span text:style-name="T3">K</text:span><text:span text:style-name="T3">a</text:span><text:span text:style-name="T3">r</text:span><text:span text:style-name="T3">t</text:span><text:span text:style-name="T3">e</text:span><text:span text:style-name="T3">l</text:span><text:span text:style-name="T3">l</text:span><text:span text:style-name="T3">,</text:span><text:span text:style-name="T3"> </text:span><text:span text:style-name="T3">d</text:span><text:span text:style-name="T3">u</text:span><text:span text:style-name="T3">o</text:span><text:span text:style-name="T3">p</text:span><text:span text:style-name="T3">o</text:span><text:span text:style-name="T3">l</text:span><text:span text:style-name="T3">,</text:span><text:span text:style-name="T3"> </text:span><text:span text:style-name="T3">o</text:span><text:span text:style-name="T3">l</text:span><text:span text:style-name="T3">i</text:span><text:span text:style-name="T3">g</text:span><text:span text:style-name="T3">o</text:span><text:span text:style-name="T3">p</text:span><text:span text:style-name="T3">o</text:span><text:span text:style-name="T3">l</text:span></text:p>
              </text:list-item>
              <text:list-item>
                <text:p><text:span text:style-name="T3">P</text:span><text:span text:style-name="T3">r</text:span><text:span text:style-name="T3">i</text:span><text:span text:style-name="T3">s</text:span><text:span text:style-name="T3">d</text:span><text:span text:style-name="T3">i</text:span><text:span text:style-name="T3">s</text:span><text:span text:style-name="T3">k</text:span><text:span text:style-name="T3">r</text:span><text:span text:style-name="T3">i</text:span><text:span text:style-name="T3">m</text:span><text:span text:style-name="T3">i</text:span><text:span text:style-name="T3">n</text:span><text:span text:style-name="T3">e</text:span><text:span text:style-name="T3">r</text:span><text:span text:style-name="T3">i</text:span><text:span text:style-name="T3">n</text:span><text:span text:style-name="T3">g</text:span></text:p>
                <text:p><text:span text:style-name="T5"/></text:p>
              </text:list-item>
            </text:list>
          </draw:text-box>
        </draw:frame>
        <draw:frame draw:style-name="gr1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9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9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9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10" draw:layer="layout" svg:width="5.578cm" svg:height="0.963cm" svg:x="9.75cm" svg:y="19.5cm">
          <draw:text-box>
            <text:p><text:span text:style-name="T6">P</text:span><text:span text:style-name="T6">r</text:span><text:span text:style-name="T6">o</text:span><text:span text:style-name="T6">d</text:span><text:span text:style-name="T6">u</text:span><text:span text:style-name="T6">k</text:span><text:span text:style-name="T6">sj</text:span><text:span text:style-name="T6">o</text:span><text:span text:style-name="T6">n</text:span><text:span text:style-name="T6">s</text:span><text:span text:style-name="T6">m</text:span><text:span text:style-name="T6">u</text:span><text:span text:style-name="T6">li</text:span><text:span text:style-name="T6">g</text:span><text:span text:style-name="T6">h</text:span><text:span text:style-name="T6">e</text:span><text:span text:style-name="T6">ts</text:span><text:span text:style-name="T6">k</text:span><text:span text:style-name="T6">u</text:span><text:span text:style-name="T6">r</text:span><text:span text:style-name="T6">v</text:span><text:span text:style-name="T6">e</text:span><text:span text:style-name="T6">n </text:span><text:span text:style-name="T6">(</text:span><text:span text:style-name="T6">P</text:span><text:span text:style-name="T6">M</text:span><text:span text:style-name="T6">K</text:span><text:span text:style-name="T6">)</text:span></text:p>
          </draw:text-box>
        </draw:frame>
        <draw:frame draw:style-name="gr16" draw:text-style-name="P7" draw:layer="layout" svg:width="2.297cm" svg:height="0.962cm" svg:x="1.35cm" svg:y="3.05cm">
          <draw:text-box>
            <text:p><text:span text:style-name="T1">Be</text:span><text:span text:style-name="T1">ho</text:span><text:span text:style-name="T1">v</text:span></text:p>
          </draw:text-box>
        </draw:frame>
        <draw:frame draw:style-name="gr17" draw:text-style-name="P7" draw:layer="layout" svg:width="3.389cm" svg:height="0.962cm" svg:x="12.95cm" svg:y="3.1cm">
          <draw:text-box>
            <text:p><text:span text:style-name="T1">R</text:span><text:span text:style-name="T1">es</text:span><text:span text:style-name="T1">su</text:span><text:span text:style-name="T1">rs</text:span><text:span text:style-name="T1">e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0" draw:text-style-name="P3" draw:layer="layout" svg:x1="1.951cm" svg:y1="6.103cm" svg:x2="4.951cm" svg:y2="6.053cm">
          <text:p/>
        </draw:line>
        <draw:line draw:style-name="gr10" draw:text-style-name="P3" draw:layer="layout" svg:x1="1.951cm" svg:y1="6.053cm" svg:x2="1.901cm" svg:y2="3.003cm">
          <text:p/>
        </draw:line>
        <draw:frame draw:style-name="gr14" draw:text-style-name="P9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4" draw:text-style-name="P9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0" draw:text-style-name="P3" draw:layer="layout" svg:x1="6.152cm" svg:y1="6.104cm" svg:x2="9.152cm" svg:y2="6.054cm">
          <text:p/>
        </draw:line>
        <draw:line draw:style-name="gr10" draw:text-style-name="P3" draw:layer="layout" svg:x1="6.152cm" svg:y1="6.054cm" svg:x2="6.102cm" svg:y2="3.004cm">
          <text:p/>
        </draw:line>
        <draw:frame draw:style-name="gr14" draw:text-style-name="P9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4" draw:text-style-name="P9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0" draw:text-style-name="P3" draw:layer="layout" svg:x1="16.953cm" svg:y1="6.105cm" svg:x2="19.953cm" svg:y2="6.055cm">
          <text:p/>
        </draw:line>
        <draw:line draw:style-name="gr10" draw:text-style-name="P3" draw:layer="layout" svg:x1="16.953cm" svg:y1="6.055cm" svg:x2="16.903cm" svg:y2="3.005cm">
          <text:p/>
        </draw:line>
        <draw:frame draw:style-name="gr14" draw:text-style-name="P9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4" draw:text-style-name="P9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0" draw:text-style-name="P3" draw:layer="layout" svg:x1="12.854cm" svg:y1="6.106cm" svg:x2="15.854cm" svg:y2="6.056cm">
          <text:p/>
        </draw:line>
        <draw:line draw:style-name="gr10" draw:text-style-name="P3" draw:layer="layout" svg:x1="12.854cm" svg:y1="6.056cm" svg:x2="12.804cm" svg:y2="3.006cm">
          <text:p/>
        </draw:line>
        <draw:frame draw:style-name="gr14" draw:text-style-name="P9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9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0" draw:text-style-name="P3" draw:layer="layout" svg:x1="8.352cm" svg:y1="10.804cm" svg:x2="11.352cm" svg:y2="10.754cm">
          <text:p/>
        </draw:line>
        <draw:line draw:style-name="gr10" draw:text-style-name="P3" draw:layer="layout" svg:x1="8.352cm" svg:y1="10.754cm" svg:x2="8.302cm" svg:y2="7.704cm">
          <text:p/>
        </draw:line>
        <draw:frame draw:style-name="gr14" draw:text-style-name="P9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4" draw:text-style-name="P9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8.601cm" svg:y1="7.951cm" svg:x2="10.851cm" svg:y2="10.451cm">
          <text:p/>
        </draw:line>
        <draw:line draw:style-name="gr3" draw:text-style-name="P3" draw:layer="layout" svg:x1="10.55cm" svg:y1="7.7cm" svg:x2="8.75cm" svg:y2="10.45cm">
          <text:p/>
        </draw:line>
        <draw:custom-shape draw:style-name="gr18" draw:text-style-name="P1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8.353cm" svg:y1="15.805cm" svg:x2="11.353cm" svg:y2="15.755cm">
          <text:p/>
        </draw:line>
        <draw:line draw:style-name="gr10" draw:text-style-name="P3" draw:layer="layout" svg:x1="8.353cm" svg:y1="15.755cm" svg:x2="8.303cm" svg:y2="12.705cm">
          <text:p/>
        </draw:line>
        <draw:frame draw:style-name="gr14" draw:text-style-name="P9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4" draw:text-style-name="P9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12.952cm" svg:x2="11.25cm" svg:y2="14.75cm">
          <text:p/>
        </draw:line>
        <draw:line draw:style-name="gr3" draw:text-style-name="P3" draw:layer="layout" svg:x1="10.151cm" svg:y1="12.401cm" svg:x2="8.351cm" svg:y2="15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9.6cm" svg:y1="10.7cm" svg:x2="9.6cm" svg:y2="9.1cm">
          <text:p/>
        </draw:line>
        <draw:line draw:style-name="gr2" draw:text-style-name="P3" draw:layer="layout" svg:x1="8.2cm" svg:y1="9.15cm" svg:x2="9.7cm" svg:y2="9.15cm">
          <text:p/>
        </draw:line>
        <draw:line draw:style-name="gr2" draw:text-style-name="P3" draw:layer="layout" svg:x1="8.25cm" svg:y1="13.45cm" svg:x2="9.5cm" svg:y2="13.5cm">
          <text:p/>
        </draw:line>
        <draw:frame draw:style-name="gr19" draw:text-style-name="P10" draw:layer="layout" svg:width="2.471cm" svg:height="0.607cm" svg:x="1.6cm" svg:y="1.65cm">
          <draw:text-box>
            <text:p><text:span text:style-name="T6">K</text:span><text:span text:style-name="T6">o</text:span><text:span text:style-name="T6">n</text:span><text:span text:style-name="T6">s</text:span><text:span text:style-name="T6">u</text:span><text:span text:style-name="T6">m</text:span><text:span text:style-name="T6">e</text:span><text:span text:style-name="T6">n</text:span><text:span text:style-name="T6">t </text:span><text:span text:style-name="T6">1</text:span></text:p>
          </draw:text-box>
        </draw:frame>
        <draw:frame draw:style-name="gr19" draw:text-style-name="P10" draw:layer="layout" svg:width="2.471cm" svg:height="0.607cm" svg:x="5.901cm" svg:y="1.651cm">
          <draw:text-box>
            <text:p><text:span text:style-name="T6">K</text:span><text:span text:style-name="T6">o</text:span><text:span text:style-name="T6">n</text:span><text:span text:style-name="T6">s</text:span><text:span text:style-name="T6">u</text:span><text:span text:style-name="T6">m</text:span><text:span text:style-name="T6">e</text:span><text:span text:style-name="T6">n</text:span><text:span text:style-name="T6">t </text:span><text:span text:style-name="T6">N</text:span></text:p>
          </draw:text-box>
        </draw:frame>
        <draw:frame draw:style-name="gr19" draw:text-style-name="P10" draw:layer="layout" svg:width="2.471cm" svg:height="0.607cm" svg:x="12.601cm" svg:y="1.651cm">
          <draw:text-box>
            <text:p><text:span text:style-name="T6">P</text:span><text:span text:style-name="T6">r</text:span><text:span text:style-name="T6">o</text:span><text:span text:style-name="T6">d</text:span><text:span text:style-name="T6">u</text:span><text:span text:style-name="T6">s</text:span><text:span text:style-name="T6">e</text:span><text:span text:style-name="T6">n</text:span><text:span text:style-name="T6">t </text:span><text:span text:style-name="T6">1</text:span></text:p>
          </draw:text-box>
        </draw:frame>
        <draw:frame draw:style-name="gr19" draw:text-style-name="P10" draw:layer="layout" svg:width="2.471cm" svg:height="0.607cm" svg:x="16.602cm" svg:y="1.652cm">
          <draw:text-box>
            <text:p><text:span text:style-name="T6">P</text:span><text:span text:style-name="T6">r</text:span><text:span text:style-name="T6">o</text:span><text:span text:style-name="T6">d</text:span><text:span text:style-name="T6">u</text:span><text:span text:style-name="T6">s</text:span><text:span text:style-name="T6">e</text:span><text:span text:style-name="T6">n</text:span><text:span text:style-name="T6">t </text:span><text:span text:style-name="T6">N</text:span></text:p>
          </draw:text-box>
        </draw:frame>
        <draw:frame draw:style-name="gr20" draw:text-style-name="P12" draw:layer="layout" svg:width="1.471cm" svg:height="0.683cm" svg:x="2.35cm" svg:y="21.25cm">
          <draw:text-box>
            <text:p><text:span text:style-name="T7">A</text:span><text:span text:style-name="T7">v</text:span><text:span text:style-name="T7">g</text:span><text:span text:style-name="T7">if</text:span><text:span text:style-name="T7">t</text:span></text:p>
          </draw:text-box>
        </draw:frame>
        <draw:frame draw:style-name="gr21" draw:text-style-name="P12" draw:layer="layout" svg:width="2.771cm" svg:height="0.683cm" svg:x="7.951cm" svg:y="21.451cm">
          <draw:text-box>
            <text:p><text:span text:style-name="T7">M</text:span><text:span text:style-name="T7">a</text:span><text:span text:style-name="T7">k</text:span><text:span text:style-name="T7">s</text:span><text:span text:style-name="T7">i</text:span><text:span text:style-name="T7">m</text:span><text:span text:style-name="T7">a</text:span><text:span text:style-name="T7">l</text:span><text:span text:style-name="T7">p</text:span><text:span text:style-name="T7">ri</text:span><text:span text:style-name="T7">s</text:span></text:p>
          </draw:text-box>
        </draw:frame>
        <draw:frame draw:style-name="gr22" draw:text-style-name="P12" draw:layer="layout" svg:width="2.276cm" svg:height="0.683cm" svg:x="15.052cm" svg:y="21.452cm">
          <draw:text-box>
            <text:p><text:span text:style-name="T7">M</text:span><text:span text:style-name="T7">i</text:span><text:span text:style-name="T7">n</text:span><text:span text:style-name="T7">s</text:span><text:span text:style-name="T7">t</text:span><text:span text:style-name="T7">e</text:span><text:span text:style-name="T7">p</text:span><text:span text:style-name="T7">ri</text:span><text:span text:style-name="T7">s</text:span></text:p>
          </draw:text-box>
        </draw:frame>
        <draw:frame draw:style-name="gr23" draw:text-style-name="P13" draw:layer="layout" svg:width="3.685cm" svg:height="0.569cm" svg:x="7.9cm" svg:y="6.4cm">
          <draw:text-box>
            <text:p><text:span text:style-name="T8">F</text:span><text:span text:style-name="T8">ul</text:span><text:span text:style-name="T8">lk</text:span><text:span text:style-name="T8">o</text:span><text:span text:style-name="T8">m</text:span><text:span text:style-name="T8">m</text:span><text:span text:style-name="T8">e</text:span><text:span text:style-name="T8">n </text:span><text:span text:style-name="T8">k</text:span><text:span text:style-name="T8">o</text:span><text:span text:style-name="T8">n</text:span><text:span text:style-name="T8">k</text:span><text:span text:style-name="T8">u</text:span><text:span text:style-name="T8">rr</text:span><text:span text:style-name="T8">a</text:span><text:span text:style-name="T8">n</text:span><text:span text:style-name="T8">s</text:span><text:span text:style-name="T8">e</text:span></text:p>
          </draw:text-box>
        </draw:frame>
        <draw:frame draw:style-name="gr24" draw:text-style-name="P14" draw:layer="layout" svg:width="6.615cm" svg:height="0.662cm" svg:x="7.85cm" svg:y="11.3cm">
          <draw:text-box>
            <text:p><text:span text:style-name="T9">S</text:span><text:span text:style-name="T9">k</text:span><text:span text:style-name="T9">if</text:span><text:span text:style-name="T9">t</text:span><text:span text:style-name="T9">a</text:span><text:span text:style-name="T9">n</text:span><text:span text:style-name="T9">a</text:span><text:span text:style-name="T9">l</text:span><text:span text:style-name="T9">y</text:span><text:span text:style-name="T9">s</text:span><text:span text:style-name="T9">e </text:span><text:span text:style-name="T9">(</text:span><text:span text:style-name="T9">s</text:span><text:span text:style-name="T9">l</text:span><text:span text:style-name="T9">a</text:span><text:span text:style-name="T9">k </text:span><text:span text:style-name="T9">e</text:span><text:span text:style-name="T9">tt</text:span><text:span text:style-name="T9">e</text:span><text:span text:style-name="T9">r</text:span><text:span text:style-name="T9">s</text:span><text:span text:style-name="T9">p</text:span><text:span text:style-name="T9">ø</text:span><text:span text:style-name="T9">r</text:span><text:span text:style-name="T9">s</text:span><text:span text:style-name="T9">e</text:span><text:span text:style-name="T9">l</text:span><text:span text:style-name="T9">s</text:span><text:span text:style-name="T9">k</text:span><text:span text:style-name="T9">u</text:span><text:span text:style-name="T9">r</text:span><text:span text:style-name="T9">v</text:span><text:span text:style-name="T9">e</text:span><text:span text:style-name="T9">)</text:span></text:p>
          </draw:text-box>
        </draw:frame>
        <draw:line draw:style-name="gr3" draw:text-style-name="P3" draw:layer="layout" svg:x1="11.051cm" svg:y1="13.001cm" svg:x2="9.251cm" svg:y2="15.751cm">
          <text:p/>
        </draw:line>
        <draw:frame draw:style-name="gr14" draw:text-style-name="P9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4" draw:text-style-name="P9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4" draw:text-style-name="P9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4" draw:text-style-name="P9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4" draw:text-style-name="P2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14.2cm" svg:x2="8.25cm" svg:y2="14.25cm">
          <text:p/>
        </draw:line>
        <draw:frame draw:style-name="gr14" draw:text-style-name="P9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4" draw:text-style-name="P9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4" draw:text-style-name="P9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4" draw:text-style-name="P9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4" draw:text-style-name="P9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4" draw:text-style-name="P9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" draw:text-style-name="P3" draw:layer="layout" svg:x1="9.6cm" svg:y1="10.7cm" svg:x2="9.6cm" svg:y2="9.1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25" draw:text-style-name="P9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cm" svg:y1="15.75cm" svg:x2="10.35cm" svg:y2="14.25cm">
          <text:p/>
        </draw:line>
        <draw:frame draw:style-name="gr23" draw:text-style-name="P13" draw:layer="layout" svg:width="3.685cm" svg:height="0.569cm" svg:x="1.6cm" svg:y="21.801cm">
          <draw:text-box>
            <text:p><text:span text:style-name="T8">F</text:span><text:span text:style-name="T8">ul</text:span><text:span text:style-name="T8">lk</text:span><text:span text:style-name="T8">o</text:span><text:span text:style-name="T8">m</text:span><text:span text:style-name="T8">m</text:span><text:span text:style-name="T8">e</text:span><text:span text:style-name="T8">n </text:span><text:span text:style-name="T8">k</text:span><text:span text:style-name="T8">o</text:span><text:span text:style-name="T8">n</text:span><text:span text:style-name="T8">k</text:span><text:span text:style-name="T8">u</text:span><text:span text:style-name="T8">rr</text:span><text:span text:style-name="T8">a</text:span><text:span text:style-name="T8">n</text:span><text:span text:style-name="T8">s</text:span><text:span text:style-name="T8">e</text:span></text:p>
          </draw:text-box>
        </draw:frame>
        <draw:line draw:style-name="gr10" draw:text-style-name="P3" draw:layer="layout" svg:x1="2.052cm" svg:y1="26.205cm" svg:x2="5.052cm" svg:y2="26.155cm">
          <text:p/>
        </draw:line>
        <draw:line draw:style-name="gr10" draw:text-style-name="P3" draw:layer="layout" svg:x1="2.052cm" svg:y1="26.155cm" svg:x2="2.002cm" svg:y2="23.105cm">
          <text:p/>
        </draw:line>
        <draw:frame draw:style-name="gr14" draw:text-style-name="P9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4" draw:text-style-name="P9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301cm" svg:y1="23.352cm" svg:x2="4.551cm" svg:y2="25.852cm">
          <text:p/>
        </draw:line>
        <draw:line draw:style-name="gr3" draw:text-style-name="P3" draw:layer="layout" svg:x1="4.25cm" svg:y1="23.101cm" svg:x2="2.45cm" svg:y2="25.851cm">
          <text:p/>
        </draw:line>
        <draw:line draw:style-name="gr2" draw:text-style-name="P3" draw:layer="layout" svg:x1="1.9cm" svg:y1="25.251cm" svg:x2="2.7cm" svg:y2="25.25cm">
          <text:p/>
        </draw:line>
        <draw:frame draw:style-name="gr14" draw:text-style-name="P9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4" draw:text-style-name="P9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0" draw:text-style-name="P3" draw:layer="layout" svg:x1="15.652cm" svg:y1="26.105cm" svg:x2="18.652cm" svg:y2="26.055cm">
          <text:p/>
        </draw:line>
        <draw:line draw:style-name="gr10" draw:text-style-name="P3" draw:layer="layout" svg:x1="15.652cm" svg:y1="26.055cm" svg:x2="15.602cm" svg:y2="23.005cm">
          <text:p/>
        </draw:line>
        <draw:frame draw:style-name="gr14" draw:text-style-name="P9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4" draw:text-style-name="P9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901cm" svg:y1="23.252cm" svg:x2="18.151cm" svg:y2="25.752cm">
          <text:p/>
        </draw:line>
        <draw:line draw:style-name="gr3" draw:text-style-name="P3" draw:layer="layout" svg:x1="17.85cm" svg:y1="23.001cm" svg:x2="16.05cm" svg:y2="25.751cm">
          <text:p/>
        </draw:line>
        <draw:line draw:style-name="gr2" draw:text-style-name="P3" draw:layer="layout" svg:x1="15.5cm" svg:y1="23.751cm" svg:x2="17.25cm" svg:y2="23.75cm">
          <text:p/>
        </draw:line>
        <draw:frame draw:style-name="gr14" draw:text-style-name="P9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8" draw:text-style-name="P1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7cm" svg:y1="26.25cm" svg:x2="2.7cm" svg:y2="23.9cm">
          <text:p/>
        </draw:line>
        <draw:line draw:style-name="gr2" draw:text-style-name="P3" draw:layer="layout" svg:x1="1.9cm" svg:y1="23.952cm" svg:x2="2.7cm" svg:y2="23.951cm">
          <text:p/>
        </draw:line>
        <draw:custom-shape draw:style-name="gr18" draw:text-style-name="P1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7.4cm" svg:y1="26.05cm" svg:x2="17.4cm" svg:y2="23.7cm">
          <text:p/>
        </draw:line>
        <draw:line draw:style-name="gr2" draw:text-style-name="P3" draw:layer="layout" svg:x1="16.3cm" svg:y1="26.05cm" svg:x2="16.3cm" svg:y2="23.7cm">
          <text:p/>
        </draw:line>
        <draw:line draw:style-name="gr26" draw:text-style-name="P3" draw:layer="layout" svg:x1="2.35cm" svg:y1="4.05cm" svg:x2="2.35cm" svg:y2="4.8cm">
          <text:p/>
        </draw:line>
        <draw:line draw:style-name="gr26" draw:text-style-name="P3" draw:layer="layout" svg:x1="2.85cm" svg:y1="5.4cm" svg:x2="3.6cm" svg:y2="5.4cm">
          <text:p/>
        </draw:line>
        <draw:line draw:style-name="gr26" draw:text-style-name="P3" draw:layer="layout" svg:x1="6.55cm" svg:y1="3.95cm" svg:x2="6.55cm" svg:y2="4.7cm">
          <text:p/>
        </draw:line>
        <draw:line draw:style-name="gr27" draw:text-style-name="P3" draw:layer="layout" svg:x1="7.15cm" svg:y1="5.4cm" svg:x2="7.9cm" svg:y2="5.4cm">
          <text:p/>
        </draw:line>
        <draw:line draw:style-name="gr26" draw:text-style-name="P3" draw:layer="layout" svg:x1="13.45cm" svg:y1="4.551cm" svg:x2="13.45cm" svg:y2="3.801cm">
          <text:p/>
        </draw:line>
        <draw:line draw:style-name="gr26" draw:text-style-name="P3" draw:layer="layout" svg:x1="13.75cm" svg:y1="5.1cm" svg:x2="14.5cm" svg:y2="5.1cm">
          <text:p/>
        </draw:line>
        <draw:line draw:style-name="gr26" draw:text-style-name="P3" draw:layer="layout" svg:x1="7.15cm" svg:y1="5.4cm" svg:x2="7.9cm" svg:y2="5.4cm">
          <text:p/>
        </draw:line>
        <draw:line draw:style-name="gr26" draw:text-style-name="P3" draw:layer="layout" svg:x1="17.55cm" svg:y1="4.552cm" svg:x2="17.55cm" svg:y2="3.802cm">
          <text:p/>
        </draw:line>
        <draw:line draw:style-name="gr26" draw:text-style-name="P3" draw:layer="layout" svg:x1="17.85cm" svg:y1="5.1cm" svg:x2="18.6cm" svg:y2="5.1cm">
          <text:p/>
        </draw:line>
        <draw:frame draw:style-name="gr14" draw:text-style-name="P9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9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9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9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9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9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9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4" draw:text-style-name="P9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9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0" draw:text-style-name="P3" draw:layer="layout" svg:x1="8.253cm" svg:y1="26.205cm" svg:x2="11.253cm" svg:y2="26.155cm">
          <text:p/>
        </draw:line>
        <draw:line draw:style-name="gr10" draw:text-style-name="P3" draw:layer="layout" svg:x1="8.253cm" svg:y1="26.155cm" svg:x2="8.203cm" svg:y2="23.105cm">
          <text:p/>
        </draw:line>
        <draw:frame draw:style-name="gr14" draw:text-style-name="P9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4" draw:text-style-name="P9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502cm" svg:y1="23.352cm" svg:x2="10.752cm" svg:y2="25.852cm">
          <text:p/>
        </draw:line>
        <draw:line draw:style-name="gr3" draw:text-style-name="P3" draw:layer="layout" svg:x1="10.451cm" svg:y1="23.101cm" svg:x2="8.651cm" svg:y2="25.851cm">
          <text:p/>
        </draw:line>
        <draw:custom-shape draw:style-name="gr18" draw:text-style-name="P1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4" draw:text-style-name="P9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3cm" svg:y1="25.252cm" svg:x2="10.25cm" svg:y2="25.25cm">
          <text:p/>
        </draw:line>
        <draw:frame draw:style-name="gr14" draw:text-style-name="P9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4" draw:text-style-name="P9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8" draw:text-style-name="P1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cm" svg:y1="26.05cm" svg:x2="9cm" svg:y2="25.25cm">
          <text:p/>
        </draw:line>
        <draw:line draw:style-name="gr2" draw:text-style-name="P3" draw:layer="layout" svg:x1="10.3cm" svg:y1="26.05cm" svg:x2="10.25cm" svg:y2="25.25cm">
          <text:p/>
        </draw:line>
        <draw:frame draw:style-name="gr14" draw:text-style-name="P9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4" draw:text-style-name="P9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" draw:text-style-name="P9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9.1cm" svg:y1="8.4cm" svg:x2="10.1cm" svg:y2="8.4cm">
          <text:p/>
        </draw:line>
        <draw:line draw:style-name="gr3" draw:text-style-name="P3" draw:layer="layout" svg:x1="9cm" svg:y1="10cm" svg:x2="10.5cm" svg:y2="10cm">
          <text:p/>
        </draw:line>
        <draw:frame draw:style-name="gr28" draw:text-style-name="P15" draw:layer="layout" svg:width="1.709cm" svg:height="0.727cm" svg:x="8.75cm" svg:y="7.7cm">
          <draw:text-box>
            <text:p><text:span text:style-name="T10">O</text:span><text:span text:style-name="T10">ve</text:span><text:span text:style-name="T10">rs</text:span><text:span text:style-name="T10">ku</text:span><text:span text:style-name="T10">dd</text:span><text:span text:style-name="T10">s-</text:span></text:p>
            <text:p><text:span text:style-name="T10">til</text:span><text:span text:style-name="T10">bu</text:span><text:span text:style-name="T10">d</text:span></text:p>
          </draw:text-box>
        </draw:frame>
        <draw:frame draw:style-name="gr28" draw:text-style-name="P16" draw:layer="layout" svg:width="1.709cm" svg:height="0.727cm" svg:x="8.851cm" svg:y="9.9cm">
          <draw:text-box>
            <text:p><text:span text:style-name="T10">O</text:span><text:span text:style-name="T10">ve</text:span><text:span text:style-name="T10">rs</text:span><text:span text:style-name="T10">ku</text:span><text:span text:style-name="T10">dd</text:span><text:span text:style-name="T10">s-</text:span></text:p>
            <text:p><text:span text:style-name="T10">ett</text:span><text:span text:style-name="T10">er</text:span><text:span text:style-name="T10">sp</text:span><text:span text:style-name="T10">ør</text:span><text:span text:style-name="T10">se</text:span><text:span text:style-name="T10">l</text:span></text:p>
          </draw:text-box>
        </draw:frame>
        <draw:frame draw:style-name="gr14" draw:text-style-name="P9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3" draw:layer="layout" svg:x1="6.55cm" svg:y1="3.95cm" svg:x2="6.55cm" svg:y2="4.7cm">
          <text:p/>
        </draw:line>
        <draw:line draw:style-name="gr2" draw:text-style-name="P3" draw:layer="layout" svg:x1="9.5cm" svg:y1="15.8cm" svg:x2="9.5cm" svg:y2="13.55cm">
          <text:p/>
        </draw:line>
        <draw:line draw:style-name="gr10" draw:text-style-name="P3" draw:layer="layout" svg:x1="8.354cm" svg:y1="20.806cm" svg:x2="11.354cm" svg:y2="20.756cm">
          <text:p/>
        </draw:line>
        <draw:line draw:style-name="gr10" draw:text-style-name="P3" draw:layer="layout" svg:x1="8.354cm" svg:y1="20.756cm" svg:x2="8.304cm" svg:y2="17.706cm">
          <text:p/>
        </draw:line>
        <draw:frame draw:style-name="gr14" draw:text-style-name="P9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9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8.603cm" svg:y1="17.953cm" svg:x2="10.75cm" svg:y2="20.75cm">
          <text:p/>
        </draw:line>
        <draw:line draw:style-name="gr3" draw:text-style-name="P3" draw:layer="layout" svg:x1="10.152cm" svg:y1="17.402cm" svg:x2="8.352cm" svg:y2="20.152cm">
          <text:p/>
        </draw:line>
        <draw:line draw:style-name="gr2" draw:text-style-name="P3" draw:layer="layout" svg:x1="8.251cm" svg:y1="18.751cm" svg:x2="9.25cm" svg:y2="18.75cm">
          <text:p/>
        </draw:line>
        <draw:frame draw:style-name="gr29" draw:text-style-name="P14" draw:layer="layout" svg:width="6.691cm" svg:height="0.662cm" svg:x="7.851cm" svg:y="16.301cm">
          <draw:text-box>
            <text:p><text:span text:style-name="T9">S</text:span><text:span text:style-name="T9">k</text:span><text:span text:style-name="T9">if</text:span><text:span text:style-name="T9">t</text:span><text:span text:style-name="T9">a</text:span><text:span text:style-name="T9">n</text:span><text:span text:style-name="T9">a</text:span><text:span text:style-name="T9">l</text:span><text:span text:style-name="T9">y</text:span><text:span text:style-name="T9">s</text:span><text:span text:style-name="T9">e </text:span><text:span text:style-name="T9">(</text:span><text:span text:style-name="T9">b</text:span><text:span text:style-name="T9">r</text:span><text:span text:style-name="T9">a</text:span><text:span text:style-name="T9">tt </text:span><text:span text:style-name="T9">e</text:span><text:span text:style-name="T9">tt</text:span><text:span text:style-name="T9">e</text:span><text:span text:style-name="T9">r</text:span><text:span text:style-name="T9">s</text:span><text:span text:style-name="T9">p</text:span><text:span text:style-name="T9">ø</text:span><text:span text:style-name="T9">r</text:span><text:span text:style-name="T9">s</text:span><text:span text:style-name="T9">e</text:span><text:span text:style-name="T9">l</text:span><text:span text:style-name="T9">s</text:span><text:span text:style-name="T9">k</text:span><text:span text:style-name="T9">u</text:span><text:span text:style-name="T9">r</text:span><text:span text:style-name="T9">v</text:span><text:span text:style-name="T9">e</text:span><text:span text:style-name="T9">)</text:span></text:p>
          </draw:text-box>
        </draw:frame>
        <draw:line draw:style-name="gr3" draw:text-style-name="P3" draw:layer="layout" svg:x1="11.052cm" svg:y1="18.002cm" svg:x2="9.252cm" svg:y2="20.752cm">
          <text:p/>
        </draw:line>
        <draw:frame draw:style-name="gr14" draw:text-style-name="P9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9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2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3" draw:layer="layout" svg:x1="10cm" svg:y1="19.75cm" svg:x2="8.251cm" svg:y2="19.751cm">
          <text:p/>
        </draw:line>
        <draw:custom-shape draw:style-name="gr18" draw:text-style-name="P1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001cm" svg:y1="20.751cm" svg:x2="10cm" svg:y2="19.75cm">
          <text:p/>
        </draw:line>
        <draw:frame draw:style-name="gr14" draw:text-style-name="P9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4" draw:text-style-name="P9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4" draw:text-style-name="P9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4" draw:text-style-name="P9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3" draw:layer="layout" svg:x1="9.25cm" svg:y1="20.75cm" svg:x2="9.25cm" svg:y2="18.5cm">
          <text:p/>
        </draw:line>
        <draw:line draw:style-name="gr26" draw:text-style-name="P3" draw:layer="layout" svg:x1="8.45cm" svg:y1="13.45cm" svg:x2="8.45cm" svg:y2="14.2cm">
          <text:p/>
        </draw:line>
        <draw:line draw:style-name="gr26" draw:text-style-name="P3" draw:layer="layout" svg:x1="8.45cm" svg:y1="18.75cm" svg:x2="8.45cm" svg:y2="19.5cm">
          <text:p/>
        </draw:line>
        <draw:line draw:style-name="gr26" draw:text-style-name="P3" draw:layer="layout" svg:x1="9.55cm" svg:y1="14.8cm" svg:x2="10.3cm" svg:y2="14.8cm">
          <text:p/>
        </draw:line>
        <draw:line draw:style-name="gr26" draw:text-style-name="P3" draw:layer="layout" svg:x1="9.25cm" svg:y1="20.2cm" svg:x2="10cm" svg:y2="20.2cm">
          <text:p/>
        </draw:line>
        <draw:frame draw:style-name="gr14" draw:text-style-name="P9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3.55cm" svg:y1="22.701cm" svg:x2="1.75cm" svg:y2="25.451cm">
          <text:p/>
        </draw:line>
        <draw:frame draw:style-name="gr14" draw:text-style-name="P9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0" draw:text-style-name="P5" draw:layer="layout" svg:width="10.916cm" svg:height="0.962cm" svg:x="0.75cm" svg:y="0.3cm">
          <draw:text-box>
            <text:p><text:span text:style-name="T4">O</text:span><text:span text:style-name="T4">v</text:span><text:span text:style-name="T4">e</text:span><text:span text:style-name="T4">r</text:span><text:span text:style-name="T4">s</text:span><text:span text:style-name="T4">i</text:span><text:span text:style-name="T4">k</text:span><text:span text:style-name="T4">t</text:span><text:span text:style-name="T4">: </text:span><text:span text:style-name="T4">M</text:span><text:span text:style-name="T4">a</text:span><text:span text:style-name="T4">r</text:span><text:span text:style-name="T4">k</text:span><text:span text:style-name="T4">e</text:span><text:span text:style-name="T4">d</text:span><text:span text:style-name="T4">e</text:span><text:span text:style-name="T4">t </text:span><text:span text:style-name="T4">f</text:span><text:span text:style-name="T4">o</text:span><text:span text:style-name="T4">r </text:span><text:span text:style-name="T4">f</text:span><text:span text:style-name="T4">u</text:span><text:span text:style-name="T4">l</text:span><text:span text:style-name="T4">l</text:span><text:span text:style-name="T4">k</text:span><text:span text:style-name="T4">o</text:span><text:span text:style-name="T4">m</text:span><text:span text:style-name="T4">m</text:span><text:span text:style-name="T4">e</text:span><text:span text:style-name="T4">n</text:span><text:span text:style-name="T4"> </text:span><text:span text:style-name="T4">k</text:span><text:span text:style-name="T4">o</text:span><text:span text:style-name="T4">n</text:span><text:span text:style-name="T4">k</text:span><text:span text:style-name="T4">u</text:span><text:span text:style-name="T4">r</text:span><text:span text:style-name="T4">r</text:span><text:span text:style-name="T4">a</text:span><text:span text:style-name="T4">n</text:span><text:span text:style-name="T4">s</text:span><text:span text:style-name="T4">e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31" draw:text-style-name="P4" draw:layer="layout" svg:width="2.598cm" svg:height="0.806cm" svg:x="9.7cm" svg:y="4.15cm">
          <draw:text-box>
            <text:p><text:span text:style-name="T3">T</text:span><text:span text:style-name="T3">e</text:span><text:span text:style-name="T3">k</text:span><text:span text:style-name="T3">n</text:span><text:span text:style-name="T3">o</text:span><text:span text:style-name="T3">l</text:span><text:span text:style-name="T3">o</text:span><text:span text:style-name="T3">g</text:span><text:span text:style-name="T3">i</text:span></text:p>
          </draw:text-box>
        </draw:frame>
        <draw:frame draw:style-name="gr32" draw:text-style-name="P17" draw:layer="layout" svg:width="7.249cm" svg:height="1.109cm" svg:x="0.754cm" svg:y="0.356cm">
          <draw:text-box>
            <text:p><text:span text:style-name="T11">P</text:span><text:span text:style-name="T11">r</text:span><text:span text:style-name="T11">o</text:span><text:span text:style-name="T11">d</text:span><text:span text:style-name="T11">u</text:span><text:span text:style-name="T11">k</text:span><text:span text:style-name="T11">t</text:span><text:span text:style-name="T11">f</text:span><text:span text:style-name="T11">u</text:span><text:span text:style-name="T11">n</text:span><text:span text:style-name="T11">k</text:span><text:span text:style-name="T11">s</text:span><text:span text:style-name="T11">j</text:span><text:span text:style-name="T11">o</text:span><text:span text:style-name="T11">n</text:span><text:span text:style-name="T11">e</text:span><text:span text:style-name="T11">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0" draw:text-style-name="P3" draw:layer="layout" svg:x1="12cm" svg:y1="14.75cm" svg:x2="16.85cm" svg:y2="14.8cm">
          <text:p/>
        </draw:line>
        <draw:line draw:style-name="gr10" draw:text-style-name="P3" draw:layer="layout" svg:x1="12.006cm" svg:y1="14.754cm" svg:x2="12cm" svg:y2="11.05cm">
          <text:p/>
        </draw:line>
        <draw:frame draw:style-name="gr14" draw:text-style-name="P9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4" draw:text-style-name="P9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3" draw:text-style-name="P18" draw:layer="layout" svg:width="9.13cm" svg:height="1.547cm" svg:x="1cm" svg:y="1.338cm">
          <draw:text-box>
            <text:p><text:span text:style-name="T12">P</text:span><text:span text:style-name="T12">r</text:span><text:span text:style-name="T12">o</text:span><text:span text:style-name="T12">d</text:span><text:span text:style-name="T12">u</text:span><text:span text:style-name="T12">k</text:span><text:span text:style-name="T12">t</text:span><text:span text:style-name="T12">f</text:span><text:span text:style-name="T12">u</text:span><text:span text:style-name="T12">n</text:span><text:span text:style-name="T12">k</text:span><text:span text:style-name="T12">s</text:span><text:span text:style-name="T12">j</text:span><text:span text:style-name="T12">o</text:span><text:span text:style-name="T12">n</text:span><text:span text:style-name="T12">e</text:span><text:span text:style-name="T12">n </text:span><text:span text:style-name="T12">p</text:span><text:span text:style-name="T12">å </text:span><text:span text:style-name="T12">k</text:span><text:span text:style-name="T12">o</text:span><text:span text:style-name="T12">r</text:span><text:span text:style-name="T12">t </text:span><text:span text:style-name="T12">s</text:span><text:span text:style-name="T12">i</text:span><text:span text:style-name="T12">k</text:span><text:span text:style-name="T12">t</text:span></text:p>
            <text:p><text:span text:style-name="T12">- </text:span><text:span text:style-name="T12">a</text:span><text:span text:style-name="T12">r</text:span><text:span text:style-name="T12">b</text:span><text:span text:style-name="T12">e</text:span><text:span text:style-name="T12">i</text:span><text:span text:style-name="T12">d</text:span><text:span text:style-name="T12">s</text:span><text:span text:style-name="T12">k</text:span><text:span text:style-name="T12">r</text:span><text:span text:style-name="T12">a</text:span><text:span text:style-name="T12">f</text:span><text:span text:style-name="T12">t</text:span></text:p>
            <text:p><text:span text:style-name="T12"/></text:p>
          </draw:text-box>
        </draw:frame>
        <draw:frame draw:style-name="gr34" draw:text-style-name="P19" draw:layer="layout" svg:width="9.05cm" svg:height="1.012cm" svg:x="1.2cm" svg:y="9cm">
          <draw:text-box>
            <text:p><text:span text:style-name="T13">T</text:span><text:span text:style-name="T13">e</text:span><text:span text:style-name="T13">k</text:span><text:span text:style-name="T13">n</text:span><text:span text:style-name="T13">i</text:span><text:span text:style-name="T13">s</text:span><text:span text:style-name="T13">k</text:span><text:span text:style-name="T13">e </text:span><text:span text:style-name="T13">s</text:span><text:span text:style-name="T13">u</text:span><text:span text:style-name="T13">b</text:span><text:span text:style-name="T13">s</text:span><text:span text:style-name="T13">ti</text:span><text:span text:style-name="T13">t</text:span><text:span text:style-name="T13">u</text:span><text:span text:style-name="T13">s</text:span><text:span text:style-name="T13">j</text:span><text:span text:style-name="T13">o</text:span><text:span text:style-name="T13">n</text:span><text:span text:style-name="T13">s</text:span><text:span text:style-name="T13">m</text:span><text:span text:style-name="T13">u</text:span><text:span text:style-name="T13">li</text:span><text:span text:style-name="T13">g</text:span><text:span text:style-name="T13">h</text:span><text:span text:style-name="T13">e</text:span><text:span text:style-name="T13">r</text:span></text:p>
          </draw:text-box>
        </draw:frame>
        <draw:frame draw:style-name="gr35" draw:text-style-name="P18" draw:layer="layout" svg:width="5.35cm" svg:height="0.962cm" svg:x="11.75cm" svg:y="9.138cm">
          <draw:text-box>
            <text:p><text:span text:style-name="T12">S</text:span><text:span text:style-name="T12">k</text:span><text:span text:style-name="T12">a</text:span><text:span text:style-name="T12">l</text:span><text:span text:style-name="T12">a</text:span><text:span text:style-name="T12">e</text:span><text:span text:style-name="T12">g</text:span><text:span text:style-name="T12">e</text:span><text:span text:style-name="T12">n</text:span><text:span text:style-name="T12">s</text:span><text:span text:style-name="T12">k</text:span><text:span text:style-name="T12">a</text:span><text:span text:style-name="T12">p</text:span><text:span text:style-name="T12">e</text:span><text:span text:style-name="T12">r</text:span></text:p>
          </draw:text-box>
        </draw:frame>
        <draw:path draw:style-name="gr3" draw:text-style-name="P3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0" draw:text-style-name="P3" draw:layer="layout" svg:x1="12.001cm" svg:y1="20.55cm" svg:x2="16.851cm" svg:y2="20.6cm">
          <text:p/>
        </draw:line>
        <draw:line draw:style-name="gr10" draw:text-style-name="P3" draw:layer="layout" svg:x1="12.007cm" svg:y1="20.554cm" svg:x2="12.001cm" svg:y2="16.85cm">
          <text:p/>
        </draw:line>
        <draw:frame draw:style-name="gr14" draw:text-style-name="P9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4" draw:text-style-name="P9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3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0" draw:text-style-name="P3" draw:layer="layout" svg:x1="12.001cm" svg:y1="25.65cm" svg:x2="16.851cm" svg:y2="25.7cm">
          <text:p/>
        </draw:line>
        <draw:line draw:style-name="gr10" draw:text-style-name="P3" draw:layer="layout" svg:x1="12.007cm" svg:y1="25.654cm" svg:x2="12.001cm" svg:y2="21.95cm">
          <text:p/>
        </draw:line>
        <draw:frame draw:style-name="gr14" draw:text-style-name="P9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4" draw:text-style-name="P9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0" draw:text-style-name="P3" draw:layer="layout" svg:x1="1.3cm" svg:y1="14.45cm" svg:x2="6.15cm" svg:y2="14.5cm">
          <text:p/>
        </draw:line>
        <draw:line draw:style-name="gr10" draw:text-style-name="P3" draw:layer="layout" svg:x1="1.306cm" svg:y1="14.454cm" svg:x2="1.3cm" svg:y2="10.75cm">
          <text:p/>
        </draw:line>
        <draw:frame draw:style-name="gr14" draw:text-style-name="P9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4" draw:text-style-name="P9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3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0" draw:text-style-name="P3" draw:layer="layout" svg:x1="1.301cm" svg:y1="20.55cm" svg:x2="6.151cm" svg:y2="20.6cm">
          <text:p/>
        </draw:line>
        <draw:line draw:style-name="gr10" draw:text-style-name="P3" draw:layer="layout" svg:x1="1.307cm" svg:y1="20.554cm" svg:x2="1.301cm" svg:y2="16.85cm">
          <text:p/>
        </draw:line>
        <draw:frame draw:style-name="gr14" draw:text-style-name="P9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4" draw:text-style-name="P9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0" draw:text-style-name="P3" draw:layer="layout" svg:x1="1.301cm" svg:y1="25.25cm" svg:x2="6.151cm" svg:y2="25.3cm">
          <text:p/>
        </draw:line>
        <draw:line draw:style-name="gr10" draw:text-style-name="P3" draw:layer="layout" svg:x1="1.307cm" svg:y1="25.254cm" svg:x2="1.301cm" svg:y2="21.55cm">
          <text:p/>
        </draw:line>
        <draw:frame draw:style-name="gr14" draw:text-style-name="P9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4" draw:text-style-name="P9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3" draw:layer="layout" svg:x1="1.8cm" svg:y1="17.2cm" svg:x2="5.05cm" svg:y2="20.2cm">
          <text:p/>
        </draw:line>
        <draw:line draw:style-name="gr3" draw:text-style-name="P3" draw:layer="layout" svg:x1="1.7cm" svg:y1="22.2cm" svg:x2="1.7cm" svg:y2="24.95cm">
          <text:p/>
        </draw:line>
        <draw:line draw:style-name="gr3" draw:text-style-name="P3" draw:layer="layout" svg:x1="4.45cm" svg:y1="24.95cm" svg:x2="1.7cm" svg:y2="24.95cm">
          <text:p/>
        </draw:line>
        <draw:line draw:style-name="gr10" draw:text-style-name="P3" draw:layer="layout" svg:x1="1.303cm" svg:y1="6.55cm" svg:x2="6.153cm" svg:y2="6.6cm">
          <text:p/>
        </draw:line>
        <draw:line draw:style-name="gr10" draw:text-style-name="P3" draw:layer="layout" svg:x1="1.309cm" svg:y1="6.554cm" svg:x2="1.303cm" svg:y2="2.85cm">
          <text:p/>
        </draw:line>
        <draw:frame draw:style-name="gr14" draw:text-style-name="P9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4" draw:text-style-name="P9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0" draw:text-style-name="P3" draw:layer="layout" svg:x1="14.503cm" svg:y1="6.55cm" svg:x2="19.353cm" svg:y2="6.6cm">
          <text:p/>
        </draw:line>
        <draw:line draw:style-name="gr10" draw:text-style-name="P3" draw:layer="layout" svg:x1="14.509cm" svg:y1="6.554cm" svg:x2="14.503cm" svg:y2="2.85cm">
          <text:p/>
        </draw:line>
        <draw:frame draw:style-name="gr14" draw:text-style-name="P9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4" draw:text-style-name="P9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3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3" draw:layer="layout" svg:width="3cm" svg:height="2.999cm" svg:x="1.351cm" svg:y="3.5cm" svg:viewBox="0 0 3001 3000" svg:d="M3001 0c-3212 0-2998 3000-2998 3000">
          <text:p/>
        </draw:path>
        <draw:frame draw:style-name="gr36" draw:text-style-name="P13" draw:layer="layout" svg:width="3.389cm" svg:height="0.569cm" svg:x="17.211cm" svg:y="2.731cm">
          <draw:text-box>
            <text:p><text:span text:style-name="T8">Is</text:span><text:span text:style-name="T8">o</text:span><text:span text:style-name="T8">k</text:span><text:span text:style-name="T8">v</text:span><text:span text:style-name="T8">a</text:span><text:span text:style-name="T8">nt</text:span><text:span text:style-name="T8">e</text:span><text:span text:style-name="T8">r </text:span><text:span text:style-name="T8">(</text:span><text:span text:style-name="T8">ni</text:span><text:span text:style-name="T8">v</text:span><text:span text:style-name="T8">å</text:span><text:span text:style-name="T8">k</text:span><text:span text:style-name="T8">u</text:span><text:span text:style-name="T8">r</text:span><text:span text:style-name="T8">v</text:span><text:span text:style-name="T8">e</text:span><text:span text:style-name="T8">r)</text:span></text:p>
          </draw:text-box>
        </draw:frame>
        <draw:frame draw:style-name="gr14" draw:text-style-name="P9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4" draw:text-style-name="P2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4" draw:text-style-name="P9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4" draw:text-style-name="P9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4" draw:text-style-name="P9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4" draw:text-style-name="P9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4" draw:text-style-name="P9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4" draw:text-style-name="P9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4" draw:text-style-name="P9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4" draw:text-style-name="P9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4" draw:text-style-name="P9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4" draw:text-style-name="P9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4" draw:text-style-name="P9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4" draw:text-style-name="P9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4" draw:text-style-name="P9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3" draw:layer="layout" svg:x1="1.6cm" svg:y1="18.3cm" svg:x2="3.8cm" svg:y2="20.2cm">
          <text:p/>
        </draw:line>
        <draw:line draw:style-name="gr3" draw:text-style-name="P3" draw:layer="layout" svg:x1="2.8cm" svg:y1="22.45cm" svg:x2="2.8cm" svg:y2="24.15cm">
          <text:p/>
        </draw:line>
        <draw:line draw:style-name="gr3" draw:text-style-name="P3" draw:layer="layout" svg:x1="4.55cm" svg:y1="24.2cm" svg:x2="2.8cm" svg:y2="24.15cm">
          <text:p/>
        </draw:line>
        <draw:frame draw:style-name="gr37" draw:text-style-name="P18" draw:layer="layout" svg:width="9.13cm" svg:height="0.962cm" svg:x="14.3cm" svg:y="1.138cm">
          <draw:text-box>
            <text:p><text:span text:style-name="T12">P</text:span><text:span text:style-name="T12">r</text:span><text:span text:style-name="T12">o</text:span><text:span text:style-name="T12">d</text:span><text:span text:style-name="T12">u</text:span><text:span text:style-name="T12">k</text:span><text:span text:style-name="T12">t</text:span><text:span text:style-name="T12">f</text:span><text:span text:style-name="T12">u</text:span><text:span text:style-name="T12">n</text:span><text:span text:style-name="T12">k</text:span><text:span text:style-name="T12">s</text:span><text:span text:style-name="T12">j</text:span><text:span text:style-name="T12">o</text:span><text:span text:style-name="T12">n</text:span><text:span text:style-name="T12">e</text:span><text:span text:style-name="T12">n </text:span><text:span text:style-name="T12">p</text:span><text:span text:style-name="T12">å </text:span><text:span text:style-name="T12">l</text:span><text:span text:style-name="T12">a</text:span><text:span text:style-name="T12">n</text:span><text:span text:style-name="T12">g </text:span><text:span text:style-name="T12">s</text:span><text:span text:style-name="T12">i</text:span><text:span text:style-name="T12">k</text:span><text:span text:style-name="T12">t</text:span></text:p>
          </draw:text-box>
        </draw:frame>
        <draw:line draw:style-name="gr10" draw:text-style-name="P3" draw:layer="layout" svg:x1="8.104cm" svg:y1="6.45cm" svg:x2="12.954cm" svg:y2="6.5cm">
          <text:p/>
        </draw:line>
        <draw:line draw:style-name="gr10" draw:text-style-name="P3" draw:layer="layout" svg:x1="8.11cm" svg:y1="6.454cm" svg:x2="8.104cm" svg:y2="2.75cm">
          <text:p/>
        </draw:line>
        <draw:frame draw:style-name="gr14" draw:text-style-name="P9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4" draw:text-style-name="P9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3" draw:layer="layout" svg:width="3cm" svg:height="2.999cm" svg:x="8.152cm" svg:y="3.4cm" svg:viewBox="0 0 3001 3000" svg:d="M3001 0c-3212 0-2998 3000-2998 3000">
          <text:p/>
        </draw:path>
        <draw:custom-shape draw:style-name="gr18" draw:text-style-name="P1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8cm" svg:y1="12.5cm" svg:x2="3.4cm" svg:y2="14.1cm">
          <text:p/>
        </draw:line>
        <draw:line draw:style-name="gr3" draw:text-style-name="P3" draw:layer="layout" svg:x1="1.9cm" svg:y1="11.3cm" svg:x2="2.3cm" svg:y2="13.35cm">
          <text:p/>
        </draw:line>
        <draw:line draw:style-name="gr3" draw:text-style-name="P3" draw:layer="layout" svg:x1="2.3cm" svg:y1="13.5cm" svg:x2="4.75cm" svg:y2="13.9cm">
          <text:p/>
        </draw:line>
        <draw:frame draw:style-name="gr38" draw:text-style-name="P13" draw:layer="layout" svg:width="2.022cm" svg:height="0.887cm" svg:x="17.595cm" svg:y="22.05cm">
          <draw:text-box>
            <text:p><text:span text:style-name="T8">A</text:span><text:span text:style-name="T8">vt</text:span><text:span text:style-name="T8">a</text:span><text:span text:style-name="T8">g</text:span><text:span text:style-name="T8">e</text:span><text:span text:style-name="T8">n</text:span><text:span text:style-name="T8">d</text:span><text:span text:style-name="T8">e</text:span></text:p>
            <text:p><text:span text:style-name="T8">s</text:span><text:span text:style-name="T8">k</text:span><text:span text:style-name="T8">al</text:span><text:span text:style-name="T8">a</text:span><text:span text:style-name="T8">ut</text:span><text:span text:style-name="T8">b</text:span><text:span text:style-name="T8">yt</text:span><text:span text:style-name="T8">te</text:span></text:p>
          </draw:text-box>
        </draw:frame>
        <draw:frame draw:style-name="gr38" draw:text-style-name="P13" draw:layer="layout" svg:width="2.022cm" svg:height="0.887cm" svg:x="17.595cm" svg:y="16.651cm">
          <draw:text-box>
            <text:p><text:span text:style-name="T8">K</text:span><text:span text:style-name="T8">o</text:span><text:span text:style-name="T8">n</text:span><text:span text:style-name="T8">st</text:span><text:span text:style-name="T8">a</text:span><text:span text:style-name="T8">nt</text:span></text:p>
            <text:p><text:span text:style-name="T8">s</text:span><text:span text:style-name="T8">k</text:span><text:span text:style-name="T8">al</text:span><text:span text:style-name="T8">a</text:span><text:span text:style-name="T8">ut</text:span><text:span text:style-name="T8">b</text:span><text:span text:style-name="T8">yt</text:span><text:span text:style-name="T8">te</text:span></text:p>
          </draw:text-box>
        </draw:frame>
        <draw:frame draw:style-name="gr38" draw:text-style-name="P13" draw:layer="layout" svg:width="2.022cm" svg:height="0.887cm" svg:x="17.695cm" svg:y="10.452cm">
          <draw:text-box>
            <text:p><text:span text:style-name="T8">Ø</text:span><text:span text:style-name="T8">k</text:span><text:span text:style-name="T8">e</text:span><text:span text:style-name="T8">n</text:span><text:span text:style-name="T8">d</text:span><text:span text:style-name="T8">e</text:span></text:p>
            <text:p><text:span text:style-name="T8">s</text:span><text:span text:style-name="T8">k</text:span><text:span text:style-name="T8">al</text:span><text:span text:style-name="T8">a</text:span><text:span text:style-name="T8">ut</text:span><text:span text:style-name="T8">b</text:span><text:span text:style-name="T8">yt</text:span><text:span text:style-name="T8">te</text:span></text:p>
          </draw:text-box>
        </draw:frame>
        <draw:frame draw:style-name="gr39" draw:text-style-name="P10" draw:layer="layout" svg:width="3.084cm" svg:height="1.318cm" svg:x="3.75cm" svg:y="13.25cm">
          <draw:text-box>
            <text:p><text:span text:style-name="T14">M</text:span><text:span text:style-name="T14">T</text:span><text:span text:style-name="T14">S</text:span><text:span text:style-name="T14">B</text:span><text:span text:style-name="T6"> </text:span></text:p>
            <text:p><text:span text:style-name="T15"/></text:p>
          </draw:text-box>
        </draw:frame>
        <draw:frame draw:style-name="gr14" draw:text-style-name="P9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40" draw:text-style-name="P20" draw:layer="layout" svg:width="10.646cm" svg:height="1.187cm" svg:x="5.476cm" svg:y="8.361cm">
          <draw:text-box>
            <text:p><text:page-number>&lt;number&gt;</text:page-number></text:p>
          </draw:text-box>
        </draw:frame>
        <draw:frame draw:style-name="gr32" draw:text-style-name="P17" draw:layer="layout" svg:width="7.249cm" svg:height="1.109cm" svg:x="0.753cm" svg:y="0.355cm">
          <draw:text-box>
            <text:p><text:span text:style-name="T11">P</text:span><text:span text:style-name="T11">r</text:span><text:span text:style-name="T11">o</text:span><text:span text:style-name="T11">d</text:span><text:span text:style-name="T11">u</text:span><text:span text:style-name="T11">k</text:span><text:span text:style-name="T11">s</text:span><text:span text:style-name="T11">j</text:span><text:span text:style-name="T11">o</text:span><text:span text:style-name="T11">n</text:span><text:span text:style-name="T11">s</text:span><text:span text:style-name="T11">t</text:span><text:span text:style-name="T11">e</text:span><text:span text:style-name="T11">o</text:span><text:span text:style-name="T11">r</text:span><text:span text:style-name="T11">i</text:span><text:span text:style-name="T11">: </text:span><text:span text:style-name="T11">P</text:span><text:span text:style-name="T11">r</text:span><text:span text:style-name="T11">o</text:span><text:span text:style-name="T11">d</text:span><text:span text:style-name="T11">u</text:span><text:span text:style-name="T11">k</text:span><text:span text:style-name="T11">s</text:span><text:span text:style-name="T11">j</text:span><text:span text:style-name="T11">o</text:span><text:span text:style-name="T11">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0" draw:text-style-name="P3" draw:layer="layout" svg:x1="1.502cm" svg:y1="7.25cm" svg:x2="6.352cm" svg:y2="7.3cm">
          <text:p/>
        </draw:line>
        <draw:line draw:style-name="gr10" draw:text-style-name="P3" draw:layer="layout" svg:x1="1.508cm" svg:y1="7.254cm" svg:x2="1.502cm" svg:y2="3.55cm">
          <text:p/>
        </draw:line>
        <draw:frame draw:style-name="gr14" draw:text-style-name="P9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4" draw:text-style-name="P9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0" draw:text-style-name="P3" draw:layer="layout" svg:x1="7.802cm" svg:y1="7.35cm" svg:x2="12.652cm" svg:y2="7.4cm">
          <text:p/>
        </draw:line>
        <draw:line draw:style-name="gr10" draw:text-style-name="P3" draw:layer="layout" svg:x1="7.808cm" svg:y1="7.354cm" svg:x2="7.802cm" svg:y2="3.65cm">
          <text:p/>
        </draw:line>
        <draw:frame draw:style-name="gr14" draw:text-style-name="P9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14" draw:text-style-name="P9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3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0" draw:text-style-name="P3" draw:layer="layout" svg:x1="14.602cm" svg:y1="7.35cm" svg:x2="19.452cm" svg:y2="7.4cm">
          <text:p/>
        </draw:line>
        <draw:line draw:style-name="gr10" draw:text-style-name="P3" draw:layer="layout" svg:x1="14.608cm" svg:y1="7.354cm" svg:x2="14.602cm" svg:y2="3.65cm">
          <text:p/>
        </draw:line>
        <draw:frame draw:style-name="gr14" draw:text-style-name="P9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14" draw:text-style-name="P9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10" draw:text-style-name="P3" draw:layer="layout" svg:x1="1.503cm" svg:y1="14.75cm" svg:x2="6.353cm" svg:y2="14.8cm">
          <text:p/>
        </draw:line>
        <draw:line draw:style-name="gr10" draw:text-style-name="P3" draw:layer="layout" svg:x1="1.509cm" svg:y1="14.754cm" svg:x2="1.503cm" svg:y2="11.05cm">
          <text:p/>
        </draw:line>
        <draw:frame draw:style-name="gr14" draw:text-style-name="P9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14" draw:text-style-name="P9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3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0" draw:text-style-name="P3" draw:layer="layout" svg:x1="7.803cm" svg:y1="14.85cm" svg:x2="12.653cm" svg:y2="14.9cm">
          <text:p/>
        </draw:line>
        <draw:line draw:style-name="gr10" draw:text-style-name="P3" draw:layer="layout" svg:x1="7.809cm" svg:y1="14.854cm" svg:x2="7.803cm" svg:y2="11.15cm">
          <text:p/>
        </draw:line>
        <draw:frame draw:style-name="gr14" draw:text-style-name="P9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3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0" draw:text-style-name="P3" draw:layer="layout" svg:x1="10.704cm" svg:y1="25.45cm" svg:x2="17.2cm" svg:y2="25.5cm">
          <text:p/>
        </draw:line>
        <draw:line draw:style-name="gr10" draw:text-style-name="P3" draw:layer="layout" svg:x1="10.7cm" svg:y1="25.35cm" svg:x2="10.7cm" svg:y2="18.65cm">
          <text:p/>
        </draw:line>
        <draw:frame draw:style-name="gr14" draw:text-style-name="P9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14" draw:text-style-name="P9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10" draw:text-style-name="P3" draw:layer="layout" svg:x1="2.005cm" svg:y1="25.45cm" svg:x2="8.501cm" svg:y2="25.5cm">
          <text:p/>
        </draw:line>
        <draw:line draw:style-name="gr10" draw:text-style-name="P3" draw:layer="layout" svg:x1="2cm" svg:y1="25.5cm" svg:x2="1.899cm" svg:y2="17.8cm">
          <text:p/>
        </draw:line>
        <draw:frame draw:style-name="gr14" draw:text-style-name="P9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3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3" draw:layer="layout" svg:x1="1.5cm" svg:y1="5.95cm" svg:x2="5.75cm" svg:y2="5.95cm">
          <text:p/>
        </draw:line>
        <draw:line draw:style-name="gr3" draw:text-style-name="P3" draw:layer="layout" svg:x1="1.5cm" svg:y1="5.95cm" svg:x2="5.75cm" svg:y2="3.95cm">
          <text:p/>
        </draw:line>
        <draw:path draw:style-name="gr3" draw:text-style-name="P3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3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3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3" draw:layer="layout" svg:x1="14.6cm" svg:y1="6.85cm" svg:x2="18.85cm" svg:y2="6.85cm">
          <text:p/>
        </draw:line>
        <draw:line draw:style-name="gr3" draw:text-style-name="P3" draw:layer="layout" svg:x1="1.5cm" svg:y1="11.6cm" svg:x2="3.5cm" svg:y2="14.85cm">
          <text:p/>
        </draw:line>
        <draw:line draw:style-name="gr3" draw:text-style-name="P3" draw:layer="layout" svg:x1="7.8cm" svg:y1="11.6cm" svg:x2="11.75cm" svg:y2="14.8cm">
          <text:p/>
        </draw:line>
        <draw:line draw:style-name="gr3" draw:text-style-name="P3" draw:layer="layout" svg:x1="7.8cm" svg:y1="11.6cm" svg:x2="10.25cm" svg:y2="14.8cm">
          <text:p/>
        </draw:line>
        <draw:path draw:style-name="gr3" draw:text-style-name="P3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3" draw:layer="layout" svg:x1="1.9cm" svg:y1="21.65cm" svg:x2="3.9cm" svg:y2="25.45cm">
          <text:p/>
        </draw:line>
        <draw:line draw:style-name="gr3" draw:text-style-name="P3" draw:layer="layout" svg:x1="1.9cm" svg:y1="19.9cm" svg:x2="5cm" svg:y2="25.45cm">
          <text:p/>
        </draw:line>
        <draw:line draw:style-name="gr3" draw:text-style-name="P3" draw:layer="layout" svg:x1="10.7cm" svg:y1="22.45cm" svg:x2="16.45cm" svg:y2="22.45cm">
          <text:p/>
        </draw:line>
        <draw:line draw:style-name="gr3" draw:text-style-name="P3" draw:layer="layout" svg:x1="10.7cm" svg:y1="22.45cm" svg:x2="16.45cm" svg:y2="21.2cm">
          <text:p/>
        </draw:line>
        <draw:line draw:style-name="gr3" draw:text-style-name="P3" draw:layer="layout" svg:x1="10.7cm" svg:y1="22.45cm" svg:x2="16.7cm" svg:y2="23.7cm">
          <text:p/>
        </draw:line>
        <draw:frame draw:style-name="gr14" draw:text-style-name="P9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14" draw:text-style-name="P9" draw:layer="layout" svg:width="1.25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41" draw:text-style-name="P19" draw:layer="layout" svg:width="2.293cm" svg:height="0.725cm" svg:x="1.2cm" svg:y="2.3cm">
          <draw:text-box>
            <text:p><text:span text:style-name="T13">I</text:span><text:span text:style-name="T13">n</text:span><text:span text:style-name="T13">n</text:span><text:span text:style-name="T13">t</text:span><text:span text:style-name="T13">e</text:span><text:span text:style-name="T13">k</text:span><text:span text:style-name="T13">t</text:span><text:span text:style-name="T13">e</text:span><text:span text:style-name="T13">r</text:span></text:p>
          </draw:text-box>
        </draw:frame>
        <draw:frame draw:style-name="gr42" draw:text-style-name="P19" draw:layer="layout" svg:width="6.695cm" svg:height="1.199cm" svg:x="7.301cm" svg:y="1.901cm">
          <draw:text-box>
            <text:p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 </text:span></text:p>
            <text:p><text:span text:style-name="T13">u</text:span><text:span text:style-name="T13">t</text:span><text:span text:style-name="T13">e</text:span><text:span text:style-name="T13">n</text:span><text:span text:style-name="T13"> </text:span><text:span text:style-name="T13">f</text:span><text:span text:style-name="T13">a</text:span><text:span text:style-name="T13">s</text:span><text:span text:style-name="T13">t</text:span><text:span text:style-name="T13">e </text:span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</text:span></text:p>
          </draw:text-box>
        </draw:frame>
        <draw:frame draw:style-name="gr43" draw:text-style-name="P19" draw:layer="layout" svg:width="6.691cm" svg:height="1.199cm" svg:x="14.202cm" svg:y="2.002cm">
          <draw:text-box>
            <text:p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 </text:span></text:p>
            <text:p><text:span text:style-name="T13">m</text:span><text:span text:style-name="T13">e</text:span><text:span text:style-name="T13">d</text:span><text:span text:style-name="T13"> </text:span><text:span text:style-name="T13">f</text:span><text:span text:style-name="T13">a</text:span><text:span text:style-name="T13">s</text:span><text:span text:style-name="T13">t</text:span><text:span text:style-name="T13">e </text:span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</text:span></text:p>
          </draw:text-box>
        </draw:frame>
        <draw:frame draw:style-name="gr14" draw:text-style-name="P9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4" draw:text-style-name="P9" draw:layer="layout" svg:width="0.509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14" draw:text-style-name="P9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14" draw:text-style-name="P9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14" draw:text-style-name="P9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3" draw:layer="layout" svg:x1="1.5cm" svg:y1="13.4cm" svg:x2="2.5cm" svg:y2="13.4cm">
          <text:p/>
        </draw:line>
        <draw:frame draw:style-name="gr44" draw:text-style-name="P21" draw:layer="layout" svg:width="1.793cm" svg:height="0.645cm" svg:x="2.3cm" svg:y="12cm">
          <draw:text-box>
            <text:p><text:span text:style-name="T16">i</text:span><text:span text:style-name="T16">s</text:span><text:span text:style-name="T16">o</text:span><text:span text:style-name="T16">k</text:span><text:span text:style-name="T16">v</text:span><text:span text:style-name="T16">a</text:span><text:span text:style-name="T16">n</text:span><text:span text:style-name="T16">t</text:span></text:p>
          </draw:text-box>
        </draw:frame>
        <draw:frame draw:style-name="gr45" draw:text-style-name="P14" draw:layer="layout" svg:width="1.649cm" svg:height="0.662cm" svg:x="3.45cm" svg:y="14.25cm">
          <draw:text-box>
            <text:p><text:span text:style-name="T9">i</text:span><text:span text:style-name="T9">s</text:span><text:span text:style-name="T9">o</text:span><text:span text:style-name="T9">k</text:span><text:span text:style-name="T9">o</text:span><text:span text:style-name="T9">s</text:span><text:span text:style-name="T9">t</text:span></text:p>
          </draw:text-box>
        </draw:frame>
        <draw:frame draw:style-name="gr14" draw:text-style-name="P9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4" draw:text-style-name="P9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4" draw:text-style-name="P22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14" draw:text-style-name="P9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4" draw:text-style-name="P9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14" draw:text-style-name="P9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14" draw:text-style-name="P9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8" draw:text-style-name="P1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05cm" svg:y1="13.2cm" svg:x2="9.1cm" svg:y2="14.85cm">
          <text:p/>
        </draw:line>
        <draw:line draw:style-name="gr2" draw:text-style-name="P3" draw:layer="layout" svg:x1="9.55cm" svg:y1="13.2cm" svg:x2="9.6cm" svg:y2="14.85cm">
          <text:p/>
        </draw:line>
        <draw:line draw:style-name="gr2" draw:text-style-name="P3" draw:layer="layout" svg:x1="7.8cm" svg:y1="13.3cm" svg:x2="9cm" svg:y2="13.3cm">
          <text:p/>
        </draw:line>
        <draw:line draw:style-name="gr2" draw:text-style-name="P3" draw:layer="layout" svg:x1="7.75cm" svg:y1="13.05cm" svg:x2="9.55cm" svg:y2="13.05cm">
          <text:p/>
        </draw:line>
        <draw:line draw:style-name="gr3" draw:text-style-name="P3" draw:layer="layout" svg:x1="2.15cm" svg:y1="18.65cm" svg:x2="6.15cm" svg:y2="25.65cm">
          <text:p/>
        </draw:line>
        <draw:path draw:style-name="gr3" draw:text-style-name="P3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8" draw:text-style-name="P1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14" draw:text-style-name="P9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14" draw:text-style-name="P9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3" draw:layer="layout" svg:x1="2.1cm" svg:y1="25.45cm" svg:x2="3.4cm" svg:y2="22.4cm">
          <text:p/>
        </draw:line>
        <draw:frame draw:style-name="gr46" draw:text-style-name="P23" draw:layer="layout" svg:width="2.119cm" svg:height="0.526cm" svg:x="3.701cm" svg:y="19.801cm">
          <draw:text-box>
            <text:p><text:span text:style-name="T17">S</text:span><text:span text:style-name="T17">u</text:span><text:span text:style-name="T17">b</text:span><text:span text:style-name="T17">st</text:span><text:span text:style-name="T17">it</text:span><text:span text:style-name="T17">u</text:span><text:span text:style-name="T17">m</text:span><text:span text:style-name="T17">al</text:span><text:span text:style-name="T17">e</text:span><text:span text:style-name="T17">n</text:span></text:p>
          </draw:text-box>
        </draw:frame>
        <draw:custom-shape draw:style-name="gr18" draw:text-style-name="P1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10" draw:text-style-name="P3" draw:layer="layout" svg:x1="14.603cm" svg:y1="14.85cm" svg:x2="19.453cm" svg:y2="14.9cm">
          <text:p/>
        </draw:line>
        <draw:line draw:style-name="gr10" draw:text-style-name="P3" draw:layer="layout" svg:x1="14.609cm" svg:y1="14.854cm" svg:x2="14.603cm" svg:y2="11.15cm">
          <text:p/>
        </draw:line>
        <draw:frame draw:style-name="gr14" draw:text-style-name="P9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3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3" draw:layer="layout" svg:x1="14.6cm" svg:y1="11.6cm" svg:x2="18.55cm" svg:y2="14.8cm">
          <text:p/>
        </draw:line>
        <draw:path draw:style-name="gr3" draw:text-style-name="P3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14" draw:text-style-name="P9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14" draw:text-style-name="P9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14" draw:text-style-name="P9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14" draw:text-style-name="P9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8" draw:text-style-name="P1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35cm" svg:y1="13.2cm" svg:x2="16.4cm" svg:y2="14.85cm">
          <text:p/>
        </draw:line>
        <draw:line draw:style-name="gr2" draw:text-style-name="P3" draw:layer="layout" svg:x1="14.5cm" svg:y1="14.15cm" svg:x2="16.5cm" svg:y2="14.15cm">
          <text:p/>
        </draw:line>
        <draw:line draw:style-name="gr2" draw:text-style-name="P3" draw:layer="layout" svg:x1="14.55cm" svg:y1="13.05cm" svg:x2="16.35cm" svg:y2="13.05cm">
          <text:p/>
        </draw:line>
        <draw:line draw:style-name="gr3" draw:text-style-name="P3" draw:layer="layout" svg:x1="14.75cm" svg:y1="13.8cm" svg:x2="18.55cm" svg:y2="14.8cm">
          <text:p/>
        </draw:line>
        <draw:custom-shape draw:style-name="gr18" draw:text-style-name="P1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35cm" svg:y1="22.55cm" svg:x2="5.4cm" svg:y2="20.9cm">
          <text:p/>
        </draw:line>
        <draw:custom-shape draw:style-name="gr18" draw:text-style-name="P1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47" draw:text-style-name="P24" draw:layer="layout" svg:width="4.075cm" svg:height="0.683cm" svg:x="11.05cm" svg:y="17.9cm">
          <draw:text-box>
            <text:p><text:span text:style-name="T7">K</text:span><text:span text:style-name="T7">o</text:span><text:span text:style-name="T7">s</text:span><text:span text:style-name="T7">t</text:span><text:span text:style-name="T7">n</text:span><text:span text:style-name="T7">a</text:span><text:span text:style-name="T7">d</text:span><text:span text:style-name="T7">e</text:span><text:span text:style-name="T7">r </text:span><text:span text:style-name="T7">(l</text:span><text:span text:style-name="T7">a</text:span><text:span text:style-name="T7">n</text:span><text:span text:style-name="T7">g </text:span><text:span text:style-name="T7">s</text:span><text:span text:style-name="T7">i</text:span><text:span text:style-name="T7">k</text:span><text:span text:style-name="T7">t)</text:span></text:p>
          </draw:text-box>
        </draw:frame>
        <draw:frame draw:style-name="gr14" draw:text-style-name="P9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48" draw:text-style-name="P18" draw:layer="layout" svg:width="6.331cm" svg:height="0.683cm" svg:x="1.251cm" svg:y="9.501cm">
          <draw:text-box>
            <text:p><text:span text:style-name="T12">K</text:span><text:span text:style-name="T12">o</text:span><text:span text:style-name="T12">s</text:span><text:span text:style-name="T12">t</text:span><text:span text:style-name="T12">n</text:span><text:span text:style-name="T12">a</text:span><text:span text:style-name="T12">d</text:span><text:span text:style-name="T12">s</text:span><text:span text:style-name="T12">m</text:span><text:span text:style-name="T12">i</text:span><text:span text:style-name="T12">n</text:span><text:span text:style-name="T12">i</text:span><text:span text:style-name="T12">m</text:span><text:span text:style-name="T12">e</text:span><text:span text:style-name="T12">r</text:span><text:span text:style-name="T12">i</text:span><text:span text:style-name="T12">n</text:span><text:span text:style-name="T12">g </text:span><text:span text:style-name="T12">(l</text:span><text:span text:style-name="T12">a</text:span><text:span text:style-name="T12">n</text:span><text:span text:style-name="T12">g </text:span><text:span text:style-name="T12">s</text:span><text:span text:style-name="T12">i</text:span><text:span text:style-name="T12">k</text:span><text:span text:style-name="T12">t</text:span><text:span text:style-name="T12">)</text:span></text:p>
          </draw:text-box>
        </draw:frame>
        <draw:frame draw:style-name="gr49" draw:text-style-name="P25" draw:layer="layout" svg:width="4.045cm" svg:height="0.662cm" svg:x="7.55cm" svg:y="9.55cm">
          <draw:text-box>
            <text:p><text:span text:style-name="T18">- </text:span><text:span text:style-name="T18">B</text:span><text:span text:style-name="T18">ill</text:span><text:span text:style-name="T18">i</text:span><text:span text:style-name="T18">g</text:span><text:span text:style-name="T18">e</text:span><text:span text:style-name="T18">r</text:span><text:span text:style-name="T18">e </text:span><text:span text:style-name="T18">a</text:span><text:span text:style-name="T18">r</text:span><text:span text:style-name="T18">b</text:span><text:span text:style-name="T18">e</text:span><text:span text:style-name="T18">i</text:span><text:span text:style-name="T18">d</text:span><text:span text:style-name="T18">s</text:span><text:span text:style-name="T18">k</text:span><text:span text:style-name="T18">r</text:span><text:span text:style-name="T18">a</text:span><text:span text:style-name="T18">ft</text:span></text:p>
          </draw:text-box>
        </draw:frame>
        <draw:frame draw:style-name="gr50" draw:text-style-name="P25" draw:layer="layout" svg:width="4.376cm" svg:height="0.662cm" svg:x="14.35cm" svg:y="9.65cm">
          <draw:text-box>
            <text:p><text:span text:style-name="T18">- </text:span><text:span text:style-name="T18">B</text:span><text:span text:style-name="T18">ill</text:span><text:span text:style-name="T18">i</text:span><text:span text:style-name="T18">g</text:span><text:span text:style-name="T18">e</text:span><text:span text:style-name="T18">r</text:span><text:span text:style-name="T18">e </text:span><text:span text:style-name="T18">k</text:span><text:span text:style-name="T18">a</text:span><text:span text:style-name="T18">p</text:span><text:span text:style-name="T18">it</text:span><text:span text:style-name="T18">a</text:span><text:span text:style-name="T18">l</text:span></text:p>
          </draw:text-box>
        </draw:frame>
        <draw:frame draw:style-name="gr14" draw:text-style-name="P22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4" draw:text-style-name="P22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14" draw:text-style-name="P22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14" draw:text-style-name="P22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14" draw:text-style-name="P22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51" draw:text-style-name="P26" draw:layer="layout" svg:width="9.341cm" svg:height="1.275cm" svg:x="10.4cm" svg:y="16.05cm">
          <draw:text-box>
            <text:p><text:span text:style-name="T19">K</text:span><text:span text:style-name="T19">o</text:span><text:span text:style-name="T19">s</text:span><text:span text:style-name="T19">t</text:span><text:span text:style-name="T19">n</text:span><text:span text:style-name="T19">a</text:span><text:span text:style-name="T19">d</text:span><text:span text:style-name="T19">s</text:span><text:span text:style-name="T19">f</text:span><text:span text:style-name="T19">u</text:span><text:span text:style-name="T19">n</text:span><text:span text:style-name="T19">k</text:span><text:span text:style-name="T19">s</text:span><text:span text:style-name="T19">j</text:span><text:span text:style-name="T19">o</text:span><text:span text:style-name="T19">n</text:span><text:span text:style-name="T19">e</text:span><text:span text:style-name="T19">n</text:span><text:span text:style-name="T19"> </text:span><text:span text:style-name="T19">f</text:span><text:span text:style-name="T19">o</text:span><text:span text:style-name="T19">r </text:span><text:span text:style-name="T19">u</text:span><text:span text:style-name="T19">l</text:span><text:span text:style-name="T19">i</text:span><text:span text:style-name="T19">k</text:span><text:span text:style-name="T19">e </text:span><text:span text:style-name="T19">a</text:span><text:span text:style-name="T19">n</text:span><text:span text:style-name="T19">t</text:span><text:span text:style-name="T19">a</text:span><text:span text:style-name="T19">g</text:span><text:span text:style-name="T19">e</text:span><text:span text:style-name="T19">l</text:span><text:span text:style-name="T19">s</text:span><text:span text:style-name="T19">e</text:span><text:span text:style-name="T19">r</text:span></text:p>
            <text:p><text:span text:style-name="T19">o</text:span><text:span text:style-name="T19">m</text:span><text:span text:style-name="T19"> </text:span><text:span text:style-name="T19">s</text:span><text:span text:style-name="T19">k</text:span><text:span text:style-name="T19">a</text:span><text:span text:style-name="T19">l</text:span><text:span text:style-name="T19">a</text:span><text:span text:style-name="T19">u</text:span><text:span text:style-name="T19">t</text:span><text:span text:style-name="T19">b</text:span><text:span text:style-name="T19">y</text:span><text:span text:style-name="T19">t</text:span><text:span text:style-name="T19">t</text:span><text:span text:style-name="T19">e</text:span></text:p>
          </draw:text-box>
        </draw:frame>
        <draw:frame draw:style-name="gr52" draw:text-style-name="P19" draw:layer="layout" svg:width="4.718cm" svg:height="1.199cm" svg:x="1.6cm" svg:y="15.85cm">
          <draw:text-box>
            <text:p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s</text:span><text:span text:style-name="T13">m</text:span><text:span text:style-name="T13">i</text:span><text:span text:style-name="T13">n</text:span><text:span text:style-name="T13">i</text:span><text:span text:style-name="T13">m</text:span><text:span text:style-name="T13">e</text:span><text:span text:style-name="T13">r</text:span><text:span text:style-name="T13">i</text:span><text:span text:style-name="T13">n</text:span><text:span text:style-name="T13">g</text:span></text:p>
            <text:p><text:span text:style-name="T13">F</text:span><text:span text:style-name="T13">o</text:span><text:span text:style-name="T13">r </text:span><text:span text:style-name="T13">e</text:span><text:span text:style-name="T13">t </text:span><text:span text:style-name="T13">g</text:span><text:span text:style-name="T13">it</text:span><text:span text:style-name="T13">t </text:span><text:span text:style-name="T13">b</text:span><text:span text:style-name="T13">u</text:span><text:span text:style-name="T13">d</text:span><text:span text:style-name="T13">s</text:span><text:span text:style-name="T13">j</text:span><text:span text:style-name="T13">e</text:span><text:span text:style-name="T13">t</text:span><text:span text:style-name="T13">t</text:span></text:p>
          </draw:text-box>
        </draw:frame>
        <draw:line draw:style-name="gr2" draw:text-style-name="P3" draw:layer="layout" svg:x1="2.6cm" svg:y1="13.4cm" svg:x2="2.6cm" svg:y2="14.8cm">
          <text:p/>
        </draw:line>
        <draw:frame draw:style-name="gr14" draw:text-style-name="P22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4" draw:text-style-name="P22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14" draw:text-style-name="P22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draw:frame draw:style-name="gr53" draw:text-style-name="P17" draw:layer="layout" svg:width="11.996cm" svg:height="1.275cm" svg:x="0.754cm" svg:y="0.356cm">
          <draw:text-box>
            <text:p><text:span text:style-name="T11">P</text:span><text:span text:style-name="T11">r</text:span><text:span text:style-name="T11">o</text:span><text:span text:style-name="T11">d</text:span><text:span text:style-name="T11">u</text:span><text:span text:style-name="T11">k</text:span><text:span text:style-name="T11">s</text:span><text:span text:style-name="T11">j</text:span><text:span text:style-name="T11">o</text:span><text:span text:style-name="T11">n</text:span><text:span text:style-name="T11">s</text:span><text:span text:style-name="T11">t</text:span><text:span text:style-name="T11">e</text:span><text:span text:style-name="T11">o</text:span><text:span text:style-name="T11">r</text:span><text:span text:style-name="T11">i</text:span><text:span text:style-name="T11">: </text:span><text:span text:style-name="T11">I</text:span><text:span text:style-name="T11">n</text:span><text:span text:style-name="T11">n</text:span><text:span text:style-name="T11">t</text:span><text:span text:style-name="T11">e</text:span><text:span text:style-name="T11">k</text:span><text:span text:style-name="T11">t</text:span><text:span text:style-name="T11">e</text:span><text:span text:style-name="T11">r </text:span><text:span text:style-name="T11">o</text:span><text:span text:style-name="T11">g</text:span><text:span text:style-name="T11"> </text:span><text:span text:style-name="T11">k</text:span><text:span text:style-name="T11">o</text:span><text:span text:style-name="T11">s</text:span><text:span text:style-name="T11">t</text:span><text:span text:style-name="T11">n</text:span><text:span text:style-name="T11">a</text:span><text:span text:style-name="T11">d</text:span><text:span text:style-name="T11">e</text:span><text:span text:style-name="T11">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0" draw:text-style-name="P3" draw:layer="layout" svg:x1="1.503cm" svg:y1="15.55cm" svg:x2="6.353cm" svg:y2="15.6cm">
          <text:p/>
        </draw:line>
        <draw:line draw:style-name="gr10" draw:text-style-name="P3" draw:layer="layout" svg:x1="1.509cm" svg:y1="15.554cm" svg:x2="1.503cm" svg:y2="11.85cm">
          <text:p/>
        </draw:line>
        <draw:frame draw:style-name="gr14" draw:text-style-name="P9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4" draw:text-style-name="P9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0" draw:text-style-name="P3" draw:layer="layout" svg:x1="14.603cm" svg:y1="15.65cm" svg:x2="19.453cm" svg:y2="15.7cm">
          <text:p/>
        </draw:line>
        <draw:line draw:style-name="gr10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0" draw:text-style-name="P3" draw:layer="layout" svg:x1="1.602cm" svg:y1="8.15cm" svg:x2="6.452cm" svg:y2="8.2cm">
          <text:p/>
        </draw:line>
        <draw:line draw:style-name="gr10" draw:text-style-name="P3" draw:layer="layout" svg:x1="1.608cm" svg:y1="8.154cm" svg:x2="1.602cm" svg:y2="4.45cm">
          <text:p/>
        </draw:line>
        <draw:frame draw:style-name="gr14" draw:text-style-name="P9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4" draw:text-style-name="P9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0" draw:text-style-name="P3" draw:layer="layout" svg:x1="8.202cm" svg:y1="8.15cm" svg:x2="13.052cm" svg:y2="8.2cm">
          <text:p/>
        </draw:line>
        <draw:line draw:style-name="gr10" draw:text-style-name="P3" draw:layer="layout" svg:x1="8.208cm" svg:y1="8.154cm" svg:x2="8.202cm" svg:y2="4.45cm">
          <text:p/>
        </draw:line>
        <draw:frame draw:style-name="gr14" draw:text-style-name="P9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4" draw:text-style-name="P9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3" draw:layer="layout" svg:x1="8.2cm" svg:y1="7.35cm" svg:x2="12.45cm" svg:y2="7.35cm">
          <text:p/>
        </draw:line>
        <draw:frame draw:style-name="gr42" draw:text-style-name="P19" draw:layer="layout" svg:width="6.695cm" svg:height="1.199cm" svg:x="1.101cm" svg:y="2.601cm">
          <draw:text-box>
            <text:p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 </text:span><text:span text:style-name="T13">(</text:span><text:span text:style-name="T13">k</text:span><text:span text:style-name="T13">o</text:span><text:span text:style-name="T13">r</text:span><text:span text:style-name="T13">t </text:span><text:span text:style-name="T13">s</text:span><text:span text:style-name="T13">i</text:span><text:span text:style-name="T13">k</text:span><text:span text:style-name="T13">t</text:span><text:span text:style-name="T13">)</text:span></text:p>
            <text:p><text:span text:style-name="T13">u</text:span><text:span text:style-name="T13">t</text:span><text:span text:style-name="T13">e</text:span><text:span text:style-name="T13">n</text:span><text:span text:style-name="T13"> </text:span><text:span text:style-name="T13">f</text:span><text:span text:style-name="T13">a</text:span><text:span text:style-name="T13">s</text:span><text:span text:style-name="T13">t</text:span><text:span text:style-name="T13">e </text:span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</text:span></text:p>
          </draw:text-box>
        </draw:frame>
        <draw:frame draw:style-name="gr43" draw:text-style-name="P19" draw:layer="layout" svg:width="6.691cm" svg:height="1.199cm" svg:x="7.902cm" svg:y="2.502cm">
          <draw:text-box>
            <text:p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 </text:span><text:span text:style-name="T13">(</text:span><text:span text:style-name="T13">k</text:span><text:span text:style-name="T13">o</text:span><text:span text:style-name="T13">r</text:span><text:span text:style-name="T13">t </text:span><text:span text:style-name="T13">s</text:span><text:span text:style-name="T13">i</text:span><text:span text:style-name="T13">k</text:span><text:span text:style-name="T13">t</text:span><text:span text:style-name="T13">)</text:span></text:p>
            <text:p><text:span text:style-name="T13">m</text:span><text:span text:style-name="T13">e</text:span><text:span text:style-name="T13">d</text:span><text:span text:style-name="T13"> </text:span><text:span text:style-name="T13">f</text:span><text:span text:style-name="T13">a</text:span><text:span text:style-name="T13">s</text:span><text:span text:style-name="T13">t</text:span><text:span text:style-name="T13">e </text:span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</text:span></text:p>
          </draw:text-box>
        </draw:frame>
        <draw:frame draw:style-name="gr14" draw:text-style-name="P9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4" draw:text-style-name="P9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4" draw:text-style-name="P9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4" draw:text-style-name="P9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4" draw:text-style-name="P9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0" draw:text-style-name="P3" draw:layer="layout" svg:x1="14.629cm" svg:y1="8.151cm" svg:x2="19.479cm" svg:y2="8.201cm">
          <text:p/>
        </draw:line>
        <draw:line draw:style-name="gr10" draw:text-style-name="P3" draw:layer="layout" svg:x1="14.635cm" svg:y1="8.155cm" svg:x2="14.629cm" svg:y2="4.451cm">
          <text:p/>
        </draw:line>
        <draw:frame draw:style-name="gr14" draw:text-style-name="P9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15cm" svg:x2="18cm" svg:y2="6.1cm">
          <text:p/>
        </draw:line>
        <draw:line draw:style-name="gr10" draw:text-style-name="P3" draw:layer="layout" svg:x1="1.602cm" svg:y1="24.95cm" svg:x2="6.452cm" svg:y2="25cm">
          <text:p/>
        </draw:line>
        <draw:line draw:style-name="gr10" draw:text-style-name="P3" draw:layer="layout" svg:x1="1.608cm" svg:y1="24.954cm" svg:x2="1.602cm" svg:y2="21.25cm">
          <text:p/>
        </draw:line>
        <draw:frame draw:style-name="gr14" draw:text-style-name="P9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4" draw:text-style-name="P9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4" draw:text-style-name="P19" draw:layer="layout" svg:width="8.308cm" svg:height="1.199cm" svg:x="1.201cm" svg:y="18.701cm">
          <draw:text-box>
            <text:p><text:span text:style-name="T13">T</text:span><text:span text:style-name="T13">il</text:span><text:span text:style-name="T13">b</text:span><text:span text:style-name="T13">u</text:span><text:span text:style-name="T13">d</text:span><text:span text:style-name="T13">e</text:span><text:span text:style-name="T13">t </text:span><text:span text:style-name="T13">f</text:span><text:span text:style-name="T13">r</text:span><text:span text:style-name="T13">a </text:span><text:span text:style-name="T13">e</text:span><text:span text:style-name="T13">n</text:span><text:span text:style-name="T13"> </text:span><text:span text:style-name="T13">p</text:span><text:span text:style-name="T13">r</text:span><text:span text:style-name="T13">o</text:span><text:span text:style-name="T13">d</text:span><text:span text:style-name="T13">u</text:span><text:span text:style-name="T13">s</text:span><text:span text:style-name="T13">e</text:span><text:span text:style-name="T13">n</text:span><text:span text:style-name="T13">t </text:span></text:p>
            <text:p><text:span text:style-name="T13">k</text:span><text:span text:style-name="T13">o</text:span><text:span text:style-name="T13">r</text:span><text:span text:style-name="T13">t </text:span><text:span text:style-name="T13">o</text:span><text:span text:style-name="T13">g</text:span><text:span text:style-name="T13"> </text:span><text:span text:style-name="T13">l</text:span><text:span text:style-name="T13">a</text:span><text:span text:style-name="T13">n</text:span><text:span text:style-name="T13">g</text:span><text:span text:style-name="T13"> </text:span><text:span text:style-name="T13">s</text:span><text:span text:style-name="T13">i</text:span><text:span text:style-name="T13">k</text:span><text:span text:style-name="T13">t</text:span></text:p>
          </draw:text-box>
        </draw:frame>
        <draw:frame draw:style-name="gr14" draw:text-style-name="P9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4" draw:text-style-name="P9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3" draw:layer="layout" svg:x1="1.6cm" svg:y1="23.35cm" svg:x2="6.25cm" svg:y2="23.25cm">
          <text:p/>
        </draw:lin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0" draw:text-style-name="P3" draw:layer="layout" svg:x1="14.429cm" svg:y1="24.951cm" svg:x2="19.279cm" svg:y2="25.001cm">
          <text:p/>
        </draw:line>
        <draw:line draw:style-name="gr10" draw:text-style-name="P3" draw:layer="layout" svg:x1="14.435cm" svg:y1="24.955cm" svg:x2="14.429cm" svg:y2="21.251cm">
          <text:p/>
        </draw:line>
        <draw:frame draw:style-name="gr14" draw:text-style-name="P9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4" draw:text-style-name="P9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4" draw:text-style-name="P9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4" draw:text-style-name="P9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4" draw:text-style-name="P9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4" draw:text-style-name="P9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4" draw:text-style-name="P9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4" draw:text-style-name="P9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5" draw:text-style-name="P19" draw:layer="layout" svg:width="6.691cm" svg:height="0.725cm" svg:x="14.303cm" svg:y="2.503cm">
          <draw:text-box>
            <text:p><text:span text:style-name="T13">A</text:span><text:span text:style-name="T13">r</text:span><text:span text:style-name="T13">b</text:span><text:span text:style-name="T13">e</text:span><text:span text:style-name="T13">i</text:span><text:span text:style-name="T13">d</text:span><text:span text:style-name="T13">s</text:span><text:span text:style-name="T13">m</text:span><text:span text:style-name="T13">a</text:span><text:span text:style-name="T13">r</text:span><text:span text:style-name="T13">k</text:span><text:span text:style-name="T13">e</text:span><text:span text:style-name="T13">d</text:span><text:span text:style-name="T13">e</text:span><text:span text:style-name="T13">t </text:span><text:span text:style-name="T13">(</text:span><text:span text:style-name="T13">k</text:span><text:span text:style-name="T13">o</text:span><text:span text:style-name="T13">r</text:span><text:span text:style-name="T13">t </text:span><text:span text:style-name="T13">s</text:span><text:span text:style-name="T13">i</text:span><text:span text:style-name="T13">k</text:span><text:span text:style-name="T13">t</text:span><text:span text:style-name="T13">)</text:span></text:p>
          </draw:text-box>
        </draw:frame>
        <draw:frame draw:style-name="gr14" draw:text-style-name="P9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4" draw:text-style-name="P9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8" draw:text-style-name="P1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4" draw:text-style-name="P9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4" draw:text-style-name="P9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4" draw:text-style-name="P9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8" draw:text-style-name="P1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6" draw:text-style-name="P19" draw:layer="layout" svg:width="9.904cm" svg:height="1.673cm" svg:x="14.201cm" svg:y="18.202cm">
          <draw:text-box>
            <text:p><text:span text:style-name="T13">E</text:span><text:span text:style-name="T13">t</text:span><text:span text:style-name="T13">t</text:span><text:span text:style-name="T13">e</text:span><text:span text:style-name="T13">r</text:span><text:span text:style-name="T13">s</text:span><text:span text:style-name="T13">p</text:span><text:span text:style-name="T13">ø</text:span><text:span text:style-name="T13">r</text:span><text:span text:style-name="T13">s</text:span><text:span text:style-name="T13">e</text:span><text:span text:style-name="T13">l</text:span><text:span text:style-name="T13">e</text:span><text:span text:style-name="T13">n</text:span><text:span text:style-name="T13"> </text:span><text:span text:style-name="T13">e</text:span><text:span text:style-name="T13">t</text:span><text:span text:style-name="T13">t</text:span><text:span text:style-name="T13">e</text:span><text:span text:style-name="T13">r </text:span><text:span text:style-name="T13">a</text:span><text:span text:style-name="T13">r</text:span><text:span text:style-name="T13">b</text:span><text:span text:style-name="T13">e</text:span><text:span text:style-name="T13">i</text:span><text:span text:style-name="T13">d</text:span><text:span text:style-name="T13">s</text:span><text:span text:style-name="T13">k</text:span><text:span text:style-name="T13">r</text:span><text:span text:style-name="T13">a</text:span><text:span text:style-name="T13">f</text:span><text:span text:style-name="T13">t </text:span></text:p>
            <text:p><text:span text:style-name="T13">f</text:span><text:span text:style-name="T13">r</text:span><text:span text:style-name="T13">a </text:span><text:span text:style-name="T13">e</text:span><text:span text:style-name="T13">n</text:span><text:span text:style-name="T13"> </text:span><text:span text:style-name="T13">p</text:span><text:span text:style-name="T13">r</text:span><text:span text:style-name="T13">o</text:span><text:span text:style-name="T13">d</text:span><text:span text:style-name="T13">u</text:span><text:span text:style-name="T13">s</text:span><text:span text:style-name="T13">e</text:span><text:span text:style-name="T13">n</text:span><text:span text:style-name="T13">t </text:span></text:p>
            <text:p><text:span text:style-name="T13">k</text:span><text:span text:style-name="T13">o</text:span><text:span text:style-name="T13">r</text:span><text:span text:style-name="T13">t </text:span><text:span text:style-name="T13">o</text:span><text:span text:style-name="T13">g</text:span><text:span text:style-name="T13"> </text:span><text:span text:style-name="T13">l</text:span><text:span text:style-name="T13">a</text:span><text:span text:style-name="T13">n</text:span><text:span text:style-name="T13">g</text:span><text:span text:style-name="T13"> </text:span><text:span text:style-name="T13">s</text:span><text:span text:style-name="T13">i</text:span><text:span text:style-name="T13">k</text:span><text:span text:style-name="T13">t</text:span></text:p>
          </draw:text-box>
        </draw:frame>
        <draw:frame draw:style-name="gr14" draw:text-style-name="P9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4" draw:text-style-name="P9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4" draw:text-style-name="P9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5" draw:text-style-name="P19" draw:layer="layout" svg:width="6.691cm" svg:height="0.725cm" svg:x="14.25cm" svg:y="10.275cm">
          <draw:text-box>
            <text:p><text:span text:style-name="T13">A</text:span><text:span text:style-name="T13">r</text:span><text:span text:style-name="T13">b</text:span><text:span text:style-name="T13">e</text:span><text:span text:style-name="T13">i</text:span><text:span text:style-name="T13">d</text:span><text:span text:style-name="T13">s</text:span><text:span text:style-name="T13">m</text:span><text:span text:style-name="T13">a</text:span><text:span text:style-name="T13">r</text:span><text:span text:style-name="T13">k</text:span><text:span text:style-name="T13">e</text:span><text:span text:style-name="T13">d</text:span><text:span text:style-name="T13">e</text:span><text:span text:style-name="T13">t </text:span><text:span text:style-name="T13">(l</text:span><text:span text:style-name="T13">a</text:span><text:span text:style-name="T13">n</text:span><text:span text:style-name="T13">g</text:span><text:span text:style-name="T13"> </text:span><text:span text:style-name="T13">s</text:span><text:span text:style-name="T13">i</text:span><text:span text:style-name="T13">k</text:span><text:span text:style-name="T13">t</text:span><text:span text:style-name="T13">)</text:span></text:p>
          </draw:text-box>
        </draw:frame>
        <draw:frame draw:style-name="gr42" draw:text-style-name="P19" draw:layer="layout" svg:width="6.695cm" svg:height="1.199cm" svg:x="1.102cm" svg:y="9.802cm">
          <draw:text-box>
            <text:p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 </text:span><text:span text:style-name="T13">(l</text:span><text:span text:style-name="T13">a</text:span><text:span text:style-name="T13">n</text:span><text:span text:style-name="T13">g</text:span><text:span text:style-name="T13"> </text:span><text:span text:style-name="T13">s</text:span><text:span text:style-name="T13">i</text:span><text:span text:style-name="T13">k</text:span><text:span text:style-name="T13">t</text:span><text:span text:style-name="T13">)</text:span></text:p>
            <text:p><text:span text:style-name="T13">u</text:span><text:span text:style-name="T13">t</text:span><text:span text:style-name="T13">e</text:span><text:span text:style-name="T13">n</text:span><text:span text:style-name="T13"> </text:span><text:span text:style-name="T13">f</text:span><text:span text:style-name="T13">a</text:span><text:span text:style-name="T13">s</text:span><text:span text:style-name="T13">t</text:span><text:span text:style-name="T13">e </text:span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line draw:style-name="gr3" draw:text-style-name="P3" draw:layer="layout" svg:x1="1.699cm" svg:y1="22.502cm" svg:x2="4.201cm" svg:y2="22.499cm">
          <text:p/>
        </draw:line>
        <draw:line draw:style-name="gr3" draw:text-style-name="P3" draw:layer="layout" svg:x1="1.6cm" svg:y1="23.3cm" svg:x2="3.901cm" svg:y2="23.299cm">
          <text:p/>
        </draw:line>
        <draw:frame draw:style-name="gr14" draw:text-style-name="P9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4" draw:text-style-name="P9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4" draw:text-style-name="P9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0" draw:text-style-name="P3" draw:layer="layout" svg:x1="8.003cm" svg:y1="25.05cm" svg:x2="12.853cm" svg:y2="25.1cm">
          <text:p/>
        </draw:line>
        <draw:line draw:style-name="gr10" draw:text-style-name="P3" draw:layer="layout" svg:x1="8.009cm" svg:y1="25.054cm" svg:x2="8.003cm" svg:y2="21.35cm">
          <text:p/>
        </draw:line>
        <draw:frame draw:style-name="gr14" draw:text-style-name="P9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4" draw:text-style-name="P9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4" draw:text-style-name="P9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4" draw:text-style-name="P9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4" draw:text-style-name="P9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4" draw:text-style-name="P9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4" draw:text-style-name="P9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4" draw:text-style-name="P9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4" draw:text-style-name="P9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4" draw:text-style-name="P9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599cm" svg:y1="23.303cm" svg:x2="4.101cm" svg:y2="23.3cm">
          <text:p/>
        </draw:line>
        <draw:frame draw:style-name="gr14" draw:text-style-name="P9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7" draw:text-style-name="P14" draw:layer="layout" svg:width="1.201cm" svg:height="0.446cm" svg:x="17.379cm" svg:y="23.538cm">
          <draw:text-box>
            <text:p><text:span text:style-name="T20">La</text:span><text:span text:style-name="T20">ng </text:span><text:span text:style-name="T20">si</text:span><text:span text:style-name="T20">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58" draw:text-style-name="P14" draw:layer="layout" svg:width="1.129cm" svg:height="0.446cm" svg:x="17.301cm" svg:y="24.31cm">
          <draw:text-box>
            <text:p><text:span text:style-name="T20">Ko</text:span><text:span text:style-name="T20">rt </text:span><text:span text:style-name="T20">si</text:span><text:span text:style-name="T20">kt</text:span></text:p>
          </draw:text-box>
        </draw:frame>
        <draw:frame draw:style-name="gr59" draw:text-style-name="P17" draw:layer="layout" svg:width="19.246cm" svg:height="1.787cm" svg:x="0.754cm" svg:y="0.356cm">
          <draw:text-box>
            <text:p><text:span text:style-name="T11">P</text:span><text:span text:style-name="T11">r</text:span><text:span text:style-name="T11">o</text:span><text:span text:style-name="T11">d</text:span><text:span text:style-name="T11">u</text:span><text:span text:style-name="T11">k</text:span><text:span text:style-name="T11">s</text:span><text:span text:style-name="T11">j</text:span><text:span text:style-name="T11">o</text:span><text:span text:style-name="T11">n</text:span><text:span text:style-name="T11">s</text:span><text:span text:style-name="T11">t</text:span><text:span text:style-name="T11">e</text:span><text:span text:style-name="T11">o</text:span><text:span text:style-name="T11">r</text:span><text:span text:style-name="T11">i</text:span><text:span text:style-name="T11">:</text:span><text:span text:style-name="T11">P</text:span><text:span text:style-name="T11">r</text:span><text:span text:style-name="T11">o</text:span><text:span text:style-name="T11">d</text:span><text:span text:style-name="T11">u</text:span><text:span text:style-name="T11">s</text:span><text:span text:style-name="T11">e</text:span><text:span text:style-name="T11">n</text:span><text:span text:style-name="T11">t</text:span><text:span text:style-name="T11">e</text:span><text:span text:style-name="T11">n</text:span><text:span text:style-name="T11">s </text:span><text:span text:style-name="T11">ø</text:span><text:span text:style-name="T11">k</text:span><text:span text:style-name="T11">o</text:span><text:span text:style-name="T11">n</text:span><text:span text:style-name="T11">o</text:span><text:span text:style-name="T11">m</text:span><text:span text:style-name="T11">i</text:span><text:span text:style-name="T11">s</text:span><text:span text:style-name="T11">k</text:span><text:span text:style-name="T11">e </text:span><text:span text:style-name="T11">a</text:span><text:span text:style-name="T11">d</text:span><text:span text:style-name="T11">f</text:span><text:span text:style-name="T11">e</text:span><text:span text:style-name="T11">r</text:span><text:span text:style-name="T11">d</text:span><text:span text:style-name="T11"> </text:span><text:span text:style-name="T11">i </text:span><text:span text:style-name="T11">g</text:span><text:span text:style-name="T11">o</text:span><text:span text:style-name="T11">d</text:span><text:span text:style-name="T11">e</text:span><text:span text:style-name="T11">- </text:span><text:span text:style-name="T11">o</text:span><text:span text:style-name="T11">g</text:span><text:span text:style-name="T11"> </text:span><text:span text:style-name="T11">a</text:span><text:span text:style-name="T11">r</text:span><text:span text:style-name="T11">b</text:span><text:span text:style-name="T11">e</text:span><text:span text:style-name="T11">i</text:span><text:span text:style-name="T11">d</text:span><text:span text:style-name="T11">s</text:span><text:span text:style-name="T11">m</text:span><text:span text:style-name="T11">a</text:span><text:span text:style-name="T11">r</text:span><text:span text:style-name="T11">k</text:span><text:span text:style-name="T11">e</text:span><text:span text:style-name="T11">d</text:span><text:span text:style-name="T11">e</text:span><text:span text:style-name="T11">t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60" draw:text-style-name="P28" draw:layer="layout" svg:width="11.691cm" svg:height="1.673cm" svg:x="0.85cm" svg:y="0.85cm">
          <draw:text-box>
            <text:p><text:span text:style-name="T21">K</text:span><text:span text:style-name="T21">o</text:span><text:span text:style-name="T21">n</text:span><text:span text:style-name="T21">s</text:span><text:span text:style-name="T21">u</text:span><text:span text:style-name="T21">m</text:span><text:span text:style-name="T21">e</text:span><text:span text:style-name="T21">n</text:span><text:span text:style-name="T21">t</text:span><text:span text:style-name="T21">e</text:span><text:span text:style-name="T21">r: </text:span><text:span text:style-name="T21">G</text:span><text:span text:style-name="T21">r</text:span><text:span text:style-name="T21">u</text:span><text:span text:style-name="T21">p</text:span><text:span text:style-name="T21">p</text:span><text:span text:style-name="T21">e </text:span><text:span text:style-name="T21">a</text:span><text:span text:style-name="T21">v </text:span><text:span text:style-name="T21">i</text:span><text:span text:style-name="T21">n</text:span><text:span text:style-name="T21">d</text:span><text:span text:style-name="T21">i</text:span><text:span text:style-name="T21">v</text:span><text:span text:style-name="T21">i</text:span><text:span text:style-name="T21">d</text:span><text:span text:style-name="T21">e</text:span><text:span text:style-name="T21">r </text:span><text:span text:style-name="T21">m</text:span><text:span text:style-name="T21">e</text:span><text:span text:style-name="T21">d </text:span><text:span text:style-name="T21">s</text:span><text:span text:style-name="T21">a</text:span><text:span text:style-name="T21">m</text:span><text:span text:style-name="T21">m</text:span><text:span text:style-name="T21">e </text:span><text:span text:style-name="T21">p</text:span><text:span text:style-name="T21">r</text:span><text:span text:style-name="T21">e</text:span><text:span text:style-name="T21">f</text:span><text:span text:style-name="T21">e</text:span><text:span text:style-name="T21">r</text:span><text:span text:style-name="T21">a</text:span><text:span text:style-name="T21">n</text:span><text:span text:style-name="T21">s</text:span><text:span text:style-name="T21">e</text:span><text:span text:style-name="T21">r</text:span></text:p>
            <text:p><text:span text:style-name="T22"/></text:p>
          </draw:text-box>
        </draw:frame>
        <draw:frame draw:style-name="gr14" draw:text-style-name="P9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0" draw:text-style-name="P3" draw:layer="layout" svg:x1="1.4cm" svg:y1="26.65cm" svg:x2="6.25cm" svg:y2="26.7cm">
          <text:p/>
        </draw:line>
        <draw:line draw:style-name="gr10" draw:text-style-name="P3" draw:layer="layout" svg:x1="1.4cm" svg:y1="26.65cm" svg:x2="1.4cm" svg:y2="21.65cm">
          <text:p/>
        </draw:line>
        <draw:frame draw:style-name="gr14" draw:text-style-name="P9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4" draw:text-style-name="P9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4" draw:text-style-name="P9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0" draw:text-style-name="P3" draw:layer="layout" svg:x1="7.4cm" svg:y1="19.55cm" svg:x2="12.25cm" svg:y2="19.6cm">
          <text:p/>
        </draw:line>
        <draw:line draw:style-name="gr10" draw:text-style-name="P3" draw:layer="layout" svg:x1="7.4cm" svg:y1="19.55cm" svg:x2="7.4cm" svg:y2="14.55cm">
          <text:p/>
        </draw:line>
        <draw:frame draw:style-name="gr14" draw:text-style-name="P9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4" draw:text-style-name="P9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4" draw:text-style-name="P9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0" draw:text-style-name="P3" draw:layer="layout" svg:x1="7.4cm" svg:y1="26.65cm" svg:x2="12.25cm" svg:y2="26.7cm">
          <text:p/>
        </draw:line>
        <draw:line draw:style-name="gr10" draw:text-style-name="P3" draw:layer="layout" svg:x1="7.4cm" svg:y1="26.65cm" svg:x2="7.4cm" svg:y2="21.65cm">
          <text:p/>
        </draw:line>
        <draw:frame draw:style-name="gr14" draw:text-style-name="P9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4" draw:text-style-name="P9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9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0" draw:text-style-name="P3" draw:layer="layout" svg:x1="14.501cm" svg:y1="19.75cm" svg:x2="19.351cm" svg:y2="19.8cm">
          <text:p/>
        </draw:line>
        <draw:line draw:style-name="gr10" draw:text-style-name="P3" draw:layer="layout" svg:x1="14.501cm" svg:y1="19.75cm" svg:x2="14.501cm" svg:y2="14.75cm">
          <text:p/>
        </draw:line>
        <draw:frame draw:style-name="gr14" draw:text-style-name="P9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4" draw:text-style-name="P9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3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10" draw:text-style-name="P3" draw:layer="layout" svg:x1="14.501cm" svg:y1="26.65cm" svg:x2="19.351cm" svg:y2="26.7cm">
          <text:p/>
        </draw:line>
        <draw:line draw:style-name="gr10" draw:text-style-name="P3" draw:layer="layout" svg:x1="14.501cm" svg:y1="26.65cm" svg:x2="14.501cm" svg:y2="21.65cm">
          <text:p/>
        </draw:line>
        <draw:frame draw:style-name="gr14" draw:text-style-name="P9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4" draw:text-style-name="P9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4" draw:text-style-name="P9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0" draw:text-style-name="P3" draw:layer="layout" svg:x1="14.501cm" svg:y1="6.95cm" svg:x2="19.351cm" svg:y2="7cm">
          <text:p/>
        </draw:line>
        <draw:line draw:style-name="gr10" draw:text-style-name="P3" draw:layer="layout" svg:x1="14.501cm" svg:y1="6.95cm" svg:x2="14.501cm" svg:y2="1.95cm">
          <text:p/>
        </draw:line>
        <draw:frame draw:style-name="gr14" draw:text-style-name="P9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4" draw:text-style-name="P9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0" draw:text-style-name="P3" draw:layer="layout" svg:x1="14.501cm" svg:y1="12.95cm" svg:x2="19.351cm" svg:y2="13cm">
          <text:p/>
        </draw:line>
        <draw:line draw:style-name="gr10" draw:text-style-name="P3" draw:layer="layout" svg:x1="14.501cm" svg:y1="12.95cm" svg:x2="14.501cm" svg:y2="7.95cm">
          <text:p/>
        </draw:line>
        <draw:frame draw:style-name="gr14" draw:text-style-name="P9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4" draw:text-style-name="P9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4" draw:text-style-name="P9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4" draw:text-style-name="P9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1" draw:text-style-name="P19" draw:layer="layout" svg:width="5.445cm" svg:height="1.199cm" svg:x="1.505cm" svg:y="20.05cm">
          <draw:text-box>
            <text:p><text:span text:style-name="T13">P</text:span><text:span text:style-name="T13">e</text:span><text:span text:style-name="T13">r</text:span><text:span text:style-name="T13">f</text:span><text:span text:style-name="T13">e</text:span><text:span text:style-name="T13">k</text:span><text:span text:style-name="T13">t</text:span><text:span text:style-name="T13">e </text:span></text:p>
            <text:p><text:span text:style-name="T13">s</text:span><text:span text:style-name="T13">u</text:span><text:span text:style-name="T13">b</text:span><text:span text:style-name="T13">s</text:span><text:span text:style-name="T13">ti</text:span><text:span text:style-name="T13">t</text:span><text:span text:style-name="T13">u</text:span><text:span text:style-name="T13">s</text:span><text:span text:style-name="T13">j</text:span><text:span text:style-name="T13">o</text:span><text:span text:style-name="T13">s</text:span><text:span text:style-name="T13">m</text:span><text:span text:style-name="T13">u</text:span><text:span text:style-name="T13">li</text:span><text:span text:style-name="T13">g</text:span><text:span text:style-name="T13">h</text:span><text:span text:style-name="T13">e</text:span><text:span text:style-name="T13">t</text:span><text:span text:style-name="T13">e</text:span><text:span text:style-name="T13">r</text:span></text:p>
          </draw:text-box>
        </draw:frame>
        <draw:frame draw:style-name="gr42" draw:text-style-name="P19" draw:layer="layout" svg:width="6.695cm" svg:height="1.199cm" svg:x="7.704cm" svg:y="13.604cm">
          <draw:text-box>
            <text:p><text:span text:style-name="T13">B</text:span><text:span text:style-name="T13">u</text:span><text:span text:style-name="T13">d</text:span><text:span text:style-name="T13">s</text:span><text:span text:style-name="T13">j</text:span><text:span text:style-name="T13">e</text:span><text:span text:style-name="T13">t</text:span><text:span text:style-name="T13">t</text:span><text:span text:style-name="T13">b</text:span><text:span text:style-name="T13">e</text:span><text:span text:style-name="T13">ti</text:span><text:span text:style-name="T13">n</text:span><text:span text:style-name="T13">g</text:span><text:span text:style-name="T13">e</text:span><text:span text:style-name="T13">l</text:span><text:span text:style-name="T13">s</text:span><text:span text:style-name="T13">e</text:span><text:span text:style-name="T13">n</text:span></text:p>
          </draw:text-box>
        </draw:frame>
        <draw:frame draw:style-name="gr42" draw:text-style-name="P19" draw:layer="layout" svg:width="6.695cm" svg:height="1.199cm" svg:x="14.905cm" svg:y="13.505cm">
          <draw:text-box>
            <text:p><text:span text:style-name="T13">O</text:span><text:span text:style-name="T13">p</text:span><text:span text:style-name="T13">ti</text:span><text:span text:style-name="T13">m</text:span><text:span text:style-name="T13">a</text:span><text:span text:style-name="T13">l </text:span><text:span text:style-name="T13">ti</text:span><text:span text:style-name="T13">l</text:span><text:span text:style-name="T13">p</text:span><text:span text:style-name="T13">a</text:span><text:span text:style-name="T13">s</text:span><text:span text:style-name="T13">n</text:span><text:span text:style-name="T13">i</text:span><text:span text:style-name="T13">n</text:span><text:span text:style-name="T13">g</text:span></text:p>
          </draw:text-box>
        </draw:frame>
        <draw:frame draw:style-name="gr14" draw:text-style-name="P9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2" draw:text-style-name="P19" draw:layer="layout" svg:width="6.695cm" svg:height="1.199cm" svg:x="15.006cm" svg:y="7.106cm">
          <draw:text-box>
            <text:p><text:span text:style-name="T13">I</text:span><text:span text:style-name="T13">n</text:span><text:span text:style-name="T13">d</text:span><text:span text:style-name="T13">if</text:span><text:span text:style-name="T13">f</text:span><text:span text:style-name="T13">e</text:span><text:span text:style-name="T13">r</text:span><text:span text:style-name="T13">e</text:span><text:span text:style-name="T13">n</text:span><text:span text:style-name="T13">s</text:span><text:span text:style-name="T13">k</text:span><text:span text:style-name="T13">u</text:span><text:span text:style-name="T13">r</text:span><text:span text:style-name="T13">v</text:span><text:span text:style-name="T13">e</text:span></text:p>
          </draw:text-box>
        </draw:frame>
        <draw:frame draw:style-name="gr42" draw:text-style-name="P19" draw:layer="layout" svg:width="6.695cm" svg:height="1.199cm" svg:x="15.007cm" svg:y="0.807cm">
          <draw:text-box>
            <text:p><text:span text:style-name="T13">N</text:span><text:span text:style-name="T13">y</text:span><text:span text:style-name="T13">t</text:span><text:span text:style-name="T13">t</text:span><text:span text:style-name="T13">e</text:span><text:span text:style-name="T13">f</text:span><text:span text:style-name="T13">u</text:span><text:span text:style-name="T13">n</text:span><text:span text:style-name="T13">k</text:span><text:span text:style-name="T13">s</text:span><text:span text:style-name="T13">j</text:span><text:span text:style-name="T13">o</text:span><text:span text:style-name="T13">n</text:span><text:span text:style-name="T13">e</text:span><text:span text:style-name="T13">n</text:span></text:p>
          </draw:text-box>
        </draw:frame>
        <draw:line draw:style-name="gr10" draw:text-style-name="P3" draw:layer="layout" svg:x1="1.401cm" svg:y1="19.55cm" svg:x2="6.251cm" svg:y2="19.6cm">
          <text:p/>
        </draw:line>
        <draw:line draw:style-name="gr10" draw:text-style-name="P3" draw:layer="layout" svg:x1="1.401cm" svg:y1="19.55cm" svg:x2="1.401cm" svg:y2="14.55cm">
          <text:p/>
        </draw:line>
        <draw:frame draw:style-name="gr14" draw:text-style-name="P9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4" draw:text-style-name="P9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4" draw:text-style-name="P9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3" draw:layer="layout" svg:x1="7.5cm" svg:y1="15.5cm" svg:x2="11cm" svg:y2="19.5cm">
          <text:p/>
        </draw:line>
        <draw:frame draw:style-name="gr42" draw:text-style-name="P19" draw:layer="layout" svg:width="6.695cm" svg:height="1.199cm" svg:x="2.205cm" svg:y="13.45cm">
          <draw:text-box>
            <text:p><text:span text:style-name="T13">I</text:span><text:span text:style-name="T13">n</text:span><text:span text:style-name="T13">d</text:span><text:span text:style-name="T13">if</text:span><text:span text:style-name="T13">f</text:span><text:span text:style-name="T13">e</text:span><text:span text:style-name="T13">r</text:span><text:span text:style-name="T13">e</text:span><text:span text:style-name="T13">n</text:span><text:span text:style-name="T13">s</text:span><text:span text:style-name="T13">k</text:span><text:span text:style-name="T13">a</text:span><text:span text:style-name="T13">r</text:span><text:span text:style-name="T13">t</text:span></text:p>
          </draw:text-box>
        </draw:frame>
        <draw:frame draw:style-name="gr62" draw:text-style-name="P19" draw:layer="layout" svg:width="7.148cm" svg:height="1.673cm" svg:x="7.355cm" svg:y="20.077cm">
          <draw:text-box>
            <text:p><text:span text:style-name="T13"><text:s/></text:span></text:p>
            <text:p><text:span text:style-name="T13">V</text:span><text:span text:style-name="T13">a</text:span><text:span text:style-name="T13">n</text:span><text:span text:style-name="T13">li</text:span><text:span text:style-name="T13">g</text:span><text:span text:style-name="T13">e </text:span><text:span text:style-name="T13"><text:s/></text:span><text:span text:style-name="T13">s</text:span><text:span text:style-name="T13">u</text:span><text:span text:style-name="T13">b</text:span><text:span text:style-name="T13">s</text:span><text:span text:style-name="T13">ti</text:span><text:span text:style-name="T13">t</text:span><text:span text:style-name="T13">u</text:span><text:span text:style-name="T13">s</text:span><text:span text:style-name="T13">j</text:span><text:span text:style-name="T13">o</text:span><text:span text:style-name="T13">n</text:span><text:span text:style-name="T13">s</text:span><text:span text:style-name="T13">m</text:span><text:span text:style-name="T13">u</text:span><text:span text:style-name="T13">li</text:span><text:span text:style-name="T13">g</text:span><text:span text:style-name="T13">h</text:span><text:span text:style-name="T13">e</text:span><text:span text:style-name="T13">t</text:span><text:span text:style-name="T13">e</text:span><text:span text:style-name="T13">r</text:span></text:p>
          </draw:text-box>
        </draw:frame>
        <draw:frame draw:style-name="gr42" draw:text-style-name="P19" draw:layer="layout" svg:width="6.695cm" svg:height="1.199cm" svg:x="15.305cm" svg:y="20.305cm">
          <draw:text-box>
            <text:p><text:span text:style-name="T13">I</text:span><text:span text:style-name="T13">n</text:span><text:span text:style-name="T13">g</text:span><text:span text:style-name="T13">e</text:span><text:span text:style-name="T13">n</text:span><text:span text:style-name="T13"> </text:span></text:p>
            <text:p><text:span text:style-name="T13">s</text:span><text:span text:style-name="T13">u</text:span><text:span text:style-name="T13">b</text:span><text:span text:style-name="T13">s</text:span><text:span text:style-name="T13">ti</text:span><text:span text:style-name="T13">t</text:span><text:span text:style-name="T13">u</text:span><text:span text:style-name="T13">s</text:span><text:span text:style-name="T13">j</text:span><text:span text:style-name="T13">o</text:span><text:span text:style-name="T13">n</text:span><text:span text:style-name="T13">s</text:span><text:span text:style-name="T13">m</text:span><text:span text:style-name="T13">u</text:span><text:span text:style-name="T13">li</text:span><text:span text:style-name="T13">g</text:span><text:span text:style-name="T13">h</text:span><text:span text:style-name="T13">e</text:span><text:span text:style-name="T13">t</text:span><text:span text:style-name="T13">e</text:span><text:span text:style-name="T13">r</text:span></text:p>
          </draw:text-box>
        </draw:frame>
        <draw:line draw:style-name="gr2" draw:text-style-name="P3" draw:layer="layout" svg:x1="1.5cm" svg:y1="23.25cm" svg:x2="4.5cm" svg:y2="26.7cm">
          <text:p/>
        </draw:line>
        <draw:frame draw:style-name="gr14" draw:text-style-name="P9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4" draw:text-style-name="P9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4" draw:text-style-name="P9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8" draw:text-style-name="P1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2cm" svg:y1="18.75cm" svg:x2="5cm" svg:y2="16cm">
          <text:p/>
        </draw:line>
        <draw:frame draw:style-name="gr14" draw:text-style-name="P9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4" draw:text-style-name="P9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64" draw:text-style-name="P3" draw:layer="layout" svg:x1="14.5cm" svg:y1="17.7cm" svg:x2="16cm" svg:y2="17.75cm">
          <text:p/>
        </draw:line>
        <draw:line draw:style-name="gr64" draw:text-style-name="P3" draw:layer="layout" svg:x1="16cm" svg:y1="17.65cm" svg:x2="16cm" svg:y2="19.75cm">
          <text:p/>
        </draw:line>
        <draw:line draw:style-name="gr64" draw:text-style-name="P3" draw:layer="layout" svg:x1="16cm" svg:y1="17.65cm" svg:x2="16cm" svg:y2="19.75cm">
          <text:p/>
        </draw:line>
        <draw:custom-shape draw:style-name="gr18" draw:text-style-name="P1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39" draw:text-style-name="P10" draw:layer="layout" svg:width="3.084cm" svg:height="1.318cm" svg:x="15.95cm" svg:y="11.25cm">
          <draw:text-box>
            <text:p><text:span text:style-name="T14">M</text:span><text:span text:style-name="T14">S</text:span><text:span text:style-name="T14">B</text:span><text:span text:style-name="T6"> </text:span></text:p>
            <text:p><text:span text:style-name="T15"/></text:p>
          </draw:text-box>
        </draw:frame>
        <draw:frame draw:style-name="gr65" draw:text-style-name="P13" draw:layer="layout" svg:width="3.762cm" svg:height="0.569cm" svg:x="14.812cm" svg:y="9.232cm">
          <draw:text-box>
            <text:p><text:span text:style-name="T8">In</text:span><text:span text:style-name="T8">di</text:span><text:span text:style-name="T8">ff</text:span><text:span text:style-name="T8">e</text:span><text:span text:style-name="T8">r</text:span><text:span text:style-name="T8">e</text:span><text:span text:style-name="T8">n</text:span><text:span text:style-name="T8">s</text:span><text:span text:style-name="T8">k</text:span><text:span text:style-name="T8">u</text:span><text:span text:style-name="T8">r</text:span><text:span text:style-name="T8">v</text:span><text:span text:style-name="T8">e </text:span><text:span text:style-name="T8">(i</text:span><text:span text:style-name="T8">s</text:span><text:span text:style-name="T8">o</text:span><text:span text:style-name="T8">n</text:span><text:span text:style-name="T8">yt</text:span><text:span text:style-name="T8">te</text:span><text:span text:style-name="T8">)</text:span></text:p>
          </draw:text-box>
        </draw:frame>
        <draw:frame draw:style-name="gr14" draw:text-style-name="P29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4" draw:text-style-name="P29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4" draw:text-style-name="P29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4" draw:text-style-name="P29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4" draw:text-style-name="P9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4" draw:text-style-name="P9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4" draw:text-style-name="P9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4" draw:text-style-name="P9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6" draw:text-style-name="P13" draw:layer="layout" svg:width="3.389cm" svg:height="0.569cm" svg:x="2.912cm" svg:y="15.433cm">
          <draw:text-box>
            <text:p><text:span text:style-name="T8">Ik</text:span><text:span text:style-name="T8">k</text:span><text:span text:style-name="T8">e </text:span><text:span text:style-name="T8">m</text:span><text:span text:style-name="T8">et</text:span><text:span text:style-name="T8">ni</text:span><text:span text:style-name="T8">n</text:span><text:span text:style-name="T8">g</text:span></text:p>
          </draw:text-box>
        </draw:frame>
        <draw:frame draw:style-name="gr36" draw:text-style-name="P13" draw:layer="layout" svg:width="3.389cm" svg:height="0.569cm" svg:x="8.313cm" svg:y="15.933cm">
          <draw:text-box>
            <text:p><text:span text:style-name="T8">B</text:span><text:span text:style-name="T8">u</text:span><text:span text:style-name="T8">d</text:span><text:span text:style-name="T8">sj</text:span><text:span text:style-name="T8">et</text:span><text:span text:style-name="T8">tli</text:span><text:span text:style-name="T8">nj</text:span><text:span text:style-name="T8">e</text:span><text:span text:style-name="T8">n</text:span></text:p>
          </draw:text-box>
        </draw:frame>
        <draw:frame draw:style-name="gr14" draw:text-style-name="P9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4" draw:text-style-name="P9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3cm" svg:y1="22.45cm" svg:x2="5.3cm" svg:y2="25.9cm">
          <text:p/>
        </draw:line>
        <draw:path draw:style-name="gr3" draw:text-style-name="P3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9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4" draw:text-style-name="P9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4" draw:text-style-name="P9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4" draw:text-style-name="P9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4" draw:text-style-name="P29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4" draw:text-style-name="P29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4" draw:text-style-name="P29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4" draw:text-style-name="P29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4" draw:text-style-name="P29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4" draw:text-style-name="P29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53" draw:text-style-name="P17" draw:layer="layout" svg:width="12.495cm" svg:height="1.275cm" svg:x="0.755cm" svg:y="0.257cm">
          <draw:text-box>
            <text:p><text:span text:style-name="T11">K</text:span><text:span text:style-name="T11">o</text:span><text:span text:style-name="T11">n</text:span><text:span text:style-name="T11">s</text:span><text:span text:style-name="T11">u</text:span><text:span text:style-name="T11">m</text:span><text:span text:style-name="T11">e</text:span><text:span text:style-name="T11">n</text:span><text:span text:style-name="T11">t</text:span><text:span text:style-name="T11">e</text:span><text:span text:style-name="T11">o</text:span><text:span text:style-name="T11">r</text:span><text:span text:style-name="T11">i</text:span><text:span text:style-name="T11">: </text:span><text:span text:style-name="T11">K</text:span><text:span text:style-name="T11">o</text:span><text:span text:style-name="T11">n</text:span><text:span text:style-name="T11">s</text:span><text:span text:style-name="T11">u</text:span><text:span text:style-name="T11">m</text:span><text:span text:style-name="T11">e</text:span><text:span text:style-name="T11">n</text:span><text:span text:style-name="T11">t</text:span><text:span text:style-name="T11">e</text:span><text:span text:style-name="T11">n</text:span><text:span text:style-name="T11">s </text:span><text:span text:style-name="T11">v</text:span><text:span text:style-name="T11">a</text:span><text:span text:style-name="T11">l</text:span><text:span text:style-name="T11">g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0" draw:text-style-name="P3" draw:layer="layout" svg:x1="1.501cm" svg:y1="8.15cm" svg:x2="6.351cm" svg:y2="8.2cm">
          <text:p/>
        </draw:line>
        <draw:line draw:style-name="gr10" draw:text-style-name="P3" draw:layer="layout" svg:x1="1.501cm" svg:y1="8.15cm" svg:x2="1.501cm" svg:y2="3.15cm">
          <text:p/>
        </draw:line>
        <draw:frame draw:style-name="gr14" draw:text-style-name="P9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4" draw:text-style-name="P9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4" draw:text-style-name="P9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0" draw:text-style-name="P3" draw:layer="layout" svg:x1="7.901cm" svg:y1="8.15cm" svg:x2="12.751cm" svg:y2="8.2cm">
          <text:p/>
        </draw:line>
        <draw:line draw:style-name="gr10" draw:text-style-name="P3" draw:layer="layout" svg:x1="7.901cm" svg:y1="8.15cm" svg:x2="7.901cm" svg:y2="3.15cm">
          <text:p/>
        </draw:line>
        <draw:frame draw:style-name="gr14" draw:text-style-name="P9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4" draw:text-style-name="P9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4" draw:text-style-name="P9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0" draw:text-style-name="P3" draw:layer="layout" svg:x1="14.602cm" svg:y1="8.15cm" svg:x2="19.452cm" svg:y2="8.2cm">
          <text:p/>
        </draw:line>
        <draw:line draw:style-name="gr10" draw:text-style-name="P3" draw:layer="layout" svg:x1="14.602cm" svg:y1="8.15cm" svg:x2="14.602cm" svg:y2="3.15cm">
          <text:p/>
        </draw:line>
        <draw:frame draw:style-name="gr14" draw:text-style-name="P9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4" draw:text-style-name="P9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4" draw:text-style-name="P9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0" draw:text-style-name="P3" draw:layer="layout" svg:x1="4.202cm" svg:y1="26.55cm" svg:x2="9.052cm" svg:y2="26.6cm">
          <text:p/>
        </draw:line>
        <draw:line draw:style-name="gr10" draw:text-style-name="P3" draw:layer="layout" svg:x1="4.202cm" svg:y1="26.55cm" svg:x2="4.202cm" svg:y2="21.55cm">
          <text:p/>
        </draw:line>
        <draw:frame draw:style-name="gr14" draw:text-style-name="P9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4" draw:text-style-name="P9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4" draw:text-style-name="P9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4" draw:text-style-name="P9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0" draw:text-style-name="P3" draw:layer="layout" svg:x1="11.603cm" svg:y1="19.55cm" svg:x2="16.453cm" svg:y2="19.6cm">
          <text:p/>
        </draw:line>
        <draw:line draw:style-name="gr10" draw:text-style-name="P3" draw:layer="layout" svg:x1="11.603cm" svg:y1="19.55cm" svg:x2="11.603cm" svg:y2="14.55cm">
          <text:p/>
        </draw:line>
        <draw:frame draw:style-name="gr14" draw:text-style-name="P9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4" draw:text-style-name="P9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4" draw:text-style-name="P9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0" draw:text-style-name="P3" draw:layer="layout" svg:x1="11.603cm" svg:y1="26.55cm" svg:x2="16.453cm" svg:y2="26.6cm">
          <text:p/>
        </draw:line>
        <draw:line draw:style-name="gr10" draw:text-style-name="P3" draw:layer="layout" svg:x1="11.603cm" svg:y1="26.55cm" svg:x2="11.603cm" svg:y2="21.55cm">
          <text:p/>
        </draw:line>
        <draw:frame draw:style-name="gr14" draw:text-style-name="P9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4" draw:text-style-name="P9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4" draw:text-style-name="P9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4" draw:text-style-name="P9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2" draw:text-style-name="P19" draw:layer="layout" svg:width="6.695cm" svg:height="1.199cm" svg:x="1.555cm" svg:y="1.75cm">
          <draw:text-box>
            <text:p><text:span text:style-name="T13">E</text:span><text:span text:style-name="T13">g</text:span><text:span text:style-name="T13">e</text:span><text:span text:style-name="T13">n</text:span><text:span text:style-name="T13">p</text:span><text:span text:style-name="T13">r</text:span><text:span text:style-name="T13">i</text:span><text:span text:style-name="T13">s</text:span><text:span text:style-name="T13">e</text:span><text:span text:style-name="T13">l</text:span><text:span text:style-name="T13">a</text:span><text:span text:style-name="T13">s</text:span><text:span text:style-name="T13">ti</text:span><text:span text:style-name="T13">s</text:span><text:span text:style-name="T13">it</text:span><text:span text:style-name="T13">e</text:span><text:span text:style-name="T13">t</text:span></text:p>
          </draw:text-box>
        </draw:frame>
        <draw:frame draw:style-name="gr42" draw:text-style-name="P19" draw:layer="layout" svg:width="6.695cm" svg:height="1.199cm" svg:x="7.805cm" svg:y="1.801cm">
          <draw:text-box>
            <text:p><text:span text:style-name="T13">K</text:span><text:span text:style-name="T13">r</text:span><text:span text:style-name="T13">y</text:span><text:span text:style-name="T13">s</text:span><text:span text:style-name="T13">s</text:span><text:span text:style-name="T13">p</text:span><text:span text:style-name="T13">r</text:span><text:span text:style-name="T13">i</text:span><text:span text:style-name="T13">s</text:span><text:span text:style-name="T13">e</text:span><text:span text:style-name="T13">l</text:span><text:span text:style-name="T13">a</text:span><text:span text:style-name="T13">s</text:span><text:span text:style-name="T13">ti</text:span><text:span text:style-name="T13">s</text:span><text:span text:style-name="T13">it</text:span><text:span text:style-name="T13">e</text:span><text:span text:style-name="T13">t</text:span></text:p>
          </draw:text-box>
        </draw:frame>
        <draw:frame draw:style-name="gr42" draw:text-style-name="P19" draw:layer="layout" svg:width="6.695cm" svg:height="1.199cm" svg:x="14.895cm" svg:y="2.051cm">
          <draw:text-box>
            <text:p><text:span text:style-name="T13">I</text:span><text:span text:style-name="T13">n</text:span><text:span text:style-name="T13">n</text:span><text:span text:style-name="T13">t</text:span><text:span text:style-name="T13">e</text:span><text:span text:style-name="T13">k</text:span><text:span text:style-name="T13">t</text:span><text:span text:style-name="T13">s</text:span><text:span text:style-name="T13">e</text:span><text:span text:style-name="T13">l</text:span><text:span text:style-name="T13">a</text:span><text:span text:style-name="T13">s</text:span><text:span text:style-name="T13">ti</text:span><text:span text:style-name="T13">s</text:span><text:span text:style-name="T13">it</text:span><text:span text:style-name="T13">e</text:span><text:span text:style-name="T13">t</text:span></text:p>
          </draw:text-box>
        </draw:frame>
        <draw:frame draw:style-name="gr66" draw:text-style-name="P19" draw:layer="layout" svg:width="7.225cm" svg:height="1.199cm" svg:x="4.025cm" svg:y="12.301cm">
          <draw:text-box>
            <text:p><text:span text:style-name="T13">U</text:span><text:span text:style-name="T13">tl</text:span><text:span text:style-name="T13">e</text:span><text:span text:style-name="T13">d</text:span><text:span text:style-name="T13">n</text:span><text:span text:style-name="T13">i</text:span><text:span text:style-name="T13">n</text:span><text:span text:style-name="T13">g</text:span><text:span text:style-name="T13"> </text:span><text:span text:style-name="T13">a</text:span><text:span text:style-name="T13">v </text:span><text:span text:style-name="T13">e</text:span><text:span text:style-name="T13">t</text:span><text:span text:style-name="T13">t</text:span><text:span text:style-name="T13">e</text:span><text:span text:style-name="T13">r</text:span><text:span text:style-name="T13">s</text:span><text:span text:style-name="T13">p</text:span><text:span text:style-name="T13">ø</text:span><text:span text:style-name="T13">r</text:span><text:span text:style-name="T13">s</text:span><text:span text:style-name="T13">e</text:span><text:span text:style-name="T13">l</text:span><text:span text:style-name="T13">s</text:span><text:span text:style-name="T13">k</text:span><text:span text:style-name="T13">u</text:span><text:span text:style-name="T13">r</text:span><text:span text:style-name="T13">v</text:span><text:span text:style-name="T13">e</text:span><text:span text:style-name="T13">n</text:span></text:p>
            <text:p><text:span text:style-name="T13">f</text:span><text:span text:style-name="T13">o</text:span><text:span text:style-name="T13">r </text:span><text:span text:style-name="T13">g</text:span><text:span text:style-name="T13">o</text:span><text:span text:style-name="T13">d</text:span><text:span text:style-name="T13">e </text:span><text:span text:style-name="T13">1</text:span></text:p>
          </draw:text-box>
        </draw:frame>
        <draw:frame draw:style-name="gr42" draw:text-style-name="P19" draw:layer="layout" svg:width="6.695cm" svg:height="1.199cm" svg:x="11.805cm" svg:y="12.451cm">
          <draw:text-box>
            <text:p><text:span text:style-name="T13">U</text:span><text:span text:style-name="T13">tl</text:span><text:span text:style-name="T13">e</text:span><text:span text:style-name="T13">d</text:span><text:span text:style-name="T13">n</text:span><text:span text:style-name="T13">i</text:span><text:span text:style-name="T13">n</text:span><text:span text:style-name="T13">g</text:span><text:span text:style-name="T13"> </text:span><text:span text:style-name="T13">a</text:span><text:span text:style-name="T13">v </text:span><text:span text:style-name="T13">ti</text:span><text:span text:style-name="T13">l</text:span><text:span text:style-name="T13">b</text:span><text:span text:style-name="T13">u</text:span><text:span text:style-name="T13">d</text:span><text:span text:style-name="T13">s</text:span><text:span text:style-name="T13">k</text:span><text:span text:style-name="T13">u</text:span><text:span text:style-name="T13">r</text:span><text:span text:style-name="T13">v</text:span><text:span text:style-name="T13">e</text:span><text:span text:style-name="T13">n</text:span><text:span text:style-name="T13"> </text:span><text:span text:style-name="T13">f</text:span><text:span text:style-name="T13">o</text:span><text:span text:style-name="T13">r</text:span></text:p>
            <text:p><text:span text:style-name="T13">a</text:span><text:span text:style-name="T13">r</text:span><text:span text:style-name="T13">b</text:span><text:span text:style-name="T13">e</text:span><text:span text:style-name="T13">i</text:span><text:span text:style-name="T13">d</text:span><text:span text:style-name="T13">s</text:span><text:span text:style-name="T13">k</text:span><text:span text:style-name="T13">r</text:span><text:span text:style-name="T13">a</text:span><text:span text:style-name="T13">f</text:span><text:span text:style-name="T13">t </text:span><text:span text:style-name="T13">(i</text:span><text:span text:style-name="T13">k</text:span><text:span text:style-name="T13">k</text:span><text:span text:style-name="T13">e </text:span><text:span text:style-name="T13">p</text:span><text:span text:style-name="T13">e</text:span><text:span text:style-name="T13">n</text:span><text:span text:style-name="T13">s</text:span><text:span text:style-name="T13">u</text:span><text:span text:style-name="T13">m</text:span><text:span text:style-name="T13">)</text:span></text:p>
          </draw:text-box>
        </draw:frame>
        <draw:frame draw:style-name="gr42" draw:text-style-name="P19" draw:layer="layout" svg:width="6.695cm" svg:height="1.199cm" svg:x="4.804cm" svg:y="20.304cm">
          <draw:text-box>
            <text:p><text:span text:style-name="T13">E</text:span><text:span text:style-name="T13">t</text:span><text:span text:style-name="T13">t</text:span><text:span text:style-name="T13">e</text:span><text:span text:style-name="T13">r</text:span><text:span text:style-name="T13">s</text:span><text:span text:style-name="T13">p</text:span><text:span text:style-name="T13">ø</text:span><text:span text:style-name="T13">r</text:span><text:span text:style-name="T13">s</text:span><text:span text:style-name="T13">e</text:span><text:span text:style-name="T13">l </text:span><text:span text:style-name="T13">a</text:span><text:span text:style-name="T13">v </text:span></text:p>
            <text:p><text:span text:style-name="T13">k</text:span><text:span text:style-name="T13">o</text:span><text:span text:style-name="T13">n</text:span><text:span text:style-name="T13">s</text:span><text:span text:style-name="T13">u</text:span><text:span text:style-name="T13">m</text:span><text:span text:style-name="T13">g</text:span><text:span text:style-name="T13">o</text:span><text:span text:style-name="T13">d</text:span><text:span text:style-name="T13">e</text:span></text:p>
          </draw:text-box>
        </draw:frame>
        <draw:frame draw:style-name="gr42" draw:text-style-name="P19" draw:layer="layout" svg:width="6.695cm" svg:height="1.199cm" svg:x="12.1cm" svg:y="20.65cm">
          <draw:text-box>
            <text:p><text:span text:style-name="T13">T</text:span><text:span text:style-name="T13">il</text:span><text:span text:style-name="T13">b</text:span><text:span text:style-name="T13">u</text:span><text:span text:style-name="T13">d</text:span><text:span text:style-name="T13">e</text:span><text:span text:style-name="T13">t </text:span><text:span text:style-name="T13">a</text:span><text:span text:style-name="T13">v </text:span><text:span text:style-name="T13">a</text:span><text:span text:style-name="T13">r</text:span><text:span text:style-name="T13">b</text:span><text:span text:style-name="T13">e</text:span><text:span text:style-name="T13">i</text:span><text:span text:style-name="T13">d</text:span><text:span text:style-name="T13">s</text:span><text:span text:style-name="T13">k</text:span><text:span text:style-name="T13">r</text:span><text:span text:style-name="T13">a</text:span><text:span text:style-name="T13">f</text:span><text:span text:style-name="T13">t 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5cm" svg:y1="4.75cm" svg:x2="5.25cm" svg:y2="8.25cm">
          <text:p/>
        </draw:line>
        <draw:line draw:style-name="gr2" draw:text-style-name="P3" draw:layer="layout" svg:x1="1.5cm" svg:y1="4.85cm" svg:x2="3cm" svg:y2="8.1cm">
          <text:p/>
        </draw:line>
        <draw:custom-shape draw:style-name="gr18" draw:text-style-name="P11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4" draw:text-style-name="P9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4" draw:text-style-name="P9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6" draw:text-style-name="P13" draw:layer="layout" svg:width="3.389cm" svg:height="0.569cm" svg:x="2.712cm" svg:y="10.433cm">
          <draw:text-box>
            <text:p><text:span text:style-name="T8">P</text:span><text:span text:style-name="T8">ri</text:span><text:span text:style-name="T8">s</text:span><text:span text:style-name="T8">u</text:span><text:span text:style-name="T8">el</text:span><text:span text:style-name="T8">a</text:span><text:span text:style-name="T8">st</text:span><text:span text:style-name="T8">is</text:span><text:span text:style-name="T8">k</text:span></text:p>
          </draw:text-box>
        </draw:frame>
        <draw:frame draw:style-name="gr36" draw:text-style-name="P13" draw:layer="layout" svg:width="3.389cm" svg:height="0.569cm" svg:x="1.113cm" svg:y="10.434cm">
          <draw:text-box>
            <text:p><text:span text:style-name="T8">P</text:span><text:span text:style-name="T8">ri</text:span><text:span text:style-name="T8">s</text:span><text:span text:style-name="T8">el</text:span><text:span text:style-name="T8">a</text:span><text:span text:style-name="T8">st</text:span><text:span text:style-name="T8">is</text:span><text:span text:style-name="T8">k</text:span></text:p>
          </draw:text-box>
        </draw:frame>
        <draw:frame draw:style-name="gr36" draw:text-style-name="P13" draw:layer="layout" svg:width="3.389cm" svg:height="0.569cm" svg:x="4.914cm" svg:y="10.435cm">
          <draw:text-box>
            <text:p><text:span text:style-name="T8">(</text:span><text:span text:style-name="T8">G</text:span><text:span text:style-name="T8">iff</text:span><text:span text:style-name="T8">e</text:span><text:span text:style-name="T8">n </text:span><text:span text:style-name="T8">g</text:span><text:span text:style-name="T8">o</text:span><text:span text:style-name="T8">d</text:span><text:span text:style-name="T8">e</text:span><text:span text:style-name="T8">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4" draw:text-style-name="P9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4" draw:text-style-name="P9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7" draw:text-style-name="P13" draw:layer="layout" svg:width="3.389cm" svg:height="0.887cm" svg:x="2.35cm" svg:y="9.263cm">
          <draw:text-box>
            <text:p><text:span text:style-name="T8">P</text:span><text:span text:style-name="T8">ri</text:span><text:span text:style-name="T8">s</text:span><text:span text:style-name="T8">-</text:span></text:p>
            <text:p><text:span text:style-name="T8">n</text:span><text:span text:style-name="T8">ø</text:span><text:span text:style-name="T8">yt</text:span><text:span text:style-name="T8">r</text:span><text:span text:style-name="T8">al</text:span><text:span text:style-name="T8">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67" draw:text-style-name="P13" draw:layer="layout" svg:width="3.389cm" svg:height="0.887cm" svg:x="9.6cm" svg:y="9.35cm">
          <draw:text-box>
            <text:p><text:span text:style-name="T8">P</text:span><text:span text:style-name="T8">ri</text:span><text:span text:style-name="T8">s</text:span><text:span text:style-name="T8">-</text:span></text:p>
            <text:p><text:span text:style-name="T8">u</text:span><text:span text:style-name="T8">a</text:span><text:span text:style-name="T8">v</text:span><text:span text:style-name="T8">h</text:span><text:span text:style-name="T8">e</text:span><text:span text:style-name="T8">n</text:span><text:span text:style-name="T8">gi</text:span><text:span text:style-name="T8">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36" draw:text-style-name="P13" draw:layer="layout" svg:width="3.389cm" svg:height="0.569cm" svg:x="7.901cm" svg:y="10.401cm">
          <draw:text-box>
            <text:p><text:span text:style-name="T8">K</text:span><text:span text:style-name="T8">o</text:span><text:span text:style-name="T8">m</text:span><text:span text:style-name="T8">pl</text:span><text:span text:style-name="T8">e</text:span><text:span text:style-name="T8">m</text:span><text:span text:style-name="T8">e</text:span><text:span text:style-name="T8">nt</text:span><text:span text:style-name="T8">æ</text:span><text:span text:style-name="T8">rt</text:span></text:p>
          </draw:text-box>
        </draw:frame>
        <draw:frame draw:style-name="gr36" draw:text-style-name="P13" draw:layer="layout" svg:width="3.389cm" svg:height="0.569cm" svg:x="10.202cm" svg:y="10.402cm">
          <draw:text-box>
            <text:p><text:span text:style-name="T8">Al</text:span><text:span text:style-name="T8">te</text:span><text:span text:style-name="T8">r</text:span><text:span text:style-name="T8">n</text:span><text:span text:style-name="T8">at</text:span><text:span text:style-name="T8">iv</text:span><text:span text:style-name="T8">e</text:span><text:span text:style-name="T8">r</text:span></text:p>
          </draw:text-box>
        </draw:frame>
        <draw:frame draw:style-name="gr14" draw:text-style-name="P9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4" draw:text-style-name="P9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7" draw:text-style-name="P13" draw:layer="layout" svg:width="3.389cm" svg:height="0.887cm" svg:x="16.461cm" svg:y="10.481cm">
          <draw:text-box>
            <text:p><text:span text:style-name="T8">In</text:span><text:span text:style-name="T8">nt</text:span><text:span text:style-name="T8">e</text:span><text:span text:style-name="T8">kt</text:span><text:span text:style-name="T8">s</text:span><text:span text:style-name="T8">-</text:span></text:p>
            <text:p><text:span text:style-name="T8">u</text:span><text:span text:style-name="T8">el</text:span><text:span text:style-name="T8">a</text:span><text:span text:style-name="T8">st</text:span><text:span text:style-name="T8">is</text:span><text:span text:style-name="T8">k</text:span></text:p>
          </draw:text-box>
        </draw:frame>
        <draw:frame draw:style-name="gr67" draw:text-style-name="P13" draw:layer="layout" svg:width="3.389cm" svg:height="0.887cm" svg:x="14.311cm" svg:y="10.45cm">
          <draw:text-box>
            <text:p><text:span text:style-name="T8">M</text:span><text:span text:style-name="T8">in</text:span><text:span text:style-name="T8">d</text:span><text:span text:style-name="T8">r</text:span><text:span text:style-name="T8">e</text:span><text:span text:style-name="T8">v</text:span><text:span text:style-name="T8">e</text:span><text:span text:style-name="T8">r</text:span><text:span text:style-name="T8">di</text:span><text:span text:style-name="T8">g</text:span></text:p>
            <text:p><text:span text:style-name="T8">g</text:span><text:span text:style-name="T8">o</text:span><text:span text:style-name="T8">d</text:span><text:span text:style-name="T8">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4" draw:text-style-name="P9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7" draw:text-style-name="P13" draw:layer="layout" svg:width="3.389cm" svg:height="0.887cm" svg:x="18.016cm" svg:y="9.135cm">
          <draw:text-box>
            <text:p><text:span text:style-name="T8">In</text:span><text:span text:style-name="T8">nt</text:span><text:span text:style-name="T8">e</text:span><text:span text:style-name="T8">kt</text:span><text:span text:style-name="T8">s</text:span><text:span text:style-name="T8">-</text:span></text:p>
            <text:p><text:span text:style-name="T8">n</text:span><text:span text:style-name="T8">ø</text:span><text:span text:style-name="T8">yt</text:span><text:span text:style-name="T8">r</text:span><text:span text:style-name="T8">al</text:span><text:span text:style-name="T8">t</text:span></text:p>
          </draw:text-box>
        </draw:frame>
        <draw:frame draw:style-name="gr67" draw:text-style-name="P13" draw:layer="layout" svg:width="3.389cm" svg:height="0.887cm" svg:x="18.612cm" svg:y="10.451cm">
          <draw:text-box>
            <text:p><text:span text:style-name="T8">In</text:span><text:span text:style-name="T8">nt</text:span><text:span text:style-name="T8">e</text:span><text:span text:style-name="T8">kt</text:span><text:span text:style-name="T8">s</text:span><text:span text:style-name="T8">-</text:span></text:p>
            <text:p><text:span text:style-name="T8">el</text:span><text:span text:style-name="T8">a</text:span><text:span text:style-name="T8">st</text:span><text:span text:style-name="T8">is</text:span><text:span text:style-name="T8">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8" draw:text-style-name="P11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9cm" svg:y1="6.5cm" svg:x2="11.65cm" svg:y2="8.25cm">
          <text:p/>
        </draw:line>
        <draw:frame draw:style-name="gr14" draw:text-style-name="P9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4" draw:text-style-name="P9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4" draw:text-style-name="P9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4" draw:text-style-name="P9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4" draw:text-style-name="P9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4.5cm" svg:y1="4cm" svg:x2="17.75cm" svg:y2="8.25cm">
          <text:p/>
        </draw:line>
        <draw:line draw:style-name="gr2" draw:text-style-name="P3" draw:layer="layout" svg:x1="14.7cm" svg:y1="3.5cm" svg:x2="18.25cm" svg:y2="8cm">
          <text:p/>
        </draw:line>
        <draw:path draw:style-name="gr3" draw:text-style-name="P3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8" draw:text-style-name="P11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15cm" svg:y1="7.251cm" svg:x2="18cm" svg:y2="4.501cm">
          <text:p/>
        </draw:line>
        <draw:frame draw:style-name="gr68" draw:text-style-name="P13" draw:layer="layout" svg:width="3.389cm" svg:height="0.619cm" svg:x="16.702cm" svg:y="3.652cm">
          <draw:text-box>
            <text:p><text:span text:style-name="T8">E</text:span><text:span text:style-name="T8">n</text:span><text:span text:style-name="T8">g</text:span><text:span text:style-name="T8">el</text:span><text:span text:style-name="T8">-</text:span><text:span text:style-name="T8">k</text:span><text:span text:style-name="T8">u</text:span><text:span text:style-name="T8">r</text:span><text:span text:style-name="T8">v</text:span><text:span text:style-name="T8">e</text:span></text:p>
          </draw:text-box>
        </draw:frame>
        <draw:frame draw:style-name="gr14" draw:text-style-name="P9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4" draw:text-style-name="P9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4" draw:text-style-name="P9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4" draw:text-style-name="P9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3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8" draw:text-style-name="P11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2.25cm" svg:y1="6.5cm" svg:x2="2.25cm" svg:y2="8.15cm">
          <text:p/>
        </draw:line>
        <draw:frame draw:style-name="gr14" draw:text-style-name="P9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4" draw:text-style-name="P9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4" draw:text-style-name="P9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4" draw:text-style-name="P9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69" draw:text-style-name="P3" draw:layer="layout" svg:x1="3.35cm" svg:y1="6.6cm" svg:x2="2.3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8" draw:text-style-name="P11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4" draw:text-style-name="P9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4" draw:text-style-name="P9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0" draw:text-style-name="P3" draw:layer="layout" svg:x1="15.5cm" svg:y1="6.25cm" svg:x2="15.45cm" svg:y2="5.55cm">
          <text:p/>
        </draw:line>
        <draw:line draw:style-name="gr71" draw:text-style-name="P3" draw:layer="layout" svg:x1="16.05cm" svg:y1="7cm" svg:x2="16.8cm" svg:y2="7cm">
          <text:p/>
        </draw:line>
        <draw:line draw:style-name="gr10" draw:text-style-name="P3" draw:layer="layout" svg:x1="4.202cm" svg:y1="19.751cm" svg:x2="9.052cm" svg:y2="19.801cm">
          <text:p/>
        </draw:line>
        <draw:line draw:style-name="gr10" draw:text-style-name="P3" draw:layer="layout" svg:x1="4.202cm" svg:y1="19.751cm" svg:x2="4.202cm" svg:y2="14.751cm">
          <text:p/>
        </draw:line>
        <draw:frame draw:style-name="gr14" draw:text-style-name="P9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4" draw:text-style-name="P9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4.25cm" svg:y1="15cm" svg:x2="7cm" svg:y2="19.75cm">
          <text:p/>
        </draw:line>
        <draw:line draw:style-name="gr2" draw:text-style-name="P3" draw:layer="layout" svg:x1="4.25cm" svg:y1="15cm" svg:x2="5.25cm" svg:y2="19.75cm">
          <text:p/>
        </draw:line>
        <draw:custom-shape draw:style-name="gr18" draw:text-style-name="P11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8" draw:text-style-name="P11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.502cm" svg:y1="8.151cm" svg:x2="6.352cm" svg:y2="8.201cm">
          <text:p/>
        </draw:line>
        <draw:line draw:style-name="gr10" draw:text-style-name="P3" draw:layer="layout" svg:x1="1.502cm" svg:y1="8.151cm" svg:x2="1.502cm" svg:y2="3.151cm">
          <text:p/>
        </draw:line>
        <draw:frame draw:style-name="gr14" draw:text-style-name="P9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4" draw:text-style-name="P9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9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501cm" svg:y1="4.751cm" svg:x2="5.251cm" svg:y2="8.251cm">
          <text:p/>
        </draw:line>
        <draw:line draw:style-name="gr2" draw:text-style-name="P3" draw:layer="layout" svg:x1="1.501cm" svg:y1="4.851cm" svg:x2="3.001cm" svg:y2="8.101cm">
          <text:p/>
        </draw:line>
        <draw:custom-shape draw:style-name="gr18" draw:text-style-name="P11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9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4" draw:text-style-name="P9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4" draw:text-style-name="P9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8" draw:text-style-name="P11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2.251cm" svg:y1="6.501cm" svg:x2="2.251cm" svg:y2="8.151cm">
          <text:p/>
        </draw:line>
        <draw:frame draw:style-name="gr14" draw:text-style-name="P9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4" draw:text-style-name="P9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4" draw:text-style-name="P9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69" draw:text-style-name="P3" draw:layer="layout" svg:x1="3.351cm" svg:y1="6.601cm" svg:x2="2.351cm" svg:y2="6.601cm">
          <text:p/>
        </draw:line>
        <draw:frame draw:style-name="gr14" draw:text-style-name="P9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4" draw:text-style-name="P9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8" draw:text-style-name="P11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3" draw:layer="layout" svg:width="3.389cm" svg:height="0.619cm" svg:x="6.003cm" svg:y="17.653cm">
          <draw:text-box>
            <text:p><text:span text:style-name="T8">A</text:span></text:p>
          </draw:text-box>
        </draw:frame>
        <draw:frame draw:style-name="gr68" draw:text-style-name="P13" draw:layer="layout" svg:width="3.389cm" svg:height="0.619cm" svg:x="16.703cm" svg:y="3.653cm">
          <draw:text-box>
            <text:p><text:span text:style-name="T8">E</text:span><text:span text:style-name="T8">n</text:span><text:span text:style-name="T8">g</text:span><text:span text:style-name="T8">el</text:span><text:span text:style-name="T8">-</text:span><text:span text:style-name="T8">k</text:span><text:span text:style-name="T8">u</text:span><text:span text:style-name="T8">r</text:span><text:span text:style-name="T8">v</text:span><text:span text:style-name="T8">e</text:span></text:p>
          </draw:text-box>
        </draw:frame>
        <draw:frame draw:style-name="gr68" draw:text-style-name="P13" draw:layer="layout" svg:width="3.389cm" svg:height="0.619cm" svg:x="5.504cm" svg:y="16.954cm">
          <draw:text-box>
            <text:p><text:span text:style-name="T8">B</text:span></text:p>
          </draw:text-box>
        </draw:frame>
        <draw:frame draw:style-name="gr68" draw:text-style-name="P13" draw:layer="layout" svg:width="3.389cm" svg:height="0.619cm" svg:x="4.305cm" svg:y="17.855cm">
          <draw:text-box>
            <text:p><text:span text:style-name="T8">C</text:span></text:p>
          </draw:text-box>
        </draw:frame>
        <draw:line draw:style-name="gr72" draw:text-style-name="P3" draw:layer="layout" svg:x1="6.75cm" svg:y1="17.75cm" svg:x2="6cm" svg:y2="16.75cm">
          <text:p/>
        </draw:line>
        <draw:line draw:style-name="gr73" draw:text-style-name="P3" draw:layer="layout" svg:x1="5.25cm" svg:y1="17.5cm" svg:x2="5.05cm" svg:y2="18.1cm">
          <text:p/>
        </draw:line>
        <draw:frame draw:style-name="gr68" draw:text-style-name="P13" draw:layer="layout" svg:width="3.389cm" svg:height="0.619cm" svg:x="6.304cm" svg:y="16.654cm">
          <draw:text-box>
            <text:p><text:span text:style-name="T8"><text:s/></text:span><text:span text:style-name="T8">S</text:span><text:span text:style-name="T8">E </text:span><text:span text:style-name="T8">(-</text:span><text:span text:style-name="T8">)</text:span></text:p>
          </draw:text-box>
        </draw:frame>
        <draw:frame draw:style-name="gr68" draw:text-style-name="P13" draw:layer="layout" svg:width="3.389cm" svg:height="0.619cm" svg:x="3.805cm" svg:y="17.155cm">
          <draw:text-box>
            <text:p><text:span text:style-name="T8"><text:s/></text:span><text:span text:style-name="T8">I</text:span><text:span text:style-name="T8">E </text:span><text:span text:style-name="T8">(</text:span><text:span text:style-name="T8">+/</text:span><text:span text:style-name="T8">-,</text:span><text:span text:style-name="T8">0</text:span><text:span text:style-name="T8">)</text:span></text:p>
          </draw:text-box>
        </draw:frame>
        <draw:frame draw:style-name="gr14" draw:text-style-name="P9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4" draw:text-style-name="P9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4.95cm" svg:y1="15cm" svg:x2="5.95cm" svg:y2="19.75cm">
          <text:p/>
        </draw:line>
        <draw:frame draw:style-name="gr14" draw:text-style-name="P9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4" draw:text-style-name="P9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8" draw:text-style-name="P11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35cm" svg:y1="22.2cm" svg:x2="8.45cm" svg:y2="26.55cm">
          <text:p/>
        </draw:line>
        <draw:frame draw:style-name="gr14" draw:text-style-name="P9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4" draw:text-style-name="P9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4" draw:text-style-name="P30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0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6" draw:text-style-name="P13" draw:layer="layout" svg:width="3.389cm" svg:height="1.205cm" svg:x="6.104cm" svg:y="22.054cm">
          <draw:text-box>
            <text:p><text:span text:style-name="T8">E</text:span><text:span text:style-name="T8">tt</text:span><text:span text:style-name="T8">e</text:span><text:span text:style-name="T8">r</text:span><text:span text:style-name="T8">s</text:span><text:span text:style-name="T8">p</text:span><text:span text:style-name="T8">ø</text:span><text:span text:style-name="T8">r</text:span><text:span text:style-name="T8">s</text:span><text:span text:style-name="T8">el</text:span><text:span text:style-name="T8">s</text:span><text:span text:style-name="T8">k</text:span><text:span text:style-name="T8">u</text:span><text:span text:style-name="T8">r</text:span><text:span text:style-name="T8">v</text:span><text:span text:style-name="T8">e </text:span></text:p>
            <text:p><text:span text:style-name="T8">(</text:span><text:span text:style-name="T8">s</text:span><text:span text:style-name="T8">u</text:span><text:span text:style-name="T8">b</text:span><text:span text:style-name="T8">s</text:span><text:span text:style-name="T8">ef</text:span><text:span text:style-name="T8">fe</text:span><text:span text:style-name="T8">kt </text:span><text:span text:style-name="T8">o</text:span><text:span text:style-name="T8">v</text:span><text:span text:style-name="T8">e</text:span><text:span text:style-name="T8">r</text:span><text:span text:style-name="T8">st</text:span><text:span text:style-name="T8">ig</text:span><text:span text:style-name="T8">e</text:span><text:span text:style-name="T8">r</text:span></text:p>
            <text:p><text:span text:style-name="T8">in</text:span><text:span text:style-name="T8">nt</text:span><text:span text:style-name="T8">e</text:span><text:span text:style-name="T8">kt</text:span><text:span text:style-name="T8">s</text:span><text:span text:style-name="T8">ef</text:span><text:span text:style-name="T8">fe</text:span><text:span text:style-name="T8">kt</text:span><text:span text:style-name="T8">)</text:span></text:p>
          </draw:text-box>
        </draw:frame>
        <draw:line draw:style-name="gr77" draw:text-style-name="P3" draw:layer="layout" svg:x1="7.5cm" svg:y1="22.75cm" svg:x2="6cm" svg:y2="23.75cm">
          <text:p/>
        </draw:line>
        <draw:frame draw:style-name="gr68" draw:text-style-name="P13" draw:layer="layout" svg:width="3.389cm" svg:height="0.619cm" svg:x="5.904cm" svg:y="25.654cm">
          <draw:text-box>
            <text:p><text:span text:style-name="T8">M</text:span><text:span text:style-name="T8">B</text:span><text:span text:style-name="T8">V</text:span></text:p>
          </draw:text-box>
        </draw:frame>
        <draw:line draw:style-name="gr78" draw:text-style-name="P3" draw:layer="layout" svg:x1="16.25cm" svg:y1="20.25cm" svg:x2="11.5cm" svg:y2="20.25cm">
          <text:p/>
        </draw:line>
        <draw:frame draw:style-name="gr14" draw:text-style-name="P9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4" draw:text-style-name="P9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4" draw:text-style-name="P9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4" draw:text-style-name="P9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8" draw:text-style-name="P11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8" draw:text-style-name="P11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8" draw:text-style-name="P11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4" draw:text-style-name="P9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8" draw:text-style-name="P11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3" draw:layer="layout" svg:width="3.389cm" svg:height="0.619cm" svg:x="13.105cm" svg:y="18.555cm">
          <draw:text-box>
            <text:p><text:span text:style-name="T8">A</text:span></text:p>
          </draw:text-box>
        </draw:frame>
        <draw:frame draw:style-name="gr68" draw:text-style-name="P13" draw:layer="layout" svg:width="3.389cm" svg:height="0.619cm" svg:x="12.25cm" svg:y="17.881cm">
          <draw:text-box>
            <text:p><text:span text:style-name="T8">B</text:span></text:p>
          </draw:text-box>
        </draw:frame>
        <draw:frame draw:style-name="gr68" draw:text-style-name="P13" draw:layer="layout" svg:width="3.389cm" svg:height="0.619cm" svg:x="13.551cm" svg:y="16.882cm">
          <draw:text-box>
            <text:p><text:span text:style-name="T8">C</text:span></text:p>
          </draw:text-box>
        </draw:frame>
        <draw:frame draw:style-name="gr68" draw:text-style-name="P13" draw:layer="layout" svg:width="3.389cm" svg:height="0.619cm" svg:x="13.006cm" svg:y="25.756cm">
          <draw:text-box>
            <text:p><text:span text:style-name="T8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68" draw:text-style-name="P13" draw:layer="layout" svg:width="3.389cm" svg:height="0.619cm" svg:x="14.307cm" svg:y="22.557cm">
          <draw:text-box>
            <text:p><text:span text:style-name="T8">C</text:span></text:p>
          </draw:text-box>
        </draw:frame>
        <draw:frame draw:style-name="gr79" draw:text-style-name="P13" draw:layer="layout" svg:width="3.389cm" svg:height="1.523cm" svg:x="13.805cm" svg:y="21.255cm">
          <draw:text-box>
            <text:p><text:span text:style-name="T8">Ti</text:span><text:span text:style-name="T8">lb</text:span><text:span text:style-name="T8">u</text:span><text:span text:style-name="T8">d</text:span><text:span text:style-name="T8">s</text:span><text:span text:style-name="T8">k</text:span><text:span text:style-name="T8">u</text:span><text:span text:style-name="T8">r</text:span><text:span text:style-name="T8">v</text:span><text:span text:style-name="T8">e </text:span></text:p>
            <text:p><text:span text:style-name="T8">(i</text:span><text:span text:style-name="T8">k</text:span><text:span text:style-name="T8">k</text:span><text:span text:style-name="T8">e </text:span><text:span text:style-name="T8">al</text:span><text:span text:style-name="T8">lti</text:span><text:span text:style-name="T8">d </text:span><text:span text:style-name="T8">s</text:span><text:span text:style-name="T8">u</text:span><text:span text:style-name="T8">b</text:span><text:span text:style-name="T8">s</text:span><text:span text:style-name="T8">ef</text:span><text:span text:style-name="T8">fe</text:span><text:span text:style-name="T8">kt </text:span></text:p>
            <text:p><text:span text:style-name="T8">o</text:span><text:span text:style-name="T8">v</text:span><text:span text:style-name="T8">e</text:span><text:span text:style-name="T8">r</text:span><text:span text:style-name="T8">st</text:span><text:span text:style-name="T8">ig</text:span><text:span text:style-name="T8">e</text:span><text:span text:style-name="T8">r</text:span></text:p>
            <text:p><text:span text:style-name="T8">in</text:span><text:span text:style-name="T8">nt</text:span><text:span text:style-name="T8">e</text:span><text:span text:style-name="T8">kt</text:span><text:span text:style-name="T8">s</text:span><text:span text:style-name="T8">ef</text:span><text:span text:style-name="T8">fe</text:span><text:span text:style-name="T8">kt</text:span><text:span text:style-name="T8">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8" draw:text-style-name="P11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3" draw:layer="layout" svg:width="3.389cm" svg:height="0.619cm" svg:x="12.105cm" svg:y="18.355cm">
          <draw:text-box>
            <text:p><text:span text:style-name="T8"><text:s/></text:span><text:span text:style-name="T8">S</text:span><text:span text:style-name="T8">E </text:span><text:span text:style-name="T8">(-</text:span><text:span text:style-name="T8">)</text:span></text:p>
          </draw:text-box>
        </draw:frame>
        <draw:frame draw:style-name="gr68" draw:text-style-name="P13" draw:layer="layout" svg:width="3.389cm" svg:height="0.619cm" svg:x="12.106cm" svg:y="17.056cm">
          <draw:text-box>
            <text:p><text:span text:style-name="T8"><text:s/></text:span><text:span text:style-name="T8">I</text:span><text:span text:style-name="T8">E </text:span><text:span text:style-name="T8">(</text:span><text:span text:style-name="T8">+</text:span><text:span text:style-name="T8">)</text:span></text:p>
          </draw:text-box>
        </draw:frame>
        <draw:frame draw:style-name="gr68" draw:text-style-name="P13" draw:layer="layout" svg:width="3.389cm" svg:height="0.619cm" svg:x="7.207cm" svg:y="24.557cm">
          <draw:text-box>
            <text:p><text:span text:style-name="T8">A</text:span></text:p>
          </draw:text-box>
        </draw:frame>
        <draw:frame draw:style-name="gr80" draw:text-style-name="P31" draw:layer="layout" svg:width="0.693cm" svg:height="0.57cm" svg:x="5.064cm" svg:y="22.182cm">
          <draw:text-box>
            <text:p><text:span text:style-name="T8">C</text:span></text:p>
          </draw:text-box>
        </draw:frame>
        <draw:frame draw:style-name="gr68" draw:text-style-name="P13" draw:layer="layout" svg:width="3.389cm" svg:height="0.619cm" svg:x="12.708cm" svg:y="22.158cm">
          <draw:text-box>
            <text:p><text:span text:style-name="T8">c’</text:span></text:p>
          </draw:text-box>
        </draw:frame>
        <draw:custom-shape draw:style-name="gr18" draw:text-style-name="P11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3.251cm" svg:y1="6.501cm" svg:x2="3.251cm" svg:y2="8.151cm">
          <text:p/>
        </draw:line>
        <draw:line draw:style-name="gr64" draw:text-style-name="P3" draw:layer="layout" svg:x1="1.5cm" svg:y1="6.35cm" svg:x2="3.5cm" svg:y2="6.35cm">
          <text:p/>
        </draw:line>
        <draw:line draw:style-name="gr64" draw:text-style-name="P3" draw:layer="layout" svg:x1="1.55cm" svg:y1="6.6cm" svg:x2="2.3cm" svg:y2="6.6cm">
          <text:p/>
        </draw:line>
        <draw:line draw:style-name="gr64" draw:text-style-name="P3" draw:layer="layout" svg:x1="7.9cm" svg:y1="7.25cm" svg:x2="9.6cm" svg:y2="7.25cm">
          <text:p/>
        </draw:line>
        <draw:line draw:style-name="gr64" draw:text-style-name="P3" draw:layer="layout" svg:x1="7.9cm" svg:y1="6.35cm" svg:x2="9.6cm" svg:y2="6.35cm">
          <text:p/>
        </draw:line>
        <draw:line draw:style-name="gr81" draw:text-style-name="P3" draw:layer="layout" svg:x1="9.65cm" svg:y1="6.55cm" svg:x2="9.65cm" svg:y2="7.05cm">
          <text:p/>
        </draw:line>
        <draw:line draw:style-name="gr64" draw:text-style-name="P3" draw:layer="layout" svg:x1="9.651cm" svg:y1="6.501cm" svg:x2="9.651cm" svg:y2="8.151cm">
          <text:p/>
        </draw:line>
        <draw:line draw:style-name="gr64" draw:text-style-name="P3" draw:layer="layout" svg:x1="14.5cm" svg:y1="5.75cm" svg:x2="16.5cm" svg:y2="5.75cm">
          <text:p/>
        </draw:line>
        <draw:line draw:style-name="gr64" draw:text-style-name="P3" draw:layer="layout" svg:x1="14.6cm" svg:y1="6.15cm" svg:x2="16.3cm" svg:y2="6.15cm">
          <text:p/>
        </draw:line>
        <draw:line draw:style-name="gr64" draw:text-style-name="P3" draw:layer="layout" svg:x1="16.451cm" svg:y1="5.701cm" svg:x2="16.5cm" svg:y2="8.25cm">
          <text:p/>
        </draw:line>
        <draw:line draw:style-name="gr64" draw:text-style-name="P3" draw:layer="layout" svg:x1="16.149cm" svg:y1="6.301cm" svg:x2="16.152cm" svg:y2="7.951cm">
          <text:p/>
        </draw:line>
        <draw:line draw:style-name="gr64" draw:text-style-name="P3" draw:layer="layout" svg:x1="16.151cm" svg:y1="6.501cm" svg:x2="16.151cm" svg:y2="8.151cm">
          <text:p/>
        </draw:line>
        <draw:frame draw:style-name="gr14" draw:text-style-name="P9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4" draw:text-style-name="P9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4" draw:text-style-name="P9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82" draw:text-style-name="P17" draw:layer="layout" svg:width="19.494cm" svg:height="2.299cm" svg:x="0.756cm" svg:y="0.258cm">
          <draw:text-box>
            <text:p><text:span text:style-name="T11">K</text:span><text:span text:style-name="T11">o</text:span><text:span text:style-name="T11">n</text:span><text:span text:style-name="T11">s</text:span><text:span text:style-name="T11">u</text:span><text:span text:style-name="T11">m</text:span><text:span text:style-name="T11">e</text:span><text:span text:style-name="T11">n</text:span><text:span text:style-name="T11">t</text:span><text:span text:style-name="T11">e</text:span><text:span text:style-name="T11">o</text:span><text:span text:style-name="T11">r</text:span><text:span text:style-name="T11">i</text:span><text:span text:style-name="T11">: </text:span><text:span text:style-name="T11">K</text:span><text:span text:style-name="T11">o</text:span><text:span text:style-name="T11">n</text:span><text:span text:style-name="T11">s</text:span><text:span text:style-name="T11">u</text:span><text:span text:style-name="T11">m</text:span><text:span text:style-name="T11">e</text:span><text:span text:style-name="T11">n</text:span><text:span text:style-name="T11">t</text:span><text:span text:style-name="T11">e</text:span><text:span text:style-name="T11">n</text:span><text:span text:style-name="T11">s </text:span><text:span text:style-name="T11">ø</text:span><text:span text:style-name="T11">k</text:span><text:span text:style-name="T11">o</text:span><text:span text:style-name="T11">n</text:span><text:span text:style-name="T11">o</text:span><text:span text:style-name="T11">m</text:span><text:span text:style-name="T11">i</text:span><text:span text:style-name="T11">s</text:span><text:span text:style-name="T11">k</text:span><text:span text:style-name="T11">e </text:span><text:span text:style-name="T11">a</text:span><text:span text:style-name="T11">d</text:span><text:span text:style-name="T11">f</text:span><text:span text:style-name="T11">e</text:span><text:span text:style-name="T11">r</text:span><text:span text:style-name="T11">d</text:span><text:span text:style-name="T11"> </text:span><text:span text:style-name="T11">i </text:span><text:span text:style-name="T11">g</text:span><text:span text:style-name="T11">o</text:span><text:span text:style-name="T11">d</text:span><text:span text:style-name="T11">e</text:span><text:span text:style-name="T11">- </text:span><text:span text:style-name="T11">o</text:span><text:span text:style-name="T11">g</text:span><text:span text:style-name="T11"> </text:span><text:span text:style-name="T11">a</text:span><text:span text:style-name="T11">r</text:span><text:span text:style-name="T11">b</text:span><text:span text:style-name="T11">e</text:span><text:span text:style-name="T11">i</text:span><text:span text:style-name="T11">d</text:span><text:span text:style-name="T11">s</text:span><text:span text:style-name="T11">m</text:span><text:span text:style-name="T11">a</text:span><text:span text:style-name="T11">r</text:span><text:span text:style-name="T11">k</text:span><text:span text:style-name="T11">e</text:span><text:span text:style-name="T11">d</text:span><text:span text:style-name="T11">e</text:span><text:span text:style-name="T11">t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4" draw:text-style-name="P32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4" draw:text-style-name="P9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4" draw:text-style-name="P9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83" draw:text-style-name="P3" draw:layer="layout" svg:x1="2.5cm" svg:y1="9.95cm" svg:x2="2.5cm" svg:y2="7.2cm">
          <text:p/>
        </draw:line>
        <draw:line draw:style-name="gr84" draw:text-style-name="P3" draw:layer="layout" svg:x1="2.5cm" svg:y1="9.95cm" svg:x2="5cm" svg:y2="9.95cm">
          <text:p/>
        </draw:line>
        <draw:frame draw:style-name="gr14" draw:text-style-name="P9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4" draw:text-style-name="P9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83" draw:text-style-name="P3" draw:layer="layout" svg:x1="2.5cm" svg:y1="13.85cm" svg:x2="2.5cm" svg:y2="11.1cm">
          <text:p/>
        </draw:line>
        <draw:line draw:style-name="gr84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4" draw:text-style-name="P9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4" draw:text-style-name="P9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83" draw:text-style-name="P3" draw:layer="layout" svg:x1="12.5cm" svg:y1="26.35cm" svg:x2="12.5cm" svg:y2="23.6cm">
          <text:p/>
        </draw:line>
        <draw:line draw:style-name="gr84" draw:text-style-name="P3" draw:layer="layout" svg:x1="12.5cm" svg:y1="26.35cm" svg:x2="15cm" svg:y2="26.35cm">
          <text:p/>
        </draw:line>
        <draw:frame draw:style-name="gr14" draw:text-style-name="P9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4" draw:text-style-name="P9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4" draw:text-style-name="P9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83" draw:text-style-name="P3" draw:layer="layout" svg:x1="7.501cm" svg:y1="9.95cm" svg:x2="7.501cm" svg:y2="7.2cm">
          <text:p/>
        </draw:line>
        <draw:line draw:style-name="gr84" draw:text-style-name="P3" draw:layer="layout" svg:x1="7.501cm" svg:y1="9.95cm" svg:x2="10.001cm" svg:y2="9.95cm">
          <text:p/>
        </draw:line>
        <draw:frame draw:style-name="gr14" draw:text-style-name="P9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4" draw:text-style-name="P9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83" draw:text-style-name="P3" draw:layer="layout" svg:x1="7.501cm" svg:y1="13.85cm" svg:x2="7.501cm" svg:y2="11.1cm">
          <text:p/>
        </draw:line>
        <draw:line draw:style-name="gr84" draw:text-style-name="P3" draw:layer="layout" svg:x1="7.501cm" svg:y1="13.85cm" svg:x2="10.001cm" svg:y2="13.85cm">
          <text:p/>
        </draw:line>
        <draw:frame draw:style-name="gr14" draw:text-style-name="P9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4" draw:text-style-name="P9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83" draw:text-style-name="P3" draw:layer="layout" svg:x1="17.101cm" svg:y1="26.35cm" svg:x2="17.101cm" svg:y2="23.6cm">
          <text:p/>
        </draw:line>
        <draw:line draw:style-name="gr84" draw:text-style-name="P3" draw:layer="layout" svg:x1="17.101cm" svg:y1="26.35cm" svg:x2="19.601cm" svg:y2="26.35cm">
          <text:p/>
        </draw:line>
        <draw:frame draw:style-name="gr14" draw:text-style-name="P9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4" draw:text-style-name="P9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4" draw:text-style-name="P9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83" draw:text-style-name="P3" draw:layer="layout" svg:x1="14.502cm" svg:y1="9.95cm" svg:x2="14.502cm" svg:y2="7.2cm">
          <text:p/>
        </draw:line>
        <draw:line draw:style-name="gr84" draw:text-style-name="P3" draw:layer="layout" svg:x1="14.502cm" svg:y1="9.95cm" svg:x2="17.002cm" svg:y2="9.95cm">
          <text:p/>
        </draw:line>
        <draw:frame draw:style-name="gr14" draw:text-style-name="P9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4" draw:text-style-name="P9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83" draw:text-style-name="P3" draw:layer="layout" svg:x1="14.502cm" svg:y1="13.85cm" svg:x2="14.502cm" svg:y2="11.1cm">
          <text:p/>
        </draw:line>
        <draw:line draw:style-name="gr84" draw:text-style-name="P3" draw:layer="layout" svg:x1="14.502cm" svg:y1="13.85cm" svg:x2="17.002cm" svg:y2="13.85cm">
          <text:p/>
        </draw:line>
        <draw:frame draw:style-name="gr14" draw:text-style-name="P9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83" draw:text-style-name="P3" draw:layer="layout" svg:x1="14.502cm" svg:y1="21.85cm" svg:x2="14.502cm" svg:y2="19.1cm">
          <text:p/>
        </draw:line>
        <draw:line draw:style-name="gr84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3" draw:layer="layout" svg:x1="7.85cm" svg:y1="7.65cm" svg:x2="9.6cm" svg:y2="9.4cm">
          <text:p/>
        </draw:line>
        <draw:line draw:style-name="gr2" draw:text-style-name="P3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4" draw:text-style-name="P9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4" draw:text-style-name="P9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83" draw:text-style-name="P3" draw:layer="layout" svg:x1="2.502cm" svg:y1="21.85cm" svg:x2="2.502cm" svg:y2="19.1cm">
          <text:p/>
        </draw:line>
        <draw:line draw:style-name="gr84" draw:text-style-name="P3" draw:layer="layout" svg:x1="2.502cm" svg:y1="21.85cm" svg:x2="5.002cm" svg:y2="21.85cm">
          <text:p/>
        </draw:line>
        <draw:line draw:style-name="gr2" draw:text-style-name="P3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4" draw:text-style-name="P9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4" draw:text-style-name="P9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83" draw:text-style-name="P3" draw:layer="layout" svg:x1="2.502cm" svg:y1="17.75cm" svg:x2="2.502cm" svg:y2="15cm">
          <text:p/>
        </draw:line>
        <draw:line draw:style-name="gr84" draw:text-style-name="P3" draw:layer="layout" svg:x1="2.502cm" svg:y1="17.75cm" svg:x2="5.002cm" svg:y2="17.75cm">
          <text:p/>
        </draw:line>
        <draw:line draw:style-name="gr2" draw:text-style-name="P3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4" draw:text-style-name="P9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4" draw:text-style-name="P9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83" draw:text-style-name="P3" draw:layer="layout" svg:x1="9.502cm" svg:y1="21.85cm" svg:x2="9.502cm" svg:y2="19.1cm">
          <text:p/>
        </draw:line>
        <draw:line draw:style-name="gr84" draw:text-style-name="P3" draw:layer="layout" svg:x1="9.502cm" svg:y1="21.85cm" svg:x2="12.002cm" svg:y2="21.85cm">
          <text:p/>
        </draw:line>
        <draw:line draw:style-name="gr2" draw:text-style-name="P3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4" draw:text-style-name="P9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4" draw:text-style-name="P9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83" draw:text-style-name="P3" draw:layer="layout" svg:x1="12.803cm" svg:y1="17.85cm" svg:x2="12.803cm" svg:y2="15.1cm">
          <text:p/>
        </draw:line>
        <draw:line draw:style-name="gr84" draw:text-style-name="P3" draw:layer="layout" svg:x1="12.803cm" svg:y1="17.85cm" svg:x2="15.303cm" svg:y2="17.85cm">
          <text:p/>
        </draw:line>
        <draw:line draw:style-name="gr2" draw:text-style-name="P3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85" draw:text-style-name="P7" draw:layer="layout" svg:width="19.847cm" svg:height="2.393cm" svg:x="5.35cm" svg:y="15.007cm">
          <draw:text-box>
            <text:list text:style-name="L1">
              <text:list-header>
                <text:p><text:span text:style-name="T23">F</text:span><text:span text:style-name="T23">O</text:span><text:span text:style-name="T23">R</text:span><text:span text:style-name="T23">U</text:span><text:span text:style-name="T23">T</text:span><text:span text:style-name="T23">S</text:span><text:span text:style-name="T23">E</text:span><text:span text:style-name="T23">T</text:span><text:span text:style-name="T23">N</text:span><text:span text:style-name="T23">I</text:span><text:span text:style-name="T23">N</text:span><text:span text:style-name="T23">G</text:span><text:span text:style-name="T23">E</text:span><text:span text:style-name="T23">R</text:span><text:span text:style-name="T23"> </text:span><text:span text:style-name="T23">B</text:span><text:span text:style-name="T23">A</text:span><text:span text:style-name="T23">K</text:span><text:span text:style-name="T23"> </text:span><text:span text:style-name="T23">F</text:span><text:span text:style-name="T23">U</text:span><text:span text:style-name="T23">L</text:span><text:span text:style-name="T23">K</text:span><text:span text:style-name="T23">O</text:span><text:span text:style-name="T23">M</text:span><text:span text:style-name="T23">M</text:span><text:span text:style-name="T23">E</text:span><text:span text:style-name="T23">N</text:span><text:span text:style-name="T23"> </text:span><text:span text:style-name="T23">K</text:span><text:span text:style-name="T23">O</text:span><text:span text:style-name="T23">N</text:span><text:span text:style-name="T23">K</text:span><text:span text:style-name="T23">U</text:span><text:span text:style-name="T23">R</text:span><text:span text:style-name="T23">R</text:span><text:span text:style-name="T23">A</text:span><text:span text:style-name="T23">N</text:span><text:span text:style-name="T23">S</text:span><text:span text:style-name="T23">E</text:span></text:p>
                <text:p><text:span text:style-name="T23"/></text:p>
              </text:list-header>
            </text:list>
            <text:list text:style-name="L2">
              <text:list-item>
                <text:p><text:span text:style-name="T1">M</text:span><text:span text:style-name="T1">a</text:span><text:span text:style-name="T1">n</text:span><text:span text:style-name="T1">g</text:span><text:span text:style-name="T1">e</text:span><text:span text:style-name="T1"> </text:span><text:span text:style-name="T1">a</text:span><text:span text:style-name="T1">k</text:span><text:span text:style-name="T1">t</text:span><text:span text:style-name="T1">ø</text:span><text:span text:style-name="T1">r</text:span><text:span text:style-name="T1">e</text:span><text:span text:style-name="T1">r</text:span><text:span text:style-name="T1"> </text:span><text:span text:style-name="T1">p</text:span><text:span text:style-name="T1">å</text:span><text:span text:style-name="T1"> </text:span><text:span text:style-name="T1">b</text:span><text:span text:style-name="T1">å</text:span><text:span text:style-name="T1">d</text:span><text:span text:style-name="T1">e</text:span><text:span text:style-name="T1"> </text:span><text:span text:style-name="T1">t</text:span><text:span text:style-name="T1">i</text:span><text:span text:style-name="T1">l</text:span><text:span text:style-name="T1">b</text:span><text:span text:style-name="T1">u</text:span><text:span text:style-name="T1">d</text:span><text:span text:style-name="T1">s</text:span><text:span text:style-name="T1">-</text:span><text:span text:style-name="T1"> </text:span><text:span text:style-name="T1">o</text:span><text:span text:style-name="T1">g</text:span><text:span text:style-name="T1"> </text:span><text:span text:style-name="T1">e</text:span><text:span text:style-name="T1">t</text:span><text:span text:style-name="T1">t</text:span><text:span text:style-name="T1">e</text:span><text:span text:style-name="T1">r</text:span><text:span text:style-name="T1">s</text:span><text:span text:style-name="T1">p</text:span><text:span text:style-name="T1">ø</text:span><text:span text:style-name="T1">r</text:span><text:span text:style-name="T1">s</text:span><text:span text:style-name="T1">e</text:span><text:span text:style-name="T1">l</text:span><text:span text:style-name="T1">s</text:span><text:span text:style-name="T1">s</text:span><text:span text:style-name="T1">i</text:span><text:span text:style-name="T1">d</text:span><text:span text:style-name="T1">e</text:span><text:span text:style-name="T1">n</text:span></text:p>
              </text:list-item>
              <text:list-item>
                <text:p><text:span text:style-name="T1">P</text:span><text:span text:style-name="T1">r</text:span><text:span text:style-name="T1">i</text:span><text:span text:style-name="T1">s</text:span><text:span text:style-name="T1">e</text:span><text:span text:style-name="T1">n</text:span><text:span text:style-name="T1"> </text:span><text:span text:style-name="T1">b</text:span><text:span text:style-name="T1">l</text:span><text:span text:style-name="T1">i</text:span><text:span text:style-name="T1">r</text:span><text:span text:style-name="T1"> </text:span><text:span text:style-name="T1">b</text:span><text:span text:style-name="T1">e</text:span><text:span text:style-name="T1">s</text:span><text:span text:style-name="T1">t</text:span><text:span text:style-name="T1">e</text:span><text:span text:style-name="T1">m</text:span><text:span text:style-name="T1">t</text:span><text:span text:style-name="T1"> </text:span><text:span text:style-name="T1">i</text:span><text:span text:style-name="T1"> </text:span><text:span text:style-name="T1">e</text:span><text:span text:style-name="T1">t</text:span><text:span text:style-name="T1"> </text:span><text:span text:style-name="T1">s</text:span><text:span text:style-name="T1">a</text:span><text:span text:style-name="T1">m</text:span><text:span text:style-name="T1">s</text:span><text:span text:style-name="T1">p</text:span><text:span text:style-name="T1">i</text:span><text:span text:style-name="T1">l</text:span><text:span text:style-name="T1">l</text:span><text:span text:style-name="T1"> </text:span><text:span text:style-name="T1">m</text:span><text:span text:style-name="T1">e</text:span><text:span text:style-name="T1">l</text:span><text:span text:style-name="T1">l</text:span><text:span text:style-name="T1">o</text:span><text:span text:style-name="T1">m</text:span><text:span text:style-name="T1"> </text:span><text:span text:style-name="T1">t</text:span><text:span text:style-name="T1">i</text:span><text:span text:style-name="T1">l</text:span><text:span text:style-name="T1">b</text:span><text:span text:style-name="T1">y</text:span><text:span text:style-name="T1">d</text:span><text:span text:style-name="T1">e</text:span><text:span text:style-name="T1">r</text:span><text:span text:style-name="T1">e</text:span><text:span text:style-name="T1"> </text:span><text:span text:style-name="T1">o</text:span><text:span text:style-name="T1">g</text:span><text:span text:style-name="T1"> </text:span><text:span text:style-name="T1">e</text:span><text:span text:style-name="T1">t</text:span><text:span text:style-name="T1">t</text:span><text:span text:style-name="T1">e</text:span><text:span text:style-name="T1">r</text:span><text:span text:style-name="T1">s</text:span><text:span text:style-name="T1">p</text:span><text:span text:style-name="T1">ø</text:span><text:span text:style-name="T1">r</text:span><text:span text:style-name="T1">e</text:span><text:span text:style-name="T1">r</text:span><text:span text:style-name="T1">e</text:span><text:span text:style-name="T1"> </text:span></text:p>
              </text:list-item>
              <text:list-item>
                <text:p text:style-name="P34"><text:span text:style-name="T1">H</text:span><text:span text:style-name="T1">o</text:span><text:span text:style-name="T1">m</text:span><text:span text:style-name="T1">o</text:span><text:span text:style-name="T1">g</text:span><text:span text:style-name="T1">e</text:span><text:span text:style-name="T1">n</text:span><text:span text:style-name="T1">e</text:span><text:span text:style-name="T1"> </text:span><text:span text:style-name="T1">v</text:span><text:span text:style-name="T1">a</text:span><text:span text:style-name="T1">r</text:span><text:span text:style-name="T1">e</text:span><text:span text:style-name="T1">r</text:span></text:p>
              </text:list-item>
              <text:list-item>
                <text:p text:style-name="P34"><text:span text:style-name="T1">R</text:span><text:span text:style-name="T1">a</text:span><text:span text:style-name="T1">s</text:span><text:span text:style-name="T1">j</text:span><text:span text:style-name="T1">o</text:span><text:span text:style-name="T1">n</text:span><text:span text:style-name="T1">e</text:span><text:span text:style-name="T1">l</text:span><text:span text:style-name="T1">l</text:span><text:span text:style-name="T1">e</text:span><text:span text:style-name="T1"> </text:span><text:span text:style-name="T1">a</text:span><text:span text:style-name="T1">k</text:span><text:span text:style-name="T1">t</text:span><text:span text:style-name="T1">ø</text:span><text:span text:style-name="T1">r</text:span><text:span text:style-name="T1">e</text:span><text:span text:style-name="T1">r</text:span><text:span text:style-name="T1">:</text:span><text:span text:style-name="T1"> </text:span><text:span text:style-name="T1">M</text:span><text:span text:style-name="T1">a</text:span><text:span text:style-name="T1">k</text:span><text:span text:style-name="T1">s</text:span><text:span text:style-name="T1"> </text:span><text:span text:style-name="T1">n</text:span><text:span text:style-name="T1">y</text:span><text:span text:style-name="T1">t</text:span><text:span text:style-name="T1">t</text:span><text:span text:style-name="T1">e</text:span><text:span text:style-name="T1"> </text:span><text:span text:style-name="T1">o</text:span><text:span text:style-name="T1">g</text:span><text:span text:style-name="T1"> </text:span><text:span text:style-name="T1">p</text:span><text:span text:style-name="T1">r</text:span><text:span text:style-name="T1">o</text:span><text:span text:style-name="T1">f</text:span><text:span text:style-name="T1">i</text:span><text:span text:style-name="T1">t</text:span><text:span text:style-name="T1">t</text:span></text:p>
              </text:list-item>
              <text:list-item>
                <text:p text:style-name="P34"><text:span text:style-name="T1">B</text:span><text:span text:style-name="T1">r</text:span><text:span text:style-name="T1">u</text:span><text:span text:style-name="T1">k</text:span><text:span text:style-name="T1">e</text:span><text:span text:style-name="T1">r</text:span><text:span text:style-name="T1"> </text:span><text:span text:style-name="T1">a</text:span><text:span text:style-name="T1">l</text:span><text:span text:style-name="T1">l</text:span><text:span text:style-name="T1"> </text:span><text:span text:style-name="T1">r</text:span><text:span text:style-name="T1">e</text:span><text:span text:style-name="T1">l</text:span><text:span text:style-name="T1">e</text:span><text:span text:style-name="T1">v</text:span><text:span text:style-name="T1">a</text:span><text:span text:style-name="T1">n</text:span><text:span text:style-name="T1">t</text:span><text:span text:style-name="T1">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s</text:span><text:span text:style-name="T1">j</text:span><text:span text:style-name="T1">o</text:span><text:span text:style-name="T1">n</text:span></text:p>
              </text:list-item>
              <text:list-item>
                <text:p text:style-name="P34"><text:span text:style-name="T1">I</text:span><text:span text:style-name="T1">n</text:span><text:span text:style-name="T1">g</text:span><text:span text:style-name="T1">e</text:span><text:span text:style-name="T1">n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a</text:span><text:span text:style-name="T1">k</text:span><text:span text:style-name="T1">s</text:span><text:span text:style-name="T1">j</text:span><text:span text:style-name="T1">o</text:span><text:span text:style-name="T1">n</text:span><text:span text:style-name="T1">s</text:span><text:span text:style-name="T1">k</text:span><text:span text:style-name="T1">o</text:span><text:span text:style-name="T1">s</text:span><text:span text:style-name="T1">t</text:span><text:span text:style-name="T1">n</text:span><text:span text:style-name="T1">a</text:span><text:span text:style-name="T1">d</text:span><text:span text:style-name="T1">e</text:span><text:span text:style-name="T1">r</text:span></text:p>
                <text:p><text:span text:style-name="T1"/></text:p>
              </text:list-item>
            </text:list>
          </draw:text-box>
        </draw:frame>
        <draw:frame draw:style-name="gr14" draw:text-style-name="P9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4" draw:text-style-name="P9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4" draw:text-style-name="P9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4" draw:text-style-name="P9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83" draw:text-style-name="P3" draw:layer="layout" svg:x1="17.502cm" svg:y1="4.95cm" svg:x2="17.502cm" svg:y2="2.2cm">
          <text:p/>
        </draw:line>
        <draw:line draw:style-name="gr84" draw:text-style-name="P3" draw:layer="layout" svg:x1="17.502cm" svg:y1="4.95cm" svg:x2="20.002cm" svg:y2="4.95cm">
          <text:p/>
        </draw:line>
        <draw:line draw:style-name="gr2" draw:text-style-name="P3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4" draw:text-style-name="P35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86" draw:text-style-name="P36" draw:layer="layout" svg:width="0.723cm" svg:height="3.431cm" svg:x="0.95cm" svg:y="1.8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frame draw:style-name="gr14" draw:text-style-name="P9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4" draw:text-style-name="P9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4" draw:text-style-name="P9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4" draw:text-style-name="P9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7" draw:text-style-name="P7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87" draw:text-style-name="P7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4" draw:text-style-name="P9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4" draw:text-style-name="P9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4" draw:text-style-name="P9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4" draw:text-style-name="P9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4" draw:text-style-name="P9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4" draw:text-style-name="P9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4" draw:text-style-name="P9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4" draw:text-style-name="P9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4" draw:text-style-name="P9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4" draw:text-style-name="P9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4" draw:text-style-name="P9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4" draw:text-style-name="P9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4" draw:text-style-name="P9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4" draw:text-style-name="P9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4" draw:text-style-name="P9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4" draw:text-style-name="P9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4" draw:text-style-name="P9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4" draw:text-style-name="P9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8" draw:text-style-name="P11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2.5cm" svg:y1="16.45cm" svg:x2="3.75cm" svg:y2="16.45cm">
          <text:p/>
        </draw:line>
        <draw:line draw:style-name="gr64" draw:text-style-name="P3" draw:layer="layout" svg:x1="3.65cm" svg:y1="17.7cm" svg:x2="3.65cm" svg:y2="16.45cm">
          <text:p/>
        </draw:line>
        <draw:line draw:style-name="gr64" draw:text-style-name="P3" draw:layer="layout" svg:x1="12.8cm" svg:y1="16.55cm" svg:x2="14.05cm" svg:y2="16.55cm">
          <text:p/>
        </draw:line>
        <draw:line draw:style-name="gr64" draw:text-style-name="P3" draw:layer="layout" svg:x1="13.382cm" svg:y1="17.801cm" svg:x2="13.369cm" svg:y2="16cm">
          <text:p/>
        </draw:line>
        <draw:line draw:style-name="gr64" draw:text-style-name="P3" draw:layer="layout" svg:x1="2.5cm" svg:y1="9.037cm" svg:x2="4.001cm" svg:y2="9.013cm">
          <text:p/>
        </draw:line>
        <draw:line draw:style-name="gr64" draw:text-style-name="P3" draw:layer="layout" svg:x1="2.6cm" svg:y1="12.038cm" svg:x2="4.001cm" svg:y2="12.012cm">
          <text:p/>
        </draw:line>
        <draw:line draw:style-name="gr64" draw:text-style-name="P3" draw:layer="layout" svg:x1="2.5cm" svg:y1="12.85cm" svg:x2="3.25cm" svg:y2="12.85cm">
          <text:p/>
        </draw:line>
        <draw:line draw:style-name="gr64" draw:text-style-name="P3" draw:layer="layout" svg:x1="7.6cm" svg:y1="12.15cm" svg:x2="8.85cm" svg:y2="12.15cm">
          <text:p/>
        </draw:line>
        <draw:line draw:style-name="gr64" draw:text-style-name="P3" draw:layer="layout" svg:x1="7.5cm" svg:y1="12.85cm" svg:x2="8.25cm" svg:y2="12.85cm">
          <text:p/>
        </draw:line>
        <draw:line draw:style-name="gr64" draw:text-style-name="P3" draw:layer="layout" svg:x1="7.5cm" svg:y1="9.05cm" svg:x2="9.25cm" svg:y2="9.05cm">
          <text:p/>
        </draw:line>
        <draw:line draw:style-name="gr64" draw:text-style-name="P3" draw:layer="layout" svg:x1="3.25cm" svg:y1="21.8cm" svg:x2="3.25cm" svg:y2="20.55cm">
          <text:p/>
        </draw:line>
        <draw:line draw:style-name="gr64" draw:text-style-name="P3" draw:layer="layout" svg:x1="2.497cm" svg:y1="21.097cm" svg:x2="3.254cm" svg:y2="21.105cm">
          <text:p/>
        </draw:line>
        <draw:line draw:style-name="gr64" draw:text-style-name="P3" draw:layer="layout" svg:x1="9.5cm" svg:y1="20.034cm" svg:x2="11.251cm" svg:y2="20.015cm">
          <text:p/>
        </draw:line>
        <draw:line draw:style-name="gr64" draw:text-style-name="P3" draw:layer="layout" svg:x1="12.8cm" svg:y1="16.55cm" svg:x2="14.05cm" svg:y2="16.55cm">
          <text:p/>
        </draw:line>
        <draw:line draw:style-name="gr64" draw:text-style-name="P3" draw:layer="layout" svg:x1="10.197cm" svg:y1="21.802cm" svg:x2="10.203cm" svg:y2="19.999cm">
          <text:p/>
        </draw:line>
        <draw:frame draw:style-name="gr14" draw:text-style-name="P35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4" draw:text-style-name="P35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88" draw:text-style-name="P7" draw:layer="layout" svg:width="1.387cm" svg:height="0.489cm" svg:x="18.65cm" svg:y="3.428cm">
          <draw:text-box>
            <text:p><text:span text:style-name="T1">M</text:span><text:span text:style-name="T1">B</text:span><text:span text:style-name="T1">V</text:span><text:span text:style-name="T1">=</text:span><text:span text:style-name="T1">G</text:span><text:span text:style-name="T1">K</text:span></text:p>
          </draw:text-box>
        </draw:frame>
        <draw:frame draw:style-name="gr14" draw:text-style-name="P9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4" draw:text-style-name="P9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4" draw:text-style-name="P9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4" draw:text-style-name="P9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83" draw:text-style-name="P3" draw:layer="layout" svg:x1="17.403cm" svg:y1="17.85cm" svg:x2="17.403cm" svg:y2="15.1cm">
          <text:p/>
        </draw:line>
        <draw:line draw:style-name="gr84" draw:text-style-name="P3" draw:layer="layout" svg:x1="17.403cm" svg:y1="17.85cm" svg:x2="19.903cm" svg:y2="17.85cm">
          <text:p/>
        </draw:line>
        <draw:line draw:style-name="gr2" draw:text-style-name="P3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4" draw:text-style-name="P9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4" draw:text-style-name="P9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8" draw:text-style-name="P11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17.4cm" svg:y1="16.55cm" svg:x2="18.65cm" svg:y2="16.55cm">
          <text:p/>
        </draw:line>
        <draw:line draw:style-name="gr64" draw:text-style-name="P3" draw:layer="layout" svg:x1="18.55cm" svg:y1="17.8cm" svg:x2="18.55cm" svg:y2="16.55cm">
          <text:p/>
        </draw:line>
        <draw:line draw:style-name="gr64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89" draw:text-style-name="P36" draw:layer="layout" svg:width="0.723cm" svg:height="3.749cm" svg:x="0.951cm" svg:y="6.801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90" draw:text-style-name="P36" draw:layer="layout" svg:width="0.739cm" svg:height="2.795cm" svg:x="0.952cm" svg:y="14.802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E</text:span></text:p>
            <text:p><text:span text:style-name="T24">T</text:span></text:p>
          </draw:text-box>
        </draw:frame>
        <draw:frame draw:style-name="gr91" draw:text-style-name="P36" draw:layer="layout" svg:width="0.739cm" svg:height="6.293cm" svg:x="0.952cm" svg:y="17.902cm">
          <draw:text-box>
            <text:p><text:span text:style-name="T24"/></text:p>
            <text:p><text:span text:style-name="T24">P</text:span></text:p>
            <text:p><text:span text:style-name="T24">R</text:span></text:p>
            <text:p><text:span text:style-name="T24">I</text:span></text:p>
            <text:p><text:span text:style-name="T24">S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U</text:span></text:p>
            <text:p><text:span text:style-name="T24">L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  <text:p><text:span text:style-name="T24"/></text:p>
          </draw:text-box>
        </draw:frame>
        <draw:frame draw:style-name="gr92" draw:text-style-name="P36" draw:layer="layout" svg:width="0.723cm" svg:height="3.113cm" svg:x="10.953cm" svg:y="23.303cm">
          <draw:text-box>
            <text:p><text:span text:style-name="T24">U</text:span></text:p>
            <text:p><text:span text:style-name="T24">E</text:span></text:p>
            <text:p><text:span text:style-name="T24">L</text:span></text:p>
            <text:p><text:span text:style-name="T24">A</text:span></text:p>
            <text:p><text:span text:style-name="T24">S</text:span></text:p>
            <text:p><text:span text:style-name="T24">T</text:span></text:p>
            <text:p><text:span text:style-name="T24">I </text:span></text:p>
            <text:p><text:span text:style-name="T24">S</text:span></text:p>
            <text:p><text:span text:style-name="T24">K</text:span></text:p>
          </draw:text-box>
        </draw:frame>
        <draw:line draw:style-name="gr64" draw:text-style-name="P3" draw:layer="layout" svg:x1="12.75cm" svg:y1="16cm" svg:x2="14.45cm" svg:y2="16cm">
          <text:p/>
        </draw:line>
        <draw:line draw:style-name="gr64" draw:text-style-name="P3" draw:layer="layout" svg:x1="17.4cm" svg:y1="17.2cm" svg:x2="19.15cm" svg:y2="17.2cm">
          <text:p/>
        </draw:line>
        <draw:frame draw:style-name="gr93" draw:text-style-name="P37" draw:layer="layout" svg:width="2.149cm" svg:height="0.489cm" svg:x="2.75cm" svg:y="14.15cm">
          <draw:text-box>
            <text:p><text:span text:style-name="T25">M</text:span><text:span text:style-name="T25">ar</text:span><text:span text:style-name="T25">ke</text:span><text:span text:style-name="T25">ds</text:span><text:span text:style-name="T25">lik</text:span><text:span text:style-name="T25">ev</text:span><text:span text:style-name="T25">ek</text:span><text:span text:style-name="T25">t</text:span></text:p>
          </draw:text-box>
        </draw:frame>
        <draw:frame draw:style-name="gr94" draw:text-style-name="P37" draw:layer="layout" svg:width="2.318cm" svg:height="0.489cm" svg:x="13.005cm" svg:y="14.25cm">
          <draw:text-box>
            <text:p><text:span text:style-name="T25">O</text:span><text:span text:style-name="T25">ve</text:span><text:span text:style-name="T25">rs</text:span><text:span text:style-name="T25">ku</text:span><text:span text:style-name="T25">d</text:span><text:span text:style-name="T25">ds</text:span><text:span text:style-name="T25">til</text:span><text:span text:style-name="T25">b</text:span><text:span text:style-name="T25">u</text:span><text:span text:style-name="T25">d</text:span></text:p>
          </draw:text-box>
        </draw:frame>
        <draw:frame draw:style-name="gr95" draw:text-style-name="P37" draw:layer="layout" svg:width="2.953cm" svg:height="0.489cm" svg:x="17.252cm" svg:y="14.152cm">
          <draw:text-box>
            <text:p><text:span text:style-name="T25">O</text:span><text:span text:style-name="T25">ve</text:span><text:span text:style-name="T25">rs</text:span><text:span text:style-name="T25">ku</text:span><text:span text:style-name="T25">d</text:span><text:span text:style-name="T25">ds</text:span><text:span text:style-name="T25">et</text:span><text:span text:style-name="T25">te</text:span><text:span text:style-name="T25">rs</text:span><text:span text:style-name="T25">p</text:span><text:span text:style-name="T25">ør</text:span><text:span text:style-name="T25">se</text:span><text:span text:style-name="T25">l</text:span></text:p>
          </draw:text-box>
        </draw:frame>
        <draw:line draw:style-name="gr64" draw:text-style-name="P3" draw:layer="layout" svg:x1="2.5cm" svg:y1="20cm" svg:x2="3.25cm" svg:y2="20cm">
          <text:p/>
        </draw:line>
        <draw:custom-shape draw:style-name="gr96" draw:text-style-name="P11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97" draw:text-style-name="P3" draw:layer="layout" svg:x1="4.5cm" svg:y1="19.5cm" svg:x2="3.5cm" svg:y2="20.25cm">
          <text:p/>
        </draw:line>
        <draw:frame draw:style-name="gr98" draw:text-style-name="P7" draw:layer="layout" svg:width="1.696cm" svg:height="0.489cm" svg:x="3.8cm" svg:y="18.85cm">
          <draw:text-box>
            <text:p><text:span text:style-name="T1">D</text:span><text:span text:style-name="T1">ød</text:span><text:span text:style-name="T1">ve</text:span><text:span text:style-name="T1">kt</text:span><text:span text:style-name="T1">st</text:span><text:span text:style-name="T1">ap</text:span></text:p>
          </draw:text-box>
        </draw:frame>
        <draw:frame draw:style-name="gr14" draw:text-style-name="P9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4" draw:text-style-name="P9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4" draw:text-style-name="P9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4" draw:text-style-name="P9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64" draw:text-style-name="P3" draw:layer="layout" svg:x1="14.466cm" svg:y1="17.801cm" svg:x2="14.485cm" svg:y2="16cm">
          <text:p/>
        </draw:line>
        <draw:line draw:style-name="gr64" draw:text-style-name="P3" draw:layer="layout" svg:x1="13.35cm" svg:y1="17.8cm" svg:x2="13.4cm" svg:y2="16cm">
          <text:p/>
        </draw:line>
        <draw:custom-shape draw:style-name="gr18" draw:text-style-name="P11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4" draw:text-style-name="P9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4" draw:text-style-name="P9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83" draw:text-style-name="P3" draw:layer="layout" svg:x1="1.802cm" svg:y1="26.35cm" svg:x2="1.802cm" svg:y2="23.6cm">
          <text:p/>
        </draw:line>
        <draw:line draw:style-name="gr2" draw:text-style-name="P33" draw:layer="layout" svg:x1="1.774cm" svg:y1="24.203cm" svg:x2="4.2cm" svg:y2="26.5cm">
          <text:p/>
        </draw:line>
        <draw:line draw:style-name="gr64" draw:text-style-name="P3" draw:layer="layout" svg:x1="1.8cm" svg:y1="25.35cm" svg:x2="3.05cm" svg:y2="25.4cm">
          <text:p/>
        </draw:line>
        <draw:custom-shape draw:style-name="gr99" draw:text-style-name="P9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100" draw:text-style-name="P3" draw:layer="layout" svg:x1="3.4cm" svg:y1="24.05cm" svg:x2="2.45cm" svg:y2="24.75cm">
          <text:p/>
        </draw:line>
        <draw:frame draw:style-name="gr101" draw:text-style-name="P37" draw:layer="layout" svg:width="2.754cm" svg:height="0.489cm" svg:x="2.35cm" svg:y="23.65cm">
          <draw:text-box>
            <text:p><text:span text:style-name="T25">K</text:span><text:span text:style-name="T25">o</text:span><text:span text:style-name="T25">ns</text:span><text:span text:style-name="T25">u</text:span><text:span text:style-name="T25">m</text:span><text:span text:style-name="T25">en</text:span><text:span text:style-name="T25">to</text:span><text:span text:style-name="T25">ve</text:span><text:span text:style-name="T25">rs</text:span><text:span text:style-name="T25">ku</text:span><text:span text:style-name="T25">d</text:span><text:span text:style-name="T25">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4" draw:text-style-name="P9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4" draw:text-style-name="P9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83" draw:text-style-name="P3" draw:layer="layout" svg:x1="6.403cm" svg:y1="26.35cm" svg:x2="6.403cm" svg:y2="23.6cm">
          <text:p/>
        </draw:line>
        <draw:line draw:style-name="gr84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4" draw:text-style-name="P9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02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03" draw:text-style-name="P3" draw:layer="layout" svg:x1="7.7cm" svg:y1="23.75cm" svg:x2="7.201cm" svg:y2="24.65cm">
          <text:p/>
        </draw:line>
        <draw:frame draw:style-name="gr104" draw:text-style-name="P7" draw:layer="layout" svg:width="2.454cm" svg:height="0.489cm" svg:x="6.952cm" svg:y="23.151cm">
          <draw:text-box>
            <text:p><text:span text:style-name="T1">Pr</text:span><text:span text:style-name="T1">od</text:span><text:span text:style-name="T1">us</text:span><text:span text:style-name="T1">en</text:span><text:span text:style-name="T1">to</text:span><text:span text:style-name="T1">ve</text:span><text:span text:style-name="T1">rs</text:span><text:span text:style-name="T1">ku</text:span><text:span text:style-name="T1">dd</text:span></text:p>
          </draw:text-box>
        </draw:frame>
        <draw:line draw:style-name="gr64" draw:text-style-name="P3" draw:layer="layout" svg:x1="7.5cm" svg:y1="9.05cm" svg:x2="9.25cm" svg:y2="9.05cm">
          <text:p/>
        </draw:line>
        <draw:line draw:style-name="gr64" draw:text-style-name="P3" draw:layer="layout" svg:x1="2.601cm" svg:y1="8.317cm" svg:x2="3.101cm" svg:y2="8.309cm">
          <text:p/>
        </draw:line>
        <draw:line draw:style-name="gr64" draw:text-style-name="P3" draw:layer="layout" svg:x1="7.5cm" svg:y1="8.277cm" svg:x2="8.5cm" svg:y2="8.267cm">
          <text:p/>
        </draw:line>
        <draw:line draw:style-name="gr64" draw:text-style-name="P3" draw:layer="layout" svg:x1="14.499cm" svg:y1="8.266cm" svg:x2="15cm" svg:y2="8.263cm">
          <text:p/>
        </draw:line>
        <draw:line draw:style-name="gr64" draw:text-style-name="P3" draw:layer="layout" svg:x1="14.5cm" svg:y1="9.028cm" svg:x2="15.751cm" svg:y2="9.022cm">
          <text:p/>
        </draw:line>
        <draw:line draw:style-name="gr64" draw:text-style-name="P3" draw:layer="layout" svg:x1="14.6cm" svg:y1="12.15cm" svg:x2="15.85cm" svg:y2="12.15cm">
          <text:p/>
        </draw:line>
        <draw:line draw:style-name="gr64" draw:text-style-name="P3" draw:layer="layout" svg:x1="14.5cm" svg:y1="12.85cm" svg:x2="15.05cm" svg:y2="12.85cm">
          <text:p/>
        </draw:line>
        <draw:frame draw:style-name="gr14" draw:text-style-name="P9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4" draw:text-style-name="P9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64" draw:text-style-name="P3" draw:layer="layout" svg:x1="1.9cm" svg:y1="25.35cm" svg:x2="3.15cm" svg:y2="25.35cm">
          <text:p/>
        </draw:line>
        <draw:frame draw:style-name="gr14" draw:text-style-name="P9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4" draw:text-style-name="P9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05" draw:text-style-name="P38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6" draw:text-style-name="P38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100" draw:text-style-name="P3" draw:layer="layout" svg:x1="4.2cm" svg:y1="24.75cm" svg:x2="3.45cm" svg:y2="26cm">
          <text:p/>
        </draw:line>
        <draw:frame draw:style-name="gr107" draw:text-style-name="P37" draw:layer="layout" svg:width="2.559cm" svg:height="0.489cm" svg:x="3.051cm" svg:y="24.151cm">
          <draw:text-box>
            <text:p><text:span text:style-name="T25">B</text:span><text:span text:style-name="T25">et</text:span><text:span text:style-name="T25">al</text:span><text:span text:style-name="T25">n</text:span><text:span text:style-name="T25">gs</text:span><text:span text:style-name="T25">vil</text:span><text:span text:style-name="T25">lig</text:span><text:span text:style-name="T25">he</text:span><text:span text:style-name="T25">t</text:span></text:p>
          </draw:text-box>
        </draw:frame>
        <draw:line draw:style-name="gr100" draw:text-style-name="P3" draw:layer="layout" svg:x1="4.15cm" svg:y1="24.55cm" svg:x2="2.65cm" svg:y2="25.05cm">
          <text:p/>
        </draw:line>
        <draw:custom-shape draw:style-name="gr108" draw:text-style-name="P38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9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84" draw:text-style-name="P3" draw:layer="layout" svg:x1="1.903cm" svg:y1="26.35cm" svg:x2="4.403cm" svg:y2="26.35cm">
          <text:p/>
        </draw:line>
        <draw:line draw:style-name="gr103" draw:text-style-name="P3" draw:layer="layout" svg:x1="9.75cm" svg:y1="24.55cm" svg:x2="7.504cm" svg:y2="24.842cm">
          <text:p/>
        </draw:line>
        <draw:line draw:style-name="gr103" draw:text-style-name="P3" draw:layer="layout" svg:x1="9.7cm" svg:y1="24.75cm" svg:x2="7.7cm" svg:y2="25.5cm">
          <text:p/>
        </draw:line>
        <draw:frame draw:style-name="gr104" draw:text-style-name="P37" draw:layer="layout" svg:width="2.454cm" svg:height="0.489cm" svg:x="8.352cm" svg:y="24.152cm">
          <draw:text-box>
            <text:p><text:span text:style-name="T25">Va</text:span><text:span text:style-name="T25">ria</text:span><text:span text:style-name="T25">bl</text:span><text:span text:style-name="T25">e </text:span><text:span text:style-name="T25">ko</text:span><text:span text:style-name="T25">st</text:span><text:span text:style-name="T25">na</text:span><text:span text:style-name="T25">de</text:span><text:span text:style-name="T25">r</text:span></text:p>
          </draw:text-box>
        </draw:frame>
        <draw:frame draw:style-name="gr104" draw:text-style-name="P7" draw:layer="layout" svg:width="2.454cm" svg:height="0.489cm" svg:x="6.952cm" svg:y="23.152cm">
          <draw:text-box>
            <text:p><text:span text:style-name="T1">Pr</text:span><text:span text:style-name="T1">od</text:span><text:span text:style-name="T1">us</text:span><text:span text:style-name="T1">en</text:span><text:span text:style-name="T1">to</text:span><text:span text:style-name="T1">ve</text:span><text:span text:style-name="T1">rs</text:span><text:span text:style-name="T1">ku</text:span><text:span text:style-name="T1">dd</text:span></text:p>
          </draw:text-box>
        </draw:frame>
        <draw:frame draw:style-name="gr92" draw:text-style-name="P36" draw:layer="layout" svg:width="0.723cm" svg:height="3.113cm" svg:x="0.854cm" svg:y="23.304cm">
          <draw:text-box>
            <text:p><text:span text:style-name="T24">O</text:span></text:p>
            <text:p><text:span text:style-name="T24">V</text:span></text:p>
            <text:p><text:span text:style-name="T24">E</text:span></text:p>
            <text:p><text:span text:style-name="T24">R</text:span></text:p>
            <text:p><text:span text:style-name="T24">S</text:span></text:p>
            <text:p><text:span text:style-name="T24">K</text:span></text:p>
            <text:p><text:span text:style-name="T24">U</text:span></text:p>
            <text:p><text:span text:style-name="T24">D</text:span></text:p>
            <text:p><text:span text:style-name="T24">D</text:span></text:p>
          </draw:text-box>
        </draw:frame>
        <draw:frame draw:style-name="gr14" draw:text-style-name="P9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4" draw:text-style-name="P9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10" draw:text-style-name="P7" draw:layer="layout" svg:width="2.145cm" svg:height="0.489cm" svg:x="2.606cm" svg:y="18.251cm">
          <draw:text-box>
            <text:p><text:span text:style-name="T1">Av</text:span><text:span text:style-name="T1">gif</text:span><text:span text:style-name="T1">ter</text:span></text:p>
          </draw:text-box>
        </draw:frame>
        <draw:frame draw:style-name="gr110" draw:text-style-name="P7" draw:layer="layout" svg:width="2.145cm" svg:height="0.489cm" svg:x="14.855cm" svg:y="18.511cm">
          <draw:text-box>
            <text:p><text:span text:style-name="T1">M</text:span><text:span text:style-name="T1">ak</text:span><text:span text:style-name="T1">sp</text:span><text:span text:style-name="T1">ris</text:span></text:p>
          </draw:text-box>
        </draw:frame>
        <draw:frame draw:style-name="gr110" draw:text-style-name="P7" draw:layer="layout" svg:width="2.145cm" svg:height="0.489cm" svg:x="9.75cm" svg:y="18.511cm">
          <draw:text-box>
            <text:p><text:span text:style-name="T1">Mi</text:span><text:span text:style-name="T1">ns</text:span><text:span text:style-name="T1">te</text:span><text:span text:style-name="T1">pri</text:span><text:span text:style-name="T1">s</text:span></text:p>
          </draw:text-box>
        </draw:frame>
        <draw:line draw:style-name="gr64" draw:text-style-name="P3" draw:layer="layout" svg:x1="18.65cm" svg:y1="4.9cm" svg:x2="18.65cm" svg:y2="3.65cm">
          <text:p/>
        </draw:line>
        <draw:frame draw:style-name="gr14" draw:text-style-name="P9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11" draw:text-style-name="P37" draw:layer="layout" svg:width="2.026cm" svg:height="0.489cm" svg:x="12.751cm" svg:y="22.951cm">
          <draw:text-box>
            <text:p><text:span text:style-name="T25">Et</text:span><text:span text:style-name="T25">te</text:span><text:span text:style-name="T25">rs</text:span><text:span text:style-name="T25">p</text:span><text:span text:style-name="T25">ør</text:span><text:span text:style-name="T25">se</text:span><text:span text:style-name="T25">l</text:span></text:p>
          </draw:text-box>
        </draw:frame>
        <draw:frame draw:style-name="gr111" draw:text-style-name="P37" draw:layer="layout" svg:width="2.026cm" svg:height="0.489cm" svg:x="17.551cm" svg:y="22.952cm">
          <draw:text-box>
            <text:p><text:span text:style-name="T25">Til</text:span><text:span text:style-name="T25">b</text:span><text:span text:style-name="T25">u</text:span><text:span text:style-name="T25">d</text:span></text:p>
          </draw:text-box>
        </draw:frame>
        <draw:line draw:style-name="gr64" draw:text-style-name="P3" draw:layer="layout" svg:x1="12.75cm" svg:y1="25.35cm" svg:x2="14.5cm" svg:y2="23.6cm">
          <text:p/>
        </draw:line>
        <draw:frame draw:style-name="gr14" draw:text-style-name="P9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112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4" draw:text-style-name="P9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64" draw:text-style-name="P3" draw:layer="layout" svg:x1="14.5cm" svg:y1="21.034cm" svg:x2="16.251cm" svg:y2="21.015cm">
          <text:p/>
        </draw:line>
        <draw:line draw:style-name="gr64" draw:text-style-name="P3" draw:layer="layout" svg:x1="11.197cm" svg:y1="21.802cm" svg:x2="11.203cm" svg:y2="19.999cm">
          <text:p/>
        </draw:line>
        <draw:line draw:style-name="gr64" draw:text-style-name="P3" draw:layer="layout" svg:x1="15.197cm" svg:y1="21.999cm" svg:x2="15.206cm" svg:y2="20.999cm">
          <text:p/>
        </draw:line>
        <draw:line draw:style-name="gr64" draw:text-style-name="P3" draw:layer="layout" svg:x1="16.097cm" svg:y1="21.999cm" svg:x2="16.106cm" svg:y2="20.999cm">
          <text:p/>
        </draw:line>
        <draw:frame draw:style-name="gr14" draw:text-style-name="P9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4" draw:text-style-name="P9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4" draw:text-style-name="P9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4" draw:text-style-name="P9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4" draw:text-style-name="P9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4" draw:text-style-name="P9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4" draw:text-style-name="P9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4" draw:text-style-name="P9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4" draw:text-style-name="P9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13" draw:text-style-name="P3" draw:layer="layout" svg:x1="2.55cm" svg:y1="20cm" svg:x2="2.55cm" svg:y2="21cm">
          <text:p/>
        </draw:line>
        <draw:frame draw:style-name="gr98" draw:text-style-name="P7" draw:layer="layout" svg:width="1.696cm" svg:height="0.489cm" svg:x="1.304cm" svg:y="20.25cm">
          <draw:text-box>
            <text:p><text:span text:style-name="T1">Av</text:span><text:span text:style-name="T1">g.</text:span></text:p>
          </draw:text-box>
        </draw:frame>
        <draw:line draw:style-name="gr97" draw:text-style-name="P3" draw:layer="layout" svg:x1="2cm" svg:y1="20.5cm" svg:x2="2.4cm" svg:y2="20.55cm">
          <text:p/>
        </draw:line>
        <draw:frame draw:style-name="gr32" draw:text-style-name="P17" draw:layer="layout" svg:width="7.249cm" svg:height="1.109cm" svg:x="0.752cm" svg:y="0.354cm">
          <draw:text-box>
            <text:p><text:span text:style-name="T11">F</text:span><text:span text:style-name="T11">u</text:span><text:span text:style-name="T11">l</text:span><text:span text:style-name="T11">l</text:span><text:span text:style-name="T11">k</text:span><text:span text:style-name="T11">o</text:span><text:span text:style-name="T11">m</text:span><text:span text:style-name="T11">m</text:span><text:span text:style-name="T11">e</text:span><text:span text:style-name="T11">n</text:span><text:span text:style-name="T11"> </text:span><text:span text:style-name="T11">k</text:span><text:span text:style-name="T11">o</text:span><text:span text:style-name="T11">n</text:span><text:span text:style-name="T11">k</text:span><text:span text:style-name="T11">u</text:span><text:span text:style-name="T11">r</text:span><text:span text:style-name="T11">r</text:span><text:span text:style-name="T11">a</text:span><text:span text:style-name="T11">n</text:span><text:span text:style-name="T11">s</text:span><text:span text:style-name="T11">e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4" draw:text-style-name="P32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4" draw:text-style-name="P9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4" draw:text-style-name="P9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83" draw:text-style-name="P3" draw:layer="layout" svg:x1="17.503cm" svg:y1="4.95cm" svg:x2="17.503cm" svg:y2="2.2cm">
          <text:p/>
        </draw:line>
        <draw:line draw:style-name="gr84" draw:text-style-name="P3" draw:layer="layout" svg:x1="17.503cm" svg:y1="4.95cm" svg:x2="20.003cm" svg:y2="4.95cm">
          <text:p/>
        </draw:line>
        <draw:line draw:style-name="gr2" draw:text-style-name="P3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4" draw:text-style-name="P35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86" draw:text-style-name="P36" draw:layer="layout" svg:width="0.723cm" svg:height="3.431cm" svg:x="0.951cm" svg:y="1.8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8" draw:text-style-name="P11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4" draw:text-style-name="P35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88" draw:text-style-name="P7" draw:layer="layout" svg:width="1.387cm" svg:height="0.489cm" svg:x="18.651cm" svg:y="3.428cm">
          <draw:text-box>
            <text:p><text:span text:style-name="T1">M</text:span><text:span text:style-name="T1">B</text:span><text:span text:style-name="T1">V</text:span><text:span text:style-name="T1">=</text:span><text:span text:style-name="T1">G</text:span><text:span text:style-name="T1">K</text:span></text:p>
          </draw:text-box>
        </draw:frame>
        <draw:frame draw:style-name="gr14" draw:text-style-name="P9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4" draw:text-style-name="P9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89" draw:text-style-name="P36" draw:layer="layout" svg:width="0.723cm" svg:height="3.749cm" svg:x="0.952cm" svg:y="8.401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86" draw:text-style-name="P36" draw:layer="layout" svg:width="0.723cm" svg:height="3.431cm" svg:x="0.954cm" svg:y="15.103cm">
          <draw:text-box>
            <text:p><text:span text:style-name="T24">I</text:span></text:p>
            <text:p><text:span text:style-name="T24">N</text:span></text:p>
            <text:p><text:span text:style-name="T24">T</text:span></text:p>
            <text:p><text:span text:style-name="T24">U</text:span></text:p>
            <text:p><text:span text:style-name="T24">I</text:span></text:p>
            <text:p><text:span text:style-name="T24">S</text:span></text:p>
            <text:p><text:span text:style-name="T24">J</text:span></text:p>
            <text:p><text:span text:style-name="T24">O</text:span></text:p>
            <text:p><text:span text:style-name="T24">N</text:span></text:p>
          </draw:text-box>
        </draw:frame>
        <draw:frame draw:style-name="gr86" draw:text-style-name="P36" draw:layer="layout" svg:width="0.723cm" svg:height="3.431cm" svg:x="0.954cm" svg:y="18.803cm">
          <draw:text-box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F</text:span></text:p>
            <text:p><text:span text:style-name="T24">I</text:span></text:p>
            <text:p><text:span text:style-name="T24">S</text:span></text:p>
            <text:p><text:span text:style-name="T24">K</text:span></text:p>
            <text:p><text:span text:style-name="T24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14" draw:text-style-name="P36" draw:layer="layout" svg:width="0.756cm" svg:height="3.431cm" svg:x="0.955cm" svg:y="24.404cm">
          <draw:text-box>
            <text:p><text:span text:style-name="T24">S</text:span></text:p>
            <text:p><text:span text:style-name="T24">A</text:span></text:p>
            <text:p><text:span text:style-name="T24">M</text:span></text:p>
            <text:p><text:span text:style-name="T24">M</text:span></text:p>
            <text:p><text:span text:style-name="T24">E</text:span></text:p>
            <text:p><text:span text:style-name="T24">N</text:span></text:p>
            <text:p><text:span text:style-name="T24">L</text:span><text:span text:style-name="T24">.</text:span></text:p>
          </draw:text-box>
        </draw:frame>
        <draw:frame draw:style-name="gr14" draw:text-style-name="P9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4" draw:text-style-name="P9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83" draw:text-style-name="P3" draw:layer="layout" svg:x1="2.301cm" svg:y1="10.05cm" svg:x2="2.301cm" svg:y2="7.3cm">
          <text:p/>
        </draw:line>
        <draw:line draw:style-name="gr84" draw:text-style-name="P3" draw:layer="layout" svg:x1="2.301cm" svg:y1="10.05cm" svg:x2="4.801cm" svg:y2="10.05cm">
          <text:p/>
        </draw:line>
        <draw:frame draw:style-name="gr14" draw:text-style-name="P9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4" draw:text-style-name="P9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83" draw:text-style-name="P3" draw:layer="layout" svg:x1="2.301cm" svg:y1="13.95cm" svg:x2="2.301cm" svg:y2="11.2cm">
          <text:p/>
        </draw:line>
        <draw:line draw:style-name="gr84" draw:text-style-name="P3" draw:layer="layout" svg:x1="2.301cm" svg:y1="13.95cm" svg:x2="4.801cm" svg:y2="13.95cm">
          <text:p/>
        </draw:line>
        <draw:frame draw:style-name="gr14" draw:text-style-name="P9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4" draw:text-style-name="P9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4" draw:text-style-name="P9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83" draw:text-style-name="P3" draw:layer="layout" svg:x1="7.302cm" svg:y1="10.05cm" svg:x2="7.302cm" svg:y2="7.3cm">
          <text:p/>
        </draw:line>
        <draw:line draw:style-name="gr84" draw:text-style-name="P3" draw:layer="layout" svg:x1="7.302cm" svg:y1="10.05cm" svg:x2="9.802cm" svg:y2="10.05cm">
          <text:p/>
        </draw:line>
        <draw:frame draw:style-name="gr14" draw:text-style-name="P9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4" draw:text-style-name="P9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4" draw:text-style-name="P9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4" draw:text-style-name="P9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83" draw:text-style-name="P3" draw:layer="layout" svg:x1="14.303cm" svg:y1="10.05cm" svg:x2="14.303cm" svg:y2="7.3cm">
          <text:p/>
        </draw:line>
        <draw:line draw:style-name="gr84" draw:text-style-name="P3" draw:layer="layout" svg:x1="14.303cm" svg:y1="10.05cm" svg:x2="16.803cm" svg:y2="10.05cm">
          <text:p/>
        </draw:line>
        <draw:frame draw:style-name="gr14" draw:text-style-name="P9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4" draw:text-style-name="P9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83" draw:text-style-name="P3" draw:layer="layout" svg:x1="14.303cm" svg:y1="13.95cm" svg:x2="14.303cm" svg:y2="11.2cm">
          <text:p/>
        </draw:line>
        <draw:line draw:style-name="gr84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3" draw:layer="layout" svg:x1="7.651cm" svg:y1="7.75cm" svg:x2="9.401cm" svg:y2="9.5cm">
          <text:p/>
        </draw:line>
        <draw:line draw:style-name="gr2" draw:text-style-name="P3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4" draw:text-style-name="P9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4" draw:text-style-name="P9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4" draw:text-style-name="P9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4" draw:text-style-name="P9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4" draw:text-style-name="P9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87" draw:text-style-name="P7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4" draw:text-style-name="P9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4" draw:text-style-name="P9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4" draw:text-style-name="P9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64" draw:text-style-name="P3" draw:layer="layout" svg:x1="2.301cm" svg:y1="8.85cm" svg:x2="3.551cm" svg:y2="8.85cm">
          <text:p/>
        </draw:line>
        <draw:line draw:style-name="gr64" draw:text-style-name="P3" draw:layer="layout" svg:x1="2.301cm" svg:y1="9.55cm" svg:x2="4.051cm" svg:y2="9.55cm">
          <text:p/>
        </draw:line>
        <draw:line draw:style-name="gr64" draw:text-style-name="P3" draw:layer="layout" svg:x1="2.401cm" svg:y1="12.25cm" svg:x2="3.651cm" svg:y2="12.25cm">
          <text:p/>
        </draw:line>
        <draw:line draw:style-name="gr64" draw:text-style-name="P3" draw:layer="layout" svg:x1="2.301cm" svg:y1="12.95cm" svg:x2="3.051cm" svg:y2="12.95cm">
          <text:p/>
        </draw:line>
        <draw:line draw:style-name="gr64" draw:text-style-name="P3" draw:layer="layout" svg:x1="7.301cm" svg:y1="8.75cm" svg:x2="8.551cm" svg:y2="8.75cm">
          <text:p/>
        </draw:line>
        <draw:line draw:style-name="gr64" draw:text-style-name="P3" draw:layer="layout" svg:x1="7.301cm" svg:y1="9.15cm" svg:x2="9.051cm" svg:y2="9.15cm">
          <text:p/>
        </draw:line>
        <draw:line draw:style-name="gr64" draw:text-style-name="P3" draw:layer="layout" svg:x1="14.401cm" svg:y1="8.75cm" svg:x2="15.651cm" svg:y2="8.75cm">
          <text:p/>
        </draw:line>
        <draw:line draw:style-name="gr64" draw:text-style-name="P3" draw:layer="layout" svg:x1="14.401cm" svg:y1="9.45cm" svg:x2="16.151cm" svg:y2="9.45cm">
          <text:p/>
        </draw:line>
        <draw:line draw:style-name="gr64" draw:text-style-name="P3" draw:layer="layout" svg:x1="14.298cm" svg:y1="12.075cm" svg:x2="16.004cm" svg:y2="12.075cm">
          <text:p/>
        </draw:line>
        <draw:line draw:style-name="gr64" draw:text-style-name="P3" draw:layer="layout" svg:x1="14.249cm" svg:y1="13.021cm" svg:x2="15.057cm" svg:y2="13.029cm">
          <text:p/>
        </draw:line>
        <draw:frame draw:style-name="gr115" draw:text-style-name="P7" draw:layer="layout" svg:width="2.763cm" svg:height="0.489cm" svg:x="14.253cm" svg:y="14.252cm">
          <draw:text-box>
            <text:p><text:span text:style-name="T1">O</text:span><text:span text:style-name="T1">ve</text:span><text:span text:style-name="T1">rs</text:span><text:span text:style-name="T1">ku</text:span><text:span text:style-name="T1">dd</text:span><text:span text:style-name="T1">se</text:span><text:span text:style-name="T1">tte</text:span><text:span text:style-name="T1">rs</text:span><text:span text:style-name="T1">pø</text:span><text:span text:style-name="T1">rs</text:span><text:span text:style-name="T1">el</text:span></text:p>
          </draw:text-box>
        </draw:frame>
        <draw:line draw:style-name="gr100" draw:text-style-name="P3" draw:layer="layout" svg:x1="16.201cm" svg:y1="7.75cm" svg:x2="15.451cm" svg:y2="8.5cm">
          <text:p/>
        </draw:line>
        <draw:frame draw:style-name="gr107" draw:text-style-name="P7" draw:layer="layout" svg:width="2.559cm" svg:height="0.489cm" svg:x="15.251cm" svg:y="7.35cm">
          <draw:text-box>
            <text:p><text:span text:style-name="T1">Ko</text:span><text:span text:style-name="T1">ns</text:span><text:span text:style-name="T1">u</text:span><text:span text:style-name="T1">m</text:span><text:span text:style-name="T1">en</text:span><text:span text:style-name="T1">to</text:span><text:span text:style-name="T1">ve</text:span><text:span text:style-name="T1">rs</text:span><text:span text:style-name="T1">ku</text:span><text:span text:style-name="T1">dd</text:span></text:p>
          </draw:text-box>
        </draw:frame>
        <draw:line draw:style-name="gr103" draw:text-style-name="P3" draw:layer="layout" svg:x1="16.551cm" svg:y1="13.1cm" svg:x2="15.801cm" svg:y2="12.45cm">
          <text:p/>
        </draw:line>
        <draw:frame draw:style-name="gr104" draw:text-style-name="P7" draw:layer="layout" svg:width="2.454cm" svg:height="0.489cm" svg:x="16.352cm" svg:y="12.551cm">
          <draw:text-box>
            <text:p><text:span text:style-name="T1">Pr</text:span><text:span text:style-name="T1">od</text:span><text:span text:style-name="T1">us</text:span><text:span text:style-name="T1">en</text:span><text:span text:style-name="T1">to</text:span><text:span text:style-name="T1">ve</text:span><text:span text:style-name="T1">rs</text:span><text:span text:style-name="T1">ku</text:span><text:span text:style-name="T1">dd</text:span></text:p>
          </draw:text-box>
        </draw:frame>
        <draw:line draw:style-name="gr116" draw:text-style-name="P3" draw:layer="layout" svg:x1="3.039cm" svg:y1="23.558cm" svg:x2="9.296cm" svg:y2="23.558cm">
          <text:p/>
        </draw:line>
        <draw:line draw:style-name="gr117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18" draw:text-style-name="P40" draw:layer="layout" svg:width="1.612cm" svg:height="1.039cm" svg:x="8.388cm" svg:y="21.12cm">
          <draw:text-box>
            <text:p><text:span text:style-name="T26">S</text:span><text:span text:style-name="T26">=</text:span><text:span text:style-name="T26">G</text:span><text:span text:style-name="T26">K</text:span></text:p>
          </draw:text-box>
        </draw:frame>
        <draw:frame draw:style-name="gr119" draw:text-style-name="P20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0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21" draw:text-style-name="P3" draw:layer="layout" svg:x1="4.493cm" svg:y1="23.557cm" svg:x2="4.493cm" svg:y2="20.484cm">
          <text:p/>
        </draw:line>
        <draw:custom-shape draw:style-name="gr25" draw:text-style-name="P9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" draw:layer="layout" svg:x1="12.039cm" svg:y1="23.759cm" svg:x2="18.296cm" svg:y2="23.759cm">
          <text:p/>
        </draw:line>
        <draw:line draw:style-name="gr117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19" draw:text-style-name="P20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22" draw:text-style-name="P41" draw:layer="layout" svg:width="6cm" svg:height="2.953cm" svg:x="6.5cm" svg:y="11.197cm">
          <draw:text-box>
            <text:p><text:span text:style-name="T27">E</text:span><text:span text:style-name="T27">T</text:span><text:span text:style-name="T27">A</text:span><text:span text:style-name="T27">B</text:span><text:span text:style-name="T27">L</text:span><text:span text:style-name="T27">E</text:span><text:span text:style-name="T27">R</text:span><text:span text:style-name="T27">I</text:span><text:span text:style-name="T27">N</text:span><text:span text:style-name="T27">G</text:span><text:span text:style-name="T27">S</text:span><text:span text:style-name="T27">H</text:span><text:span text:style-name="T27">I</text:span><text:span text:style-name="T27">N</text:span><text:span text:style-name="T27">D</text:span><text:span text:style-name="T27">R</text:span><text:span text:style-name="T27">E</text:span></text:p>
            <text:list text:style-name="L1">
              <text:list-header>
                <text:p><text:span text:style-name="T28"/></text:p>
              </text:list-header>
              <text:list-item>
                <text:p><text:span text:style-name="T29">L</text:span><text:span text:style-name="T29">o</text:span><text:span text:style-name="T29">v</text:span><text:span text:style-name="T29">e</text:span><text:span text:style-name="T29">r</text:span><text:span text:style-name="T29"> </text:span><text:span text:style-name="T29">o</text:span><text:span text:style-name="T29">g</text:span><text:span text:style-name="T29"> </text:span><text:span text:style-name="T29">r</text:span><text:span text:style-name="T29">e</text:span><text:span text:style-name="T29">g</text:span><text:span text:style-name="T29">l</text:span><text:span text:style-name="T29">e</text:span><text:span text:style-name="T29">r</text:span></text:p>
              </text:list-item>
              <text:list-item>
                <text:p><text:span text:style-name="T29">P</text:span><text:span text:style-name="T29">a</text:span><text:span text:style-name="T29">t</text:span><text:span text:style-name="T29">e</text:span><text:span text:style-name="T29">n</text:span><text:span text:style-name="T29">t</text:span><text:span text:style-name="T29">e</text:span><text:span text:style-name="T29">r</text:span></text:p>
              </text:list-item>
              <text:list-item>
                <text:p><text:span text:style-name="T29">T</text:span><text:span text:style-name="T29">i</text:span><text:span text:style-name="T29">l</text:span><text:span text:style-name="T29">g</text:span><text:span text:style-name="T29">a</text:span><text:span text:style-name="T29">n</text:span><text:span text:style-name="T29">g</text:span><text:span text:style-name="T29"> </text:span><text:span text:style-name="T29">t</text:span><text:span text:style-name="T29">i</text:span><text:span text:style-name="T29">l</text:span><text:span text:style-name="T29"> </text:span><text:span text:style-name="T29">r</text:span><text:span text:style-name="T29">å</text:span><text:span text:style-name="T29">v</text:span><text:span text:style-name="T29">a</text:span><text:span text:style-name="T29">r</text:span><text:span text:style-name="T29">e</text:span><text:span text:style-name="T29">r</text:span></text:p>
              </text:list-item>
              <text:list-item>
                <text:p><text:span text:style-name="T29">G</text:span><text:span text:style-name="T29">e</text:span><text:span text:style-name="T29">o</text:span><text:span text:style-name="T29">g</text:span><text:span text:style-name="T29">r</text:span><text:span text:style-name="T29">a</text:span><text:span text:style-name="T29">f</text:span><text:span text:style-name="T29">i</text:span><text:span text:style-name="T29">s</text:span><text:span text:style-name="T29">k</text:span><text:span text:style-name="T29"> </text:span><text:span text:style-name="T29">a</text:span><text:span text:style-name="T29">v</text:span><text:span text:style-name="T29">s</text:span><text:span text:style-name="T29">t</text:span><text:span text:style-name="T29">a</text:span><text:span text:style-name="T29">n</text:span><text:span text:style-name="T29">d</text:span><text:span text:style-name="T29"> </text:span><text:span text:style-name="T29">o</text:span><text:span text:style-name="T29">g</text:span><text:span text:style-name="T29"> </text:span><text:span text:style-name="T29">a</text:span><text:span text:style-name="T29">n</text:span><text:span text:style-name="T29">d</text:span><text:span text:style-name="T29">r</text:span><text:span text:style-name="T29">e</text:span><text:span text:style-name="T29"> </text:span><text:span text:style-name="T29">h</text:span><text:span text:style-name="T29">i</text:span><text:span text:style-name="T29">n</text:span><text:span text:style-name="T29">d</text:span><text:span text:style-name="T29">r</text:span><text:span text:style-name="T29">e</text:span></text:p>
              </text:list-item>
              <text:list-item>
                <text:p><text:span text:style-name="T29">F</text:span><text:span text:style-name="T29">a</text:span><text:span text:style-name="T29">l</text:span><text:span text:style-name="T29">l</text:span><text:span text:style-name="T29">e</text:span><text:span text:style-name="T29">n</text:span><text:span text:style-name="T29">d</text:span><text:span text:style-name="T29">e</text:span><text:span text:style-name="T29"> </text:span><text:span text:style-name="T29">e</text:span><text:span text:style-name="T29">n</text:span><text:span text:style-name="T29">h</text:span><text:span text:style-name="T29">e</text:span><text:span text:style-name="T29">t</text:span><text:span text:style-name="T29">s</text:span><text:span text:style-name="T29">k</text:span><text:span text:style-name="T29">o</text:span><text:span text:style-name="T29">s</text:span><text:span text:style-name="T29">t</text:span><text:span text:style-name="T29">n</text:span><text:span text:style-name="T29">a</text:span><text:span text:style-name="T29">d</text:span><text:span text:style-name="T29">e</text:span><text:span text:style-name="T29">r</text:span><text:span text:style-name="T29"> </text:span></text:p>
                <text:p><text:span text:style-name="T30"/></text:p>
              </text:list-item>
            </text:list>
          </draw:text-box>
        </draw:frame>
        <draw:frame draw:style-name="gr87" draw:text-style-name="P7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23" draw:text-style-name="P42" draw:layer="layout" svg:width="6cm" svg:height="3.107cm" svg:x="2.8cm" svg:y="15.198cm">
          <draw:text-box>
            <text:p><text:span text:style-name="T31">O</text:span><text:span text:style-name="T31">P</text:span><text:span text:style-name="T31">TI</text:span><text:span text:style-name="T31">M</text:span><text:span text:style-name="T31">A</text:span><text:span text:style-name="T31">L </text:span><text:span text:style-name="T31">TI</text:span><text:span text:style-name="T31">L</text:span><text:span text:style-name="T31">P</text:span><text:span text:style-name="T31">A</text:span><text:span text:style-name="T31">S</text:span><text:span text:style-name="T31">NI</text:span><text:span text:style-name="T31">N</text:span><text:span text:style-name="T31">G</text:span></text:p>
            <text:list text:style-name="L1">
              <text:list-header>
                <text:p><text:span text:style-name="T25"/></text:p>
              </text:list-header>
              <text:list-item>
                <text:p><text:span text:style-name="T32">F</text:span><text:span text:style-name="T32">i</text:span><text:span text:style-name="T32">n</text:span><text:span text:style-name="T32">n</text:span><text:span text:style-name="T32">e</text:span><text:span text:style-name="T32"> </text:span><text:span text:style-name="T32">d</text:span><text:span text:style-name="T32">e</text:span><text:span text:style-name="T32">t</text:span><text:span text:style-name="T32"> </text:span><text:span text:style-name="T32">p</text:span><text:span text:style-name="T32">r</text:span><text:span text:style-name="T32">o</text:span><text:span text:style-name="T32">d</text:span><text:span text:style-name="T32">u</text:span><text:span text:style-name="T32">k</text:span><text:span text:style-name="T32">s</text:span><text:span text:style-name="T32">j</text:span><text:span text:style-name="T32">o</text:span><text:span text:style-name="T32">n</text:span><text:span text:style-name="T32">s</text:span><text:span text:style-name="T32">n</text:span><text:span text:style-name="T32">i</text:span><text:span text:style-name="T32">v</text:span><text:span text:style-name="T32">å</text:span><text:span text:style-name="T32">e</text:span><text:span text:style-name="T32">t</text:span><text:span text:style-name="T32"> </text:span><text:span text:style-name="T32">s</text:span><text:span text:style-name="T32">o</text:span><text:span text:style-name="T32">m</text:span><text:span text:style-name="T32"> </text:span><text:span text:style-name="T32">g</text:span><text:span text:style-name="T32">i</text:span><text:span text:style-name="T32">r</text:span><text:span text:style-name="T32"> </text:span><text:span text:style-name="T32">m</text:span><text:span text:style-name="T32">a</text:span><text:span text:style-name="T32">k</text:span><text:span text:style-name="T32">s</text:span><text:span text:style-name="T32">i</text:span><text:span text:style-name="T32">m</text:span><text:span text:style-name="T32">a</text:span><text:span text:style-name="T32">l</text:span><text:span text:style-name="T32"> </text:span><text:span text:style-name="T32">f</text:span><text:span text:style-name="T32">o</text:span><text:span text:style-name="T32">r</text:span><text:span text:style-name="T32">t</text:span><text:span text:style-name="T32">t</text:span><text:span text:style-name="T32">j</text:span><text:span text:style-name="T32">e</text:span><text:span text:style-name="T32">n</text:span><text:span text:style-name="T32">e</text:span><text:span text:style-name="T32">s</text:span><text:span text:style-name="T32">t</text:span><text:span text:style-name="T32">e</text:span></text:p>
              </text:list-item>
              <text:list-item>
                <text:p><text:span text:style-name="T32">R</text:span><text:span text:style-name="T32">’</text:span><text:span text:style-name="T32">(</text:span><text:span text:style-name="T32">x</text:span><text:span text:style-name="T32">)</text:span><text:span text:style-name="T32"> </text:span><text:span text:style-name="T32">E</text:span><text:span text:style-name="T32">n</text:span><text:span text:style-name="T32">d</text:span><text:span text:style-name="T32">r</text:span><text:span text:style-name="T32">i</text:span><text:span text:style-name="T32">n</text:span><text:span text:style-name="T32">g</text:span><text:span text:style-name="T32"> </text:span><text:span text:style-name="T32">i</text:span><text:span text:style-name="T32"> </text:span><text:span text:style-name="T32">i</text:span><text:span text:style-name="T32">n</text:span><text:span text:style-name="T32">n</text:span><text:span text:style-name="T32">t</text:span><text:span text:style-name="T32">e</text:span><text:span text:style-name="T32">k</text:span><text:span text:style-name="T32">t</text:span><text:span text:style-name="T32"> </text:span><text:span text:style-name="T32">v</text:span><text:span text:style-name="T32">e</text:span><text:span text:style-name="T32">d</text:span><text:span text:style-name="T32"> </text:span><text:span text:style-name="T32">å</text:span><text:span text:style-name="T32"> </text:span><text:span text:style-name="T32">p</text:span><text:span text:style-name="T32">r</text:span><text:span text:style-name="T32">o</text:span><text:span text:style-name="T32">d</text:span><text:span text:style-name="T32">u</text:span><text:span text:style-name="T32">s</text:span><text:span text:style-name="T32">e</text:span><text:span text:style-name="T32">r</text:span><text:span text:style-name="T32">e</text:span><text:span text:style-name="T32"> </text:span><text:span text:style-name="T32">é</text:span><text:span text:style-name="T32">n</text:span><text:span text:style-name="T32"> </text:span><text:span text:style-name="T32">e</text:span><text:span text:style-name="T32">n</text:span><text:span text:style-name="T32">h</text:span><text:span text:style-name="T32">e</text:span><text:span text:style-name="T32">t</text:span><text:span text:style-name="T32"> </text:span><text:span text:style-name="T32">m</text:span><text:span text:style-name="T32">e</text:span><text:span text:style-name="T32">r</text:span></text:p>
                <text:list>
                  <text:list-item>
                    <text:p text:style-name="P34"><text:span text:style-name="T32">H</text:span><text:span text:style-name="T32">ø</text:span><text:span text:style-name="T32">y</text:span><text:span text:style-name="T32">e</text:span><text:span text:style-name="T32">r</text:span><text:span text:style-name="T32">e</text:span><text:span text:style-name="T32"> </text:span><text:span text:style-name="T32">o</text:span><text:span text:style-name="T32">m</text:span><text:span text:style-name="T32">s</text:span><text:span text:style-name="T32">e</text:span><text:span text:style-name="T32">t</text:span><text:span text:style-name="T32">n</text:span><text:span text:style-name="T32">i</text:span><text:span text:style-name="T32">n</text:span><text:span text:style-name="T32">g</text:span><text:span text:style-name="T32"> </text:span><text:span text:style-name="T32">(</text:span><text:span text:style-name="T32">+</text:span><text:span text:style-name="T32">)</text:span></text:p>
                  </text:list-item>
                  <text:list-item>
                    <text:p text:style-name="P34"><text:span text:style-name="T32">T</text:span><text:span text:style-name="T32">i</text:span><text:span text:style-name="T32">d</text:span><text:span text:style-name="T32">l</text:span><text:span text:style-name="T32">i</text:span><text:span text:style-name="T32">g</text:span><text:span text:style-name="T32">e</text:span><text:span text:style-name="T32">r</text:span><text:span text:style-name="T32">e</text:span><text:span text:style-name="T32"> </text:span><text:span text:style-name="T32">e</text:span><text:span text:style-name="T32">n</text:span><text:span text:style-name="T32">h</text:span><text:span text:style-name="T32">e</text:span><text:span text:style-name="T32">t</text:span><text:span text:style-name="T32">e</text:span><text:span text:style-name="T32">r</text:span><text:span text:style-name="T32"> </text:span><text:span text:style-name="T32">b</text:span><text:span text:style-name="T32">l</text:span><text:span text:style-name="T32">i</text:span><text:span text:style-name="T32">r</text:span><text:span text:style-name="T32"> </text:span><text:span text:style-name="T32">s</text:span><text:span text:style-name="T32">o</text:span><text:span text:style-name="T32">l</text:span><text:span text:style-name="T32">g</text:span><text:span text:style-name="T32"> </text:span><text:span text:style-name="T32">t</text:span><text:span text:style-name="T32">i</text:span><text:span text:style-name="T32">l</text:span><text:span text:style-name="T32"> </text:span><text:span text:style-name="T32">e</text:span><text:span text:style-name="T32">n</text:span><text:span text:style-name="T32"> </text:span><text:span text:style-name="T32">l</text:span><text:span text:style-name="T32">a</text:span><text:span text:style-name="T32">v</text:span><text:span text:style-name="T32">e</text:span><text:span text:style-name="T32">r</text:span><text:span text:style-name="T32">e</text:span><text:span text:style-name="T32"> </text:span><text:span text:style-name="T32">p</text:span><text:span text:style-name="T32">r</text:span><text:span text:style-name="T32">i</text:span></text:p>
                    <text:p text:style-name="P34"><text:span text:style-name="T32"/></text:p>
                  </text:list-item>
                </text:list>
              </text:list-item>
              <text:list-item>
                <text:p><text:span text:style-name="T32">C</text:span><text:span text:style-name="T32">’</text:span><text:span text:style-name="T32">(</text:span><text:span text:style-name="T32">x</text:span><text:span text:style-name="T32">)</text:span><text:span text:style-name="T32"> </text:span><text:span text:style-name="T32">E</text:span><text:span text:style-name="T32">n</text:span><text:span text:style-name="T32">d</text:span><text:span text:style-name="T32">r</text:span><text:span text:style-name="T32">i</text:span><text:span text:style-name="T32">n</text:span><text:span text:style-name="T32">g</text:span><text:span text:style-name="T32"> </text:span><text:span text:style-name="T32">i</text:span><text:span text:style-name="T32"> </text:span><text:span text:style-name="T32">k</text:span><text:span text:style-name="T32">o</text:span><text:span text:style-name="T32">s</text:span><text:span text:style-name="T32">t</text:span><text:span text:style-name="T32">n</text:span><text:span text:style-name="T32">a</text:span><text:span text:style-name="T32">d</text:span><text:span text:style-name="T32"> </text:span><text:span text:style-name="T32">v</text:span><text:span text:style-name="T32">e</text:span><text:span text:style-name="T32">d</text:span><text:span text:style-name="T32"> </text:span><text:span text:style-name="T32">å</text:span><text:span text:style-name="T32"> </text:span><text:span text:style-name="T32">p</text:span><text:span text:style-name="T32">r</text:span><text:span text:style-name="T32">o</text:span><text:span text:style-name="T32">d</text:span><text:span text:style-name="T32">u</text:span><text:span text:style-name="T32">s</text:span><text:span text:style-name="T32">e</text:span><text:span text:style-name="T32">r</text:span><text:span text:style-name="T32">e</text:span><text:span text:style-name="T32"> </text:span><text:span text:style-name="T32">e</text:span><text:span text:style-name="T32">n</text:span><text:span text:style-name="T32"> </text:span><text:span text:style-name="T32">e</text:span><text:span text:style-name="T32">n</text:span><text:span text:style-name="T32">h</text:span><text:span text:style-name="T32">e</text:span><text:span text:style-name="T32">t</text:span><text:span text:style-name="T32"> </text:span><text:span text:style-name="T32">m</text:span><text:span text:style-name="T32">e</text:span><text:span text:style-name="T32">r</text:span></text:p>
                <text:list>
                  <text:list-header>
                    <text:p><text:span text:style-name="T32"/></text:p>
                  </text:list-header>
                </text:list>
              </text:list-item>
            </text:list>
          </draw:text-box>
        </draw:frame>
        <draw:frame draw:style-name="gr122" draw:text-style-name="P42" draw:layer="layout" svg:width="6cm" svg:height="2.953cm" svg:x="12.25cm" svg:y="15.15cm">
          <draw:text-box>
            <text:p><text:span text:style-name="T31">F</text:span><text:span text:style-name="T31">O</text:span><text:span text:style-name="T31">R</text:span><text:span text:style-name="T31">M</text:span><text:span text:style-name="T31">EL</text:span><text:span text:style-name="T31">T</text:span></text:p>
            <text:list text:style-name="L1">
              <text:list-header>
                <text:p><text:span text:style-name="T27"/></text:p>
                <text:p><text:span text:style-name="T25"/></text:p>
              </text:list-header>
            </text:list>
          </draw:text-box>
        </draw:frame>
        <draw:frame draw:style-name="gr122" draw:text-style-name="P41" draw:layer="layout" svg:width="6cm" svg:height="2.953cm" svg:x="2.8cm" svg:y="24.399cm">
          <draw:text-box>
            <text:p><text:span text:style-name="T27">F</text:span><text:span text:style-name="T27">r</text:span><text:span text:style-name="T27">a </text:span><text:span text:style-name="T27">f</text:span><text:span text:style-name="T27">u</text:span><text:span text:style-name="T27">ll</text:span><text:span text:style-name="T27">k</text:span><text:span text:style-name="T27">o</text:span><text:span text:style-name="T27">m</text:span><text:span text:style-name="T27">m</text:span><text:span text:style-name="T27">e</text:span><text:span text:style-name="T27">n </text:span><text:span text:style-name="T27">k</text:span><text:span text:style-name="T27">o</text:span><text:span text:style-name="T27">n</text:span><text:span text:style-name="T27">k</text:span><text:span text:style-name="T27">u</text:span><text:span text:style-name="T27">rr</text:span><text:span text:style-name="T27">a</text:span><text:span text:style-name="T27">n</text:span><text:span text:style-name="T27">s</text:span><text:span text:style-name="T27">e </text:span><text:span text:style-name="T27">ti</text:span><text:span text:style-name="T27">l </text:span><text:span text:style-name="T27">m</text:span><text:span text:style-name="T27">o</text:span><text:span text:style-name="T27">n</text:span><text:span text:style-name="T27">o</text:span><text:span text:style-name="T27">p</text:span><text:span text:style-name="T27">o</text:span><text:span text:style-name="T27">l</text:span></text:p>
            <text:list text:style-name="L1">
              <text:list-item>
                <text:p text:style-name="P34"><text:span text:style-name="T29">R</text:span><text:span text:style-name="T29">e</text:span><text:span text:style-name="T29">d</text:span><text:span text:style-name="T29">u</text:span><text:span text:style-name="T29">s</text:span><text:span text:style-name="T29">e</text:span><text:span text:style-name="T29">r</text:span><text:span text:style-name="T29">t</text:span><text:span text:style-name="T29"> </text:span><text:span text:style-name="T29">S</text:span><text:span text:style-name="T29">O</text:span><text:span text:style-name="T29"> </text:span><text:span text:style-name="T29">(</text:span><text:span text:style-name="T29">d</text:span><text:span text:style-name="T29">ø</text:span><text:span text:style-name="T29">d</text:span><text:span text:style-name="T29">v</text:span><text:span text:style-name="T29">e</text:span><text:span text:style-name="T29">k</text:span><text:span text:style-name="T29">t</text:span><text:span text:style-name="T29">s</text:span><text:span text:style-name="T29">t</text:span><text:span text:style-name="T29">a</text:span><text:span text:style-name="T29">p</text:span><text:span text:style-name="T29">)</text:span></text:p>
              </text:list-item>
              <text:list-item>
                <text:p text:style-name="P34"><text:span text:style-name="T29">O</text:span><text:span text:style-name="T29">m</text:span><text:span text:style-name="T29">f</text:span><text:span text:style-name="T29">o</text:span><text:span text:style-name="T29">r</text:span><text:span text:style-name="T29">d</text:span><text:span text:style-name="T29">e</text:span><text:span text:style-name="T29">l</text:span><text:span text:style-name="T29">i</text:span><text:span text:style-name="T29">n</text:span><text:span text:style-name="T29">g</text:span></text:p>
                <text:list>
                  <text:list-item>
                    <text:p text:style-name="P34"><text:span text:style-name="T29">F</text:span><text:span text:style-name="T29">r</text:span><text:span text:style-name="T29">a</text:span><text:span text:style-name="T29"> </text:span><text:span text:style-name="T29">K</text:span><text:span text:style-name="T29">o</text:span><text:span text:style-name="T29">n</text:span><text:span text:style-name="T29">s</text:span><text:span text:style-name="T29">u</text:span><text:span text:style-name="T29">m</text:span><text:span text:style-name="T29">e</text:span><text:span text:style-name="T29">n</text:span><text:span text:style-name="T29">t</text:span><text:span text:style-name="T29">(</text:span><text:span text:style-name="T29">K</text:span><text:span text:style-name="T29">O</text:span><text:span text:style-name="T29">)</text:span></text:p>
                  </text:list-item>
                  <text:list-item>
                    <text:p text:style-name="P34"><text:span text:style-name="T29">T</text:span><text:span text:style-name="T29">i</text:span><text:span text:style-name="T29">l</text:span><text:span text:style-name="T29"> </text:span><text:span text:style-name="T29">P</text:span><text:span text:style-name="T29">r</text:span><text:span text:style-name="T29">o</text:span><text:span text:style-name="T29">d</text:span><text:span text:style-name="T29">u</text:span><text:span text:style-name="T29">s</text:span><text:span text:style-name="T29">e</text:span><text:span text:style-name="T29">n</text:span><text:span text:style-name="T29">t</text:span><text:span text:style-name="T29"> </text:span><text:span text:style-name="T29">(</text:span><text:span text:style-name="T29">P</text:span><text:span text:style-name="T29">O</text:span><text:span text:style-name="T29">)</text:span></text:p>
                  </text:list-item>
                </text:list>
              </text:list-item>
            </text:list>
            <text:p><text:span text:style-name="T29"/></text:p>
          </draw:text-box>
        </draw:frame>
        <draw:frame draw:style-name="gr14" draw:text-style-name="P9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4" draw:text-style-name="P9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4" draw:text-style-name="P9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4" draw:text-style-name="P9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21" draw:text-style-name="P3" draw:layer="layout" svg:x1="13.493cm" svg:y1="23.757cm" svg:x2="13.493cm" svg:y2="20.684cm">
          <text:p/>
        </draw:line>
        <draw:line draw:style-name="gr120" draw:text-style-name="P3" draw:layer="layout" svg:x1="12.039cm" svg:y1="20.736cm" svg:x2="13.603cm" svg:y2="20.736cm">
          <text:p/>
        </draw:line>
        <draw:frame draw:style-name="gr14" draw:text-style-name="P9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4" draw:text-style-name="P9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4" draw:text-style-name="P9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4" draw:text-style-name="P9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18" draw:text-style-name="P40" draw:layer="layout" svg:width="1.612cm" svg:height="1.039cm" svg:x="15.388cm" svg:y="18.75cm">
          <draw:text-box>
            <text:p><text:span text:style-name="T26">S</text:span><text:span text:style-name="T26">=</text:span><text:span text:style-name="T26">G</text:span><text:span text:style-name="T26">K</text:span></text:p>
          </draw:text-box>
        </draw:frame>
        <draw:frame draw:style-name="gr118" draw:text-style-name="P40" draw:layer="layout" svg:width="1.612cm" svg:height="1.039cm" svg:x="5.488cm" svg:y="22.721cm">
          <draw:text-box>
            <text:p><text:span text:style-name="T26">G</text:span><text:span text:style-name="T26">I</text:span></text:p>
          </draw:text-box>
        </draw:frame>
        <draw:frame draw:style-name="gr118" draw:text-style-name="P40" draw:layer="layout" svg:width="1.612cm" svg:height="1.039cm" svg:x="8.088cm" svg:y="22.622cm">
          <draw:text-box>
            <text:p><text:span text:style-name="T26">E</text:span></text:p>
          </draw:text-box>
        </draw:frame>
        <draw:frame draw:style-name="gr124" draw:text-style-name="P40" draw:layer="layout" svg:width="1.696cm" svg:height="1.039cm" svg:x="17.188cm" svg:y="22.823cm">
          <draw:text-box>
            <text:p><text:span text:style-name="T26">E</text:span><text:span text:style-name="T26">=</text:span><text:span text:style-name="T26">M</text:span><text:span text:style-name="T26">B</text:span><text:span text:style-name="T26">V</text:span></text:p>
          </draw:text-box>
        </draw:frame>
        <draw:frame draw:style-name="gr118" draw:text-style-name="P40" draw:layer="layout" svg:width="1.612cm" svg:height="1.039cm" svg:x="14.588cm" svg:y="22.922cm">
          <draw:text-box>
            <text:p><text:span text:style-name="T26">G</text:span><text:span text:style-name="T26">I</text:span></text:p>
          </draw:text-box>
        </draw:frame>
        <draw:custom-shape draw:style-name="gr25" draw:text-style-name="P9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25" draw:text-style-name="P3" draw:layer="layout" svg:x1="17cm" svg:y1="15.5cm" svg:x2="15.05cm" svg:y2="15.95cm">
          <text:p/>
        </draw:line>
        <draw:line draw:style-name="gr125" draw:text-style-name="P3" draw:layer="layout" svg:x1="17.5cm" svg:y1="17cm" svg:x2="15.05cm" svg:y2="16.489cm">
          <text:p/>
        </draw:line>
        <draw:line draw:style-name="gr125" draw:text-style-name="P3" draw:layer="layout" svg:x1="11cm" svg:y1="17.25cm" svg:x2="12.25cm" svg:y2="17.047cm">
          <text:p/>
        </draw:line>
        <draw:frame draw:style-name="gr126" draw:text-style-name="P7" draw:layer="layout" svg:width="3.512cm" svg:height="0.489cm" svg:x="17.252cm" svg:y="15.251cm">
          <draw:text-box>
            <text:p><text:span text:style-name="T1">Lø</text:span><text:span text:style-name="T1">nn</text:span><text:span text:style-name="T1">er </text:span><text:span text:style-name="T1">se</text:span><text:span text:style-name="T1">g </text:span><text:span text:style-name="T1">å </text:span><text:span text:style-name="T1">øk</text:span><text:span text:style-name="T1">e </text:span><text:span text:style-name="T1">pr</text:span><text:span text:style-name="T1">od</text:span><text:span text:style-name="T1">uk</text:span><text:span text:style-name="T1">sj</text:span><text:span text:style-name="T1">on</text:span><text:span text:style-name="T1">en</text:span></text:p>
          </draw:text-box>
        </draw:frame>
        <draw:frame draw:style-name="gr107" draw:text-style-name="P7" draw:layer="layout" svg:width="2.559cm" svg:height="0.489cm" svg:x="15.252cm" svg:y="7.351cm">
          <draw:text-box>
            <text:p><text:span text:style-name="T1">Ko</text:span><text:span text:style-name="T1">ns</text:span><text:span text:style-name="T1">u</text:span><text:span text:style-name="T1">m</text:span><text:span text:style-name="T1">en</text:span><text:span text:style-name="T1">to</text:span><text:span text:style-name="T1">ve</text:span><text:span text:style-name="T1">rs</text:span><text:span text:style-name="T1">ku</text:span><text:span text:style-name="T1">dd</text:span></text:p>
          </draw:text-box>
        </draw:frame>
        <draw:frame draw:style-name="gr127" draw:text-style-name="P7" draw:layer="layout" svg:width="3.999cm" svg:height="0.489cm" svg:x="16.552cm" svg:y="17.052cm">
          <draw:text-box>
            <text:p><text:span text:style-name="T1">Lø</text:span><text:span text:style-name="T1">nn</text:span><text:span text:style-name="T1">er </text:span><text:span text:style-name="T1">se</text:span><text:span text:style-name="T1">g </text:span><text:span text:style-name="T1">å </text:span><text:span text:style-name="T1">re</text:span><text:span text:style-name="T1">du</text:span><text:span text:style-name="T1">se</text:span><text:span text:style-name="T1">re </text:span><text:span text:style-name="T1">pr</text:span><text:span text:style-name="T1">od</text:span><text:span text:style-name="T1">uk</text:span><text:span text:style-name="T1">sj</text:span><text:span text:style-name="T1">on</text:span><text:span text:style-name="T1">en</text:span></text:p>
          </draw:text-box>
        </draw:frame>
        <draw:frame draw:style-name="gr107" draw:text-style-name="P7" draw:layer="layout" svg:width="2.559cm" svg:height="0.489cm" svg:x="8.852cm" svg:y="17.252cm">
          <draw:text-box>
            <text:p><text:span text:style-name="T1">O</text:span><text:span text:style-name="T1">pti</text:span><text:span text:style-name="T1">m</text:span><text:span text:style-name="T1">al </text:span><text:span text:style-name="T1">pr</text:span><text:span text:style-name="T1">od</text:span><text:span text:style-name="T1">uk</text:span><text:span text:style-name="T1">sj</text:span><text:span text:style-name="T1">on</text:span></text:p>
          </draw:text-box>
        </draw:frame>
        <draw:line draw:style-name="gr120" draw:text-style-name="P3" draw:layer="layout" svg:x1="12.039cm" svg:y1="21.536cm" svg:x2="13.603cm" svg:y2="21.536cm">
          <text:p/>
        </draw:line>
        <draw:frame draw:style-name="gr128" draw:text-style-name="P37" draw:layer="layout" svg:width="3.779cm" svg:height="0.489cm" svg:x="3.653cm" svg:y="18.152cm">
          <draw:text-box>
            <text:p><text:span text:style-name="T25">M</text:span><text:span text:style-name="T25">ed </text:span><text:span text:style-name="T25">ko</text:span><text:span text:style-name="T25">ns</text:span><text:span text:style-name="T25">ta</text:span><text:span text:style-name="T25">nt</text:span><text:span text:style-name="T25">e </text:span><text:span text:style-name="T25">gr</text:span><text:span text:style-name="T25">en</text:span><text:span text:style-name="T25">se</text:span><text:span text:style-name="T25">ko</text:span><text:span text:style-name="T25">st</text:span><text:span text:style-name="T25">na</text:span><text:span text:style-name="T25">de</text:span><text:span text:style-name="T25">r</text:span></text:p>
          </draw:text-box>
        </draw:frame>
        <draw:frame draw:style-name="gr129" draw:text-style-name="P37" draw:layer="layout" svg:width="5.658cm" svg:height="0.489cm" svg:x="12.353cm" svg:y="18.153cm">
          <draw:text-box>
            <text:p><text:span text:style-name="T25">M</text:span><text:span text:style-name="T25">ed </text:span><text:span text:style-name="T25">sti</text:span><text:span text:style-name="T25">ge</text:span><text:span text:style-name="T25">n</text:span><text:span text:style-name="T25">de </text:span><text:span text:style-name="T25">gr</text:span><text:span text:style-name="T25">en</text:span><text:span text:style-name="T25">se</text:span><text:span text:style-name="T25">ko</text:span><text:span text:style-name="T25">st</text:span><text:span text:style-name="T25">na</text:span><text:span text:style-name="T25">de</text:span><text:span text:style-name="T25">r </text:span><text:span text:style-name="T25">(</text:span><text:span text:style-name="T25">m</text:span><text:span text:style-name="T25">er </text:span><text:span text:style-name="T25">de</text:span><text:span text:style-name="T25">lta</text:span><text:span text:style-name="T25">jer</text:span><text:span text:style-name="T25">t </text:span><text:span text:style-name="T25">fi</text:span><text:span text:style-name="T25">g</text:span><text:span text:style-name="T25">ur</text:span><text:span text:style-name="T25">)</text:span></text:p>
          </draw:text-box>
        </draw:frame>
        <draw:frame draw:style-name="gr130" draw:text-style-name="P7" draw:layer="layout" svg:width="3.91cm" svg:height="0.489cm" svg:x="15.653cm" svg:y="21.153cm">
          <draw:text-box>
            <text:p><text:span text:style-name="T1">Sa</text:span><text:span text:style-name="T1">mf</text:span><text:span text:style-name="T1">un</text:span><text:span text:style-name="T1">ns</text:span><text:span text:style-name="T1">øk</text:span><text:span text:style-name="T1">on</text:span><text:span text:style-name="T1">o</text:span><text:span text:style-name="T1">mi</text:span><text:span text:style-name="T1">sk </text:span><text:span text:style-name="T1">(d</text:span><text:span text:style-name="T1">ød</text:span><text:span text:style-name="T1">ve</text:span><text:span text:style-name="T1">kt</text:span><text:span text:style-name="T1">s) </text:span><text:span text:style-name="T1">ta</text:span><text:span text:style-name="T1">p</text:span></text:p>
          </draw:text-box>
        </draw:frame>
        <draw:line draw:style-name="gr131" draw:text-style-name="P3" draw:layer="layout" svg:x1="15.75cm" svg:y1="21.45cm" svg:x2="13.75cm" svg:y2="21cm">
          <text:p/>
        </draw:line>
        <draw:custom-shape draw:style-name="gr96" draw:text-style-name="P11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9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4" draw:text-style-name="P9" draw:layer="layout" svg:width="0.801cm" svg:height="0.47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4" draw:text-style-name="P9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4" draw:text-style-name="P9" draw:layer="layout" svg:width="0.801cm" svg:height="0.47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4" draw:text-style-name="P9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0" draw:text-style-name="P3" draw:layer="layout" svg:x1="11.939cm" svg:y1="21.036cm" svg:x2="13.503cm" svg:y2="21.036cm">
          <text:p/>
        </draw:line>
        <draw:frame draw:style-name="gr14" draw:text-style-name="P9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32" draw:text-style-name="P17" draw:layer="layout" svg:width="7.249cm" svg:height="1.109cm" svg:x="0.751cm" svg:y="0.353cm">
          <draw:text-box>
            <text:p><text:span text:style-name="T11">M</text:span><text:span text:style-name="T11">o</text:span><text:span text:style-name="T11">n</text:span><text:span text:style-name="T11">o</text:span><text:span text:style-name="T11">p</text:span><text:span text:style-name="T11">o</text:span><text:span text:style-name="T11">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4" draw:text-style-name="P32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32" draw:text-style-name="P36" draw:layer="layout" svg:width="1.073cm" svg:height="6.376cm" svg:x="0.953cm" svg:y="7.8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S</text:span></text:p>
            <text:p><text:span text:style-name="T24">F</text:span></text:p>
            <text:p><text:span text:style-name="T24">O</text:span></text:p>
            <text:p><text:span text:style-name="T24">R</text:span></text:p>
            <text:p><text:span text:style-name="T24">M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4" draw:text-style-name="P32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4" draw:text-style-name="P9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4" draw:text-style-name="P9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83" draw:text-style-name="P3" draw:layer="layout" svg:x1="17.502cm" svg:y1="4.949cm" svg:x2="17.502cm" svg:y2="2.199cm">
          <text:p/>
        </draw:line>
        <draw:line draw:style-name="gr84" draw:text-style-name="P3" draw:layer="layout" svg:x1="17.503cm" svg:y1="4.949cm" svg:x2="20.004cm" svg:y2="4.949cm">
          <text:p/>
        </draw:line>
        <draw:line draw:style-name="gr2" draw:text-style-name="P3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4" draw:text-style-name="P35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33" draw:text-style-name="P36" draw:layer="layout" svg:width="1.048cm" svg:height="4.989cm" svg:x="0.953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34" draw:text-style-name="P11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4" draw:text-style-name="P35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35" draw:text-style-name="P7" draw:layer="layout" svg:width="1.608cm" svg:height="0.599cm" svg:x="18.651cm" svg:y="3.426cm">
          <draw:text-box>
            <text:p><text:span text:style-name="T33">MB</text:span><text:span text:style-name="T33">V=</text:span><text:span text:style-name="T33">GK</text:span></text:p>
          </draw:text-box>
        </draw:frame>
        <draw:frame draw:style-name="gr14" draw:text-style-name="P9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4" draw:text-style-name="P9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4" draw:text-style-name="P32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4" draw:text-style-name="P9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4" draw:text-style-name="P9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83" draw:text-style-name="P3" draw:layer="layout" svg:x1="17.502cm" svg:y1="4.949cm" svg:x2="17.502cm" svg:y2="2.199cm">
          <text:p/>
        </draw:line>
        <draw:line draw:style-name="gr84" draw:text-style-name="P3" draw:layer="layout" svg:x1="17.503cm" svg:y1="4.949cm" svg:x2="20.004cm" svg:y2="4.949cm">
          <text:p/>
        </draw:line>
        <draw:line draw:style-name="gr2" draw:text-style-name="P3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4" draw:text-style-name="P35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33" draw:text-style-name="P36" draw:layer="layout" svg:width="1.048cm" svg:height="4.989cm" svg:x="0.953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34" draw:text-style-name="P11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35" draw:text-style-name="P7" draw:layer="layout" svg:width="1.608cm" svg:height="0.599cm" svg:x="18.651cm" svg:y="3.426cm">
          <draw:text-box>
            <text:p><text:span text:style-name="T33">MB</text:span><text:span text:style-name="T33">V=</text:span><text:span text:style-name="T33">GK</text:span></text:p>
          </draw:text-box>
        </draw:frame>
        <draw:frame draw:style-name="gr14" draw:text-style-name="P9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4" draw:text-style-name="P9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32" draw:text-style-name="P36" draw:layer="layout" svg:width="1.073cm" svg:height="6.376cm" svg:x="1.245cm" svg:y="18.375cm">
          <draw:text-box>
            <text:p><text:span text:style-name="T24">M</text:span></text:p>
            <text:p><text:span text:style-name="T24">O</text:span></text:p>
            <text:p><text:span text:style-name="T24">N</text:span></text:p>
            <text:p><text:span text:style-name="T24">O</text:span></text:p>
            <text:p><text:span text:style-name="T24">P</text:span></text:p>
            <text:p><text:span text:style-name="T24">O</text:span></text:p>
            <text:p><text:span text:style-name="T24">L</text:span></text:p>
            <text:p><text:span text:style-name="T24">I</text:span></text:p>
            <text:p><text:span text:style-name="T24">S</text:span></text:p>
            <text:p><text:span text:style-name="T24">T</text:span></text:p>
            <text:p><text:span text:style-name="T24">I</text:span></text:p>
            <text:p><text:span text:style-name="T24">S</text:span></text:p>
            <text:p><text:span text:style-name="T24">K</text:span></text:p>
          </draw:text-box>
        </draw:frame>
        <draw:frame draw:style-name="gr136" draw:text-style-name="P36" draw:layer="layout" svg:width="1.048cm" svg:height="5.451cm" svg:x="2.044cm" svg:y="18.574cm">
          <draw:text-box>
            <text:p><text:span text:style-name="T24">K</text:span></text:p>
            <text:p><text:span text:style-name="T24">O</text:span></text:p>
            <text:p><text:span text:style-name="T24">N</text:span></text:p>
            <text:p><text:span text:style-name="T24">K</text:span></text:p>
            <text:p><text:span text:style-name="T24">U</text:span></text:p>
            <text:p><text:span text:style-name="T24">R</text:span></text:p>
            <text:p><text:span text:style-name="T24">R</text:span></text:p>
            <text:p><text:span text:style-name="T24">A</text:span></text:p>
            <text:p><text:span text:style-name="T24">N</text:span></text:p>
            <text:p><text:span text:style-name="T24">S</text:span></text:p>
            <text:p><text:span text:style-name="T24">E</text:span></text:p>
          </draw:text-box>
        </draw:frame>
        <draw:line draw:style-name="gr112" draw:text-style-name="P3" draw:layer="layout" svg:x1="1.001cm" svg:y1="16.995cm" svg:x2="20.591cm" svg:y2="16.995cm">
          <text:p/>
        </draw:line>
        <draw:line draw:style-name="gr116" draw:text-style-name="P3" draw:layer="layout" svg:x1="12.768cm" svg:y1="23.848cm" svg:x2="19.025cm" svg:y2="23.848cm">
          <text:p/>
        </draw:line>
        <draw:line draw:style-name="gr117" draw:text-style-name="P3" draw:layer="layout" svg:x1="12.767cm" svg:y1="23.849cm" svg:x2="12.767cm" svg:y2="19.099cm">
          <text:p/>
        </draw:line>
        <draw:frame draw:style-name="gr137" draw:text-style-name="P40" draw:layer="layout" svg:width="2.1cm" svg:height="1.04cm" svg:x="18.116cm" svg:y="21.411cm">
          <draw:text-box>
            <text:p><text:span text:style-name="T26">S</text:span><text:span text:style-name="T26">=</text:span><text:span text:style-name="T26">G</text:span><text:span text:style-name="T26">K</text:span></text:p>
          </draw:text-box>
        </draw:frame>
        <draw:frame draw:style-name="gr138" draw:text-style-name="P20" draw:layer="layout" svg:width="0.729cm" svg:height="1.726cm" svg:x="11.897cm" svg:y="19.659cm">
          <draw:text-box>
            <text:p/>
          </draw:text-box>
        </draw:frame>
        <draw:line draw:style-name="gr120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39" draw:text-style-name="P9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4" draw:text-style-name="P9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4" draw:text-style-name="P9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40" draw:text-style-name="P40" draw:layer="layout" svg:width="1.612cm" svg:height="1.04cm" svg:x="14.762cm" svg:y="22.548cm">
          <draw:text-box>
            <text:p><text:span text:style-name="T26">G</text:span><text:span text:style-name="T26">I</text:span></text:p>
          </draw:text-box>
        </draw:frame>
        <draw:frame draw:style-name="gr141" draw:text-style-name="P40" draw:layer="layout" svg:width="2.463cm" svg:height="1.04cm" svg:x="17.816cm" svg:y="22.913cm">
          <draw:text-box>
            <text:p><text:span text:style-name="T26">E</text:span><text:span text:style-name="T26">=</text:span><text:span text:style-name="T26">M</text:span><text:span text:style-name="T26">B</text:span><text:span text:style-name="T26">V</text:span></text:p>
          </draw:text-box>
        </draw:frame>
        <draw:custom-shape draw:style-name="gr139" draw:text-style-name="P9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42" draw:text-style-name="P43" draw:layer="layout" svg:width="3.859cm" svg:height="0.71cm" draw:transform="rotate (-1.58790055346444) translate (6.606cm 9.613cm)">
          <draw:text-box>
            <text:p><text:span text:style-name="T34">G</text:span><text:span text:style-name="T34">r</text:span><text:span text:style-name="T34">a</text:span><text:span text:style-name="T34">d </text:span><text:span text:style-name="T34">a</text:span><text:span text:style-name="T34">v </text:span><text:span text:style-name="T34">d</text:span><text:span text:style-name="T34">iff</text:span><text:span text:style-name="T34">e</text:span><text:span text:style-name="T34">r</text:span><text:span text:style-name="T34">e</text:span><text:span text:style-name="T34">n</text:span><text:span text:style-name="T34">si</text:span><text:span text:style-name="T34">e</text:span><text:span text:style-name="T34">ri</text:span><text:span text:style-name="T34">n</text:span><text:span text:style-name="T34">g</text:span></text:p>
          </draw:text-box>
        </draw:frame>
        <draw:frame draw:style-name="gr143" draw:text-style-name="P43" draw:layer="layout" svg:width="2.223cm" svg:height="0.711cm" svg:x="5.853cm" svg:y="7.181cm">
          <draw:text-box>
            <text:p><text:span text:style-name="T34">F</text:span><text:span text:style-name="T34">u</text:span><text:span text:style-name="T34">ll</text:span><text:span text:style-name="T34">st</text:span><text:span text:style-name="T34">e</text:span><text:span text:style-name="T34">n</text:span><text:span text:style-name="T34">d</text:span><text:span text:style-name="T34">i</text:span><text:span text:style-name="T34">g</text:span></text:p>
          </draw:text-box>
        </draw:frame>
        <draw:line draw:style-name="gr116" draw:text-style-name="P3" draw:layer="layout" svg:x1="4.49cm" svg:y1="23.85cm" svg:x2="10.747cm" svg:y2="23.85cm">
          <text:p/>
        </draw:line>
        <draw:line draw:style-name="gr117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37" draw:text-style-name="P40" draw:layer="layout" svg:width="2.1cm" svg:height="1.04cm" svg:x="9.839cm" svg:y="21.413cm">
          <draw:text-box>
            <text:p><text:span text:style-name="T26">S</text:span><text:span text:style-name="T26">=</text:span><text:span text:style-name="T26">G</text:span><text:span text:style-name="T26">K</text:span></text:p>
          </draw:text-box>
        </draw:frame>
        <draw:frame draw:style-name="gr138" draw:text-style-name="P20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20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21" draw:text-style-name="P3" draw:layer="layout" svg:x1="6.089cm" svg:y1="23.849cm" svg:x2="6.089cm" svg:y2="20.777cm">
          <text:p/>
        </draw:line>
        <draw:custom-shape draw:style-name="gr139" draw:text-style-name="P9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4" draw:text-style-name="P9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4" draw:text-style-name="P9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4" draw:text-style-name="P9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40" draw:text-style-name="P40" draw:layer="layout" svg:width="1.612cm" svg:height="1.04cm" svg:x="6.339cm" svg:y="22.114cm">
          <draw:text-box>
            <text:p><text:span text:style-name="T26">G</text:span><text:span text:style-name="T26">I</text:span></text:p>
          </draw:text-box>
        </draw:frame>
        <draw:frame draw:style-name="gr141" draw:text-style-name="P40" draw:layer="layout" svg:width="2.463cm" svg:height="1.04cm" svg:x="9.538cm" svg:y="22.915cm">
          <draw:text-box>
            <text:p><text:span text:style-name="T26">E</text:span><text:span text:style-name="T26">=</text:span><text:span text:style-name="T26">M</text:span><text:span text:style-name="T26">B</text:span><text:span text:style-name="T26">V</text:span></text:p>
          </draw:text-box>
        </draw:frame>
        <draw:custom-shape draw:style-name="gr139" draw:text-style-name="P9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44" draw:text-style-name="P33" draw:layer="layout" svg:x1="14.8cm" svg:y1="8.8cm" svg:x2="8.197cm" svg:y2="14.812cm">
          <text:p/>
        </draw:line>
        <draw:line draw:style-name="gr144" draw:text-style-name="P33" draw:layer="layout" svg:x1="18.717cm" svg:y1="11.177cm" svg:x2="15.159cm" svg:y2="14.812cm">
          <text:p/>
        </draw:line>
        <draw:line draw:style-name="gr145" draw:text-style-name="P44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21" draw:text-style-name="P3" draw:layer="layout" svg:x1="13.669cm" svg:y1="23.857cm" svg:x2="13.694cm" svg:y2="21.715cm">
          <text:p/>
        </draw:line>
        <draw:frame draw:style-name="gr146" draw:text-style-name="P43" draw:layer="layout" svg:width="4.497cm" svg:height="1.057cm" svg:x="4.154cm" svg:y="17.333cm">
          <draw:text-box>
            <text:p><text:span text:style-name="T34">K</text:span><text:span text:style-name="T34">o</text:span><text:span text:style-name="T34">rt </text:span><text:span text:style-name="T34">si</text:span><text:span text:style-name="T34">kt</text:span></text:p>
          </draw:text-box>
        </draw:frame>
        <draw:frame draw:style-name="gr146" draw:text-style-name="P43" draw:layer="layout" svg:width="4.497cm" svg:height="1.057cm" svg:x="12.655cm" svg:y="17.334cm">
          <draw:text-box>
            <text:p><text:span text:style-name="T34">L</text:span><text:span text:style-name="T34">a</text:span><text:span text:style-name="T34">n</text:span><text:span text:style-name="T34">g </text:span><text:span text:style-name="T34">si</text:span><text:span text:style-name="T34">kt</text:span></text:p>
          </draw:text-box>
        </draw:frame>
        <draw:frame draw:style-name="gr53" draw:text-style-name="P17" draw:layer="layout" svg:width="14.298cm" svg:height="1.275cm" svg:x="0.952cm" svg:y="0.356cm">
          <draw:text-box>
            <text:p><text:span text:style-name="T11">U</text:span><text:span text:style-name="T11">f</text:span><text:span text:style-name="T11">u</text:span><text:span text:style-name="T11">l</text:span><text:span text:style-name="T11">l</text:span><text:span text:style-name="T11">k</text:span><text:span text:style-name="T11">o</text:span><text:span text:style-name="T11">m</text:span><text:span text:style-name="T11">m</text:span><text:span text:style-name="T11">e</text:span><text:span text:style-name="T11">n</text:span><text:span text:style-name="T11"> </text:span><text:span text:style-name="T11">k</text:span><text:span text:style-name="T11">o</text:span><text:span text:style-name="T11">n</text:span><text:span text:style-name="T11">k</text:span><text:span text:style-name="T11">u</text:span><text:span text:style-name="T11">r</text:span><text:span text:style-name="T11">r</text:span><text:span text:style-name="T11">a</text:span><text:span text:style-name="T11">n</text:span><text:span text:style-name="T11">s</text:span><text:span text:style-name="T11">e</text:span><text:span text:style-name="T11">: </text:span><text:span text:style-name="T11">M</text:span><text:span text:style-name="T11">o</text:span><text:span text:style-name="T11">n</text:span><text:span text:style-name="T11">o</text:span><text:span text:style-name="T11">p</text:span><text:span text:style-name="T11">o</text:span><text:span text:style-name="T11">l</text:span><text:span text:style-name="T11">i</text:span><text:span text:style-name="T11">s</text:span><text:span text:style-name="T11">t</text:span><text:span text:style-name="T11">i</text:span><text:span text:style-name="T11">s</text:span><text:span text:style-name="T11">k </text:span><text:span text:style-name="T11">k</text:span><text:span text:style-name="T11">o</text:span><text:span text:style-name="T11">n</text:span><text:span text:style-name="T11">k</text:span><text:span text:style-name="T11">u</text:span><text:span text:style-name="T11">r</text:span><text:span text:style-name="T11">r</text:span><text:span text:style-name="T11">a</text:span><text:span text:style-name="T11">n</text:span><text:span text:style-name="T11">s</text:span><text:span text:style-name="T11">e</text:span></text:p>
          </draw:text-box>
        </draw:frame>
        <draw:frame draw:style-name="gr142" draw:text-style-name="P43" draw:layer="layout" svg:width="3.859cm" svg:height="0.71cm" svg:x="8.887cm" svg:y="15.787cm">
          <draw:text-box>
            <text:p><text:span text:style-name="T34">A</text:span><text:span text:style-name="T34">n</text:span><text:span text:style-name="T34">t</text:span><text:span text:style-name="T34">a</text:span><text:span text:style-name="T34">ll </text:span><text:span text:style-name="T34">k</text:span><text:span text:style-name="T34">o</text:span><text:span text:style-name="T34">n</text:span><text:span text:style-name="T34">k</text:span><text:span text:style-name="T34">u</text:span><text:span text:style-name="T34">rr</text:span><text:span text:style-name="T34">e</text:span><text:span text:style-name="T34">n</text:span><text:span text:style-name="T34">t</text:span><text:span text:style-name="T34">e</text:span><text:span text:style-name="T34">r</text:span></text:p>
          </draw:text-box>
        </draw:frame>
        <draw:frame draw:style-name="gr142" draw:text-style-name="P43" draw:layer="layout" svg:width="3.859cm" svg:height="0.71cm" svg:x="8.088cm" svg:y="15.187cm">
          <draw:text-box>
            <text:p><text:span text:style-name="T34">F</text:span><text:span text:style-name="T34">å</text:span></text:p>
          </draw:text-box>
        </draw:frame>
        <draw:frame draw:style-name="gr142" draw:text-style-name="P43" draw:layer="layout" svg:width="3.859cm" svg:height="0.71cm" svg:x="6.889cm" svg:y="15.187cm">
          <draw:text-box>
            <text:p><text:span text:style-name="T34">1</text:span></text:p>
          </draw:text-box>
        </draw:frame>
        <draw:frame draw:style-name="gr147" draw:text-style-name="P20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42" draw:text-style-name="P43" draw:layer="layout" svg:width="3.859cm" svg:height="0.71cm" svg:x="7.59cm" svg:y="15.187cm">
          <draw:text-box>
            <text:p><text:span text:style-name="T34">2</text:span></text:p>
          </draw:text-box>
        </draw:frame>
        <draw:line draw:style-name="gr144" draw:text-style-name="P33" draw:layer="layout" svg:x1="15.601cm" svg:y1="8.8cm" svg:x2="8.998cm" svg:y2="14.812cm">
          <text:p/>
        </draw:line>
        <draw:frame draw:style-name="gr148" draw:text-style-name="P20" draw:layer="layout" svg:width="2.492cm" svg:height="0.489cm" svg:x="13.701cm" svg:y="7.601cm">
          <draw:text-box>
            <text:p>Monopol (kapittel 10)</text:p>
          </draw:text-box>
        </draw:frame>
        <draw:frame draw:style-name="gr149" draw:text-style-name="P20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50" draw:text-style-name="P20" draw:layer="layout" svg:width="2.678cm" svg:height="0.489cm" svg:x="15.002cm" svg:y="8.602cm">
          <draw:text-box>
            <text:p>Oligopol (ikke pensum)</text:p>
          </draw:text-box>
        </draw:frame>
        <draw:custom-shape draw:style-name="gr139" draw:text-style-name="P9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2" draw:text-style-name="P3" draw:layer="layout" svg:x1="6.95cm" svg:y1="14.15cm" svg:x2="14.25cm" svg:y2="14.25cm">
          <text:p/>
        </draw:line>
        <draw:line draw:style-name="gr112" draw:text-style-name="P3" draw:layer="layout" svg:x1="10.5cm" svg:y1="14.25cm" svg:x2="10.5cm" svg:y2="11cm">
          <text:p/>
        </draw:line>
        <draw:frame draw:style-name="gr151" draw:text-style-name="P20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51" draw:text-style-name="P20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44" draw:text-style-name="P33" draw:layer="layout" svg:x1="5.25cm" svg:y1="14cm" svg:x2="8.75cm" svg:y2="12cm">
          <text:p/>
        </draw:line>
        <draw:line draw:style-name="gr144" draw:text-style-name="P33" draw:layer="layout" svg:x1="13.65cm" svg:y1="12.3cm" svg:x2="11.75cm" svg:y2="13.5cm">
          <text:p/>
        </draw:line>
        <draw:custom-shape draw:style-name="gr152" draw:text-style-name="P9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9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9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32" draw:text-style-name="P17" draw:layer="layout" svg:width="7.249cm" svg:height="1.109cm" svg:x="0.749cm" svg:y="0.351cm">
          <draw:text-box>
            <text:p text:style-name="P45"><text:span text:style-name="T11">P</text:span><text:span text:style-name="T11">r</text:span><text:span text:style-name="T11">i</text:span><text:span text:style-name="T11">s</text:span><text:span text:style-name="T11">d</text:span><text:span text:style-name="T11">i</text:span><text:span text:style-name="T11">s</text:span><text:span text:style-name="T11">k</text:span><text:span text:style-name="T11">r</text:span><text:span text:style-name="T11">i</text:span><text:span text:style-name="T11">m</text:span><text:span text:style-name="T11">i</text:span><text:span text:style-name="T11">n</text:span><text:span text:style-name="T11">e</text:span><text:span text:style-name="T11">r</text:span><text:span text:style-name="T11">i</text:span><text:span text:style-name="T11">n</text:span><text:span text:style-name="T11">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53" draw:text-style-name="P36" draw:layer="layout" svg:width="1.073cm" svg:height="4.064cm" svg:x="0.954cm" svg:y="6.864cm">
          <draw:text-box>
            <text:p text:style-name="P46"><text:span text:style-name="T24">1.</text:span></text:p>
            <text:p text:style-name="P46"><text:span text:style-name="T24"/></text:p>
            <text:p text:style-name="P46"><text:span text:style-name="T24">G</text:span></text:p>
            <text:p text:style-name="P46"><text:span text:style-name="T24">R</text:span></text:p>
            <text:p text:style-name="P46"><text:span text:style-name="T24">A</text:span></text:p>
            <text:p text:style-name="P46"><text:span text:style-name="T24">D</text:span></text:p>
            <text:p text:style-name="P46"><text:span text:style-name="T24">S</text:span></text:p>
            <text:p text:style-name="P46"><text:span text:style-name="T24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53" draw:text-style-name="P36" draw:layer="layout" svg:width="1.073cm" svg:height="4.064cm" svg:x="0.955cm" svg:y="12.065cm">
          <draw:text-box>
            <text:p text:style-name="P46"><text:span text:style-name="T24">2.</text:span></text:p>
            <text:p text:style-name="P46"><text:span text:style-name="T24"/></text:p>
            <text:p text:style-name="P46"><text:span text:style-name="T24">G</text:span></text:p>
            <text:p text:style-name="P46"><text:span text:style-name="T24">R</text:span></text:p>
            <text:p text:style-name="P46"><text:span text:style-name="T24">A</text:span></text:p>
            <text:p text:style-name="P46"><text:span text:style-name="T24">D</text:span></text:p>
            <text:p text:style-name="P46"><text:span text:style-name="T24">S</text:span></text:p>
            <text:p text:style-name="P46"><text:span text:style-name="T24"/></text:p>
          </draw:text-box>
        </draw:frame>
        <draw:frame draw:style-name="gr153" draw:text-style-name="P36" draw:layer="layout" svg:width="1.073cm" svg:height="4.064cm" svg:x="0.955cm" svg:y="16.62cm">
          <draw:text-box>
            <text:p text:style-name="P46"><text:span text:style-name="T24">3.</text:span></text:p>
            <text:p text:style-name="P46"><text:span text:style-name="T24"/></text:p>
            <text:p text:style-name="P46"><text:span text:style-name="T24">G</text:span></text:p>
            <text:p text:style-name="P46"><text:span text:style-name="T24">R</text:span></text:p>
            <text:p text:style-name="P46"><text:span text:style-name="T24">A</text:span></text:p>
            <text:p text:style-name="P46"><text:span text:style-name="T24">D</text:span></text:p>
            <text:p text:style-name="P46"><text:span text:style-name="T24">S</text:span></text:p>
            <text:p text:style-name="P46"><text:span text:style-name="T24"/></text:p>
          </draw:text-box>
        </draw:frame>
        <draw:custom-shape draw:style-name="gr154" draw:text-style-name="P9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12" draw:text-style-name="P3" draw:layer="layout" svg:x1="2.708cm" svg:y1="13.74cm" svg:x2="8.207cm" svg:y2="13.74cm">
          <text:p/>
        </draw:line>
        <draw:custom-shape draw:style-name="gr154" draw:text-style-name="P9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5" draw:text-style-name="P48" draw:layer="layout" svg:width="11.119cm" svg:height="2.764cm" svg:x="1.894cm" svg:y="2.496cm">
          <draw:text-box>
            <text:list text:style-name="L2">
              <text:list-item>
                <text:p text:style-name="P47"><text:span text:style-name="T35">-</text:span><text:span text:style-name="T35"> </text:span><text:span text:style-name="T35"><text:s/></text:span><text:span text:style-name="T35"><text:s/></text:span><text:span text:style-name="T35">F</text:span><text:span text:style-name="T35">o</text:span><text:span text:style-name="T35">r</text:span><text:span text:style-name="T35">s</text:span><text:span text:style-name="T35">k</text:span><text:span text:style-name="T35">j</text:span><text:span text:style-name="T35">e</text:span><text:span text:style-name="T35">l</text:span><text:span text:style-name="T35">l</text:span><text:span text:style-name="T35">i</text:span><text:span text:style-name="T35">g</text:span><text:span text:style-name="T35">e</text:span><text:span text:style-name="T35"> </text:span><text:span text:style-name="T35">e</text:span><text:span text:style-name="T35">t</text:span><text:span text:style-name="T35">t</text:span><text:span text:style-name="T35">e</text:span><text:span text:style-name="T35">r</text:span><text:span text:style-name="T35">s</text:span><text:span text:style-name="T35">p</text:span><text:span text:style-name="T35">ø</text:span><text:span text:style-name="T35">r</text:span><text:span text:style-name="T35">r</text:span><text:span text:style-name="T35">e</text:span><text:span text:style-name="T35">r</text:span><text:span text:style-name="T35">e</text:span><text:span text:style-name="T35"> </text:span><text:span text:style-name="T35">(</text:span><text:span text:style-name="T35">e</text:span><text:span text:style-name="T35">l</text:span><text:span text:style-name="T35">l</text:span><text:span text:style-name="T35">e</text:span><text:span text:style-name="T35">r</text:span><text:span text:style-name="T35"> </text:span><text:span text:style-name="T35">g</text:span><text:span text:style-name="T35">r</text:span><text:span text:style-name="T35">u</text:span><text:span text:style-name="T35">p</text:span><text:span text:style-name="T35">p</text:span><text:span text:style-name="T35">e</text:span><text:span text:style-name="T35"> </text:span><text:span text:style-name="T35">a</text:span><text:span text:style-name="T35">v</text:span><text:span text:style-name="T35"> </text:span><text:span text:style-name="T35">e</text:span><text:span text:style-name="T35">t</text:span><text:span text:style-name="T35">t</text:span><text:span text:style-name="T35">e</text:span><text:span text:style-name="T35">r</text:span><text:span text:style-name="T35">s</text:span><text:span text:style-name="T35">p</text:span><text:span text:style-name="T35">ø</text:span><text:span text:style-name="T35">r</text:span><text:span text:style-name="T35">r</text:span><text:span text:style-name="T35">e</text:span><text:span text:style-name="T35">)</text:span><text:span text:style-name="T35"> </text:span><text:span text:style-name="T35">m</text:span><text:span text:style-name="T35">å</text:span><text:span text:style-name="T35"> </text:span><text:span text:style-name="T35">h</text:span><text:span text:style-name="T35">a</text:span><text:span text:style-name="T35"> </text:span><text:span text:style-name="T35">u</text:span><text:span text:style-name="T35">l</text:span><text:span text:style-name="T35">i</text:span><text:span text:style-name="T35">k</text:span><text:span text:style-name="T35"> </text:span><text:span text:style-name="T35">m</text:span><text:span text:style-name="T35">a</text:span><text:span text:style-name="T35">r</text:span><text:span text:style-name="T35">g</text:span><text:span text:style-name="T35">i</text:span><text:span text:style-name="T35">n</text:span><text:span text:style-name="T35">a</text:span><text:span text:style-name="T35">l</text:span><text:span text:style-name="T35"> </text:span><text:span text:style-name="T35">b</text:span><text:span text:style-name="T35">e</text:span><text:span text:style-name="T35">t</text:span><text:span text:style-name="T35">a</text:span><text:span text:style-name="T35">l</text:span><text:span text:style-name="T35">i</text:span><text:span text:style-name="T35">n</text:span><text:span text:style-name="T35">g</text:span><text:span text:style-name="T35">s</text:span><text:span text:style-name="T35">v</text:span><text:span text:style-name="T35">i</text:span><text:span text:style-name="T35">l</text:span><text:span text:style-name="T35">l</text:span><text:span text:style-name="T35">i</text:span><text:span text:style-name="T35">g</text:span><text:span text:style-name="T35">h</text:span><text:span text:style-name="T35">e</text:span><text:span text:style-name="T35">t</text:span><text:span text:style-name="T35"> </text:span><text:span text:style-name="T35">(</text:span><text:span text:style-name="T35">M</text:span><text:span text:style-name="T35">B</text:span><text:span text:style-name="T35">V</text:span><text:span text:style-name="T35">)</text:span><text:span text:style-name="T35">.</text:span></text:p>
              </text:list-item>
              <text:list-item>
                <text:p text:style-name="P47"><text:span text:style-name="T35">-</text:span><text:span text:style-name="T35"> </text:span><text:span text:style-name="T35"><text:s/></text:span><text:span text:style-name="T35"><text:s/></text:span><text:span text:style-name="T35">P</text:span><text:span text:style-name="T35">r</text:span><text:span text:style-name="T35">o</text:span><text:span text:style-name="T35">d</text:span><text:span text:style-name="T35">u</text:span><text:span text:style-name="T35">s</text:span><text:span text:style-name="T35">e</text:span><text:span text:style-name="T35">n</text:span><text:span text:style-name="T35">t</text:span><text:span text:style-name="T35">e</text:span><text:span text:style-name="T35">n</text:span><text:span text:style-name="T35">e</text:span><text:span text:style-name="T35"> </text:span><text:span text:style-name="T35">m</text:span><text:span text:style-name="T35">å</text:span><text:span text:style-name="T35"> </text:span><text:span text:style-name="T35">m</text:span><text:span text:style-name="T35">u</text:span><text:span text:style-name="T35">l</text:span><text:span text:style-name="T35">i</text:span><text:span text:style-name="T35">g</text:span><text:span text:style-name="T35">h</text:span><text:span text:style-name="T35">e</text:span><text:span text:style-name="T35">t</text:span><text:span text:style-name="T35"> </text:span><text:span text:style-name="T35">t</text:span><text:span text:style-name="T35">i</text:span><text:span text:style-name="T35">l</text:span><text:span text:style-name="T35"> </text:span><text:span text:style-name="T35">å</text:span><text:span text:style-name="T35"> </text:span><text:span text:style-name="T36">s</text:span><text:span text:style-name="T36">k</text:span><text:span text:style-name="T36">i</text:span><text:span text:style-name="T36">l</text:span><text:span text:style-name="T36">l</text:span><text:span text:style-name="T36">e</text:span><text:span text:style-name="T35"> </text:span><text:span text:style-name="T35">d</text:span><text:span text:style-name="T35">e</text:span><text:span text:style-name="T35"> </text:span><text:span text:style-name="T35">f</text:span><text:span text:style-name="T35">o</text:span><text:span text:style-name="T35">r</text:span><text:span text:style-name="T35">s</text:span><text:span text:style-name="T35">k</text:span><text:span text:style-name="T35">j</text:span><text:span text:style-name="T35">e</text:span><text:span text:style-name="T35">l</text:span><text:span text:style-name="T35">l</text:span><text:span text:style-name="T35">i</text:span><text:span text:style-name="T35">g</text:span><text:span text:style-name="T35">e</text:span><text:span text:style-name="T35"> </text:span><text:span text:style-name="T35">e</text:span><text:span text:style-name="T35">t</text:span><text:span text:style-name="T35">t</text:span><text:span text:style-name="T35">e</text:span><text:span text:style-name="T35">r</text:span><text:span text:style-name="T35">s</text:span><text:span text:style-name="T35">p</text:span><text:span text:style-name="T35">ø</text:span><text:span text:style-name="T35">r</text:span><text:span text:style-name="T35">r</text:span><text:span text:style-name="T35">e</text:span><text:span text:style-name="T35">r</text:span><text:span text:style-name="T35">e</text:span><text:span text:style-name="T35"> </text:span><text:span text:style-name="T35">f</text:span><text:span text:style-name="T35">r</text:span><text:span text:style-name="T35">a</text:span><text:span text:style-name="T35"> </text:span><text:span text:style-name="T35">h</text:span><text:span text:style-name="T35">v</text:span><text:span text:style-name="T35">e</text:span><text:span text:style-name="T35">r</text:span><text:span text:style-name="T35">a</text:span><text:span text:style-name="T35">n</text:span><text:span text:style-name="T35">d</text:span><text:span text:style-name="T35">r</text:span><text:span text:style-name="T35">e</text:span><text:span text:style-name="T35">.</text:span></text:p>
              </text:list-item>
              <text:list-item>
                <text:p text:style-name="P47"><text:span text:style-name="T35">-</text:span><text:span text:style-name="T35"> </text:span><text:span text:style-name="T35"><text:s/></text:span><text:span text:style-name="T35"><text:s/></text:span><text:span text:style-name="T35">V</text:span><text:span text:style-name="T35">i</text:span><text:span text:style-name="T35">d</text:span><text:span text:style-name="T35">e</text:span><text:span text:style-name="T35">r</text:span><text:span text:style-name="T35">e</text:span><text:span text:style-name="T35">s</text:span><text:span text:style-name="T35">a</text:span><text:span text:style-name="T35">l</text:span><text:span text:style-name="T35">g</text:span><text:span text:style-name="T35"> </text:span><text:span text:style-name="T35">m</text:span><text:span text:style-name="T35">e</text:span><text:span text:style-name="T35">l</text:span><text:span text:style-name="T35">l</text:span><text:span text:style-name="T35">o</text:span><text:span text:style-name="T35">m</text:span><text:span text:style-name="T35"> </text:span><text:span text:style-name="T35">g</text:span><text:span text:style-name="T35">r</text:span><text:span text:style-name="T35">u</text:span><text:span text:style-name="T35">p</text:span><text:span text:style-name="T35">p</text:span><text:span text:style-name="T35">e</text:span><text:span text:style-name="T35">n</text:span><text:span text:style-name="T35">e</text:span><text:span text:style-name="T35"> </text:span><text:span text:style-name="T35">(</text:span><text:span text:style-name="T35">d</text:span><text:span text:style-name="T35">v</text:span><text:span text:style-name="T35">s</text:span><text:span text:style-name="T35">.</text:span><text:span text:style-name="T35"> </text:span><text:span text:style-name="T35">f</text:span><text:span text:style-name="T35">r</text:span><text:span text:style-name="T35">a</text:span><text:span text:style-name="T35"> </text:span><text:span text:style-name="T35">k</text:span><text:span text:style-name="T35">o</text:span><text:span text:style-name="T35">n</text:span><text:span text:style-name="T35">s</text:span><text:span text:style-name="T35">u</text:span><text:span text:style-name="T35">m</text:span><text:span text:style-name="T35">e</text:span><text:span text:style-name="T35">n</text:span><text:span text:style-name="T35">t</text:span><text:span text:style-name="T35">e</text:span><text:span text:style-name="T35">r</text:span><text:span text:style-name="T35"> </text:span><text:span text:style-name="T35">t</text:span><text:span text:style-name="T35">i</text:span><text:span text:style-name="T35">l</text:span><text:span text:style-name="T35"> </text:span><text:span text:style-name="T35">k</text:span><text:span text:style-name="T35">o</text:span><text:span text:style-name="T35">n</text:span><text:span text:style-name="T35">s</text:span><text:span text:style-name="T35">u</text:span><text:span text:style-name="T35">m</text:span><text:span text:style-name="T35">e</text:span><text:span text:style-name="T35">n</text:span><text:span text:style-name="T35">t</text:span><text:span text:style-name="T35">e</text:span><text:span text:style-name="T35">r</text:span><text:span text:style-name="T35">)</text:span><text:span text:style-name="T35"> </text:span><text:span text:style-name="T35">e</text:span><text:span text:style-name="T35">r</text:span><text:span text:style-name="T35"> </text:span><text:span text:style-name="T35">i</text:span><text:span text:style-name="T35">k</text:span><text:span text:style-name="T35">k</text:span><text:span text:style-name="T35">e</text:span><text:span text:style-name="T35"> </text:span><text:span text:style-name="T35">m</text:span><text:span text:style-name="T35">u</text:span><text:span text:style-name="T35">l</text:span><text:span text:style-name="T35">i</text:span><text:span text:style-name="T35">g</text:span><text:span text:style-name="T35">,</text:span><text:span text:style-name="T35"> </text:span><text:span text:style-name="T35">a</text:span><text:span text:style-name="T35">l</text:span><text:span text:style-name="T35">t</text:span><text:span text:style-name="T35">e</text:span><text:span text:style-name="T35">r</text:span><text:span text:style-name="T35">n</text:span><text:span text:style-name="T35">a</text:span><text:span text:style-name="T35">t</text:span><text:span text:style-name="T35">i</text:span><text:span text:style-name="T35">v</text:span><text:span text:style-name="T35">t</text:span><text:span text:style-name="T35"> </text:span><text:span text:style-name="T35">k</text:span><text:span text:style-name="T35">o</text:span><text:span text:style-name="T35">s</text:span><text:span text:style-name="T35">t</text:span><text:span text:style-name="T35">b</text:span><text:span text:style-name="T35">a</text:span><text:span text:style-name="T35">r</text:span><text:span text:style-name="T35">t</text:span><text:span text:style-name="T35"> </text:span><text:span text:style-name="T35">å</text:span><text:span text:style-name="T35"> </text:span><text:span text:style-name="T35">u</text:span><text:span text:style-name="T35">t</text:span><text:span text:style-name="T35">f</text:span><text:span text:style-name="T35">ø</text:span><text:span text:style-name="T35">r</text:span><text:span text:style-name="T35">e</text:span><text:span text:style-name="T35">.</text:span></text:p>
              </text:list-item>
            </text:list>
          </draw:text-box>
        </draw:frame>
        <draw:frame draw:style-name="gr133" draw:text-style-name="P36" draw:layer="layout" svg:width="1.048cm" svg:height="4.989cm" svg:x="0.955cm" svg:y="1.001cm">
          <draw:text-box>
            <text:p text:style-name="P46"><text:span text:style-name="T24">F</text:span></text:p>
            <text:p text:style-name="P46"><text:span text:style-name="T24">O</text:span></text:p>
            <text:p text:style-name="P46"><text:span text:style-name="T24">R</text:span></text:p>
            <text:p text:style-name="P46"><text:span text:style-name="T24">U</text:span></text:p>
            <text:p text:style-name="P46"><text:span text:style-name="T24">T</text:span></text:p>
            <text:p text:style-name="P46"><text:span text:style-name="T24">S</text:span></text:p>
            <text:p text:style-name="P46"><text:span text:style-name="T24">E</text:span></text:p>
            <text:p text:style-name="P46"><text:span text:style-name="T24">T</text:span></text:p>
            <text:p text:style-name="P46"><text:span text:style-name="T24">N</text:span></text:p>
            <text:p text:style-name="P46"><text:span text:style-name="T24"/></text:p>
          </draw:text-box>
        </draw:frame>
        <draw:frame draw:style-name="gr156" draw:text-style-name="P43" draw:layer="layout" svg:width="14.58cm" svg:height="1.057cm" svg:x="1.968cm" svg:y="1.37cm">
          <draw:text-box>
            <text:p text:style-name="P49"><text:span text:style-name="T34">V</text:span><text:span text:style-name="T34">i </text:span><text:span text:style-name="T34">h</text:span><text:span text:style-name="T34">a</text:span><text:span text:style-name="T34">r </text:span><text:span text:style-name="T37">p</text:span><text:span text:style-name="T37">ri</text:span><text:span text:style-name="T37">s</text:span><text:span text:style-name="T37">d</text:span><text:span text:style-name="T37">i</text:span><text:span text:style-name="T37">s</text:span><text:span text:style-name="T37">k</text:span><text:span text:style-name="T37">ri</text:span><text:span text:style-name="T37">m</text:span><text:span text:style-name="T37">i</text:span><text:span text:style-name="T37">n</text:span><text:span text:style-name="T37">e</text:span><text:span text:style-name="T37">ri</text:span><text:span text:style-name="T37">n</text:span><text:span text:style-name="T37">g</text:span><text:span text:style-name="T38"> </text:span><text:span text:style-name="T34">i </text:span><text:span text:style-name="T34">e</text:span><text:span text:style-name="T34">t </text:span><text:span text:style-name="T34">m</text:span><text:span text:style-name="T34">a</text:span><text:span text:style-name="T34">r</text:span><text:span text:style-name="T34">k</text:span><text:span text:style-name="T34">e</text:span><text:span text:style-name="T34">d </text:span><text:span text:style-name="T34">n</text:span><text:span text:style-name="T34">å</text:span><text:span text:style-name="T34">r </text:span><text:span text:style-name="T34">e</text:span><text:span text:style-name="T34">n </text:span><text:span text:style-name="T34">p</text:span><text:span text:style-name="T34">r</text:span><text:span text:style-name="T34">o</text:span><text:span text:style-name="T34">d</text:span><text:span text:style-name="T34">u</text:span><text:span text:style-name="T34">s</text:span><text:span text:style-name="T34">e</text:span><text:span text:style-name="T34">n</text:span><text:span text:style-name="T34">t </text:span><text:span text:style-name="T34">h</text:span><text:span text:style-name="T34">a</text:span><text:span text:style-name="T34">r </text:span><text:span text:style-name="T34">e</text:span><text:span text:style-name="T34">n </text:span><text:span text:style-name="T34">f</text:span><text:span text:style-name="T34">o</text:span><text:span text:style-name="T34">r</text:span><text:span text:style-name="T34">d</text:span><text:span text:style-name="T34">e</text:span><text:span text:style-name="T34">l </text:span><text:span text:style-name="T34">(</text:span><text:span text:style-name="T34">d</text:span><text:span text:style-name="T34">v</text:span><text:span text:style-name="T34">s. </text:span><text:span text:style-name="T34">k</text:span><text:span text:style-name="T34">a</text:span><text:span text:style-name="T34">n </text:span><text:span text:style-name="T34">f</text:span><text:span text:style-name="T34">å </text:span><text:span text:style-name="T34">ø</text:span><text:span text:style-name="T34">kt </text:span><text:span text:style-name="T34">si</text:span><text:span text:style-name="T34">n </text:span><text:span text:style-name="T34">f</text:span><text:span text:style-name="T34">o</text:span><text:span text:style-name="T34">rt</text:span><text:span text:style-name="T34">j</text:span><text:span text:style-name="T34">e</text:span><text:span text:style-name="T34">n</text:span><text:span text:style-name="T34">e</text:span><text:span text:style-name="T34">st</text:span><text:span text:style-name="T34">e</text:span><text:span text:style-name="T34">) </text:span></text:p>
            <text:p text:style-name="P49"><text:span text:style-name="T34">v</text:span><text:span text:style-name="T34">e</text:span><text:span text:style-name="T34">d </text:span><text:span text:style-name="T34">å </text:span><text:span text:style-name="T34">t</text:span><text:span text:style-name="T34">a </text:span><text:span text:style-name="T34">u</text:span><text:span text:style-name="T34">li</text:span><text:span text:style-name="T34">k </text:span><text:span text:style-name="T34">p</text:span><text:span text:style-name="T34">ri</text:span><text:span text:style-name="T34">s </text:span><text:span text:style-name="T34">til </text:span><text:span text:style-name="T34">f</text:span><text:span text:style-name="T34">o</text:span><text:span text:style-name="T34">r</text:span><text:span text:style-name="T34">s</text:span><text:span text:style-name="T34">kj</text:span><text:span text:style-name="T34">e</text:span><text:span text:style-name="T34">lli</text:span><text:span text:style-name="T34">g</text:span><text:span text:style-name="T34">e </text:span><text:span text:style-name="T34">e</text:span><text:span text:style-name="T34">tt</text:span><text:span text:style-name="T34">e</text:span><text:span text:style-name="T34">r</text:span><text:span text:style-name="T34">s</text:span><text:span text:style-name="T34">p</text:span><text:span text:style-name="T34">ø</text:span><text:span text:style-name="T34">rr</text:span><text:span text:style-name="T34">e</text:span><text:span text:style-name="T34">r</text:span><text:span text:style-name="T34">e</text:span><text:span text:style-name="T34">.</text:span></text:p>
          </draw:text-box>
        </draw:frame>
        <draw:custom-shape draw:style-name="gr157" draw:text-style-name="P9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8" draw:text-style-name="P43" draw:layer="layout" svg:width="6.522cm" svg:height="0.711cm" svg:x="2.524cm" svg:y="5.943cm">
          <draw:text-box>
            <text:p text:style-name="P49"><text:span text:style-name="T34">S</text:span><text:span text:style-name="T34">o</text:span><text:span text:style-name="T34">rt</text:span><text:span text:style-name="T34">e</text:span><text:span text:style-name="T34">ri</text:span><text:span text:style-name="T34">n</text:span><text:span text:style-name="T34">g</text:span><text:span text:style-name="T34">s</text:span><text:span text:style-name="T34">m</text:span><text:span text:style-name="T34">e</text:span><text:span text:style-name="T34">k</text:span><text:span text:style-name="T34">a</text:span><text:span text:style-name="T34">n</text:span><text:span text:style-name="T34">is</text:span><text:span text:style-name="T34">m</text:span><text:span text:style-name="T34">e</text:span><text:span text:style-name="T34">: </text:span><text:span text:style-name="T34">I</text:span><text:span text:style-name="T34">n</text:span><text:span text:style-name="T34">d</text:span><text:span text:style-name="T34">iv</text:span><text:span text:style-name="T34">i</text:span><text:span text:style-name="T34">d</text:span><text:span text:style-name="T34">u</text:span><text:span text:style-name="T34">e</text:span><text:span text:style-name="T34">ll</text:span><text:span text:style-name="T34">e </text:span><text:span text:style-name="T34">s</text:span><text:span text:style-name="T34">o</text:span><text:span text:style-name="T34">rt</text:span><text:span text:style-name="T34">e</text:span><text:span text:style-name="T34">ri</text:span><text:span text:style-name="T34">n</text:span><text:span text:style-name="T34">g</text:span></text:p>
          </draw:text-box>
        </draw:frame>
        <draw:frame draw:style-name="gr159" draw:text-style-name="P43" draw:layer="layout" svg:width="5.489cm" svg:height="0.711cm" svg:x="2.524cm" svg:y="11.761cm">
          <draw:text-box>
            <text:p text:style-name="P49"><text:span text:style-name="T34">S</text:span><text:span text:style-name="T34">o</text:span><text:span text:style-name="T34">rt</text:span><text:span text:style-name="T34">e</text:span><text:span text:style-name="T34">ri</text:span><text:span text:style-name="T34">n</text:span><text:span text:style-name="T34">g</text:span><text:span text:style-name="T34">s</text:span><text:span text:style-name="T34">m</text:span><text:span text:style-name="T34">e</text:span><text:span text:style-name="T34">k</text:span><text:span text:style-name="T34">a</text:span><text:span text:style-name="T34">n</text:span><text:span text:style-name="T34">is</text:span><text:span text:style-name="T34">m</text:span><text:span text:style-name="T34">e</text:span><text:span text:style-name="T34">: </text:span><text:span text:style-name="T34">S</text:span><text:span text:style-name="T34">e</text:span><text:span text:style-name="T34">lv</text:span><text:span text:style-name="T34">s</text:span><text:span text:style-name="T34">o</text:span><text:span text:style-name="T34">rt</text:span><text:span text:style-name="T34">e</text:span><text:span text:style-name="T34">ri</text:span><text:span text:style-name="T34">n</text:span><text:span text:style-name="T34">g</text:span></text:p>
          </draw:text-box>
        </draw:frame>
        <draw:frame draw:style-name="gr146" draw:text-style-name="P43" draw:layer="layout" svg:width="4.497cm" svg:height="1.057cm" svg:x="1.653cm" svg:y="20.832cm">
          <draw:text-box>
            <text:p text:style-name="P49"><text:span text:style-name="T34">S</text:span><text:span text:style-name="T34">e</text:span><text:span text:style-name="T34">g</text:span><text:span text:style-name="T34">m</text:span><text:span text:style-name="T34">e</text:span><text:span text:style-name="T34">n</text:span><text:span text:style-name="T34">t </text:span><text:span text:style-name="T34">1</text:span><text:span text:style-name="T34">:</text:span></text:p>
            <text:p text:style-name="P49"><text:span text:style-name="T34">P</text:span><text:span text:style-name="T34">ri</text:span><text:span text:style-name="T34">s</text:span><text:span text:style-name="T34">u</text:span><text:span text:style-name="T34">f</text:span><text:span text:style-name="T34">ø</text:span><text:span text:style-name="T34">ls</text:span><text:span text:style-name="T34">o</text:span><text:span text:style-name="T34">m</text:span><text:span text:style-name="T34">m</text:span><text:span text:style-name="T34">e </text:span><text:span text:style-name="T34">e</text:span><text:span text:style-name="T34">tt</text:span><text:span text:style-name="T34">e</text:span><text:span text:style-name="T34">r</text:span><text:span text:style-name="T34">s</text:span><text:span text:style-name="T34">p</text:span><text:span text:style-name="T34">ø</text:span><text:span text:style-name="T34">rr</text:span><text:span text:style-name="T34">e</text:span><text:span text:style-name="T34">r</text:span><text:span text:style-name="T34">e</text:span></text:p>
          </draw:text-box>
        </draw:frame>
        <draw:frame draw:style-name="gr160" draw:text-style-name="P43" draw:layer="layout" svg:width="4.67cm" svg:height="1.057cm" svg:x="7.607cm" svg:y="20.923cm">
          <draw:text-box>
            <text:p text:style-name="P49"><text:span text:style-name="T34">S</text:span><text:span text:style-name="T34">e</text:span><text:span text:style-name="T34">g</text:span><text:span text:style-name="T34">m</text:span><text:span text:style-name="T34">e</text:span><text:span text:style-name="T34">n</text:span><text:span text:style-name="T34">t </text:span><text:span text:style-name="T34">2</text:span><text:span text:style-name="T34">: </text:span></text:p>
            <text:p text:style-name="P49"><text:span text:style-name="T34">P</text:span><text:span text:style-name="T34">ri</text:span><text:span text:style-name="T34">sf</text:span><text:span text:style-name="T34">ø</text:span><text:span text:style-name="T34">ls</text:span><text:span text:style-name="T34">o</text:span><text:span text:style-name="T34">m</text:span><text:span text:style-name="T34">m</text:span><text:span text:style-name="T34">e </text:span><text:span text:style-name="T34">e</text:span><text:span text:style-name="T34">tt</text:span><text:span text:style-name="T34">e</text:span><text:span text:style-name="T34">r</text:span><text:span text:style-name="T34">s</text:span><text:span text:style-name="T34">p</text:span><text:span text:style-name="T34">ø</text:span><text:span text:style-name="T34">rr</text:span><text:span text:style-name="T34">e</text:span><text:span text:style-name="T34">r</text:span><text:span text:style-name="T34">e</text:span></text:p>
          </draw:text-box>
        </draw:frame>
        <draw:frame draw:style-name="gr161" draw:text-style-name="P43" draw:layer="layout" svg:width="5.081cm" svg:height="0.711cm" svg:x="14.142cm" svg:y="20.923cm">
          <draw:text-box>
            <text:p text:style-name="P49"><text:span text:style-name="T34">M</text:span><text:span text:style-name="T34">o</text:span><text:span text:style-name="T34">n</text:span><text:span text:style-name="T34">o</text:span><text:span text:style-name="T34">p</text:span><text:span text:style-name="T34">o</text:span><text:span text:style-name="T34">li</text:span><text:span text:style-name="T34">st </text:span><text:span text:style-name="T34">(</text:span><text:span text:style-name="T34">u</text:span><text:span text:style-name="T34">t</text:span><text:span text:style-name="T34">e</text:span><text:span text:style-name="T34">n </text:span><text:span text:style-name="T34">s</text:span><text:span text:style-name="T34">e</text:span><text:span text:style-name="T34">g</text:span><text:span text:style-name="T34">m</text:span><text:span text:style-name="T34">e</text:span><text:span text:style-name="T34">n</text:span><text:span text:style-name="T34">t</text:span><text:span text:style-name="T34">e</text:span><text:span text:style-name="T34">ri</text:span><text:span text:style-name="T34">n</text:span><text:span text:style-name="T34">g</text:span><text:span text:style-name="T34">)</text:span></text:p>
          </draw:text-box>
        </draw:frame>
        <draw:frame draw:style-name="gr162" draw:text-style-name="P43" draw:layer="layout" svg:width="2.992cm" svg:height="0.711cm" svg:x="8.478cm" svg:y="12.644cm">
          <draw:text-box>
            <text:p text:style-name="P49"><text:span text:style-name="T34">E</text:span><text:span text:style-name="T34">k</text:span><text:span text:style-name="T34">s. </text:span><text:span text:style-name="T34">S</text:span><text:span text:style-name="T34">m</text:span><text:span text:style-name="T34">å</text:span><text:span text:style-name="T34">k</text:span><text:span text:style-name="T34">u</text:span><text:span text:style-name="T34">n</text:span><text:span text:style-name="T34">d</text:span><text:span text:style-name="T34">e</text:span><text:span text:style-name="T34">r</text:span></text:p>
          </draw:text-box>
        </draw:frame>
        <draw:frame draw:style-name="gr163" draw:text-style-name="P43" draw:layer="layout" svg:width="2.923cm" svg:height="0.711cm" svg:x="8.478cm" svg:y="14.116cm">
          <draw:text-box>
            <text:p text:style-name="P49"><text:span text:style-name="T34">E</text:span><text:span text:style-name="T34">k</text:span><text:span text:style-name="T34">s. </text:span><text:span text:style-name="T34">S</text:span><text:span text:style-name="T34">t</text:span><text:span text:style-name="T34">o</text:span><text:span text:style-name="T34">r</text:span><text:span text:style-name="T34">k</text:span><text:span text:style-name="T34">u</text:span><text:span text:style-name="T34">n</text:span><text:span text:style-name="T34">d</text:span><text:span text:style-name="T34">e</text:span><text:span text:style-name="T34">r</text:span></text:p>
          </draw:text-box>
        </draw:frame>
        <draw:frame draw:style-name="gr164" draw:text-style-name="P43" draw:layer="layout" svg:width="5.112cm" svg:height="0.711cm" svg:x="2.524cm" svg:y="16.505cm">
          <draw:text-box>
            <text:p text:style-name="P49"><text:span text:style-name="T34">S</text:span><text:span text:style-name="T34">o</text:span><text:span text:style-name="T34">rt</text:span><text:span text:style-name="T34">e</text:span><text:span text:style-name="T34">ri</text:span><text:span text:style-name="T34">n</text:span><text:span text:style-name="T34">g</text:span><text:span text:style-name="T34">s</text:span><text:span text:style-name="T34">m</text:span><text:span text:style-name="T34">e</text:span><text:span text:style-name="T34">k</text:span><text:span text:style-name="T34">a</text:span><text:span text:style-name="T34">n</text:span><text:span text:style-name="T34">is</text:span><text:span text:style-name="T34">m</text:span><text:span text:style-name="T34">e</text:span><text:span text:style-name="T34">:</text:span><text:span text:style-name="T34">S</text:span><text:span text:style-name="T34">e</text:span><text:span text:style-name="T34">p</text:span><text:span text:style-name="T34">a</text:span><text:span text:style-name="T34">r</text:span><text:span text:style-name="T34">e</text:span><text:span text:style-name="T34">ri</text:span><text:span text:style-name="T34">n</text:span><text:span text:style-name="T34">g</text:span></text:p>
          </draw:text-box>
        </draw:frame>
        <draw:frame draw:style-name="gr165" draw:text-style-name="P43" draw:layer="layout" svg:width="5.64cm" svg:height="0.711cm" svg:x="8.478cm" svg:y="17.288cm">
          <draw:text-box>
            <text:p text:style-name="P49"><text:span text:style-name="T34">E</text:span><text:span text:style-name="T34">k</text:span><text:span text:style-name="T34">s. </text:span><text:span text:style-name="T34">U</text:span><text:span text:style-name="T34">n</text:span><text:span text:style-name="T34">g</text:span><text:span text:style-name="T34">e </text:span><text:span text:style-name="T34">p</text:span><text:span text:style-name="T34">e</text:span><text:span text:style-name="T34">r</text:span><text:span text:style-name="T34">s</text:span><text:span text:style-name="T34">o</text:span><text:span text:style-name="T34">n</text:span><text:span text:style-name="T34">e</text:span><text:span text:style-name="T34">r </text:span><text:span text:style-name="T34">o</text:span><text:span text:style-name="T34">g </text:span><text:span text:style-name="T34">p</text:span><text:span text:style-name="T34">e</text:span><text:span text:style-name="T34">n</text:span><text:span text:style-name="T34">sj</text:span><text:span text:style-name="T34">o</text:span><text:span text:style-name="T34">n</text:span><text:span text:style-name="T34">is</text:span><text:span text:style-name="T34">t</text:span><text:span text:style-name="T34">e</text:span><text:span text:style-name="T34">r</text:span></text:p>
          </draw:text-box>
        </draw:frame>
        <draw:frame draw:style-name="gr163" draw:text-style-name="P43" draw:layer="layout" svg:width="2.923cm" svg:height="0.711cm" svg:x="8.478cm" svg:y="18.16cm">
          <draw:text-box>
            <text:p text:style-name="P49"><text:span text:style-name="T34">E</text:span><text:span text:style-name="T34">k</text:span><text:span text:style-name="T34">s. </text:span><text:span text:style-name="T34">S</text:span><text:span text:style-name="T34">t</text:span><text:span text:style-name="T34">o</text:span><text:span text:style-name="T34">r</text:span><text:span text:style-name="T34">k</text:span><text:span text:style-name="T34">u</text:span><text:span text:style-name="T34">n</text:span><text:span text:style-name="T34">d</text:span><text:span text:style-name="T34">e</text:span><text:span text:style-name="T34">r</text:span></text:p>
          </draw:text-box>
        </draw:frame>
        <draw:line draw:style-name="gr116" draw:text-style-name="P3" draw:layer="layout" svg:x1="14.385cm" svg:y1="26.305cm" svg:x2="19.659cm" svg:y2="26.373cm">
          <text:p/>
        </draw:line>
        <draw:line draw:style-name="gr117" draw:text-style-name="P3" draw:layer="layout" svg:x1="14.361cm" svg:y1="26.375cm" svg:x2="14.31cm" svg:y2="22.282cm">
          <text:p/>
        </draw:line>
        <draw:frame draw:style-name="gr138" draw:text-style-name="P20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25cm" svg:y2="26.25cm">
          <text:p/>
        </draw:line>
        <draw:line draw:style-name="gr120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21" draw:text-style-name="P3" draw:layer="layout" svg:x1="15.884cm" svg:y1="26.407cm" svg:x2="15.884cm" svg:y2="24.027cm">
          <text:p/>
        </draw:line>
        <draw:frame draw:style-name="gr14" draw:text-style-name="P9" draw:layer="layout" svg:width="0.367cm" svg:height="0.297cm" svg:x="19.831cm" svg:y="26.037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4" draw:text-style-name="P9" draw:layer="layout" svg:width="0.341cm" svg:height="0.297cm" svg:x="14.062cm" svg:y="21.856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2" draw:text-style-name="P3" draw:layer="layout" svg:x1="14.24cm" svg:y1="22.725cm" svg:x2="18.5cm" svg:y2="26.5cm">
          <text:p/>
        </draw:line>
        <draw:frame draw:style-name="gr14" draw:text-style-name="P2" draw:layer="layout" svg:width="0.539cm" svg:height="0.336cm" svg:x="15.683cm" svg:y="26.63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37" draw:text-style-name="P51" draw:layer="layout" svg:width="2.1cm" svg:height="1.04cm" svg:x="19.278cm" svg:y="24.902cm">
          <draw:text-box>
            <text:p text:style-name="P50"><text:span text:style-name="T39">S=</text:span><text:span text:style-name="T39">G</text:span><text:span text:style-name="T39">K</text:span></text:p>
          </draw:text-box>
        </draw:frame>
        <draw:frame draw:style-name="gr137" draw:text-style-name="P51" draw:layer="layout" svg:width="2.1cm" svg:height="1.04cm" svg:x="16.229cm" svg:y="25.631cm">
          <draw:text-box>
            <text:p text:style-name="P50"><text:span text:style-name="T39">GI</text:span></text:p>
          </draw:text-box>
        </draw:frame>
        <draw:frame draw:style-name="gr137" draw:text-style-name="P51" draw:layer="layout" svg:width="2.1cm" svg:height="1.04cm" svg:x="18.262cm" svg:y="25.485cm">
          <draw:text-box>
            <text:p text:style-name="P50"><text:span text:style-name="T39">E=</text:span><text:span text:style-name="T39">M</text:span><text:span text:style-name="T39">B</text:span><text:span text:style-name="T39">V</text:span></text:p>
          </draw:text-box>
        </draw:frame>
        <draw:custom-shape draw:style-name="gr139" draw:text-style-name="P9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" draw:layer="layout" svg:x1="7.986cm" svg:y1="26.306cm" svg:x2="13.26cm" svg:y2="26.374cm">
          <text:p/>
        </draw:line>
        <draw:line draw:style-name="gr117" draw:text-style-name="P3" draw:layer="layout" svg:x1="7.962cm" svg:y1="26.376cm" svg:x2="7.911cm" svg:y2="22.283cm">
          <text:p/>
        </draw:line>
        <draw:frame draw:style-name="gr138" draw:text-style-name="P20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21" draw:text-style-name="P3" draw:layer="layout" svg:x1="9.785cm" svg:y1="26.408cm" svg:x2="9.785cm" svg:y2="24.028cm">
          <text:p/>
        </draw:line>
        <draw:frame draw:style-name="gr14" draw:text-style-name="P9" draw:layer="layout" svg:width="0.367cm" svg:height="0.297cm" svg:x="13.432cm" svg:y="26.038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4" draw:text-style-name="P9" draw:layer="layout" svg:width="0.341cm" svg:height="0.297cm" svg:x="7.663cm" svg:y="21.857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37" draw:text-style-name="P51" draw:layer="layout" svg:width="2.1cm" svg:height="1.04cm" svg:x="10.13cm" svg:y="25.632cm">
          <draw:text-box>
            <text:p text:style-name="P50"><text:span text:style-name="T39">GI</text:span></text:p>
          </draw:text-box>
        </draw:frame>
        <draw:frame draw:style-name="gr137" draw:text-style-name="P51" draw:layer="layout" svg:width="2.1cm" svg:height="1.04cm" svg:x="11.863cm" svg:y="25.486cm">
          <draw:text-box>
            <text:p text:style-name="P50"><text:span text:style-name="T39">E=</text:span><text:span text:style-name="T39">M</text:span><text:span text:style-name="T39">B</text:span><text:span text:style-name="T39">V</text:span></text:p>
          </draw:text-box>
        </draw:frame>
        <draw:custom-shape draw:style-name="gr139" draw:text-style-name="P9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" draw:layer="layout" svg:x1="2.086cm" svg:y1="26.306cm" svg:x2="7.36cm" svg:y2="26.374cm">
          <text:p/>
        </draw:line>
        <draw:line draw:style-name="gr117" draw:text-style-name="P3" draw:layer="layout" svg:x1="2.062cm" svg:y1="26.376cm" svg:x2="2.011cm" svg:y2="22.283cm">
          <text:p/>
        </draw:line>
        <draw:frame draw:style-name="gr138" draw:text-style-name="P20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21" draw:text-style-name="P3" draw:layer="layout" svg:x1="2.985cm" svg:y1="26.408cm" svg:x2="2.985cm" svg:y2="24.028cm">
          <text:p/>
        </draw:line>
        <draw:frame draw:style-name="gr14" draw:text-style-name="P9" draw:layer="layout" svg:width="0.367cm" svg:height="0.297cm" svg:x="7.532cm" svg:y="26.038cm">
          <draw:object xlink:href="./Object 495" xlink:type="simple" xlink:show="embed" xlink:actuate="onLoad">
            <loext:p/>
          </draw:object>
          <draw:image xlink:href="./ObjectReplacements/Object 495" xlink:type="simple" xlink:show="embed" xlink:actuate="onLoad"/>
        </draw:frame>
        <draw:frame draw:style-name="gr14" draw:text-style-name="P9" draw:layer="layout" svg:width="0.341cm" svg:height="0.297cm" svg:x="1.763cm" svg:y="21.857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4" draw:text-style-name="P2" draw:layer="layout" svg:width="0.689cm" svg:height="0.336cm" svg:x="2.684cm" svg:y="26.534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frame draw:style-name="gr137" draw:text-style-name="P51" draw:layer="layout" svg:width="2.1cm" svg:height="1.04cm" svg:x="3.03cm" svg:y="25.632cm">
          <draw:text-box>
            <text:p text:style-name="P50"><text:span text:style-name="T39">GI</text:span></text:p>
          </draw:text-box>
        </draw:frame>
        <draw:frame draw:style-name="gr137" draw:text-style-name="P51" draw:layer="layout" svg:width="2.1cm" svg:height="1.04cm" svg:x="4.263cm" svg:y="25.486cm">
          <draw:text-box>
            <text:p text:style-name="P50"><text:span text:style-name="T39">E=</text:span><text:span text:style-name="T39">M</text:span><text:span text:style-name="T39">B</text:span><text:span text:style-name="T39">V</text:span></text:p>
          </draw:text-box>
        </draw:frame>
        <draw:custom-shape draw:style-name="gr139" draw:text-style-name="P9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2" draw:text-style-name="P3" draw:layer="layout" svg:x1="8cm" svg:y1="24.485cm" svg:x2="9.801cm" svg:y2="24.466cm">
          <text:p/>
        </draw:line>
        <draw:frame draw:style-name="gr137" draw:text-style-name="P51" draw:layer="layout" svg:width="2.1cm" svg:height="1.04cm" svg:x="12.878cm" svg:y="24.902cm">
          <draw:text-box>
            <text:p text:style-name="P50"><text:span text:style-name="T39">S=</text:span><text:span text:style-name="T39">G</text:span><text:span text:style-name="T39">K</text:span></text:p>
          </draw:text-box>
        </draw:frame>
        <draw:frame draw:style-name="gr137" draw:text-style-name="P51" draw:layer="layout" svg:width="2.1cm" svg:height="1.04cm" svg:x="6.278cm" svg:y="24.902cm">
          <draw:text-box>
            <text:p text:style-name="P50"><text:span text:style-name="T39">S=</text:span><text:span text:style-name="T39">G</text:span><text:span text:style-name="T39">K</text:span></text:p>
          </draw:text-box>
        </draw:frame>
        <draw:line draw:style-name="gr112" draw:text-style-name="P3" draw:layer="layout" svg:x1="2.1cm" svg:y1="23.984cm" svg:x2="3cm" svg:y2="24cm">
          <text:p/>
        </draw:line>
        <draw:frame draw:style-name="gr14" draw:text-style-name="P2" draw:layer="layout" svg:width="0.642cm" svg:height="0.336cm" svg:x="1.285cm" svg:y="23.734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frame draw:style-name="gr14" draw:text-style-name="P2" draw:layer="layout" svg:width="0.642cm" svg:height="0.336cm" svg:x="7.185cm" svg:y="24.334cm">
          <draw:object xlink:href="./Object 499" xlink:type="simple" xlink:show="embed" xlink:actuate="onLoad">
            <loext:p/>
          </draw:object>
          <draw:image xlink:href="./ObjectReplacements/Object 499" xlink:type="simple" xlink:show="embed" xlink:actuate="onLoad"/>
        </draw:frame>
        <draw:frame draw:style-name="gr14" draw:text-style-name="P2" draw:layer="layout" svg:width="0.689cm" svg:height="0.336cm" svg:x="9.385cm" svg:y="26.534cm">
          <draw:object xlink:href="./Object 500" xlink:type="simple" xlink:show="embed" xlink:actuate="onLoad">
            <loext:p/>
          </draw:object>
          <draw:image xlink:href="./ObjectReplacements/Object 500" xlink:type="simple" xlink:show="embed" xlink:actuate="onLoad"/>
        </draw:frame>
        <draw:frame draw:style-name="gr14" draw:text-style-name="P2" draw:layer="layout" svg:width="0.491cm" svg:height="0.336cm" svg:x="13.485cm" svg:y="23.934cm">
          <draw:object xlink:href="./Object 501" xlink:type="simple" xlink:show="embed" xlink:actuate="onLoad">
            <loext:p/>
          </draw:object>
          <draw:image xlink:href="./ObjectReplacements/Object 501" xlink:type="simple" xlink:show="embed" xlink:actuate="onLoad"/>
        </draw:frame>
        <draw:custom-shape draw:style-name="gr154" draw:text-style-name="P9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1">
          <draw:page-thumbnail draw:style-name="gr9" draw:layer="layout" svg:width="18.624cm" svg:height="10.476cm" svg:x="1.482cm" svg:y="2.123cm" draw:page-number="13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33" draw:text-style-name="P36" draw:layer="layout" svg:width="1.048cm" svg:height="4.989cm" svg:x="1.152cm" svg:y="1.799cm">
          <draw:text-box>
            <text:p text:style-name="P46"><text:span text:style-name="T24">P</text:span></text:p>
            <text:p text:style-name="P46"><text:span text:style-name="T24">L</text:span></text:p>
            <text:p text:style-name="P46"><text:span text:style-name="T24">A</text:span></text:p>
            <text:p text:style-name="P46"><text:span text:style-name="T24">N</text:span></text:p>
            <text:p text:style-name="P46"><text:span text:style-name="T24">L</text:span></text:p>
            <text:p text:style-name="P46"><text:span text:style-name="T24">E</text:span></text:p>
            <text:p text:style-name="P46"><text:span text:style-name="T24">G</text:span></text:p>
            <text:p text:style-name="P46"><text:span text:style-name="T24">G</text:span></text:p>
            <text:p text:style-name="P46"><text:span text:style-name="T24">E</text:span></text:p>
            <text:p text:style-name="P46"><text:span text:style-name="T24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112" draw:text-style-name="P3" draw:layer="layout" svg:x1="1.001cm" svg:y1="17.091cm" svg:x2="20.591cm" svg:y2="17.091cm">
          <text:p/>
        </draw:line>
        <draw:frame draw:style-name="gr166" draw:text-style-name="P36" draw:layer="layout" svg:width="1.073cm" svg:height="5.451cm" svg:x="1.053cm" svg:y="10.659cm">
          <draw:text-box>
            <text:p text:style-name="P46"><text:span text:style-name="T24">M</text:span></text:p>
            <text:p text:style-name="P46"><text:span text:style-name="T24">A</text:span></text:p>
            <text:p text:style-name="P46"><text:span text:style-name="T24">R</text:span></text:p>
            <text:p text:style-name="P46"><text:span text:style-name="T24">K</text:span></text:p>
            <text:p text:style-name="P46"><text:span text:style-name="T24">E</text:span></text:p>
            <text:p text:style-name="P46"><text:span text:style-name="T24">D</text:span></text:p>
            <text:p text:style-name="P46"><text:span text:style-name="T24">S</text:span></text:p>
            <text:p text:style-name="P46"><text:span text:style-name="T24">V</text:span></text:p>
            <text:p text:style-name="P46"><text:span text:style-name="T24">I</text:span></text:p>
            <text:p text:style-name="P46"><text:span text:style-name="T24">K</text:span></text:p>
            <text:p text:style-name="P46"><text:span text:style-name="T24">T</text:span></text:p>
          </draw:text-box>
        </draw:frame>
        <draw:frame draw:style-name="gr167" draw:text-style-name="P36" draw:layer="layout" svg:width="1.048cm" svg:height="4.526cm" svg:x="1.053cm" svg:y="20.402cm">
          <draw:text-box>
            <text:p text:style-name="P46"><text:span text:style-name="T24">L</text:span></text:p>
            <text:p text:style-name="P46"><text:span text:style-name="T24">Ø</text:span></text:p>
            <text:p text:style-name="P46"><text:span text:style-name="T24">S</text:span></text:p>
            <text:p text:style-name="P46"><text:span text:style-name="T24">N</text:span></text:p>
            <text:p text:style-name="P46"><text:span text:style-name="T24">I</text:span></text:p>
            <text:p text:style-name="P46"><text:span text:style-name="T24">N</text:span></text:p>
            <text:p text:style-name="P46"><text:span text:style-name="T24">G</text:span></text:p>
            <text:p text:style-name="P46"><text:span text:style-name="T24">E</text:span></text:p>
            <text:p text:style-name="P46"><text:span text:style-name="T24">R</text:span></text:p>
          </draw:text-box>
        </draw:frame>
        <draw:line draw:style-name="gr2" draw:text-style-name="P3" draw:layer="layout" svg:x1="2.088cm" svg:y1="6.815cm" svg:x2="1.899cm" svg:y2="26.939cm">
          <text:p/>
        </draw:line>
        <draw:frame draw:style-name="gr168" draw:text-style-name="P53" draw:layer="layout" svg:width="4.67cm" svg:height="1.054cm" svg:x="2.51cm" svg:y="7.166cm">
          <draw:text-box>
            <text:p text:style-name="P52"><text:span text:style-name="T13">M</text:span><text:span text:style-name="T13">a</text:span><text:span text:style-name="T13">r</text:span><text:span text:style-name="T13">k</text:span><text:span text:style-name="T13">e</text:span><text:span text:style-name="T13">d</text:span><text:span text:style-name="T13">s</text:span><text:span text:style-name="T13">m</text:span><text:span text:style-name="T13">a</text:span><text:span text:style-name="T13">k</text:span><text:span text:style-name="T13">t</text:span></text:p>
          </draw:text-box>
        </draw:frame>
        <draw:frame draw:style-name="gr169" draw:text-style-name="P53" draw:layer="layout" svg:width="6.49cm" svg:height="1.054cm" svg:x="7.971cm" svg:y="7.168cm">
          <draw:text-box>
            <text:p text:style-name="P52"><text:span text:style-name="T13">E</text:span><text:span text:style-name="T13">k</text:span><text:span text:style-name="T13">s</text:span><text:span text:style-name="T13">t</text:span><text:span text:style-name="T13">e</text:span><text:span text:style-name="T13">r</text:span><text:span text:style-name="T13">n</text:span><text:span text:style-name="T13">e </text:span><text:span text:style-name="T13">v</text:span><text:span text:style-name="T13">i</text:span><text:span text:style-name="T13">r</text:span><text:span text:style-name="T13">k</text:span><text:span text:style-name="T13">n</text:span><text:span text:style-name="T13">i</text:span><text:span text:style-name="T13">n</text:span><text:span text:style-name="T13">g</text:span><text:span text:style-name="T13">e</text:span><text:span text:style-name="T13">r</text:span></text:p>
          </draw:text-box>
        </draw:frame>
        <draw:frame draw:style-name="gr170" draw:text-style-name="P53" draw:layer="layout" svg:width="3.355cm" svg:height="1.199cm" svg:x="15.001cm" svg:y="7.168cm">
          <draw:text-box>
            <text:p text:style-name="P52"><text:span text:style-name="T13">A</text:span><text:span text:style-name="T13">n</text:span><text:span text:style-name="T13">d</text:span><text:span text:style-name="T13">r</text:span><text:span text:style-name="T13">e </text:span><text:span text:style-name="T13">ti</text:span><text:span text:style-name="T13">lf</text:span><text:span text:style-name="T13">e</text:span><text:span text:style-name="T13">ll</text:span><text:span text:style-name="T13">e</text:span><text:span text:style-name="T13">r </text:span></text:p>
            <text:p text:style-name="P52"><text:span text:style-name="T13">(i</text:span><text:span text:style-name="T13">k</text:span><text:span text:style-name="T13">k</text:span><text:span text:style-name="T13">e </text:span><text:span text:style-name="T13">p</text:span><text:span text:style-name="T13">e</text:span><text:span text:style-name="T13">n</text:span><text:span text:style-name="T13">s</text:span><text:span text:style-name="T13">u</text:span><text:span text:style-name="T13">m</text:span><text:span text:style-name="T13">)</text:span></text:p>
          </draw:text-box>
        </draw:frame>
        <draw:frame draw:style-name="gr14" draw:text-style-name="P9" draw:layer="layout" svg:width="0.497cm" svg:height="0.47cm" svg:x="17.427cm" svg:y="2.052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14" draw:text-style-name="P9" draw:layer="layout" svg:width="0.534cm" svg:height="0.47cm" svg:x="20.128cm" svg:y="4.953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83" draw:text-style-name="P3" draw:layer="layout" svg:x1="17.648cm" svg:y1="5.24cm" svg:x2="17.648cm" svg:y2="2.49cm">
          <text:p/>
        </draw:line>
        <draw:line draw:style-name="gr84" draw:text-style-name="P3" draw:layer="layout" svg:x1="17.648cm" svg:y1="5.239cm" svg:x2="20.149cm" svg:y2="5.239cm">
          <text:p/>
        </draw:line>
        <draw:line draw:style-name="gr2" draw:text-style-name="P3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4" draw:text-style-name="P35" draw:layer="layout" svg:width="3.771cm" svg:height="2.072cm" svg:x="6.351cm" svg:y="2.153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custom-shape draw:style-name="gr134" draw:text-style-name="P11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09cm" svg:height="2.159cm" svg:x="2.089cm" svg:y="2.199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4" draw:text-style-name="P35" draw:layer="layout" svg:width="5.977cm" svg:height="3.632cm" svg:x="10.553cm" svg:y="1.85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35" draw:text-style-name="P7" draw:layer="layout" svg:width="1.608cm" svg:height="0.599cm" svg:x="18.796cm" svg:y="3.717cm">
          <draw:text-box>
            <text:p text:style-name="P54"><text:span text:style-name="T33">MB</text:span><text:span text:style-name="T33">V=</text:span><text:span text:style-name="T33">GK</text:span></text:p>
          </draw:text-box>
        </draw:frame>
        <draw:frame draw:style-name="gr14" draw:text-style-name="P9" draw:layer="layout" svg:width="0.504cm" svg:height="0.47cm" svg:x="20.03cm" svg:y="4.45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4" draw:text-style-name="P9" draw:layer="layout" svg:width="0.497cm" svg:height="0.47cm" svg:x="17.427cm" svg:y="2.052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4" draw:text-style-name="P9" draw:layer="layout" svg:width="0.534cm" svg:height="0.47cm" svg:x="20.128cm" svg:y="4.95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line draw:style-name="gr83" draw:text-style-name="P3" draw:layer="layout" svg:x1="17.648cm" svg:y1="5.24cm" svg:x2="17.648cm" svg:y2="2.49cm">
          <text:p/>
        </draw:line>
        <draw:line draw:style-name="gr84" draw:text-style-name="P3" draw:layer="layout" svg:x1="17.648cm" svg:y1="5.239cm" svg:x2="20.149cm" svg:y2="5.239cm">
          <text:p/>
        </draw:line>
        <draw:line draw:style-name="gr2" draw:text-style-name="P3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4" draw:text-style-name="P35" draw:layer="layout" svg:width="3.771cm" svg:height="2.072cm" svg:x="6.351cm" svg:y="2.15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custom-shape draw:style-name="gr134" draw:text-style-name="P11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5" draw:text-style-name="P7" draw:layer="layout" svg:width="1.608cm" svg:height="0.599cm" svg:x="18.796cm" svg:y="3.717cm">
          <draw:text-box>
            <text:p text:style-name="P54"><text:span text:style-name="T33">MB</text:span><text:span text:style-name="T33">V=</text:span><text:span text:style-name="T33">GK</text:span></text:p>
          </draw:text-box>
        </draw:frame>
        <draw:frame draw:style-name="gr14" draw:text-style-name="P9" draw:layer="layout" svg:width="2.679cm" svg:height="0.47cm" svg:x="18.332cm" svg:y="2.45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4" draw:text-style-name="P9" draw:layer="layout" svg:width="0.504cm" svg:height="0.47cm" svg:x="20.03cm" svg:y="4.45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line draw:style-name="gr116" draw:text-style-name="P3" draw:layer="layout" svg:x1="8.95cm" svg:y1="13.929cm" svg:x2="13.899cm" svg:y2="13.972cm">
          <text:p/>
        </draw:line>
        <draw:line draw:style-name="gr117" draw:text-style-name="P3" draw:layer="layout" svg:x1="8.972cm" svg:y1="13.958cm" svg:x2="8.972cm" svg:y2="11.593cm">
          <text:p/>
        </draw:line>
        <draw:frame draw:style-name="gr171" draw:text-style-name="P56" draw:layer="layout" svg:width="1.971cm" svg:height="0.498cm" svg:x="11.674cm" svg:y="11.458cm">
          <draw:text-box>
            <text:p text:style-name="P55"><text:span text:style-name="T40">S=</text:span><text:span text:style-name="T40">G</text:span><text:span text:style-name="T40">K</text:span></text:p>
          </draw:text-box>
        </draw:frame>
        <draw:line draw:style-name="gr2" draw:text-style-name="P3" draw:layer="layout" svg:x1="8.972cm" svg:y1="11.941cm" svg:x2="12.313cm" svg:y2="13.964cm">
          <text:p/>
        </draw:line>
        <draw:line draw:style-name="gr2" draw:text-style-name="P33" draw:layer="layout" svg:x1="8.998cm" svg:y1="13.624cm" svg:x2="11.727cm" svg:y2="11.718cm">
          <text:p/>
        </draw:line>
        <draw:line draw:style-name="gr121" draw:text-style-name="P3" draw:layer="layout" svg:x1="10.281cm" svg:y1="13.957cm" svg:x2="10.265cm" svg:y2="12.703cm">
          <text:p/>
        </draw:line>
        <draw:line draw:style-name="gr120" draw:text-style-name="P3" draw:layer="layout" svg:x1="8.972cm" svg:y1="12.752cm" svg:x2="10.169cm" svg:y2="12.759cm">
          <text:p/>
        </draw:line>
        <draw:custom-shape draw:style-name="gr139" draw:text-style-name="P9" draw:layer="layout" svg:width="0.248cm" svg:height="0.14cm" svg:x="10.148cm" svg:y="12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2" draw:text-style-name="P41" draw:layer="layout" svg:width="6cm" svg:height="4.526cm" svg:x="1.927cm" svg:y="18.002cm">
          <draw:text-box>
            <text:list text:style-name="L1">
              <text:list-item>
                <text:p text:style-name="P46"><text:span text:style-name="T27">L</text:span><text:span text:style-name="T27">o</text:span><text:span text:style-name="T27">v</text:span><text:span text:style-name="T27">e</text:span><text:span text:style-name="T27">r</text:span><text:span text:style-name="T27"> </text:span><text:span text:style-name="T27">o</text:span><text:span text:style-name="T27">g</text:span><text:span text:style-name="T27"> </text:span><text:span text:style-name="T27">r</text:span><text:span text:style-name="T27">e</text:span><text:span text:style-name="T27">g</text:span><text:span text:style-name="T27">l</text:span><text:span text:style-name="T27">e</text:span><text:span text:style-name="T27">r</text:span></text:p>
              </text:list-item>
              <text:list-item>
                <text:p text:style-name="P46"><text:span text:style-name="T27">I</text:span><text:span text:style-name="T27">n</text:span><text:span text:style-name="T27">s</text:span><text:span text:style-name="T27">t</text:span><text:span text:style-name="T27">i</text:span><text:span text:style-name="T27">t</text:span><text:span text:style-name="T27">u</text:span><text:span text:style-name="T27">s</text:span><text:span text:style-name="T27">j</text:span><text:span text:style-name="T27">o</text:span><text:span text:style-name="T27">n</text:span><text:span text:style-name="T27">e</text:span><text:span text:style-name="T27">r</text:span><text:span text:style-name="T27"> </text:span><text:span text:style-name="T27">o</text:span><text:span text:style-name="T27">g</text:span><text:span text:style-name="T27"> </text:span><text:span text:style-name="T27">t</text:span><text:span text:style-name="T27">i</text:span><text:span text:style-name="T27">l</text:span><text:span text:style-name="T27">s</text:span><text:span text:style-name="T27">y</text:span><text:span text:style-name="T27">n</text:span></text:p>
              </text:list-item>
              <text:list-item>
                <text:p text:style-name="P46"><text:span text:style-name="T27">A</text:span><text:span text:style-name="T27">n</text:span><text:span text:style-name="T27">d</text:span><text:span text:style-name="T27">r</text:span><text:span text:style-name="T27">e</text:span><text:span text:style-name="T27"> </text:span><text:span text:style-name="T27">t</text:span><text:span text:style-name="T27">i</text:span><text:span text:style-name="T27">l</text:span><text:span text:style-name="T27">t</text:span><text:span text:style-name="T27">a</text:span><text:span text:style-name="T27">k</text:span><text:span text:style-name="T27"> </text:span><text:span text:style-name="T27">s</text:span><text:span text:style-name="T27">o</text:span><text:span text:style-name="T27">m</text:span><text:span text:style-name="T27"> </text:span><text:span text:style-name="T27">s</text:span><text:span text:style-name="T27">i</text:span><text:span text:style-name="T27">k</text:span><text:span text:style-name="T27">r</text:span><text:span text:style-name="T27">e</text:span><text:span text:style-name="T27">r</text:span><text:span text:style-name="T27"> </text:span><text:span text:style-name="T27">k</text:span><text:span text:style-name="T27">o</text:span><text:span text:style-name="T27">n</text:span><text:span text:style-name="T27">k</text:span><text:span text:style-name="T27">u</text:span><text:span text:style-name="T27">r</text:span><text:span text:style-name="T27">r</text:span><text:span text:style-name="T27">a</text:span><text:span text:style-name="T27">n</text:span><text:span text:style-name="T27">s</text:span><text:span text:style-name="T27">e</text:span><text:span text:style-name="T27"> </text:span></text:p>
                <text:p text:style-name="P46"><text:span text:style-name="T27"/></text:p>
              </text:list-item>
            </text:list>
            <text:p text:style-name="P46"><text:span text:style-name="T29"/></text:p>
          </draw:text-box>
        </draw:frame>
        <draw:frame draw:style-name="gr173" draw:text-style-name="P57" draw:layer="layout" svg:width="10.133cm" svg:height="5.755cm" svg:x="14.577cm" svg:y="8.912cm">
          <draw:text-box>
            <text:list text:style-name="L1">
              <text:list-item>
                <text:p text:style-name="P47"><text:span text:style-name="T41">K</text:span><text:span text:style-name="T41">o</text:span><text:span text:style-name="T41">l</text:span><text:span text:style-name="T41">l</text:span><text:span text:style-name="T41">e</text:span><text:span text:style-name="T41">k</text:span><text:span text:style-name="T41">t</text:span><text:span text:style-name="T41">i</text:span><text:span text:style-name="T41">v</text:span><text:span text:style-name="T41">e</text:span><text:span text:style-name="T41"> </text:span><text:span text:style-name="T41">g</text:span><text:span text:style-name="T41">o</text:span><text:span text:style-name="T41">d</text:span><text:span text:style-name="T41">e</text:span><text:span text:style-name="T41">r</text:span></text:p>
              </text:list-item>
              <text:list-item>
                <text:p text:style-name="P47"><text:span text:style-name="T41">F</text:span><text:span text:style-name="T41">o</text:span><text:span text:style-name="T41">r</text:span><text:span text:style-name="T41">m</text:span><text:span text:style-name="T41">y</text:span><text:span text:style-name="T41">n</text:span><text:span text:style-name="T41">d</text:span><text:span text:style-name="T41">e</text:span><text:span text:style-name="T41">r</text:span><text:span text:style-name="T41">g</text:span><text:span text:style-name="T41">o</text:span><text:span text:style-name="T41">d</text:span><text:span text:style-name="T41">e</text:span><text:span text:style-name="T41">r</text:span></text:p>
              </text:list-item>
              <text:list-item>
                <text:p text:style-name="P47"><text:span text:style-name="T41">U</text:span><text:span text:style-name="T41">f</text:span><text:span text:style-name="T41">u</text:span><text:span text:style-name="T41">l</text:span><text:span text:style-name="T41">l</text:span><text:span text:style-name="T41">s</text:span><text:span text:style-name="T41">t</text:span><text:span text:style-name="T41">e</text:span><text:span text:style-name="T41">n</text:span><text:span text:style-name="T41">d</text:span><text:span text:style-name="T41">i</text:span><text:span text:style-name="T41">g</text:span><text:span text:style-name="T41"> </text:span><text:span text:style-name="T41">i</text:span><text:span text:style-name="T41">n</text:span><text:span text:style-name="T41">f</text:span><text:span text:style-name="T41">o</text:span><text:span text:style-name="T41">r</text:span><text:span text:style-name="T41">m</text:span><text:span text:style-name="T41">a</text:span><text:span text:style-name="T41">s</text:span><text:span text:style-name="T41">j</text:span><text:span text:style-name="T41">o</text:span><text:span text:style-name="T41">n</text:span></text:p>
              </text:list-item>
            </text:list>
            <text:list text:style-name="L2">
              <text:list-header>
                <text:p text:style-name="P47"><text:span text:style-name="T42"/></text:p>
              </text:list-header>
            </text:list>
            <text:list text:style-name="L1">
              <text:list-header>
                <text:p text:style-name="P47"><text:span text:style-name="T43"/></text:p>
              </text:list-header>
            </text:list>
          </draw:text-box>
        </draw:frame>
        <draw:custom-shape draw:style-name="gr174" draw:text-style-name="P9" draw:layer="layout" svg:width="0.363cm" svg:height="0.364cm" svg:x="16.174cm" svg:y="23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9" draw:layer="layout" svg:width="0.363cm" svg:height="0.364cm" svg:x="17.192cm" svg:y="2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9" draw:layer="layout" svg:width="0.363cm" svg:height="0.364cm" svg:x="18.064cm" svg:y="2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5" draw:text-style-name="P43" draw:layer="layout" svg:width="7.005cm" svg:height="2.095cm" svg:x="7.825cm" svg:y="8.779cm">
          <draw:text-box>
            <text:p text:style-name="P49"><text:span text:style-name="T38">E</text:span><text:span text:style-name="T38">k</text:span><text:span text:style-name="T38">s</text:span><text:span text:style-name="T38">t</text:span><text:span text:style-name="T38">e</text:span><text:span text:style-name="T38">r</text:span><text:span text:style-name="T38">n</text:span><text:span text:style-name="T38">a</text:span><text:span text:style-name="T38">li</text:span><text:span text:style-name="T38">t</text:span><text:span text:style-name="T38">e</text:span><text:span text:style-name="T38">t</text:span><text:span text:style-name="T38">e</text:span><text:span text:style-name="T38">r:</text:span><text:span text:style-name="T34"> </text:span><text:span text:style-name="T34">E</text:span><text:span text:style-name="T34">r </text:span><text:span text:style-name="T34">b</text:span><text:span text:style-name="T34">iv</text:span><text:span text:style-name="T34">ir</text:span><text:span text:style-name="T34">k</text:span><text:span text:style-name="T34">n</text:span><text:span text:style-name="T34">i</text:span><text:span text:style-name="T34">n</text:span><text:span text:style-name="T34">g</text:span><text:span text:style-name="T34">e</text:span><text:span text:style-name="T34">r </text:span><text:span text:style-name="T34">a</text:span><text:span text:style-name="T34">v </text:span><text:span text:style-name="T34">a</text:span><text:span text:style-name="T34">n</text:span><text:span text:style-name="T34">d</text:span><text:span text:style-name="T34">r</text:span><text:span text:style-name="T34">e</text:span><text:span text:style-name="T34">s </text:span></text:p>
            <text:p text:style-name="P49"><text:span text:style-name="T34">k</text:span><text:span text:style-name="T34">o</text:span><text:span text:style-name="T34">n</text:span><text:span text:style-name="T34">s</text:span><text:span text:style-name="T34">u</text:span><text:span text:style-name="T34">m</text:span><text:span text:style-name="T34"> </text:span><text:span text:style-name="T34">e</text:span><text:span text:style-name="T34">ll</text:span><text:span text:style-name="T34">e</text:span><text:span text:style-name="T34">r </text:span><text:span text:style-name="T34">p</text:span><text:span text:style-name="T34">r</text:span><text:span text:style-name="T34">o</text:span><text:span text:style-name="T34">d</text:span><text:span text:style-name="T34">u</text:span><text:span text:style-name="T34">k</text:span><text:span text:style-name="T34">sj</text:span><text:span text:style-name="T34">o</text:span><text:span text:style-name="T34">n </text:span><text:span text:style-name="T34">s</text:span><text:span text:style-name="T34">o</text:span><text:span text:style-name="T34">m</text:span><text:span text:style-name="T34"> </text:span><text:span text:style-name="T34">d</text:span><text:span text:style-name="T34">e</text:span><text:span text:style-name="T34">n </text:span><text:span text:style-name="T34">s</text:span><text:span text:style-name="T34">o</text:span><text:span text:style-name="T34">m</text:span><text:span text:style-name="T34"> </text:span></text:p>
            <text:p text:style-name="P49"><text:span text:style-name="T34">f</text:span><text:span text:style-name="T34">o</text:span><text:span text:style-name="T34">r</text:span><text:span text:style-name="T34">å</text:span><text:span text:style-name="T34">r</text:span><text:span text:style-name="T34">s</text:span><text:span text:style-name="T34">a</text:span><text:span text:style-name="T34">k</text:span><text:span text:style-name="T34">e</text:span><text:span text:style-name="T34">r </text:span><text:span text:style-name="T34">b</text:span><text:span text:style-name="T34">iv</text:span><text:span text:style-name="T34">ir</text:span><text:span text:style-name="T34">k</text:span><text:span text:style-name="T34">n</text:span><text:span text:style-name="T34">i</text:span><text:span text:style-name="T34">n</text:span><text:span text:style-name="T34">g</text:span><text:span text:style-name="T34">e</text:span><text:span text:style-name="T34">r </text:span><text:span text:style-name="T34">ik</text:span><text:span text:style-name="T34">k</text:span><text:span text:style-name="T34">e </text:span><text:span text:style-name="T34">t</text:span><text:span text:style-name="T34">a</text:span><text:span text:style-name="T34">r </text:span><text:span text:style-name="T34">h</text:span><text:span text:style-name="T34">e</text:span><text:span text:style-name="T34">n</text:span><text:span text:style-name="T34">s</text:span><text:span text:style-name="T34">y</text:span><text:span text:style-name="T34">n </text:span><text:span text:style-name="T34">til </text:span></text:p>
            <text:p text:style-name="P49"><text:span text:style-name="T34">n</text:span><text:span text:style-name="T34">å</text:span><text:span text:style-name="T34">r </text:span><text:span text:style-name="T34">m</text:span><text:span text:style-name="T34">a</text:span><text:span text:style-name="T34">n </text:span><text:span text:style-name="T34">s</text:span><text:span text:style-name="T34">k</text:span><text:span text:style-name="T34">a</text:span><text:span text:style-name="T34">l </text:span><text:span text:style-name="T34">f</text:span><text:span text:style-name="T34">a</text:span><text:span text:style-name="T34">tt</text:span><text:span text:style-name="T34">e </text:span><text:span text:style-name="T34">b</text:span><text:span text:style-name="T34">e</text:span><text:span text:style-name="T34">sl</text:span><text:span text:style-name="T34">u</text:span><text:span text:style-name="T34">t</text:span><text:span text:style-name="T34">n</text:span><text:span text:style-name="T34">i</text:span><text:span text:style-name="T34">n</text:span><text:span text:style-name="T34">g</text:span><text:span text:style-name="T34">e</text:span><text:span text:style-name="T34">n </text:span><text:span text:style-name="T34">o</text:span><text:span text:style-name="T34">m</text:span><text:span text:style-name="T34"> </text:span></text:p>
            <text:p text:style-name="P49"><text:span text:style-name="T34">v</text:span><text:span text:style-name="T34">o</text:span><text:span text:style-name="T34">r </text:span><text:span text:style-name="T34">m</text:span><text:span text:style-name="T34">y</text:span><text:span text:style-name="T34">e </text:span><text:span text:style-name="T34">m</text:span><text:span text:style-name="T34">a</text:span><text:span text:style-name="T34">n </text:span><text:span text:style-name="T34">s</text:span><text:span text:style-name="T34">k</text:span><text:span text:style-name="T34">a</text:span><text:span text:style-name="T34">l </text:span><text:span text:style-name="T34">p</text:span><text:span text:style-name="T34">r</text:span><text:span text:style-name="T34">o</text:span><text:span text:style-name="T34">d</text:span><text:span text:style-name="T34">u</text:span><text:span text:style-name="T34">s</text:span><text:span text:style-name="T34">e</text:span><text:span text:style-name="T34">r</text:span><text:span text:style-name="T34">e </text:span><text:span text:style-name="T34">e</text:span><text:span text:style-name="T34">ll</text:span><text:span text:style-name="T34">e</text:span><text:span text:style-name="T34">r </text:span><text:span text:style-name="T34">k</text:span><text:span text:style-name="T34">o</text:span><text:span text:style-name="T34">n</text:span><text:span text:style-name="T34">s</text:span><text:span text:style-name="T34">u</text:span><text:span text:style-name="T34">m</text:span><text:span text:style-name="T34">e</text:span><text:span text:style-name="T34">r</text:span><text:span text:style-name="T34">e</text:span><text:span text:style-name="T34">.</text:span></text:p>
          </draw:text-box>
        </draw:frame>
        <draw:frame draw:style-name="gr14" draw:text-style-name="P9" draw:layer="layout" svg:width="0.154cm" svg:height="0.132cm" svg:x="8.851cm" svg:y="11.44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frame draw:style-name="gr14" draw:text-style-name="P9" draw:layer="layout" svg:width="0.173cm" svg:height="0.132cm" svg:x="14.088cm" svg:y="13.915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76" draw:text-style-name="P56" draw:layer="layout" svg:width="2.303cm" svg:height="0.499cm" svg:x="11.838cm" svg:y="13.402cm">
          <draw:text-box>
            <text:p text:style-name="P55"><text:span text:style-name="T40">E=</text:span><text:span text:style-name="T40">M</text:span><text:span text:style-name="T40">B</text:span><text:span text:style-name="T40">V</text:span></text:p>
          </draw:text-box>
        </draw:frame>
        <draw:frame draw:style-name="gr177" draw:text-style-name="P43" draw:layer="layout" svg:width="3.52cm" svg:height="0.711cm" svg:x="8.719cm" svg:y="17.067cm">
          <draw:text-box>
            <text:p text:style-name="P49"><text:span text:style-name="T34">A</text:span><text:span text:style-name="T34">v</text:span><text:span text:style-name="T34">g</text:span><text:span text:style-name="T34">ift</text:span><text:span text:style-name="T34">e</text:span><text:span text:style-name="T34">r </text:span><text:span text:style-name="T34">o</text:span><text:span text:style-name="T34">g </text:span><text:span text:style-name="T34">s</text:span><text:span text:style-name="T34">u</text:span><text:span text:style-name="T34">b</text:span><text:span text:style-name="T34">si</text:span><text:span text:style-name="T34">d</text:span><text:span text:style-name="T34">i</text:span><text:span text:style-name="T34">e</text:span><text:span text:style-name="T34">r</text:span></text:p>
          </draw:text-box>
        </draw:frame>
        <draw:custom-shape draw:style-name="gr174" draw:text-style-name="P9" draw:layer="layout" svg:width="0.363cm" svg:height="0.364cm" svg:x="16.321cm" svg:y="19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9" draw:layer="layout" svg:width="0.363cm" svg:height="0.364cm" svg:x="17.339cm" svg:y="1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9" draw:layer="layout" svg:width="0.363cm" svg:height="0.364cm" svg:x="18.21cm" svg:y="1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7" draw:layer="layout" svg:width="7.249cm" svg:height="1.109cm" svg:x="0.75cm" svg:y="0.352cm">
          <draw:text-box>
            <text:p text:style-name="P45"><text:span text:style-name="T11">M</text:span><text:span text:style-name="T11">ar</text:span><text:span text:style-name="T11">ke</text:span><text:span text:style-name="T11">ds</text:span><text:span text:style-name="T11">sv</text:span><text:span text:style-name="T11">ikt</text:span></text:p>
          </draw:text-box>
        </draw:frame>
        <draw:line draw:style-name="gr2" draw:text-style-name="P33" draw:layer="layout" svg:x1="9cm" svg:y1="12.992cm" svg:x2="11.142cm" svg:y2="11.555cm">
          <text:p/>
        </draw:line>
        <draw:frame draw:style-name="gr178" draw:text-style-name="P56" draw:layer="layout" svg:width="1.972cm" svg:height="0.498cm" svg:x="10.674cm" svg:y="11.233cm">
          <draw:text-box>
            <text:p text:style-name="P55"><text:span text:style-name="T40">G</text:span><text:span text:style-name="T40">K+</text:span><text:span text:style-name="T40">M</text:span><text:span text:style-name="T40">E</text:span><text:span text:style-name="T40">K</text:span></text:p>
          </draw:text-box>
        </draw:frame>
        <draw:custom-shape draw:style-name="gr25" draw:text-style-name="P9" draw:layer="layout" svg:width="0.735cm" svg:height="0.518cm" draw:transform="skewX (-0.0347320521146872) rotate (-1.61442955809476) translate (10.3cm 12.40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1" draw:text-style-name="P3" draw:layer="layout" svg:x1="9.781cm" svg:y1="13.958cm" svg:x2="9.765cm" svg:y2="12.704cm">
          <text:p/>
        </draw:line>
        <draw:frame draw:style-name="gr14" draw:text-style-name="P9" draw:layer="layout" svg:width="0.364cm" svg:height="0.148cm" svg:x="10.188cm" svg:y="14.084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4" draw:text-style-name="P9" draw:layer="layout" svg:width="0.344cm" svg:height="0.148cm" svg:x="9.688cm" svg:y="14.085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line draw:style-name="gr116" draw:text-style-name="P3" draw:layer="layout" svg:x1="8.936cm" svg:y1="20.871cm" svg:x2="13.888cm" svg:y2="20.921cm">
          <text:p/>
        </draw:line>
        <draw:line draw:style-name="gr117" draw:text-style-name="P3" draw:layer="layout" svg:x1="8.958cm" svg:y1="20.904cm" svg:x2="8.958cm" svg:y2="18.179cm">
          <text:p/>
        </draw:line>
        <draw:frame draw:style-name="gr179" draw:text-style-name="P56" draw:layer="layout" svg:width="1.972cm" svg:height="0.574cm" svg:x="11.662cm" svg:y="18.024cm">
          <draw:text-box>
            <text:p text:style-name="P55"><text:span text:style-name="T40">S=</text:span><text:span text:style-name="T40">G</text:span><text:span text:style-name="T40">K</text:span></text:p>
          </draw:text-box>
        </draw:frame>
        <draw:line draw:style-name="gr2" draw:text-style-name="P3" draw:layer="layout" svg:x1="8.958cm" svg:y1="18.579cm" svg:x2="12.301cm" svg:y2="20.91cm">
          <text:p/>
        </draw:line>
        <draw:line draw:style-name="gr2" draw:text-style-name="P33" draw:layer="layout" svg:x1="8.984cm" svg:y1="20.519cm" svg:x2="11.715cm" svg:y2="18.323cm">
          <text:p/>
        </draw:line>
        <draw:line draw:style-name="gr121" draw:text-style-name="P3" draw:layer="layout" svg:x1="10.269cm" svg:y1="20.903cm" svg:x2="10.253cm" svg:y2="19.458cm">
          <text:p/>
        </draw:line>
        <draw:line draw:style-name="gr120" draw:text-style-name="P3" draw:layer="layout" svg:x1="8.957cm" svg:y1="19.146cm" svg:x2="9.753cm" svg:y2="19.149cm">
          <text:p/>
        </draw:line>
        <draw:custom-shape draw:style-name="gr139" draw:text-style-name="P9" draw:layer="layout" svg:width="0.249cm" svg:height="0.161cm" svg:x="10.135cm" svg:y="19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154cm" svg:height="0.152cm" svg:x="8.837cm" svg:y="18.006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4" draw:text-style-name="P9" draw:layer="layout" svg:width="0.173cm" svg:height="0.152cm" svg:x="14.078cm" svg:y="20.854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80" draw:text-style-name="P56" draw:layer="layout" svg:width="2.305cm" svg:height="0.574cm" svg:x="11.826cm" svg:y="20.264cm">
          <draw:text-box>
            <text:p text:style-name="P55"><text:span text:style-name="T40">E=</text:span><text:span text:style-name="T40">M</text:span><text:span text:style-name="T40">B</text:span><text:span text:style-name="T40">V</text:span></text:p>
          </draw:text-box>
        </draw:frame>
        <draw:line draw:style-name="gr2" draw:text-style-name="P33" draw:layer="layout" svg:x1="8.986cm" svg:y1="19.79cm" svg:x2="11.13cm" svg:y2="18.135cm">
          <text:p/>
        </draw:line>
        <draw:frame draw:style-name="gr181" draw:text-style-name="P56" draw:layer="layout" svg:width="1.971cm" svg:height="0.883cm" svg:x="10.66cm" svg:y="17.634cm">
          <draw:text-box>
            <text:p text:style-name="P55"><text:span text:style-name="T40">G</text:span><text:span text:style-name="T40">K+</text:span><text:span text:style-name="T40">AV</text:span><text:span text:style-name="T40">G</text:span></text:p>
          </draw:text-box>
        </draw:frame>
        <draw:custom-shape draw:style-name="gr25" draw:text-style-name="P9" draw:layer="layout" svg:width="0.846cm" svg:height="0.519cm" draw:transform="skewX (-0.0270526034059121) rotate (-1.60866997156317) translate (10.288cm 19.11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1" draw:text-style-name="P3" draw:layer="layout" svg:x1="9.768cm" svg:y1="20.904cm" svg:x2="9.752cm" svg:y2="19.459cm">
          <text:p/>
        </draw:line>
        <draw:frame draw:style-name="gr14" draw:text-style-name="P9" draw:layer="layout" svg:width="0.364cm" svg:height="0.263cm" svg:x="10.274cm" svg:y="21.087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frame draw:style-name="gr14" draw:text-style-name="P9" draw:layer="layout" svg:width="0.343cm" svg:height="0.263cm" svg:x="9.474cm" svg:y="21.08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frame draw:style-name="gr14" draw:text-style-name="P9" draw:layer="layout" svg:width="0.33cm" svg:height="0.148cm" svg:x="8.551cm" svg:y="12.684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frame draw:style-name="gr14" draw:text-style-name="P9" draw:layer="layout" svg:width="0.334cm" svg:height="0.171cm" svg:x="8.451cm" svg:y="18.98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draw:frame draw:style-name="gr14" draw:text-style-name="P9" draw:layer="layout" svg:width="0.327cm" svg:height="0.17cm" svg:x="8.451cm" svg:y="19.891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draw:line draw:style-name="gr116" draw:text-style-name="P3" draw:layer="layout" svg:x1="8.936cm" svg:y1="25.402cm" svg:x2="13.888cm" svg:y2="25.452cm">
          <text:p/>
        </draw:line>
        <draw:line draw:style-name="gr117" draw:text-style-name="P3" draw:layer="layout" svg:x1="8.958cm" svg:y1="25.435cm" svg:x2="8.958cm" svg:y2="22.71cm">
          <text:p/>
        </draw:line>
        <draw:frame draw:style-name="gr179" draw:text-style-name="P56" draw:layer="layout" svg:width="1.972cm" svg:height="0.574cm" svg:x="11.662cm" svg:y="22.555cm">
          <draw:text-box>
            <text:p text:style-name="P55"><text:span text:style-name="T40">S=</text:span><text:span text:style-name="T40">G</text:span><text:span text:style-name="T40">K</text:span></text:p>
          </draw:text-box>
        </draw:frame>
        <draw:line draw:style-name="gr2" draw:text-style-name="P3" draw:layer="layout" svg:x1="8.958cm" svg:y1="23.11cm" svg:x2="12.301cm" svg:y2="25.441cm">
          <text:p/>
        </draw:line>
        <draw:line draw:style-name="gr2" draw:text-style-name="P33" draw:layer="layout" svg:x1="8.984cm" svg:y1="25.05cm" svg:x2="11.715cm" svg:y2="22.854cm">
          <text:p/>
        </draw:line>
        <draw:line draw:style-name="gr120" draw:text-style-name="P3" draw:layer="layout" svg:x1="8.957cm" svg:y1="23.677cm" svg:x2="9.753cm" svg:y2="23.68cm">
          <text:p/>
        </draw:line>
        <draw:custom-shape draw:style-name="gr139" draw:text-style-name="P9" draw:layer="layout" svg:width="0.249cm" svg:height="0.161cm" svg:x="10.135cm" svg:y="23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154cm" svg:height="0.152cm" svg:x="8.837cm" svg:y="22.5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4" draw:text-style-name="P9" draw:layer="layout" svg:width="0.173cm" svg:height="0.152cm" svg:x="14.078cm" svg:y="25.385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frame draw:style-name="gr180" draw:text-style-name="P56" draw:layer="layout" svg:width="2.305cm" svg:height="0.574cm" svg:x="11.826cm" svg:y="24.795cm">
          <draw:text-box>
            <text:p text:style-name="P55"><text:span text:style-name="T40">E=</text:span><text:span text:style-name="T40">M</text:span><text:span text:style-name="T40">B</text:span><text:span text:style-name="T40">V</text:span></text:p>
          </draw:text-box>
        </draw:frame>
        <draw:line draw:style-name="gr2" draw:text-style-name="P33" draw:layer="layout" svg:x1="8.986cm" svg:y1="24.321cm" svg:x2="11.13cm" svg:y2="22.666cm">
          <text:p/>
        </draw:line>
        <draw:frame draw:style-name="gr181" draw:text-style-name="P56" draw:layer="layout" svg:width="1.971cm" svg:height="0.883cm" svg:x="10.66cm" svg:y="22.165cm">
          <draw:text-box>
            <text:p text:style-name="P55"><text:span text:style-name="T40">G</text:span><text:span text:style-name="T40">K+</text:span><text:span text:style-name="T40">M</text:span><text:span text:style-name="T40">E</text:span><text:span text:style-name="T40">K</text:span></text:p>
          </draw:text-box>
        </draw:frame>
        <draw:custom-shape draw:style-name="gr25" draw:text-style-name="P9" draw:layer="layout" svg:width="0.846cm" svg:height="0.519cm" draw:transform="skewX (-0.0270526034059121) rotate (-1.60866997156317) translate (10.288cm 23.6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2" draw:text-style-name="P3" draw:layer="layout" svg:x1="9.772cm" svg:y1="25.435cm" svg:x2="9.75cm" svg:y2="22.75cm">
          <text:p/>
        </draw:line>
        <draw:frame draw:style-name="gr14" draw:text-style-name="P9" draw:layer="layout" svg:width="0.565cm" svg:height="0.171cm" svg:x="8.451cm" svg:y="23.511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" draw:text-style-name="P9" draw:layer="layout" svg:width="0.327cm" svg:height="0.17cm" svg:x="8.451cm" svg:y="24.422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4" draw:text-style-name="P9" draw:layer="layout" svg:width="0.342cm" svg:height="0.263cm" svg:x="9.475cm" svg:y="25.689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frame draw:style-name="gr177" draw:text-style-name="P43" draw:layer="layout" svg:width="3.52cm" svg:height="0.711cm" svg:x="8.719cm" svg:y="21.468cm">
          <draw:text-box>
            <text:p text:style-name="P49"><text:span text:style-name="T34">D</text:span><text:span text:style-name="T34">ir</text:span><text:span text:style-name="T34">e</text:span><text:span text:style-name="T34">kt</text:span><text:span text:style-name="T34">e </text:span><text:span text:style-name="T34">r</text:span><text:span text:style-name="T34">e</text:span><text:span text:style-name="T34">g</text:span><text:span text:style-name="T34">u</text:span><text:span text:style-name="T34">l</text:span><text:span text:style-name="T34">e</text:span><text:span text:style-name="T34">ri</text:span><text:span text:style-name="T34">n</text:span><text:span text:style-name="T34">g</text:span><text:span text:style-name="T34">e</text:span><text:span text:style-name="T34">r</text:span></text:p>
          </draw:text-box>
        </draw:frame>
        <draw:frame draw:style-name="gr181" draw:text-style-name="P56" draw:layer="layout" svg:width="1.971cm" svg:height="0.883cm" svg:x="9.261cm" svg:y="22.166cm">
          <draw:text-box>
            <text:p text:style-name="P55"><text:span text:style-name="T40">K</text:span><text:span text:style-name="T40">V</text:span><text:span text:style-name="T40">OT</text:span><text:span text:style-name="T40">E</text:span></text:p>
          </draw:text-box>
        </draw:frame>
        <draw:line draw:style-name="gr116" draw:text-style-name="P3" draw:layer="layout" svg:x1="3.028cm" svg:y1="14.061cm" svg:x2="7.046cm" svg:y2="14.061cm">
          <text:p/>
        </draw:line>
        <draw:line draw:style-name="gr117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3" draw:text-style-name="P20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4" draw:text-style-name="P9" draw:layer="layout" svg:width="0.343cm" svg:height="0.295cm" svg:x="7.229cm" svg:y="13.938cm">
          <draw:object xlink:href="./Object 548" xlink:type="simple" xlink:show="embed" xlink:actuate="onLoad">
            <loext:p/>
          </draw:object>
          <draw:image xlink:href="./ObjectReplacements/Object 548" xlink:type="simple" xlink:show="embed" xlink:actuate="onLoad"/>
        </draw:frame>
        <draw:frame draw:style-name="gr14" draw:text-style-name="P9" draw:layer="layout" svg:width="0.318cm" svg:height="0.295cm" svg:x="2.862cm" svg:y="10.863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line draw:style-name="gr121" draw:text-style-name="P3" draw:layer="layout" svg:x1="3.961cm" svg:y1="14.059cm" svg:x2="3.961cm" svg:y2="12.131cm">
          <text:p/>
        </draw:line>
        <draw:line draw:style-name="gr120" draw:text-style-name="P3" draw:layer="layout" svg:x1="3.028cm" svg:y1="12.164cm" svg:x2="4.032cm" svg:y2="12.164cm">
          <text:p/>
        </draw:line>
        <draw:frame draw:style-name="gr14" draw:text-style-name="P9" draw:layer="layout" svg:width="0.481cm" svg:height="0.332cm" svg:x="2.541cm" svg:y="11.93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frame draw:style-name="gr184" draw:text-style-name="P40" draw:layer="layout" svg:width="1.446cm" svg:height="0.652cm" svg:x="5.178cm" svg:y="10.918cm">
          <draw:text-box>
            <text:p text:style-name="P58"><text:span text:style-name="T26">S</text:span><text:span text:style-name="T26">=</text:span><text:span text:style-name="T26">G</text:span><text:span text:style-name="T26">K</text:span></text:p>
          </draw:text-box>
        </draw:frame>
        <draw:frame draw:style-name="gr185" draw:text-style-name="P40" draw:layer="layout" svg:width="1.696cm" svg:height="0.652cm" svg:x="6.334cm" svg:y="13.474cm">
          <draw:text-box>
            <text:p text:style-name="P58"><text:span text:style-name="T26">E</text:span><text:span text:style-name="T26">=</text:span><text:span text:style-name="T26">M</text:span><text:span text:style-name="T26">B</text:span><text:span text:style-name="T26">V</text:span></text:p>
          </draw:text-box>
        </draw:frame>
        <draw:frame draw:style-name="gr186" draw:text-style-name="P40" draw:layer="layout" svg:width="1.036cm" svg:height="0.652cm" svg:x="4.664cm" svg:y="13.536cm">
          <draw:text-box>
            <text:p text:style-name="P58"><text:span text:style-name="T26">G</text:span><text:span text:style-name="T26">I</text:span></text:p>
          </draw:text-box>
        </draw:frame>
        <draw:line draw:style-name="gr120" draw:text-style-name="P3" draw:layer="layout" svg:x1="3.028cm" svg:y1="12.666cm" svg:x2="4.032cm" svg:y2="12.666cm">
          <text:p/>
        </draw:line>
        <draw:frame draw:style-name="gr187" draw:text-style-name="P60" draw:layer="layout" svg:width="2.852cm" svg:height="1.076cm" svg:x="5.248cm" svg:y="12.126cm">
          <draw:text-box>
            <text:p text:style-name="P59"><text:span text:style-name="T35">S</text:span><text:span text:style-name="T35">a</text:span><text:span text:style-name="T35">m</text:span><text:span text:style-name="T35">fu</text:span><text:span text:style-name="T35">n</text:span><text:span text:style-name="T35">n</text:span><text:span text:style-name="T35">s</text:span><text:span text:style-name="T35">ø</text:span><text:span text:style-name="T35">k</text:span><text:span text:style-name="T35">o</text:span><text:span text:style-name="T35">n</text:span><text:span text:style-name="T35">o</text:span><text:span text:style-name="T35">mi</text:span><text:span text:style-name="T35">s</text:span><text:span text:style-name="T35">k </text:span></text:p>
            <text:p text:style-name="P59"><text:span text:style-name="T35">(d</text:span><text:span text:style-name="T35">ø</text:span><text:span text:style-name="T35">d</text:span><text:span text:style-name="T35">v</text:span><text:span text:style-name="T35">e</text:span><text:span text:style-name="T35">kt</text:span><text:span text:style-name="T35">s) </text:span><text:span text:style-name="T35">ta</text:span><text:span text:style-name="T35">p</text:span></text:p>
          </draw:text-box>
        </draw:frame>
        <draw:line draw:style-name="gr131" draw:text-style-name="P3" draw:layer="layout" svg:x1="5.41cm" svg:y1="12.612cm" svg:x2="4.126cm" svg:y2="12.33cm">
          <text:p/>
        </draw:line>
        <draw:custom-shape draw:style-name="gr18" draw:text-style-name="P11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9" draw:layer="layout" svg:width="0.515cm" svg:height="0.295cm" svg:x="3.055cm" svg:y="12.746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" draw:text-style-name="P9" draw:layer="layout" svg:width="0.481cm" svg:height="0.332cm" svg:x="2.542cm" svg:y="11.93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4" draw:text-style-name="P9" draw:layer="layout" svg:width="0.514cm" svg:height="0.295cm" svg:x="3.249cm" svg:y="12.24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4" draw:text-style-name="P9" draw:layer="layout" svg:width="0.533cm" svg:height="0.295cm" svg:x="3.057cm" svg:y="11.867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line draw:style-name="gr120" draw:text-style-name="P3" draw:layer="layout" svg:x1="2.963cm" svg:y1="12.352cm" svg:x2="3.967cm" svg:y2="12.352cm">
          <text:p/>
        </draw:line>
        <draw:frame draw:style-name="gr14" draw:text-style-name="P9" draw:layer="layout" svg:width="0.555cm" svg:height="0.332cm" svg:x="2.542cm" svg:y="12.24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line draw:style-name="gr121" draw:text-style-name="P3" draw:layer="layout" svg:x1="18.781cm" svg:y1="5.257cm" svg:x2="18.765cm" svg:y2="4.003cm">
          <text:p/>
        </draw:line>
        <draw:frame draw:style-name="gr14" draw:text-style-name="P9" draw:layer="layout" svg:width="0.344cm" svg:height="0.148cm" svg:x="18.688cm" svg:y="5.48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1">
          <draw:page-thumbnail draw:style-name="gr9" draw:layer="layout" svg:width="18.624cm" svg:height="10.476cm" svg:x="1.482cm" svg:y="2.123cm" draw:page-number="14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1-09T18:55:20.568385077</dc:date>
    <meta:editing-duration>P1DT12H2M3S</meta:editing-duration>
    <meta:editing-cycles>314</meta:editing-cycles>
    <meta:generator>LibreOffice/7.4.1.2$Linux_X86_64 LibreOffice_project/40$Build-2</meta:generator>
    <meta:document-statistic meta:object-count="1657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i mathvariant="italic">PO</mi>
    <annotation encoding="StarMath 5.0">PO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i mathvariant="italic">PO</mi>
    <annotation encoding="StarMath 5.0">PO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X</mi>
    <annotation encoding="StarMath 5.0">X</annotation>
  </semantics>
</math>
</file>

<file path=Object 486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87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488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newline
Maks SO mhp. X newline
P-C_v'(x)+B'(X)-P=0 newline
C_v'(x)=B'(X) newline
MBV=GK+MEK
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490/content.xml><?xml version="1.0" encoding="utf-8"?>
<math xmlns="http://www.w3.org/1998/Math/MathML" display="block">
  <semantics>
    <mi>X</mi>
    <annotation encoding="StarMath 5.0">X</annotation>
  </semantics>
</math>
</file>

<file path=Object 491/content.xml><?xml version="1.0" encoding="utf-8"?>
<math xmlns="http://www.w3.org/1998/Math/MathML" display="block">
  <semantics>
    <mi>P</mi>
    <annotation encoding="StarMath 5.0">P</annotation>
  </semantics>
</math>
</file>

<file path=Object 492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93/content.xml><?xml version="1.0" encoding="utf-8"?>
<math xmlns="http://www.w3.org/1998/Math/MathML" display="block">
  <semantics>
    <mi>X</mi>
    <annotation encoding="StarMath 5.0">X</annotation>
  </semantics>
</math>
</file>

<file path=Object 494/content.xml><?xml version="1.0" encoding="utf-8"?>
<math xmlns="http://www.w3.org/1998/Math/MathML" display="block">
  <semantics>
    <mi>P</mi>
    <annotation encoding="StarMath 5.0">P</annotation>
  </semantics>
</math>
</file>

<file path=Object 495/content.xml><?xml version="1.0" encoding="utf-8"?>
<math xmlns="http://www.w3.org/1998/Math/MathML" display="block">
  <semantics>
    <mi>X</mi>
    <annotation encoding="StarMath 5.0">X</annotation>
  </semantics>
</math>
</file>

<file path=Object 496/content.xml><?xml version="1.0" encoding="utf-8"?>
<math xmlns="http://www.w3.org/1998/Math/MathML" display="block">
  <semantics>
    <mi>P</mi>
    <annotation encoding="StarMath 5.0">P</annotation>
  </semantics>
</math>
</file>

<file path=Object 497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498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499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00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0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3/content.xml><?xml version="1.0" encoding="utf-8"?>
<math xmlns="http://www.w3.org/1998/Math/MathML" display="block">
  <semantics>
    <mi>E</mi>
    <annotation encoding="StarMath 5.0">E</annotation>
  </semantics>
</math>
</file>

<file path=Object 504/content.xml><?xml version="1.0" encoding="utf-8"?>
<math xmlns="http://www.w3.org/1998/Math/MathML" display="block">
  <semantics>
    <mi>P</mi>
    <annotation encoding="StarMath 5.0">P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8/content.xml><?xml version="1.0" encoding="utf-8"?>
<math xmlns="http://www.w3.org/1998/Math/MathML" display="block">
  <semantics>
    <mi>X</mi>
    <annotation encoding="StarMath 5.0">X</annotation>
  </semantics>
</math>
</file>

<file path=Object 52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31/content.xml><?xml version="1.0" encoding="utf-8"?>
<math xmlns="http://www.w3.org/1998/Math/MathML" display="block">
  <semantics>
    <mi>E</mi>
    <annotation encoding="StarMath 5.0">E</annotation>
  </semantics>
</math>
</file>

<file path=Object 532/content.xml><?xml version="1.0" encoding="utf-8"?>
<math xmlns="http://www.w3.org/1998/Math/MathML" display="block">
  <semantics>
    <mi>P</mi>
    <annotation encoding="StarMath 5.0">P</annotation>
  </semantics>
</math>
</file>

<file path=Object 533/content.xml><?xml version="1.0" encoding="utf-8"?>
<math xmlns="http://www.w3.org/1998/Math/MathML" display="block">
  <semantics>
    <mi>X</mi>
    <annotation encoding="StarMath 5.0">X</annotation>
  </semantics>
</math>
</file>

<file path=Object 534/content.xml><?xml version="1.0" encoding="utf-8"?>
<math xmlns="http://www.w3.org/1998/Math/MathML" display="block">
  <semantics>
    <msub>
      <mi>X</mi>
      <mi mathvariant="italic">FK</mi>
    </msub>
    <annotation encoding="StarMath 5.0">X_{FK}</annotation>
  </semantics>
</math>
</file>

<file path=Object 535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36/content.xml><?xml version="1.0" encoding="utf-8"?>
<math xmlns="http://www.w3.org/1998/Math/MathML" display="block">
  <semantics>
    <mi>P</mi>
    <annotation encoding="StarMath 5.0">P</annotation>
  </semantics>
</math>
</file>

<file path=Object 537/content.xml><?xml version="1.0" encoding="utf-8"?>
<math xmlns="http://www.w3.org/1998/Math/MathML" display="block">
  <semantics>
    <mi>X</mi>
    <annotation encoding="StarMath 5.0">X</annotation>
  </semantics>
</math>
</file>

<file path=Object 538/content.xml><?xml version="1.0" encoding="utf-8"?>
<math xmlns="http://www.w3.org/1998/Math/MathML" display="block">
  <semantics>
    <msub>
      <mi>X</mi>
      <mi mathvariant="italic">FK</mi>
    </msub>
    <annotation encoding="StarMath 5.0">X_{FK}</annotation>
  </semantics>
</math>
</file>

<file path=Object 539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41/content.xml><?xml version="1.0" encoding="utf-8"?>
<math xmlns="http://www.w3.org/1998/Math/MathML" display="block">
  <semantics>
    <msup>
      <mi>p</mi>
      <mi mathvariant="italic">KO</mi>
    </msup>
    <annotation encoding="StarMath 5.0">p^{KO}</annotation>
  </semantics>
</math>
</file>

<file path=Object 542/content.xml><?xml version="1.0" encoding="utf-8"?>
<math xmlns="http://www.w3.org/1998/Math/MathML" display="block">
  <semantics>
    <msup>
      <mi>p</mi>
      <mi mathvariant="italic">PO</mi>
    </msup>
    <annotation encoding="StarMath 5.0">p^{PO}</annotation>
  </semantics>
</math>
</file>

<file path=Object 543/content.xml><?xml version="1.0" encoding="utf-8"?>
<math xmlns="http://www.w3.org/1998/Math/MathML" display="block">
  <semantics>
    <mi>P</mi>
    <annotation encoding="StarMath 5.0">P</annotation>
  </semantics>
</math>
</file>

<file path=Object 544/content.xml><?xml version="1.0" encoding="utf-8"?>
<math xmlns="http://www.w3.org/1998/Math/MathML" display="block">
  <semantics>
    <mi>X</mi>
    <annotation encoding="StarMath 5.0">X</annotation>
  </semantics>
</math>
</file>

<file path=Object 545/content.xml><?xml version="1.0" encoding="utf-8"?>
<math xmlns="http://www.w3.org/1998/Math/MathML" display="block">
  <semantics>
    <msup>
      <mi>p</mi>
      <mi mathvariant="italic">KVOTE</mi>
    </msup>
    <annotation encoding="StarMath 5.0">p^{KVOTE}</annotation>
  </semantics>
</math>
</file>

<file path=Object 546/content.xml><?xml version="1.0" encoding="utf-8"?>
<math xmlns="http://www.w3.org/1998/Math/MathML" display="block">
  <semantics>
    <msup>
      <mi>p</mi>
      <mi mathvariant="italic">PO</mi>
    </msup>
    <annotation encoding="StarMath 5.0">p^{PO}</annotation>
  </semantics>
</math>
</file>

<file path=Object 547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48/content.xml><?xml version="1.0" encoding="utf-8"?>
<math xmlns="http://www.w3.org/1998/Math/MathML" display="block">
  <semantics>
    <mi>X</mi>
    <annotation encoding="StarMath 5.0">X</annotation>
  </semantics>
</math>
</file>

<file path=Object 549/content.xml><?xml version="1.0" encoding="utf-8"?>
<math xmlns="http://www.w3.org/1998/Math/MathML" display="block">
  <semantics>
    <mi>P</mi>
    <annotation encoding="StarMath 5.0">P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1/content.xml><?xml version="1.0" encoding="utf-8"?>
<math xmlns="http://www.w3.org/1998/Math/MathML" display="block">
  <semantics>
    <mi mathvariant="italic">PO</mi>
    <annotation encoding="StarMath 5.0">PO</annotation>
  </semantics>
</math>
</file>

<file path=Object 5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3/content.xml><?xml version="1.0" encoding="utf-8"?>
<math xmlns="http://www.w3.org/1998/Math/MathML" display="block">
  <semantics>
    <mi mathvariant="italic">PO</mi>
    <annotation encoding="StarMath 5.0">PO</annotation>
  </semantics>
</math>
</file>

<file path=Object 554/content.xml><?xml version="1.0" encoding="utf-8"?>
<math xmlns="http://www.w3.org/1998/Math/MathML" display="block">
  <semantics>
    <mi mathvariant="italic">KO</mi>
    <annotation encoding="StarMath 5.0">KO</annotation>
  </semantics>
</math>
</file>

<file path=Object 555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